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ST_data" table:style-name="ta1">
        <table:table-column table:style-name="co1" table:number-columns-repeated="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paramSet_01.txt</text:p>
          </table:table-cell>
          <table:table-cell office:value-type="string" calcext:value-type="string">
            <text:p>paramSet_02.txt</text:p>
          </table:table-cell>
          <table:table-cell office:value-type="string" calcext:value-type="string">
            <text:p>paramSet_03.txt</text:p>
          </table:table-cell>
          <table:table-cell office:value-type="string" calcext:value-type="string">
            <text:p>paramSet_04.txt</text:p>
          </table:table-cell>
          <table:table-cell office:value-type="string" calcext:value-type="string">
            <text:p>paramSet_05.txt</text:p>
          </table:table-cell>
          <table:table-cell office:value-type="string" calcext:value-type="string">
            <text:p>paramSet_06.txt</text:p>
          </table:table-cell>
          <table:table-cell office:value-type="string" calcext:value-type="string">
            <text:p>paramSet_07.txt</text:p>
          </table:table-cell>
          <table:table-cell office:value-type="string" calcext:value-type="string">
            <text:p>paramSet_08.txt</text:p>
          </table:table-cell>
          <table:table-cell office:value-type="string" calcext:value-type="string">
            <text:p>paramSet_09.txt</text:p>
          </table:table-cell>
          <table:table-cell office:value-type="string" calcext:value-type="string">
            <text:p>paramSet_10.txt</text:p>
          </table:table-cell>
          <table:table-cell office:value-type="string" calcext:value-type="string">
            <text:p>paramSet_11.txt</text:p>
          </table:table-cell>
          <table:table-cell office:value-type="string" calcext:value-type="string">
            <text:p>paramSet_12.txt</text:p>
          </table:table-cell>
          <table:table-cell office:value-type="string" calcext:value-type="string">
            <text:p>paramSet_13.txt</text:p>
          </table:table-cell>
          <table:table-cell office:value-type="string" calcext:value-type="string">
            <text:p>paramSet_14.txt</text:p>
          </table:table-cell>
          <table:table-cell office:value-type="string" calcext:value-type="string">
            <text:p>paramSet_15.txt</text:p>
          </table:table-cell>
          <table:table-cell office:value-type="string" calcext:value-type="string">
            <text:p>paramSet_16.txt</text:p>
          </table:table-cell>
          <table:table-cell office:value-type="string" calcext:value-type="string">
            <text:p>paramSet_17.txt</text:p>
          </table:table-cell>
          <table:table-cell office:value-type="string" calcext:value-type="string">
            <text:p>paramSet_18.txt</text:p>
          </table:table-cell>
          <table:table-cell office:value-type="string" calcext:value-type="string">
            <text:p>paramSet_19.txt</text:p>
          </table:table-cell>
          <table:table-cell office:value-type="string" calcext:value-type="string">
            <text:p>paramSet_20.txt</text:p>
          </table:table-cell>
          <table:table-cell office:value-type="string" calcext:value-type="string">
            <text:p>Average Fit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9.16" calcext:value-type="float">
            <text:p>5009.16</text:p>
          </table:table-cell>
          <table:table-cell office:value-type="float" office:value="3610.49" calcext:value-type="float">
            <text:p>3610.49</text:p>
          </table:table-cell>
          <table:table-cell office:value-type="float" office:value="4297.18" calcext:value-type="float">
            <text:p>4297.18</text:p>
          </table:table-cell>
          <table:table-cell office:value-type="float" office:value="3181.56" calcext:value-type="float">
            <text:p>3181.56</text:p>
          </table:table-cell>
          <table:table-cell office:value-type="float" office:value="2348.67" calcext:value-type="float">
            <text:p>2348.67</text:p>
          </table:table-cell>
          <table:table-cell office:value-type="float" office:value="5148.34" calcext:value-type="float">
            <text:p>5148.34</text:p>
          </table:table-cell>
          <table:table-cell office:value-type="float" office:value="3843.25" calcext:value-type="float">
            <text:p>3843.25</text:p>
          </table:table-cell>
          <table:table-cell office:value-type="float" office:value="3280.11" calcext:value-type="float">
            <text:p>3280.11</text:p>
          </table:table-cell>
          <table:table-cell office:value-type="float" office:value="3089.62" calcext:value-type="float">
            <text:p>3089.62</text:p>
          </table:table-cell>
          <table:table-cell office:value-type="float" office:value="3249.72" calcext:value-type="float">
            <text:p>3249.72</text:p>
          </table:table-cell>
          <table:table-cell office:value-type="float" office:value="4066.6" calcext:value-type="float">
            <text:p>4066.6</text:p>
          </table:table-cell>
          <table:table-cell office:value-type="float" office:value="3454.41" calcext:value-type="float">
            <text:p>3454.41</text:p>
          </table:table-cell>
          <table:table-cell office:value-type="float" office:value="1631.64" calcext:value-type="float">
            <text:p>1631.64</text:p>
          </table:table-cell>
          <table:table-cell office:value-type="float" office:value="3375.82" calcext:value-type="float">
            <text:p>3375.82</text:p>
          </table:table-cell>
          <table:table-cell office:value-type="float" office:value="2582.49" calcext:value-type="float">
            <text:p>2582.49</text:p>
          </table:table-cell>
          <table:table-cell office:value-type="float" office:value="3906.73" calcext:value-type="float">
            <text:p>3906.73</text:p>
          </table:table-cell>
          <table:table-cell office:value-type="float" office:value="3067.97" calcext:value-type="float">
            <text:p>3067.97</text:p>
          </table:table-cell>
          <table:table-cell office:value-type="float" office:value="2164.06" calcext:value-type="float">
            <text:p>2164.06</text:p>
          </table:table-cell>
          <table:table-cell office:value-type="float" office:value="4364.76" calcext:value-type="float">
            <text:p>4364.76</text:p>
          </table:table-cell>
          <table:table-cell office:value-type="float" office:value="3495.51" calcext:value-type="float">
            <text:p>3495.51</text:p>
          </table:table-cell>
          <table:table-cell table:formula="of:= LOG(AVERAGE([.B2:.U2]))^-1" office:value-type="float" office:value="0.282575614407878" calcext:value-type="float">
            <text:p>0.2825756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7.79" calcext:value-type="float">
            <text:p>5207.79</text:p>
          </table:table-cell>
          <table:table-cell office:value-type="float" office:value="3610.49" calcext:value-type="float">
            <text:p>3610.49</text:p>
          </table:table-cell>
          <table:table-cell office:value-type="float" office:value="4170.88" calcext:value-type="float">
            <text:p>4170.88</text:p>
          </table:table-cell>
          <table:table-cell office:value-type="float" office:value="1381.66" calcext:value-type="float">
            <text:p>1381.66</text:p>
          </table:table-cell>
          <table:table-cell office:value-type="float" office:value="2166.42" calcext:value-type="float">
            <text:p>2166.42</text:p>
          </table:table-cell>
          <table:table-cell office:value-type="float" office:value="3289.89" calcext:value-type="float">
            <text:p>3289.89</text:p>
          </table:table-cell>
          <table:table-cell office:value-type="float" office:value="3166.53" calcext:value-type="float">
            <text:p>3166.53</text:p>
          </table:table-cell>
          <table:table-cell office:value-type="float" office:value="3285.05" calcext:value-type="float">
            <text:p>3285.05</text:p>
          </table:table-cell>
          <table:table-cell office:value-type="float" office:value="2012.66" calcext:value-type="float">
            <text:p>2012.66</text:p>
          </table:table-cell>
          <table:table-cell office:value-type="float" office:value="3249.72" calcext:value-type="float">
            <text:p>3249.72</text:p>
          </table:table-cell>
          <table:table-cell office:value-type="float" office:value="3711.94" calcext:value-type="float">
            <text:p>3711.94</text:p>
          </table:table-cell>
          <table:table-cell office:value-type="float" office:value="2838.95" calcext:value-type="float">
            <text:p>2838.95</text:p>
          </table:table-cell>
          <table:table-cell office:value-type="float" office:value="1588.94" calcext:value-type="float">
            <text:p>1588.94</text:p>
          </table:table-cell>
          <table:table-cell office:value-type="float" office:value="2284.77" calcext:value-type="float">
            <text:p>2284.77</text:p>
          </table:table-cell>
          <table:table-cell office:value-type="float" office:value="1673.05" calcext:value-type="float">
            <text:p>1673.05</text:p>
          </table:table-cell>
          <table:table-cell office:value-type="float" office:value="3211.74" calcext:value-type="float">
            <text:p>3211.74</text:p>
          </table:table-cell>
          <table:table-cell office:value-type="float" office:value="1943.21" calcext:value-type="float">
            <text:p>1943.21</text:p>
          </table:table-cell>
          <table:table-cell office:value-type="float" office:value="1520.87" calcext:value-type="float">
            <text:p>1520.87</text:p>
          </table:table-cell>
          <table:table-cell office:value-type="float" office:value="3712.2" calcext:value-type="float">
            <text:p>3712.2</text:p>
          </table:table-cell>
          <table:table-cell office:value-type="float" office:value="2464.18" calcext:value-type="float">
            <text:p>2464.18</text:p>
          </table:table-cell>
          <table:table-cell table:formula="of:= LOG(AVERAGE([.B3:.U3]))^-1" office:value-type="float" office:value="0.289775379554174" calcext:value-type="float">
            <text:p>0.2897753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1.44" calcext:value-type="float">
            <text:p>4541.44</text:p>
          </table:table-cell>
          <table:table-cell office:value-type="float" office:value="2273.22" calcext:value-type="float">
            <text:p>2273.22</text:p>
          </table:table-cell>
          <table:table-cell office:value-type="float" office:value="2948.17" calcext:value-type="float">
            <text:p>2948.17</text:p>
          </table:table-cell>
          <table:table-cell office:value-type="float" office:value="1380.75" calcext:value-type="float">
            <text:p>1380.75</text:p>
          </table:table-cell>
          <table:table-cell office:value-type="float" office:value="1710.4" calcext:value-type="float">
            <text:p>1710.4</text:p>
          </table:table-cell>
          <table:table-cell office:value-type="float" office:value="2114.01" calcext:value-type="float">
            <text:p>2114.01</text:p>
          </table:table-cell>
          <table:table-cell office:value-type="float" office:value="2622.39" calcext:value-type="float">
            <text:p>2622.39</text:p>
          </table:table-cell>
          <table:table-cell office:value-type="float" office:value="1927.06" calcext:value-type="float">
            <text:p>1927.06</text:p>
          </table:table-cell>
          <table:table-cell office:value-type="float" office:value="1723.35" calcext:value-type="float">
            <text:p>1723.35</text:p>
          </table:table-cell>
          <table:table-cell office:value-type="float" office:value="2586.03" calcext:value-type="float">
            <text:p>2586.03</text:p>
          </table:table-cell>
          <table:table-cell office:value-type="float" office:value="1760.29" calcext:value-type="float">
            <text:p>1760.29</text:p>
          </table:table-cell>
          <table:table-cell office:value-type="float" office:value="2134.5" calcext:value-type="float">
            <text:p>2134.5</text:p>
          </table:table-cell>
          <table:table-cell office:value-type="float" office:value="1588.94" calcext:value-type="float">
            <text:p>1588.94</text:p>
          </table:table-cell>
          <table:table-cell office:value-type="float" office:value="2284.54" calcext:value-type="float">
            <text:p>2284.54</text:p>
          </table:table-cell>
          <table:table-cell office:value-type="float" office:value="1620.75" calcext:value-type="float">
            <text:p>1620.75</text:p>
          </table:table-cell>
          <table:table-cell office:value-type="float" office:value="2186.16" calcext:value-type="float">
            <text:p>2186.16</text:p>
          </table:table-cell>
          <table:table-cell office:value-type="float" office:value="1658.73" calcext:value-type="float">
            <text:p>1658.73</text:p>
          </table:table-cell>
          <table:table-cell office:value-type="float" office:value="1432.5" calcext:value-type="float">
            <text:p>1432.5</text:p>
          </table:table-cell>
          <table:table-cell office:value-type="float" office:value="3216.22" calcext:value-type="float">
            <text:p>3216.22</text:p>
          </table:table-cell>
          <table:table-cell office:value-type="float" office:value="1577.94" calcext:value-type="float">
            <text:p>1577.94</text:p>
          </table:table-cell>
          <table:table-cell table:formula="of:= LOG(AVERAGE([.B4:.U4]))^-1" office:value-type="float" office:value="0.299820281251645" calcext:value-type="float">
            <text:p>0.2998202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3.85" calcext:value-type="float">
            <text:p>2073.85</text:p>
          </table:table-cell>
          <table:table-cell office:value-type="float" office:value="2058.98" calcext:value-type="float">
            <text:p>2058.98</text:p>
          </table:table-cell>
          <table:table-cell office:value-type="float" office:value="2695" calcext:value-type="float">
            <text:p>2695</text:p>
          </table:table-cell>
          <table:table-cell office:value-type="float" office:value="1370.79" calcext:value-type="float">
            <text:p>1370.79</text:p>
          </table:table-cell>
          <table:table-cell office:value-type="float" office:value="1606.84" calcext:value-type="float">
            <text:p>1606.84</text:p>
          </table:table-cell>
          <table:table-cell office:value-type="float" office:value="2064.5" calcext:value-type="float">
            <text:p>2064.5</text:p>
          </table:table-cell>
          <table:table-cell office:value-type="float" office:value="2622.39" calcext:value-type="float">
            <text:p>2622.39</text:p>
          </table:table-cell>
          <table:table-cell office:value-type="float" office:value="1968.09" calcext:value-type="float">
            <text:p>1968.09</text:p>
          </table:table-cell>
          <table:table-cell office:value-type="float" office:value="1362.88" calcext:value-type="float">
            <text:p>1362.88</text:p>
          </table:table-cell>
          <table:table-cell office:value-type="float" office:value="1645.33" calcext:value-type="float">
            <text:p>1645.33</text:p>
          </table:table-cell>
          <table:table-cell office:value-type="float" office:value="1746.18" calcext:value-type="float">
            <text:p>1746.18</text:p>
          </table:table-cell>
          <table:table-cell office:value-type="float" office:value="1680.33" calcext:value-type="float">
            <text:p>1680.33</text:p>
          </table:table-cell>
          <table:table-cell office:value-type="float" office:value="1588.94" calcext:value-type="float">
            <text:p>1588.94</text:p>
          </table:table-cell>
          <table:table-cell office:value-type="float" office:value="1860.09" calcext:value-type="float">
            <text:p>1860.09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1667.66" calcext:value-type="float">
            <text:p>1667.66</text:p>
          </table:table-cell>
          <table:table-cell office:value-type="float" office:value="1727.74" calcext:value-type="float">
            <text:p>1727.74</text:p>
          </table:table-cell>
          <table:table-cell office:value-type="float" office:value="1440.86" calcext:value-type="float">
            <text:p>1440.86</text:p>
          </table:table-cell>
          <table:table-cell office:value-type="float" office:value="2326.9" calcext:value-type="float">
            <text:p>2326.9</text:p>
          </table:table-cell>
          <table:table-cell office:value-type="float" office:value="1577.94" calcext:value-type="float">
            <text:p>1577.94</text:p>
          </table:table-cell>
          <table:table-cell table:formula="of:= LOG(AVERAGE([.B5:.U5]))^-1" office:value-type="float" office:value="0.306589467987873" calcext:value-type="float">
            <text:p>0.306589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.21" calcext:value-type="float">
            <text:p>2018.21</text:p>
          </table:table-cell>
          <table:table-cell office:value-type="float" office:value="1564.1" calcext:value-type="float">
            <text:p>1564.1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311.78" calcext:value-type="float">
            <text:p>1311.78</text:p>
          </table:table-cell>
          <table:table-cell office:value-type="float" office:value="1646" calcext:value-type="float">
            <text:p>1646</text:p>
          </table:table-cell>
          <table:table-cell office:value-type="float" office:value="2114.01" calcext:value-type="float">
            <text:p>2114.01</text:p>
          </table:table-cell>
          <table:table-cell office:value-type="float" office:value="1803.6" calcext:value-type="float">
            <text:p>1803.6</text:p>
          </table:table-cell>
          <table:table-cell office:value-type="float" office:value="1751.07" calcext:value-type="float">
            <text:p>1751.07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611.97" calcext:value-type="float">
            <text:p>1611.97</text:p>
          </table:table-cell>
          <table:table-cell office:value-type="float" office:value="1626.55" calcext:value-type="float">
            <text:p>1626.55</text:p>
          </table:table-cell>
          <table:table-cell office:value-type="float" office:value="1316.11" calcext:value-type="float">
            <text:p>1316.11</text:p>
          </table:table-cell>
          <table:table-cell office:value-type="float" office:value="1535.91" calcext:value-type="float">
            <text:p>1535.91</text:p>
          </table:table-cell>
          <table:table-cell office:value-type="float" office:value="1576.36" calcext:value-type="float">
            <text:p>1576.36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1794.84" calcext:value-type="float">
            <text:p>1794.84</text:p>
          </table:table-cell>
          <table:table-cell office:value-type="float" office:value="1449.9" calcext:value-type="float">
            <text:p>1449.9</text:p>
          </table:table-cell>
          <table:table-cell office:value-type="float" office:value="1392.21" calcext:value-type="float">
            <text:p>1392.21</text:p>
          </table:table-cell>
          <table:table-cell office:value-type="float" office:value="2249.62" calcext:value-type="float">
            <text:p>2249.62</text:p>
          </table:table-cell>
          <table:table-cell office:value-type="float" office:value="1577.94" calcext:value-type="float">
            <text:p>1577.94</text:p>
          </table:table-cell>
          <table:table-cell table:formula="of:= LOG(AVERAGE([.B6:.U6]))^-1" office:value-type="float" office:value="0.31053710367467" calcext:value-type="float">
            <text:p>0.3105371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.21" calcext:value-type="float">
            <text:p>2018.21</text:p>
          </table:table-cell>
          <table:table-cell office:value-type="float" office:value="1521.45" calcext:value-type="float">
            <text:p>1521.45</text:p>
          </table:table-cell>
          <table:table-cell office:value-type="float" office:value="1998.4" calcext:value-type="float">
            <text:p>1998.4</text:p>
          </table:table-cell>
          <table:table-cell office:value-type="float" office:value="1304.6" calcext:value-type="float">
            <text:p>1304.6</text:p>
          </table:table-cell>
          <table:table-cell office:value-type="float" office:value="1610.26" calcext:value-type="float">
            <text:p>1610.26</text:p>
          </table:table-cell>
          <table:table-cell office:value-type="float" office:value="1900.88" calcext:value-type="float">
            <text:p>1900.88</text:p>
          </table:table-cell>
          <table:table-cell office:value-type="float" office:value="1376.53" calcext:value-type="float">
            <text:p>1376.53</text:p>
          </table:table-cell>
          <table:table-cell office:value-type="float" office:value="2002.67" calcext:value-type="float">
            <text:p>2002.67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553.62" calcext:value-type="float">
            <text:p>1553.62</text:p>
          </table:table-cell>
          <table:table-cell office:value-type="float" office:value="1486.49" calcext:value-type="float">
            <text:p>1486.49</text:p>
          </table:table-cell>
          <table:table-cell office:value-type="float" office:value="1360.69" calcext:value-type="float">
            <text:p>1360.69</text:p>
          </table:table-cell>
          <table:table-cell office:value-type="float" office:value="1535.91" calcext:value-type="float">
            <text:p>1535.91</text:p>
          </table:table-cell>
          <table:table-cell office:value-type="float" office:value="1576.36" calcext:value-type="float">
            <text:p>1576.36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1651.91" calcext:value-type="float">
            <text:p>1651.91</text:p>
          </table:table-cell>
          <table:table-cell office:value-type="float" office:value="1449.9" calcext:value-type="float">
            <text:p>1449.9</text:p>
          </table:table-cell>
          <table:table-cell office:value-type="float" office:value="1383.51" calcext:value-type="float">
            <text:p>1383.51</text:p>
          </table:table-cell>
          <table:table-cell office:value-type="float" office:value="1942.9" calcext:value-type="float">
            <text:p>1942.9</text:p>
          </table:table-cell>
          <table:table-cell office:value-type="float" office:value="1539.22" calcext:value-type="float">
            <text:p>1539.22</text:p>
          </table:table-cell>
          <table:table-cell table:formula="of:= LOG(AVERAGE([.B7:.U7]))^-1" office:value-type="float" office:value="0.312072473186716" calcext:value-type="float">
            <text:p>0.31207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1.09" calcext:value-type="float">
            <text:p>1551.09</text:p>
          </table:table-cell>
          <table:table-cell office:value-type="float" office:value="1479.13" calcext:value-type="float">
            <text:p>1479.13</text:p>
          </table:table-cell>
          <table:table-cell office:value-type="float" office:value="1914.45" calcext:value-type="float">
            <text:p>1914.45</text:p>
          </table:table-cell>
          <table:table-cell office:value-type="float" office:value="1304.66" calcext:value-type="float">
            <text:p>1304.66</text:p>
          </table:table-cell>
          <table:table-cell office:value-type="float" office:value="1606.84" calcext:value-type="float">
            <text:p>1606.84</text:p>
          </table:table-cell>
          <table:table-cell office:value-type="float" office:value="1542.6" calcext:value-type="float">
            <text:p>1542.6</text:p>
          </table:table-cell>
          <table:table-cell office:value-type="float" office:value="1376.53" calcext:value-type="float">
            <text:p>1376.53</text:p>
          </table:table-cell>
          <table:table-cell office:value-type="float" office:value="1663.22" calcext:value-type="float">
            <text:p>1663.22</text:p>
          </table:table-cell>
          <table:table-cell office:value-type="float" office:value="1264.18" calcext:value-type="float">
            <text:p>1264.18</text:p>
          </table:table-cell>
          <table:table-cell office:value-type="float" office:value="1491.9" calcext:value-type="float">
            <text:p>1491.9</text:p>
          </table:table-cell>
          <table:table-cell office:value-type="float" office:value="1486.49" calcext:value-type="float">
            <text:p>1486.49</text:p>
          </table:table-cell>
          <table:table-cell office:value-type="float" office:value="1280.61" calcext:value-type="float">
            <text:p>1280.61</text:p>
          </table:table-cell>
          <table:table-cell office:value-type="float" office:value="1535.91" calcext:value-type="float">
            <text:p>1535.91</text:p>
          </table:table-cell>
          <table:table-cell office:value-type="float" office:value="1565.64" calcext:value-type="float">
            <text:p>1565.64</text:p>
          </table:table-cell>
          <table:table-cell office:value-type="float" office:value="1470" calcext:value-type="float">
            <text:p>1470</text:p>
          </table:table-cell>
          <table:table-cell office:value-type="float" office:value="1583.89" calcext:value-type="float">
            <text:p>1583.89</text:p>
          </table:table-cell>
          <table:table-cell office:value-type="float" office:value="1449.9" calcext:value-type="float">
            <text:p>1449.9</text:p>
          </table:table-cell>
          <table:table-cell office:value-type="float" office:value="1367.17" calcext:value-type="float">
            <text:p>1367.17</text:p>
          </table:table-cell>
          <table:table-cell office:value-type="float" office:value="1924.95" calcext:value-type="float">
            <text:p>1924.95</text:p>
          </table:table-cell>
          <table:table-cell office:value-type="float" office:value="1488.33" calcext:value-type="float">
            <text:p>1488.33</text:p>
          </table:table-cell>
          <table:table-cell table:formula="of:= LOG(AVERAGE([.B8:.U8]))^-1" office:value-type="float" office:value="0.314357382429012" calcext:value-type="float">
            <text:p>0.3143573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1.09" calcext:value-type="float">
            <text:p>1551.09</text:p>
          </table:table-cell>
          <table:table-cell office:value-type="float" office:value="1461.19" calcext:value-type="float">
            <text:p>1461.19</text:p>
          </table:table-cell>
          <table:table-cell office:value-type="float" office:value="1812.88" calcext:value-type="float">
            <text:p>1812.88</text:p>
          </table:table-cell>
          <table:table-cell office:value-type="float" office:value="1304.66" calcext:value-type="float">
            <text:p>1304.66</text:p>
          </table:table-cell>
          <table:table-cell office:value-type="float" office:value="1577.92" calcext:value-type="float">
            <text:p>1577.92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1314.82" calcext:value-type="float">
            <text:p>1314.82</text:p>
          </table:table-cell>
          <table:table-cell office:value-type="float" office:value="1612.36" calcext:value-type="float">
            <text:p>1612.36</text:p>
          </table:table-cell>
          <table:table-cell office:value-type="float" office:value="1264.18" calcext:value-type="float">
            <text:p>1264.18</text:p>
          </table:table-cell>
          <table:table-cell office:value-type="float" office:value="1477.59" calcext:value-type="float">
            <text:p>1477.59</text:p>
          </table:table-cell>
          <table:table-cell office:value-type="float" office:value="1486.49" calcext:value-type="float">
            <text:p>1486.49</text:p>
          </table:table-cell>
          <table:table-cell office:value-type="float" office:value="1280.61" calcext:value-type="float">
            <text:p>1280.61</text:p>
          </table:table-cell>
          <table:table-cell office:value-type="float" office:value="1515.65" calcext:value-type="float">
            <text:p>1515.65</text:p>
          </table:table-cell>
          <table:table-cell office:value-type="float" office:value="1565.64" calcext:value-type="float">
            <text:p>1565.64</text:p>
          </table:table-cell>
          <table:table-cell office:value-type="float" office:value="1455.23" calcext:value-type="float">
            <text:p>1455.23</text:p>
          </table:table-cell>
          <table:table-cell office:value-type="float" office:value="1413.18" calcext:value-type="float">
            <text:p>1413.18</text:p>
          </table:table-cell>
          <table:table-cell office:value-type="float" office:value="1449.9" calcext:value-type="float">
            <text:p>1449.9</text:p>
          </table:table-cell>
          <table:table-cell office:value-type="float" office:value="1366.85" calcext:value-type="float">
            <text:p>1366.85</text:p>
          </table:table-cell>
          <table:table-cell office:value-type="float" office:value="1924.95" calcext:value-type="float">
            <text:p>1924.95</text:p>
          </table:table-cell>
          <table:table-cell office:value-type="float" office:value="1488.33" calcext:value-type="float">
            <text:p>1488.33</text:p>
          </table:table-cell>
          <table:table-cell table:formula="of:= LOG(AVERAGE([.B9:.U9]))^-1" office:value-type="float" office:value="0.315130235897679" calcext:value-type="float">
            <text:p>0.3151302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1.09" calcext:value-type="float">
            <text:p>1551.09</text:p>
          </table:table-cell>
          <table:table-cell office:value-type="float" office:value="1461.19" calcext:value-type="float">
            <text:p>1461.19</text:p>
          </table:table-cell>
          <table:table-cell office:value-type="float" office:value="1541.34" calcext:value-type="float">
            <text:p>1541.34</text:p>
          </table:table-cell>
          <table:table-cell office:value-type="float" office:value="1304.66" calcext:value-type="float">
            <text:p>1304.66</text:p>
          </table:table-cell>
          <table:table-cell office:value-type="float" office:value="1577.43" calcext:value-type="float">
            <text:p>1577.43</text:p>
          </table:table-cell>
          <table:table-cell office:value-type="float" office:value="1477.81" calcext:value-type="float">
            <text:p>1477.81</text:p>
          </table:table-cell>
          <table:table-cell office:value-type="float" office:value="1318.56" calcext:value-type="float">
            <text:p>1318.56</text:p>
          </table:table-cell>
          <table:table-cell office:value-type="float" office:value="1612.36" calcext:value-type="float">
            <text:p>1612.36</text:p>
          </table:table-cell>
          <table:table-cell office:value-type="float" office:value="1264.18" calcext:value-type="float">
            <text:p>1264.18</text:p>
          </table:table-cell>
          <table:table-cell office:value-type="float" office:value="1450.69" calcext:value-type="float">
            <text:p>1450.69</text:p>
          </table:table-cell>
          <table:table-cell office:value-type="float" office:value="1476.05" calcext:value-type="float">
            <text:p>1476.05</text:p>
          </table:table-cell>
          <table:table-cell office:value-type="float" office:value="1262.17" calcext:value-type="float">
            <text:p>1262.17</text:p>
          </table:table-cell>
          <table:table-cell office:value-type="float" office:value="1436.43" calcext:value-type="float">
            <text:p>1436.43</text:p>
          </table:table-cell>
          <table:table-cell office:value-type="float" office:value="1563.38" calcext:value-type="float">
            <text:p>1563.38</text:p>
          </table:table-cell>
          <table:table-cell office:value-type="float" office:value="1368.07" calcext:value-type="float">
            <text:p>1368.07</text:p>
          </table:table-cell>
          <table:table-cell office:value-type="float" office:value="1411.88" calcext:value-type="float">
            <text:p>1411.88</text:p>
          </table:table-cell>
          <table:table-cell office:value-type="float" office:value="1437.91" calcext:value-type="float">
            <text:p>1437.91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1713.7" calcext:value-type="float">
            <text:p>1713.7</text:p>
          </table:table-cell>
          <table:table-cell office:value-type="float" office:value="1488.33" calcext:value-type="float">
            <text:p>1488.33</text:p>
          </table:table-cell>
          <table:table-cell table:formula="of:= LOG(AVERAGE([.B10:.U10]))^-1" office:value-type="float" office:value="0.31634783991104" calcext:value-type="float">
            <text:p>0.3163478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445.24" calcext:value-type="float">
            <text:p>1445.24</text:p>
          </table:table-cell>
          <table:table-cell office:value-type="float" office:value="1503.43" calcext:value-type="float">
            <text:p>1503.43</text:p>
          </table:table-cell>
          <table:table-cell office:value-type="float" office:value="1290.42" calcext:value-type="float">
            <text:p>1290.42</text:p>
          </table:table-cell>
          <table:table-cell office:value-type="float" office:value="1548.96" calcext:value-type="float">
            <text:p>1548.96</text:p>
          </table:table-cell>
          <table:table-cell office:value-type="float" office:value="1383.95" calcext:value-type="float">
            <text:p>1383.95</text:p>
          </table:table-cell>
          <table:table-cell office:value-type="float" office:value="1270.81" calcext:value-type="float">
            <text:p>1270.81</text:p>
          </table:table-cell>
          <table:table-cell office:value-type="float" office:value="1612.36" calcext:value-type="float">
            <text:p>1612.36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418.22" calcext:value-type="float">
            <text:p>1418.22</text:p>
          </table:table-cell>
          <table:table-cell office:value-type="float" office:value="1486.49" calcext:value-type="float">
            <text:p>1486.49</text:p>
          </table:table-cell>
          <table:table-cell office:value-type="float" office:value="1242.22" calcext:value-type="float">
            <text:p>1242.22</text:p>
          </table:table-cell>
          <table:table-cell office:value-type="float" office:value="1341.26" calcext:value-type="float">
            <text:p>1341.26</text:p>
          </table:table-cell>
          <table:table-cell office:value-type="float" office:value="1565.64" calcext:value-type="float">
            <text:p>1565.64</text:p>
          </table:table-cell>
          <table:table-cell office:value-type="float" office:value="1362.29" calcext:value-type="float">
            <text:p>1362.29</text:p>
          </table:table-cell>
          <table:table-cell office:value-type="float" office:value="1394.8" calcext:value-type="float">
            <text:p>1394.8</text:p>
          </table:table-cell>
          <table:table-cell office:value-type="float" office:value="1437.91" calcext:value-type="float">
            <text:p>1437.91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1698.24" calcext:value-type="float">
            <text:p>1698.24</text:p>
          </table:table-cell>
          <table:table-cell office:value-type="float" office:value="1488.33" calcext:value-type="float">
            <text:p>1488.33</text:p>
          </table:table-cell>
          <table:table-cell table:formula="of:= LOG(AVERAGE([.B11:.U11]))^-1" office:value-type="float" office:value="0.317061275242844" calcext:value-type="float">
            <text:p>0.3170612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434.9" calcext:value-type="float">
            <text:p>1434.9</text:p>
          </table:table-cell>
          <table:table-cell office:value-type="float" office:value="1476.57" calcext:value-type="float">
            <text:p>1476.57</text:p>
          </table:table-cell>
          <table:table-cell office:value-type="float" office:value="1276.94" calcext:value-type="float">
            <text:p>1276.94</text:p>
          </table:table-cell>
          <table:table-cell office:value-type="float" office:value="1548.96" calcext:value-type="float">
            <text:p>1548.96</text:p>
          </table:table-cell>
          <table:table-cell office:value-type="float" office:value="1332.43" calcext:value-type="float">
            <text:p>1332.43</text:p>
          </table:table-cell>
          <table:table-cell office:value-type="float" office:value="1270.81" calcext:value-type="float">
            <text:p>1270.81</text:p>
          </table:table-cell>
          <table:table-cell office:value-type="float" office:value="1612.36" calcext:value-type="float">
            <text:p>1612.36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1418.22" calcext:value-type="float">
            <text:p>1418.22</text:p>
          </table:table-cell>
          <table:table-cell office:value-type="float" office:value="1476.05" calcext:value-type="float">
            <text:p>1476.05</text:p>
          </table:table-cell>
          <table:table-cell office:value-type="float" office:value="1227.64" calcext:value-type="float">
            <text:p>1227.64</text:p>
          </table:table-cell>
          <table:table-cell office:value-type="float" office:value="1341.26" calcext:value-type="float">
            <text:p>1341.26</text:p>
          </table:table-cell>
          <table:table-cell office:value-type="float" office:value="1565.64" calcext:value-type="float">
            <text:p>1565.64</text:p>
          </table:table-cell>
          <table:table-cell office:value-type="float" office:value="1354.39" calcext:value-type="float">
            <text:p>1354.39</text:p>
          </table:table-cell>
          <table:table-cell office:value-type="float" office:value="1364.46" calcext:value-type="float">
            <text:p>1364.46</text:p>
          </table:table-cell>
          <table:table-cell office:value-type="float" office:value="1437.91" calcext:value-type="float">
            <text:p>1437.91</text:p>
          </table:table-cell>
          <table:table-cell office:value-type="float" office:value="1243.35" calcext:value-type="float">
            <text:p>1243.35</text:p>
          </table:table-cell>
          <table:table-cell office:value-type="float" office:value="1521.05" calcext:value-type="float">
            <text:p>1521.05</text:p>
          </table:table-cell>
          <table:table-cell office:value-type="float" office:value="1488.33" calcext:value-type="float">
            <text:p>1488.33</text:p>
          </table:table-cell>
          <table:table-cell table:formula="of:= LOG(AVERAGE([.B12:.U12]))^-1" office:value-type="float" office:value="0.3176481412261" calcext:value-type="float">
            <text:p>0.31764814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3.35" calcext:value-type="float">
            <text:p>1513.35</text:p>
          </table:table-cell>
          <table:table-cell office:value-type="float" office:value="1438.01" calcext:value-type="float">
            <text:p>1438.01</text:p>
          </table:table-cell>
          <table:table-cell office:value-type="float" office:value="1472.38" calcext:value-type="float">
            <text:p>1472.38</text:p>
          </table:table-cell>
          <table:table-cell office:value-type="float" office:value="1276.94" calcext:value-type="float">
            <text:p>1276.94</text:p>
          </table:table-cell>
          <table:table-cell office:value-type="float" office:value="1548.96" calcext:value-type="float">
            <text:p>1548.96</text:p>
          </table:table-cell>
          <table:table-cell office:value-type="float" office:value="1332.43" calcext:value-type="float">
            <text:p>1332.43</text:p>
          </table:table-cell>
          <table:table-cell office:value-type="float" office:value="1270.81" calcext:value-type="float">
            <text:p>1270.81</text:p>
          </table:table-cell>
          <table:table-cell office:value-type="float" office:value="1612.36" calcext:value-type="float">
            <text:p>1612.36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1400.57" calcext:value-type="float">
            <text:p>1400.57</text:p>
          </table:table-cell>
          <table:table-cell office:value-type="float" office:value="1476.05" calcext:value-type="float">
            <text:p>1476.05</text:p>
          </table:table-cell>
          <table:table-cell office:value-type="float" office:value="1227.64" calcext:value-type="float">
            <text:p>1227.64</text:p>
          </table:table-cell>
          <table:table-cell office:value-type="float" office:value="1341.26" calcext:value-type="float">
            <text:p>1341.26</text:p>
          </table:table-cell>
          <table:table-cell office:value-type="float" office:value="1556.4" calcext:value-type="float">
            <text:p>1556.4</text:p>
          </table:table-cell>
          <table:table-cell office:value-type="float" office:value="1337.4" calcext:value-type="float">
            <text:p>1337.4</text:p>
          </table:table-cell>
          <table:table-cell office:value-type="float" office:value="1344.72" calcext:value-type="float">
            <text:p>1344.72</text:p>
          </table:table-cell>
          <table:table-cell office:value-type="float" office:value="1437.91" calcext:value-type="float">
            <text:p>1437.91</text:p>
          </table:table-cell>
          <table:table-cell office:value-type="float" office:value="1243.35" calcext:value-type="float">
            <text:p>1243.35</text:p>
          </table:table-cell>
          <table:table-cell office:value-type="float" office:value="1483.04" calcext:value-type="float">
            <text:p>1483.04</text:p>
          </table:table-cell>
          <table:table-cell office:value-type="float" office:value="1488.33" calcext:value-type="float">
            <text:p>1488.33</text:p>
          </table:table-cell>
          <table:table-cell table:formula="of:= LOG(AVERAGE([.B13:.U13]))^-1" office:value-type="float" office:value="0.317821664999642" calcext:value-type="float">
            <text:p>0.317821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3.35" calcext:value-type="float">
            <text:p>1513.35</text:p>
          </table:table-cell>
          <table:table-cell office:value-type="float" office:value="1435.96" calcext:value-type="float">
            <text:p>1435.96</text:p>
          </table:table-cell>
          <table:table-cell office:value-type="float" office:value="1470.09" calcext:value-type="float">
            <text:p>1470.09</text:p>
          </table:table-cell>
          <table:table-cell office:value-type="float" office:value="1276.94" calcext:value-type="float">
            <text:p>1276.94</text:p>
          </table:table-cell>
          <table:table-cell office:value-type="float" office:value="1486.52" calcext:value-type="float">
            <text:p>1486.52</text:p>
          </table:table-cell>
          <table:table-cell office:value-type="float" office:value="1332.43" calcext:value-type="float">
            <text:p>1332.43</text:p>
          </table:table-cell>
          <table:table-cell office:value-type="float" office:value="1270.81" calcext:value-type="float">
            <text:p>1270.81</text:p>
          </table:table-cell>
          <table:table-cell office:value-type="float" office:value="1612.36" calcext:value-type="float">
            <text:p>1612.36</text:p>
          </table:table-cell>
          <table:table-cell office:value-type="float" office:value="1223.62" calcext:value-type="float">
            <text:p>1223.62</text:p>
          </table:table-cell>
          <table:table-cell office:value-type="float" office:value="1395.34" calcext:value-type="float">
            <text:p>1395.34</text:p>
          </table:table-cell>
          <table:table-cell office:value-type="float" office:value="1476.05" calcext:value-type="float">
            <text:p>1476.05</text:p>
          </table:table-cell>
          <table:table-cell office:value-type="float" office:value="1227.64" calcext:value-type="float">
            <text:p>1227.64</text:p>
          </table:table-cell>
          <table:table-cell office:value-type="float" office:value="1341.26" calcext:value-type="float">
            <text:p>1341.26</text:p>
          </table:table-cell>
          <table:table-cell office:value-type="float" office:value="1555.71" calcext:value-type="float">
            <text:p>1555.71</text:p>
          </table:table-cell>
          <table:table-cell office:value-type="float" office:value="1325.09" calcext:value-type="float">
            <text:p>1325.09</text:p>
          </table:table-cell>
          <table:table-cell office:value-type="float" office:value="1329.98" calcext:value-type="float">
            <text:p>1329.98</text:p>
          </table:table-cell>
          <table:table-cell office:value-type="float" office:value="1437.91" calcext:value-type="float">
            <text:p>1437.91</text:p>
          </table:table-cell>
          <table:table-cell office:value-type="float" office:value="1243.35" calcext:value-type="float">
            <text:p>1243.35</text:p>
          </table:table-cell>
          <table:table-cell office:value-type="float" office:value="1491.58" calcext:value-type="float">
            <text:p>1491.58</text:p>
          </table:table-cell>
          <table:table-cell office:value-type="float" office:value="1488.33" calcext:value-type="float">
            <text:p>1488.33</text:p>
          </table:table-cell>
          <table:table-cell table:formula="of:= LOG(AVERAGE([.B14:.U14]))^-1" office:value-type="float" office:value="0.317954094293125" calcext:value-type="float">
            <text:p>0.31795409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3.35" calcext:value-type="float">
            <text:p>1513.35</text:p>
          </table:table-cell>
          <table:table-cell office:value-type="float" office:value="1438.01" calcext:value-type="float">
            <text:p>1438.01</text:p>
          </table:table-cell>
          <table:table-cell office:value-type="float" office:value="1466.6" calcext:value-type="float">
            <text:p>1466.6</text:p>
          </table:table-cell>
          <table:table-cell office:value-type="float" office:value="1262.78" calcext:value-type="float">
            <text:p>1262.78</text:p>
          </table:table-cell>
          <table:table-cell office:value-type="float" office:value="1358.02" calcext:value-type="float">
            <text:p>1358.02</text:p>
          </table:table-cell>
          <table:table-cell office:value-type="float" office:value="1314.2" calcext:value-type="float">
            <text:p>1314.2</text:p>
          </table:table-cell>
          <table:table-cell office:value-type="float" office:value="1265.21" calcext:value-type="float">
            <text:p>1265.21</text:p>
          </table:table-cell>
          <table:table-cell office:value-type="float" office:value="1599.22" calcext:value-type="float">
            <text:p>1599.22</text:p>
          </table:table-cell>
          <table:table-cell office:value-type="float" office:value="1220.94" calcext:value-type="float">
            <text:p>1220.94</text:p>
          </table:table-cell>
          <table:table-cell office:value-type="float" office:value="1393.14" calcext:value-type="float">
            <text:p>1393.14</text:p>
          </table:table-cell>
          <table:table-cell office:value-type="float" office:value="1415.29" calcext:value-type="float">
            <text:p>1415.29</text:p>
          </table:table-cell>
          <table:table-cell office:value-type="float" office:value="1227.42" calcext:value-type="float">
            <text:p>1227.42</text:p>
          </table:table-cell>
          <table:table-cell office:value-type="float" office:value="1366.38" calcext:value-type="float">
            <text:p>1366.38</text:p>
          </table:table-cell>
          <table:table-cell office:value-type="float" office:value="1546.2" calcext:value-type="float">
            <text:p>1546.2</text:p>
          </table:table-cell>
          <table:table-cell office:value-type="float" office:value="1319.36" calcext:value-type="float">
            <text:p>1319.36</text:p>
          </table:table-cell>
          <table:table-cell office:value-type="float" office:value="1299.51" calcext:value-type="float">
            <text:p>1299.51</text:p>
          </table:table-cell>
          <table:table-cell office:value-type="float" office:value="1436.6" calcext:value-type="float">
            <text:p>1436.6</text:p>
          </table:table-cell>
          <table:table-cell office:value-type="float" office:value="1222.58" calcext:value-type="float">
            <text:p>1222.58</text:p>
          </table:table-cell>
          <table:table-cell office:value-type="float" office:value="1491.58" calcext:value-type="float">
            <text:p>1491.58</text:p>
          </table:table-cell>
          <table:table-cell office:value-type="float" office:value="1488.33" calcext:value-type="float">
            <text:p>1488.33</text:p>
          </table:table-cell>
          <table:table-cell table:formula="of:= LOG(AVERAGE([.B15:.U15]))^-1" office:value-type="float" office:value="0.318412299490214" calcext:value-type="float">
            <text:p>0.31841229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1.6" calcext:value-type="float">
            <text:p>1511.6</text:p>
          </table:table-cell>
          <table:table-cell office:value-type="float" office:value="1422.83" calcext:value-type="float">
            <text:p>1422.83</text:p>
          </table:table-cell>
          <table:table-cell office:value-type="float" office:value="1464.78" calcext:value-type="float">
            <text:p>1464.78</text:p>
          </table:table-cell>
          <table:table-cell office:value-type="float" office:value="1267.82" calcext:value-type="float">
            <text:p>1267.82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314.2" calcext:value-type="float">
            <text:p>1314.2</text:p>
          </table:table-cell>
          <table:table-cell office:value-type="float" office:value="1259.56" calcext:value-type="float">
            <text:p>1259.56</text:p>
          </table:table-cell>
          <table:table-cell office:value-type="float" office:value="1595.6" calcext:value-type="float">
            <text:p>1595.6</text:p>
          </table:table-cell>
          <table:table-cell office:value-type="float" office:value="1214.44" calcext:value-type="float">
            <text:p>1214.44</text:p>
          </table:table-cell>
          <table:table-cell office:value-type="float" office:value="1373.84" calcext:value-type="float">
            <text:p>1373.84</text:p>
          </table:table-cell>
          <table:table-cell office:value-type="float" office:value="1442.27" calcext:value-type="float">
            <text:p>1442.27</text:p>
          </table:table-cell>
          <table:table-cell office:value-type="float" office:value="1156.78" calcext:value-type="float">
            <text:p>1156.78</text:p>
          </table:table-cell>
          <table:table-cell office:value-type="float" office:value="1317.98" calcext:value-type="float">
            <text:p>1317.98</text:p>
          </table:table-cell>
          <table:table-cell office:value-type="float" office:value="1546.2" calcext:value-type="float">
            <text:p>1546.2</text:p>
          </table:table-cell>
          <table:table-cell office:value-type="float" office:value="1304.49" calcext:value-type="float">
            <text:p>1304.49</text:p>
          </table:table-cell>
          <table:table-cell office:value-type="float" office:value="1297.19" calcext:value-type="float">
            <text:p>1297.19</text:p>
          </table:table-cell>
          <table:table-cell office:value-type="float" office:value="1436.6" calcext:value-type="float">
            <text:p>1436.6</text:p>
          </table:table-cell>
          <table:table-cell office:value-type="float" office:value="1206.69" calcext:value-type="float">
            <text:p>1206.69</text:p>
          </table:table-cell>
          <table:table-cell office:value-type="float" office:value="1448.51" calcext:value-type="float">
            <text:p>1448.51</text:p>
          </table:table-cell>
          <table:table-cell office:value-type="float" office:value="1465.49" calcext:value-type="float">
            <text:p>1465.49</text:p>
          </table:table-cell>
          <table:table-cell table:formula="of:= LOG(AVERAGE([.B16:.U16]))^-1" office:value-type="float" office:value="0.318805716164249" calcext:value-type="float">
            <text:p>0.3188057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8.52" calcext:value-type="float">
            <text:p>1488.52</text:p>
          </table:table-cell>
          <table:table-cell office:value-type="float" office:value="1422.83" calcext:value-type="float">
            <text:p>1422.83</text:p>
          </table:table-cell>
          <table:table-cell office:value-type="float" office:value="1420.36" calcext:value-type="float">
            <text:p>1420.36</text:p>
          </table:table-cell>
          <table:table-cell office:value-type="float" office:value="1261.81" calcext:value-type="float">
            <text:p>1261.81</text:p>
          </table:table-cell>
          <table:table-cell office:value-type="float" office:value="1324.5" calcext:value-type="float">
            <text:p>1324.5</text:p>
          </table:table-cell>
          <table:table-cell office:value-type="float" office:value="1262.86" calcext:value-type="float">
            <text:p>1262.86</text:p>
          </table:table-cell>
          <table:table-cell office:value-type="float" office:value="1250.51" calcext:value-type="float">
            <text:p>1250.51</text:p>
          </table:table-cell>
          <table:table-cell office:value-type="float" office:value="1592.54" calcext:value-type="float">
            <text:p>1592.54</text:p>
          </table:table-cell>
          <table:table-cell office:value-type="float" office:value="1212.7" calcext:value-type="float">
            <text:p>1212.7</text:p>
          </table:table-cell>
          <table:table-cell office:value-type="float" office:value="1325.16" calcext:value-type="float">
            <text:p>1325.16</text:p>
          </table:table-cell>
          <table:table-cell office:value-type="float" office:value="1294.38" calcext:value-type="float">
            <text:p>1294.38</text:p>
          </table:table-cell>
          <table:table-cell office:value-type="float" office:value="1156.78" calcext:value-type="float">
            <text:p>1156.78</text:p>
          </table:table-cell>
          <table:table-cell office:value-type="float" office:value="1317.22" calcext:value-type="float">
            <text:p>1317.22</text:p>
          </table:table-cell>
          <table:table-cell office:value-type="float" office:value="1546.2" calcext:value-type="float">
            <text:p>1546.2</text:p>
          </table:table-cell>
          <table:table-cell office:value-type="float" office:value="1275.68" calcext:value-type="float">
            <text:p>1275.68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436.6" calcext:value-type="float">
            <text:p>1436.6</text:p>
          </table:table-cell>
          <table:table-cell office:value-type="float" office:value="1222.58" calcext:value-type="float">
            <text:p>1222.58</text:p>
          </table:table-cell>
          <table:table-cell office:value-type="float" office:value="1379.24" calcext:value-type="float">
            <text:p>1379.24</text:p>
          </table:table-cell>
          <table:table-cell office:value-type="float" office:value="1439.85" calcext:value-type="float">
            <text:p>1439.85</text:p>
          </table:table-cell>
          <table:table-cell table:formula="of:= LOG(AVERAGE([.B17:.U17]))^-1" office:value-type="float" office:value="0.31958936977238" calcext:value-type="float">
            <text:p>0.3195893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8.52" calcext:value-type="float">
            <text:p>1488.52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1420.36" calcext:value-type="float">
            <text:p>1420.36</text:p>
          </table:table-cell>
          <table:table-cell office:value-type="float" office:value="1261.81" calcext:value-type="float">
            <text:p>1261.81</text:p>
          </table:table-cell>
          <table:table-cell office:value-type="float" office:value="1324.5" calcext:value-type="float">
            <text:p>1324.5</text:p>
          </table:table-cell>
          <table:table-cell office:value-type="float" office:value="1262.86" calcext:value-type="float">
            <text:p>1262.86</text:p>
          </table:table-cell>
          <table:table-cell office:value-type="float" office:value="1250.51" calcext:value-type="float">
            <text:p>1250.51</text:p>
          </table:table-cell>
          <table:table-cell office:value-type="float" office:value="1592.54" calcext:value-type="float">
            <text:p>1592.54</text:p>
          </table:table-cell>
          <table:table-cell office:value-type="float" office:value="1212.08" calcext:value-type="float">
            <text:p>1212.08</text:p>
          </table:table-cell>
          <table:table-cell office:value-type="float" office:value="1324.43" calcext:value-type="float">
            <text:p>1324.43</text:p>
          </table:table-cell>
          <table:table-cell office:value-type="float" office:value="1293.34" calcext:value-type="float">
            <text:p>1293.34</text:p>
          </table:table-cell>
          <table:table-cell office:value-type="float" office:value="1156.78" calcext:value-type="float">
            <text:p>1156.78</text:p>
          </table:table-cell>
          <table:table-cell office:value-type="float" office:value="1317.22" calcext:value-type="float">
            <text:p>1317.22</text:p>
          </table:table-cell>
          <table:table-cell office:value-type="float" office:value="1541.99" calcext:value-type="float">
            <text:p>1541.99</text:p>
          </table:table-cell>
          <table:table-cell office:value-type="float" office:value="1268.01" calcext:value-type="float">
            <text:p>1268.01</text:p>
          </table:table-cell>
          <table:table-cell office:value-type="float" office:value="1252.79" calcext:value-type="float">
            <text:p>1252.79</text:p>
          </table:table-cell>
          <table:table-cell office:value-type="float" office:value="1434.71" calcext:value-type="float">
            <text:p>1434.71</text:p>
          </table:table-cell>
          <table:table-cell office:value-type="float" office:value="1214.62" calcext:value-type="float">
            <text:p>1214.62</text:p>
          </table:table-cell>
          <table:table-cell office:value-type="float" office:value="1242.21" calcext:value-type="float">
            <text:p>1242.21</text:p>
          </table:table-cell>
          <table:table-cell office:value-type="float" office:value="1439.85" calcext:value-type="float">
            <text:p>1439.85</text:p>
          </table:table-cell>
          <table:table-cell table:formula="of:= LOG(AVERAGE([.B18:.U18]))^-1" office:value-type="float" office:value="0.319914445815273" calcext:value-type="float">
            <text:p>0.3199144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3.07" calcext:value-type="float">
            <text:p>1483.07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1456.01" calcext:value-type="float">
            <text:p>1456.01</text:p>
          </table:table-cell>
          <table:table-cell office:value-type="float" office:value="1261.81" calcext:value-type="float">
            <text:p>1261.81</text:p>
          </table:table-cell>
          <table:table-cell office:value-type="float" office:value="1336.81" calcext:value-type="float">
            <text:p>1336.81</text:p>
          </table:table-cell>
          <table:table-cell office:value-type="float" office:value="1247.54" calcext:value-type="float">
            <text:p>1247.54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582.81" calcext:value-type="float">
            <text:p>1582.81</text:p>
          </table:table-cell>
          <table:table-cell office:value-type="float" office:value="1209.93" calcext:value-type="float">
            <text:p>1209.93</text:p>
          </table:table-cell>
          <table:table-cell office:value-type="float" office:value="1293.09" calcext:value-type="float">
            <text:p>1293.09</text:p>
          </table:table-cell>
          <table:table-cell office:value-type="float" office:value="1293.34" calcext:value-type="float">
            <text:p>1293.34</text:p>
          </table:table-cell>
          <table:table-cell office:value-type="float" office:value="1149.56" calcext:value-type="float">
            <text:p>1149.56</text:p>
          </table:table-cell>
          <table:table-cell office:value-type="float" office:value="1317.22" calcext:value-type="float">
            <text:p>1317.22</text:p>
          </table:table-cell>
          <table:table-cell office:value-type="float" office:value="1533.66" calcext:value-type="float">
            <text:p>1533.66</text:p>
          </table:table-cell>
          <table:table-cell office:value-type="float" office:value="1261.01" calcext:value-type="float">
            <text:p>1261.01</text:p>
          </table:table-cell>
          <table:table-cell office:value-type="float" office:value="1252.79" calcext:value-type="float">
            <text:p>1252.79</text:p>
          </table:table-cell>
          <table:table-cell office:value-type="float" office:value="1434.33" calcext:value-type="float">
            <text:p>1434.33</text:p>
          </table:table-cell>
          <table:table-cell office:value-type="float" office:value="1211.36" calcext:value-type="float">
            <text:p>1211.36</text:p>
          </table:table-cell>
          <table:table-cell office:value-type="float" office:value="1242.21" calcext:value-type="float">
            <text:p>1242.21</text:p>
          </table:table-cell>
          <table:table-cell office:value-type="float" office:value="1434.51" calcext:value-type="float">
            <text:p>1434.51</text:p>
          </table:table-cell>
          <table:table-cell table:formula="of:= LOG(AVERAGE([.B19:.U19]))^-1" office:value-type="float" office:value="0.320028155774429" calcext:value-type="float">
            <text:p>0.3200281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3.64" calcext:value-type="float">
            <text:p>1453.64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1451" calcext:value-type="float">
            <text:p>1451</text:p>
          </table:table-cell>
          <table:table-cell office:value-type="float" office:value="1247.54" calcext:value-type="float">
            <text:p>1247.54</text:p>
          </table:table-cell>
          <table:table-cell office:value-type="float" office:value="1317.15" calcext:value-type="float">
            <text:p>1317.15</text:p>
          </table:table-cell>
          <table:table-cell office:value-type="float" office:value="1254.29" calcext:value-type="float">
            <text:p>1254.29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574.51" calcext:value-type="float">
            <text:p>1574.51</text:p>
          </table:table-cell>
          <table:table-cell office:value-type="float" office:value="1209.93" calcext:value-type="float">
            <text:p>1209.93</text:p>
          </table:table-cell>
          <table:table-cell office:value-type="float" office:value="1293.08" calcext:value-type="float">
            <text:p>1293.08</text:p>
          </table:table-cell>
          <table:table-cell office:value-type="float" office:value="1293.34" calcext:value-type="float">
            <text:p>1293.34</text:p>
          </table:table-cell>
          <table:table-cell office:value-type="float" office:value="1149.6" calcext:value-type="float">
            <text:p>1149.6</text:p>
          </table:table-cell>
          <table:table-cell office:value-type="float" office:value="1312.68" calcext:value-type="float">
            <text:p>1312.68</text:p>
          </table:table-cell>
          <table:table-cell office:value-type="float" office:value="1529.67" calcext:value-type="float">
            <text:p>1529.67</text:p>
          </table:table-cell>
          <table:table-cell office:value-type="float" office:value="1257.89" calcext:value-type="float">
            <text:p>1257.89</text:p>
          </table:table-cell>
          <table:table-cell office:value-type="float" office:value="1259.9" calcext:value-type="float">
            <text:p>1259.9</text:p>
          </table:table-cell>
          <table:table-cell office:value-type="float" office:value="1434.33" calcext:value-type="float">
            <text:p>1434.33</text:p>
          </table:table-cell>
          <table:table-cell office:value-type="float" office:value="1207.58" calcext:value-type="float">
            <text:p>1207.58</text:p>
          </table:table-cell>
          <table:table-cell office:value-type="float" office:value="1235.51" calcext:value-type="float">
            <text:p>1235.51</text:p>
          </table:table-cell>
          <table:table-cell office:value-type="float" office:value="1434.51" calcext:value-type="float">
            <text:p>1434.51</text:p>
          </table:table-cell>
          <table:table-cell table:formula="of:= LOG(AVERAGE([.B20:.U20]))^-1" office:value-type="float" office:value="0.320170143170377" calcext:value-type="float">
            <text:p>0.32017014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3.64" calcext:value-type="float">
            <text:p>1453.64</text:p>
          </table:table-cell>
          <table:table-cell office:value-type="float" office:value="1417.3" calcext:value-type="float">
            <text:p>1417.3</text:p>
          </table:table-cell>
          <table:table-cell office:value-type="float" office:value="1438.95" calcext:value-type="float">
            <text:p>1438.95</text:p>
          </table:table-cell>
          <table:table-cell office:value-type="float" office:value="1239.67" calcext:value-type="float">
            <text:p>1239.67</text:p>
          </table:table-cell>
          <table:table-cell office:value-type="float" office:value="1316.3" calcext:value-type="float">
            <text:p>1316.3</text:p>
          </table:table-cell>
          <table:table-cell office:value-type="float" office:value="1247.54" calcext:value-type="float">
            <text:p>1247.54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574.51" calcext:value-type="float">
            <text:p>1574.51</text:p>
          </table:table-cell>
          <table:table-cell office:value-type="float" office:value="1209.93" calcext:value-type="float">
            <text:p>1209.93</text:p>
          </table:table-cell>
          <table:table-cell office:value-type="float" office:value="1292.16" calcext:value-type="float">
            <text:p>1292.16</text:p>
          </table:table-cell>
          <table:table-cell office:value-type="float" office:value="1293.34" calcext:value-type="float">
            <text:p>1293.34</text:p>
          </table:table-cell>
          <table:table-cell office:value-type="float" office:value="1148.83" calcext:value-type="float">
            <text:p>1148.83</text:p>
          </table:table-cell>
          <table:table-cell office:value-type="float" office:value="1300.92" calcext:value-type="float">
            <text:p>1300.92</text:p>
          </table:table-cell>
          <table:table-cell office:value-type="float" office:value="1529.42" calcext:value-type="float">
            <text:p>1529.42</text:p>
          </table:table-cell>
          <table:table-cell office:value-type="float" office:value="1249.79" calcext:value-type="float">
            <text:p>1249.79</text:p>
          </table:table-cell>
          <table:table-cell office:value-type="float" office:value="1258.02" calcext:value-type="float">
            <text:p>1258.02</text:p>
          </table:table-cell>
          <table:table-cell office:value-type="float" office:value="1426.32" calcext:value-type="float">
            <text:p>1426.32</text:p>
          </table:table-cell>
          <table:table-cell office:value-type="float" office:value="1177.58" calcext:value-type="float">
            <text:p>1177.58</text:p>
          </table:table-cell>
          <table:table-cell office:value-type="float" office:value="1202.89" calcext:value-type="float">
            <text:p>1202.89</text:p>
          </table:table-cell>
          <table:table-cell office:value-type="float" office:value="1415.58" calcext:value-type="float">
            <text:p>1415.58</text:p>
          </table:table-cell>
          <table:table-cell table:formula="of:= LOG(AVERAGE([.B21:.U21]))^-1" office:value-type="float" office:value="0.320415866443265" calcext:value-type="float">
            <text:p>0.3204158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9.42" calcext:value-type="float">
            <text:p>1439.42</text:p>
          </table:table-cell>
          <table:table-cell office:value-type="float" office:value="1410.43" calcext:value-type="float">
            <text:p>1410.43</text:p>
          </table:table-cell>
          <table:table-cell office:value-type="float" office:value="1438.95" calcext:value-type="float">
            <text:p>1438.95</text:p>
          </table:table-cell>
          <table:table-cell office:value-type="float" office:value="1236.83" calcext:value-type="float">
            <text:p>1236.83</text:p>
          </table:table-cell>
          <table:table-cell office:value-type="float" office:value="1272.06" calcext:value-type="float">
            <text:p>1272.06</text:p>
          </table:table-cell>
          <table:table-cell office:value-type="float" office:value="1258.8" calcext:value-type="float">
            <text:p>1258.8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558.72" calcext:value-type="float">
            <text:p>1558.72</text:p>
          </table:table-cell>
          <table:table-cell office:value-type="float" office:value="1208.26" calcext:value-type="float">
            <text:p>1208.26</text:p>
          </table:table-cell>
          <table:table-cell office:value-type="float" office:value="1291.1" calcext:value-type="float">
            <text:p>1291.1</text:p>
          </table:table-cell>
          <table:table-cell office:value-type="float" office:value="1293.34" calcext:value-type="float">
            <text:p>1293.34</text:p>
          </table:table-cell>
          <table:table-cell office:value-type="float" office:value="1147.21" calcext:value-type="float">
            <text:p>1147.21</text:p>
          </table:table-cell>
          <table:table-cell office:value-type="float" office:value="1300.92" calcext:value-type="float">
            <text:p>1300.92</text:p>
          </table:table-cell>
          <table:table-cell office:value-type="float" office:value="1528.65" calcext:value-type="float">
            <text:p>1528.65</text:p>
          </table:table-cell>
          <table:table-cell office:value-type="float" office:value="1246.78" calcext:value-type="float">
            <text:p>1246.78</text:p>
          </table:table-cell>
          <table:table-cell office:value-type="float" office:value="1239.37" calcext:value-type="float">
            <text:p>1239.37</text:p>
          </table:table-cell>
          <table:table-cell office:value-type="float" office:value="1423.08" calcext:value-type="float">
            <text:p>1423.08</text:p>
          </table:table-cell>
          <table:table-cell office:value-type="float" office:value="1171.78" calcext:value-type="float">
            <text:p>1171.78</text:p>
          </table:table-cell>
          <table:table-cell office:value-type="float" office:value="1202.89" calcext:value-type="float">
            <text:p>1202.89</text:p>
          </table:table-cell>
          <table:table-cell office:value-type="float" office:value="1410.65" calcext:value-type="float">
            <text:p>1410.65</text:p>
          </table:table-cell>
          <table:table-cell table:formula="of:= LOG(AVERAGE([.B22:.U22]))^-1" office:value-type="float" office:value="0.320607838016617" calcext:value-type="float">
            <text:p>0.3206078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410.43" calcext:value-type="float">
            <text:p>1410.43</text:p>
          </table:table-cell>
          <table:table-cell office:value-type="float" office:value="1425.73" calcext:value-type="float">
            <text:p>1425.73</text:p>
          </table:table-cell>
          <table:table-cell office:value-type="float" office:value="1236.35" calcext:value-type="float">
            <text:p>1236.35</text:p>
          </table:table-cell>
          <table:table-cell office:value-type="float" office:value="1246.99" calcext:value-type="float">
            <text:p>1246.99</text:p>
          </table:table-cell>
          <table:table-cell office:value-type="float" office:value="1246.02" calcext:value-type="float">
            <text:p>1246.02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558.55" calcext:value-type="float">
            <text:p>1558.55</text:p>
          </table:table-cell>
          <table:table-cell office:value-type="float" office:value="1208.26" calcext:value-type="float">
            <text:p>1208.26</text:p>
          </table:table-cell>
          <table:table-cell office:value-type="float" office:value="1291.1" calcext:value-type="float">
            <text:p>1291.1</text:p>
          </table:table-cell>
          <table:table-cell office:value-type="float" office:value="1293.41" calcext:value-type="float">
            <text:p>1293.41</text:p>
          </table:table-cell>
          <table:table-cell office:value-type="float" office:value="1146.71" calcext:value-type="float">
            <text:p>1146.71</text:p>
          </table:table-cell>
          <table:table-cell office:value-type="float" office:value="1294.84" calcext:value-type="float">
            <text:p>1294.84</text:p>
          </table:table-cell>
          <table:table-cell office:value-type="float" office:value="1528.23" calcext:value-type="float">
            <text:p>1528.23</text:p>
          </table:table-cell>
          <table:table-cell office:value-type="float" office:value="1234.75" calcext:value-type="float">
            <text:p>1234.75</text:p>
          </table:table-cell>
          <table:table-cell office:value-type="float" office:value="1239.37" calcext:value-type="float">
            <text:p>1239.37</text:p>
          </table:table-cell>
          <table:table-cell office:value-type="float" office:value="1413.96" calcext:value-type="float">
            <text:p>1413.96</text:p>
          </table:table-cell>
          <table:table-cell office:value-type="float" office:value="1171.78" calcext:value-type="float">
            <text:p>1171.78</text:p>
          </table:table-cell>
          <table:table-cell office:value-type="float" office:value="1198.19" calcext:value-type="float">
            <text:p>1198.19</text:p>
          </table:table-cell>
          <table:table-cell office:value-type="float" office:value="1394.55" calcext:value-type="float">
            <text:p>1394.55</text:p>
          </table:table-cell>
          <table:table-cell table:formula="of:= LOG(AVERAGE([.B23:.U23]))^-1" office:value-type="float" office:value="0.320829034310615" calcext:value-type="float">
            <text:p>0.32082903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407.22" calcext:value-type="float">
            <text:p>1407.22</text:p>
          </table:table-cell>
          <table:table-cell office:value-type="float" office:value="1424.45" calcext:value-type="float">
            <text:p>1424.45</text:p>
          </table:table-cell>
          <table:table-cell office:value-type="float" office:value="1235.62" calcext:value-type="float">
            <text:p>1235.62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1245.58" calcext:value-type="float">
            <text:p>1245.58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544.33" calcext:value-type="float">
            <text:p>1544.33</text:p>
          </table:table-cell>
          <table:table-cell office:value-type="float" office:value="1204.42" calcext:value-type="float">
            <text:p>1204.42</text:p>
          </table:table-cell>
          <table:table-cell office:value-type="float" office:value="1284.59" calcext:value-type="float">
            <text:p>1284.59</text:p>
          </table:table-cell>
          <table:table-cell office:value-type="float" office:value="1287.89" calcext:value-type="float">
            <text:p>1287.89</text:p>
          </table:table-cell>
          <table:table-cell office:value-type="float" office:value="1146.31" calcext:value-type="float">
            <text:p>1146.31</text:p>
          </table:table-cell>
          <table:table-cell office:value-type="float" office:value="1294.84" calcext:value-type="float">
            <text:p>1294.84</text:p>
          </table:table-cell>
          <table:table-cell office:value-type="float" office:value="1523.39" calcext:value-type="float">
            <text:p>1523.39</text:p>
          </table:table-cell>
          <table:table-cell office:value-type="float" office:value="1230.24" calcext:value-type="float">
            <text:p>1230.24</text:p>
          </table:table-cell>
          <table:table-cell office:value-type="float" office:value="1241.64" calcext:value-type="float">
            <text:p>1241.64</text:p>
          </table:table-cell>
          <table:table-cell office:value-type="float" office:value="1412.55" calcext:value-type="float">
            <text:p>1412.55</text:p>
          </table:table-cell>
          <table:table-cell office:value-type="float" office:value="1168.09" calcext:value-type="float">
            <text:p>1168.09</text:p>
          </table:table-cell>
          <table:table-cell office:value-type="float" office:value="1198.19" calcext:value-type="float">
            <text:p>1198.19</text:p>
          </table:table-cell>
          <table:table-cell office:value-type="float" office:value="1389.14" calcext:value-type="float">
            <text:p>1389.14</text:p>
          </table:table-cell>
          <table:table-cell table:formula="of:= LOG(AVERAGE([.B24:.U24]))^-1" office:value-type="float" office:value="0.32093684511908" calcext:value-type="float">
            <text:p>0.32093684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410.43" calcext:value-type="float">
            <text:p>1410.43</text:p>
          </table:table-cell>
          <table:table-cell office:value-type="float" office:value="1422.22" calcext:value-type="float">
            <text:p>1422.22</text:p>
          </table:table-cell>
          <table:table-cell office:value-type="float" office:value="1232.3" calcext:value-type="float">
            <text:p>1232.3</text:p>
          </table:table-cell>
          <table:table-cell office:value-type="float" office:value="1234.67" calcext:value-type="float">
            <text:p>1234.67</text:p>
          </table:table-cell>
          <table:table-cell office:value-type="float" office:value="1242.44" calcext:value-type="float">
            <text:p>1242.44</text:p>
          </table:table-cell>
          <table:table-cell office:value-type="float" office:value="1229.04" calcext:value-type="float">
            <text:p>1229.04</text:p>
          </table:table-cell>
          <table:table-cell office:value-type="float" office:value="1544.33" calcext:value-type="float">
            <text:p>1544.33</text:p>
          </table:table-cell>
          <table:table-cell office:value-type="float" office:value="1204.42" calcext:value-type="float">
            <text:p>1204.42</text:p>
          </table:table-cell>
          <table:table-cell office:value-type="float" office:value="1284.26" calcext:value-type="float">
            <text:p>1284.26</text:p>
          </table:table-cell>
          <table:table-cell office:value-type="float" office:value="1244.53" calcext:value-type="float">
            <text:p>1244.53</text:p>
          </table:table-cell>
          <table:table-cell office:value-type="float" office:value="1143.96" calcext:value-type="float">
            <text:p>1143.96</text:p>
          </table:table-cell>
          <table:table-cell office:value-type="float" office:value="1292.21" calcext:value-type="float">
            <text:p>1292.21</text:p>
          </table:table-cell>
          <table:table-cell office:value-type="float" office:value="1523.39" calcext:value-type="float">
            <text:p>1523.39</text:p>
          </table:table-cell>
          <table:table-cell office:value-type="float" office:value="1229.46" calcext:value-type="float">
            <text:p>1229.46</text:p>
          </table:table-cell>
          <table:table-cell office:value-type="float" office:value="1231.57" calcext:value-type="float">
            <text:p>1231.57</text:p>
          </table:table-cell>
          <table:table-cell office:value-type="float" office:value="1411.84" calcext:value-type="float">
            <text:p>1411.84</text:p>
          </table:table-cell>
          <table:table-cell office:value-type="float" office:value="1159.82" calcext:value-type="float">
            <text:p>1159.82</text:p>
          </table:table-cell>
          <table:table-cell office:value-type="float" office:value="1196.34" calcext:value-type="float">
            <text:p>1196.34</text:p>
          </table:table-cell>
          <table:table-cell office:value-type="float" office:value="1366.77" calcext:value-type="float">
            <text:p>1366.77</text:p>
          </table:table-cell>
          <table:table-cell table:formula="of:= LOG(AVERAGE([.B25:.U25]))^-1" office:value-type="float" office:value="0.32111199193456" calcext:value-type="float">
            <text:p>0.32111199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410.43" calcext:value-type="float">
            <text:p>1410.43</text:p>
          </table:table-cell>
          <table:table-cell office:value-type="float" office:value="1422.22" calcext:value-type="float">
            <text:p>1422.22</text:p>
          </table:table-cell>
          <table:table-cell office:value-type="float" office:value="1232.3" calcext:value-type="float">
            <text:p>1232.3</text:p>
          </table:table-cell>
          <table:table-cell office:value-type="float" office:value="1232.54" calcext:value-type="float">
            <text:p>1232.54</text:p>
          </table:table-cell>
          <table:table-cell office:value-type="float" office:value="1240.76" calcext:value-type="float">
            <text:p>1240.76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1532.28" calcext:value-type="float">
            <text:p>1532.28</text:p>
          </table:table-cell>
          <table:table-cell office:value-type="float" office:value="1189.79" calcext:value-type="float">
            <text:p>1189.79</text:p>
          </table:table-cell>
          <table:table-cell office:value-type="float" office:value="1284.26" calcext:value-type="float">
            <text:p>1284.26</text:p>
          </table:table-cell>
          <table:table-cell office:value-type="float" office:value="1243.62" calcext:value-type="float">
            <text:p>1243.62</text:p>
          </table:table-cell>
          <table:table-cell office:value-type="float" office:value="1138.82" calcext:value-type="float">
            <text:p>1138.82</text:p>
          </table:table-cell>
          <table:table-cell office:value-type="float" office:value="1286.39" calcext:value-type="float">
            <text:p>1286.39</text:p>
          </table:table-cell>
          <table:table-cell office:value-type="float" office:value="1523.39" calcext:value-type="float">
            <text:p>1523.39</text:p>
          </table:table-cell>
          <table:table-cell office:value-type="float" office:value="1226.96" calcext:value-type="float">
            <text:p>1226.96</text:p>
          </table:table-cell>
          <table:table-cell office:value-type="float" office:value="1230.69" calcext:value-type="float">
            <text:p>1230.69</text:p>
          </table:table-cell>
          <table:table-cell office:value-type="float" office:value="1411.29" calcext:value-type="float">
            <text:p>1411.29</text:p>
          </table:table-cell>
          <table:table-cell office:value-type="float" office:value="1159.25" calcext:value-type="float">
            <text:p>1159.25</text:p>
          </table:table-cell>
          <table:table-cell office:value-type="float" office:value="1195.59" calcext:value-type="float">
            <text:p>1195.59</text:p>
          </table:table-cell>
          <table:table-cell office:value-type="float" office:value="1366.77" calcext:value-type="float">
            <text:p>1366.77</text:p>
          </table:table-cell>
          <table:table-cell table:formula="of:= LOG(AVERAGE([.B26:.U26]))^-1" office:value-type="float" office:value="0.321199377306192" calcext:value-type="float">
            <text:p>0.32119937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3.59" calcext:value-type="float">
            <text:p>1373.59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22" calcext:value-type="float">
            <text:p>1422</text:p>
          </table:table-cell>
          <table:table-cell office:value-type="float" office:value="1230.63" calcext:value-type="float">
            <text:p>1230.63</text:p>
          </table:table-cell>
          <table:table-cell office:value-type="float" office:value="1232.54" calcext:value-type="float">
            <text:p>1232.54</text:p>
          </table:table-cell>
          <table:table-cell office:value-type="float" office:value="1240.76" calcext:value-type="float">
            <text:p>1240.76</text:p>
          </table:table-cell>
          <table:table-cell office:value-type="float" office:value="1225.74" calcext:value-type="float">
            <text:p>1225.74</text:p>
          </table:table-cell>
          <table:table-cell office:value-type="float" office:value="1515.37" calcext:value-type="float">
            <text:p>1515.37</text:p>
          </table:table-cell>
          <table:table-cell office:value-type="float" office:value="1189.79" calcext:value-type="float">
            <text:p>1189.79</text:p>
          </table:table-cell>
          <table:table-cell office:value-type="float" office:value="1282.12" calcext:value-type="float">
            <text:p>1282.12</text:p>
          </table:table-cell>
          <table:table-cell office:value-type="float" office:value="1243.62" calcext:value-type="float">
            <text:p>1243.62</text:p>
          </table:table-cell>
          <table:table-cell office:value-type="float" office:value="1138.8" calcext:value-type="float">
            <text:p>1138.8</text:p>
          </table:table-cell>
          <table:table-cell office:value-type="float" office:value="1286.07" calcext:value-type="float">
            <text:p>1286.07</text:p>
          </table:table-cell>
          <table:table-cell office:value-type="float" office:value="1522.32" calcext:value-type="float">
            <text:p>1522.32</text:p>
          </table:table-cell>
          <table:table-cell office:value-type="float" office:value="1222.75" calcext:value-type="float">
            <text:p>1222.75</text:p>
          </table:table-cell>
          <table:table-cell office:value-type="float" office:value="1214.37" calcext:value-type="float">
            <text:p>1214.37</text:p>
          </table:table-cell>
          <table:table-cell office:value-type="float" office:value="1410.01" calcext:value-type="float">
            <text:p>1410.01</text:p>
          </table:table-cell>
          <table:table-cell office:value-type="float" office:value="1158.51" calcext:value-type="float">
            <text:p>1158.51</text:p>
          </table:table-cell>
          <table:table-cell office:value-type="float" office:value="1195.59" calcext:value-type="float">
            <text:p>1195.59</text:p>
          </table:table-cell>
          <table:table-cell office:value-type="float" office:value="1366.54" calcext:value-type="float">
            <text:p>1366.54</text:p>
          </table:table-cell>
          <table:table-cell table:formula="of:= LOG(AVERAGE([.B27:.U27]))^-1" office:value-type="float" office:value="0.321342213254435" calcext:value-type="float">
            <text:p>0.32134221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3.59" calcext:value-type="float">
            <text:p>1373.59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09.09" calcext:value-type="float">
            <text:p>1409.09</text:p>
          </table:table-cell>
          <table:table-cell office:value-type="float" office:value="1229.44" calcext:value-type="float">
            <text:p>1229.44</text:p>
          </table:table-cell>
          <table:table-cell office:value-type="float" office:value="1225.43" calcext:value-type="float">
            <text:p>1225.43</text:p>
          </table:table-cell>
          <table:table-cell office:value-type="float" office:value="1239.08" calcext:value-type="float">
            <text:p>1239.08</text:p>
          </table:table-cell>
          <table:table-cell office:value-type="float" office:value="1211.95" calcext:value-type="float">
            <text:p>1211.95</text:p>
          </table:table-cell>
          <table:table-cell office:value-type="float" office:value="1512.88" calcext:value-type="float">
            <text:p>1512.88</text:p>
          </table:table-cell>
          <table:table-cell office:value-type="float" office:value="1189.75" calcext:value-type="float">
            <text:p>1189.75</text:p>
          </table:table-cell>
          <table:table-cell office:value-type="float" office:value="1277.08" calcext:value-type="float">
            <text:p>1277.08</text:p>
          </table:table-cell>
          <table:table-cell office:value-type="float" office:value="1242.17" calcext:value-type="float">
            <text:p>1242.17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1286.07" calcext:value-type="float">
            <text:p>1286.07</text:p>
          </table:table-cell>
          <table:table-cell office:value-type="float" office:value="1522.3" calcext:value-type="float">
            <text:p>1522.3</text:p>
          </table:table-cell>
          <table:table-cell office:value-type="float" office:value="1222.75" calcext:value-type="float">
            <text:p>1222.75</text:p>
          </table:table-cell>
          <table:table-cell office:value-type="float" office:value="1203.69" calcext:value-type="float">
            <text:p>1203.69</text:p>
          </table:table-cell>
          <table:table-cell office:value-type="float" office:value="1333.5" calcext:value-type="float">
            <text:p>1333.5</text:p>
          </table:table-cell>
          <table:table-cell office:value-type="float" office:value="1141.82" calcext:value-type="float">
            <text:p>1141.82</text:p>
          </table:table-cell>
          <table:table-cell office:value-type="float" office:value="1185.78" calcext:value-type="float">
            <text:p>1185.78</text:p>
          </table:table-cell>
          <table:table-cell office:value-type="float" office:value="1366.54" calcext:value-type="float">
            <text:p>1366.54</text:p>
          </table:table-cell>
          <table:table-cell table:formula="of:= LOG(AVERAGE([.B28:.U28]))^-1" office:value-type="float" office:value="0.32162200869845" calcext:value-type="float">
            <text:p>0.3216220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1.28" calcext:value-type="float">
            <text:p>1371.28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09.09" calcext:value-type="float">
            <text:p>1409.09</text:p>
          </table:table-cell>
          <table:table-cell office:value-type="float" office:value="1218.06" calcext:value-type="float">
            <text:p>1218.06</text:p>
          </table:table-cell>
          <table:table-cell office:value-type="float" office:value="1225.43" calcext:value-type="float">
            <text:p>1225.43</text:p>
          </table:table-cell>
          <table:table-cell office:value-type="float" office:value="1236.44" calcext:value-type="float">
            <text:p>1236.44</text:p>
          </table:table-cell>
          <table:table-cell office:value-type="float" office:value="1211.17" calcext:value-type="float">
            <text:p>1211.17</text:p>
          </table:table-cell>
          <table:table-cell office:value-type="float" office:value="1505.85" calcext:value-type="float">
            <text:p>1505.85</text:p>
          </table:table-cell>
          <table:table-cell office:value-type="float" office:value="1189.75" calcext:value-type="float">
            <text:p>1189.75</text:p>
          </table:table-cell>
          <table:table-cell office:value-type="float" office:value="1274.74" calcext:value-type="float">
            <text:p>1274.74</text:p>
          </table:table-cell>
          <table:table-cell office:value-type="float" office:value="1242.01" calcext:value-type="float">
            <text:p>1242.01</text:p>
          </table:table-cell>
          <table:table-cell office:value-type="float" office:value="1136.98" calcext:value-type="float">
            <text:p>1136.98</text:p>
          </table:table-cell>
          <table:table-cell office:value-type="float" office:value="1286.07" calcext:value-type="float">
            <text:p>1286.07</text:p>
          </table:table-cell>
          <table:table-cell office:value-type="float" office:value="1522.32" calcext:value-type="float">
            <text:p>1522.32</text:p>
          </table:table-cell>
          <table:table-cell office:value-type="float" office:value="1211.38" calcext:value-type="float">
            <text:p>1211.38</text:p>
          </table:table-cell>
          <table:table-cell office:value-type="float" office:value="1200.71" calcext:value-type="float">
            <text:p>1200.71</text:p>
          </table:table-cell>
          <table:table-cell office:value-type="float" office:value="1333.5" calcext:value-type="float">
            <text:p>1333.5</text:p>
          </table:table-cell>
          <table:table-cell office:value-type="float" office:value="1140" calcext:value-type="float">
            <text:p>1140</text:p>
          </table:table-cell>
          <table:table-cell office:value-type="float" office:value="1185.78" calcext:value-type="float">
            <text:p>1185.78</text:p>
          </table:table-cell>
          <table:table-cell office:value-type="float" office:value="1336" calcext:value-type="float">
            <text:p>1336</text:p>
          </table:table-cell>
          <table:table-cell table:formula="of:= LOG(AVERAGE([.B29:.U29]))^-1" office:value-type="float" office:value="0.321751025872124" calcext:value-type="float">
            <text:p>0.32175102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1.04" calcext:value-type="float">
            <text:p>1371.04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09.09" calcext:value-type="float">
            <text:p>1409.09</text:p>
          </table:table-cell>
          <table:table-cell office:value-type="float" office:value="1218.06" calcext:value-type="float">
            <text:p>1218.06</text:p>
          </table:table-cell>
          <table:table-cell office:value-type="float" office:value="1225.43" calcext:value-type="float">
            <text:p>1225.43</text:p>
          </table:table-cell>
          <table:table-cell office:value-type="float" office:value="1231.06" calcext:value-type="float">
            <text:p>1231.06</text:p>
          </table:table-cell>
          <table:table-cell office:value-type="float" office:value="1206.12" calcext:value-type="float">
            <text:p>1206.12</text:p>
          </table:table-cell>
          <table:table-cell office:value-type="float" office:value="1500.51" calcext:value-type="float">
            <text:p>1500.51</text:p>
          </table:table-cell>
          <table:table-cell office:value-type="float" office:value="1184.81" calcext:value-type="float">
            <text:p>1184.81</text:p>
          </table:table-cell>
          <table:table-cell office:value-type="float" office:value="1273.6" calcext:value-type="float">
            <text:p>1273.6</text:p>
          </table:table-cell>
          <table:table-cell office:value-type="float" office:value="1242.01" calcext:value-type="float">
            <text:p>1242.01</text:p>
          </table:table-cell>
          <table:table-cell office:value-type="float" office:value="1133.11" calcext:value-type="float">
            <text:p>1133.11</text:p>
          </table:table-cell>
          <table:table-cell office:value-type="float" office:value="1285.28" calcext:value-type="float">
            <text:p>1285.28</text:p>
          </table:table-cell>
          <table:table-cell office:value-type="float" office:value="1520.89" calcext:value-type="float">
            <text:p>1520.89</text:p>
          </table:table-cell>
          <table:table-cell office:value-type="float" office:value="1206.6" calcext:value-type="float">
            <text:p>1206.6</text:p>
          </table:table-cell>
          <table:table-cell office:value-type="float" office:value="1195.4" calcext:value-type="float">
            <text:p>1195.4</text:p>
          </table:table-cell>
          <table:table-cell office:value-type="float" office:value="1333.5" calcext:value-type="float">
            <text:p>1333.5</text:p>
          </table:table-cell>
          <table:table-cell office:value-type="float" office:value="1139.67" calcext:value-type="float">
            <text:p>1139.67</text:p>
          </table:table-cell>
          <table:table-cell office:value-type="float" office:value="1185.42" calcext:value-type="float">
            <text:p>1185.42</text:p>
          </table:table-cell>
          <table:table-cell office:value-type="float" office:value="1336" calcext:value-type="float">
            <text:p>1336</text:p>
          </table:table-cell>
          <table:table-cell table:formula="of:= LOG(AVERAGE([.B30:.U30]))^-1" office:value-type="float" office:value="0.321819392207396" calcext:value-type="float">
            <text:p>0.32181939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0.92" calcext:value-type="float">
            <text:p>1370.92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09.09" calcext:value-type="float">
            <text:p>1409.09</text:p>
          </table:table-cell>
          <table:table-cell office:value-type="float" office:value="1214.37" calcext:value-type="float">
            <text:p>1214.37</text:p>
          </table:table-cell>
          <table:table-cell office:value-type="float" office:value="1223.73" calcext:value-type="float">
            <text:p>1223.73</text:p>
          </table:table-cell>
          <table:table-cell office:value-type="float" office:value="1229.87" calcext:value-type="float">
            <text:p>1229.87</text:p>
          </table:table-cell>
          <table:table-cell office:value-type="float" office:value="1206.12" calcext:value-type="float">
            <text:p>1206.12</text:p>
          </table:table-cell>
          <table:table-cell office:value-type="float" office:value="1475.15" calcext:value-type="float">
            <text:p>1475.15</text:p>
          </table:table-cell>
          <table:table-cell office:value-type="float" office:value="1181.3" calcext:value-type="float">
            <text:p>1181.3</text:p>
          </table:table-cell>
          <table:table-cell office:value-type="float" office:value="1273.6" calcext:value-type="float">
            <text:p>1273.6</text:p>
          </table:table-cell>
          <table:table-cell office:value-type="float" office:value="1236.84" calcext:value-type="float">
            <text:p>1236.84</text:p>
          </table:table-cell>
          <table:table-cell office:value-type="float" office:value="1132.14" calcext:value-type="float">
            <text:p>1132.14</text:p>
          </table:table-cell>
          <table:table-cell office:value-type="float" office:value="1277.57" calcext:value-type="float">
            <text:p>1277.57</text:p>
          </table:table-cell>
          <table:table-cell office:value-type="float" office:value="1520.89" calcext:value-type="float">
            <text:p>1520.89</text:p>
          </table:table-cell>
          <table:table-cell office:value-type="float" office:value="1206.6" calcext:value-type="float">
            <text:p>1206.6</text:p>
          </table:table-cell>
          <table:table-cell office:value-type="float" office:value="1185.87" calcext:value-type="float">
            <text:p>1185.87</text:p>
          </table:table-cell>
          <table:table-cell office:value-type="float" office:value="1327.45" calcext:value-type="float">
            <text:p>1327.45</text:p>
          </table:table-cell>
          <table:table-cell office:value-type="float" office:value="1134.58" calcext:value-type="float">
            <text:p>1134.58</text:p>
          </table:table-cell>
          <table:table-cell office:value-type="float" office:value="1173.08" calcext:value-type="float">
            <text:p>1173.08</text:p>
          </table:table-cell>
          <table:table-cell office:value-type="float" office:value="1336" calcext:value-type="float">
            <text:p>1336</text:p>
          </table:table-cell>
          <table:table-cell table:formula="of:= LOG(AVERAGE([.B31:.U31]))^-1" office:value-type="float" office:value="0.321964478632012" calcext:value-type="float">
            <text:p>0.32196447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0.85" calcext:value-type="float">
            <text:p>1370.85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09.09" calcext:value-type="float">
            <text:p>1409.09</text:p>
          </table:table-cell>
          <table:table-cell office:value-type="float" office:value="1203.02" calcext:value-type="float">
            <text:p>1203.02</text:p>
          </table:table-cell>
          <table:table-cell office:value-type="float" office:value="1220.68" calcext:value-type="float">
            <text:p>1220.68</text:p>
          </table:table-cell>
          <table:table-cell office:value-type="float" office:value="1229.87" calcext:value-type="float">
            <text:p>1229.87</text:p>
          </table:table-cell>
          <table:table-cell office:value-type="float" office:value="1199.44" calcext:value-type="float">
            <text:p>1199.44</text:p>
          </table:table-cell>
          <table:table-cell office:value-type="float" office:value="1475.15" calcext:value-type="float">
            <text:p>1475.15</text:p>
          </table:table-cell>
          <table:table-cell office:value-type="float" office:value="1181.3" calcext:value-type="float">
            <text:p>1181.3</text:p>
          </table:table-cell>
          <table:table-cell office:value-type="float" office:value="1271.92" calcext:value-type="float">
            <text:p>1271.92</text:p>
          </table:table-cell>
          <table:table-cell office:value-type="float" office:value="1236.84" calcext:value-type="float">
            <text:p>1236.84</text:p>
          </table:table-cell>
          <table:table-cell office:value-type="float" office:value="1131.88" calcext:value-type="float">
            <text:p>1131.88</text:p>
          </table:table-cell>
          <table:table-cell office:value-type="float" office:value="1264.14" calcext:value-type="float">
            <text:p>1264.14</text:p>
          </table:table-cell>
          <table:table-cell office:value-type="float" office:value="1517.51" calcext:value-type="float">
            <text:p>1517.51</text:p>
          </table:table-cell>
          <table:table-cell office:value-type="float" office:value="1205.19" calcext:value-type="float">
            <text:p>1205.19</text:p>
          </table:table-cell>
          <table:table-cell office:value-type="float" office:value="1185.87" calcext:value-type="float">
            <text:p>1185.87</text:p>
          </table:table-cell>
          <table:table-cell office:value-type="float" office:value="1327.45" calcext:value-type="float">
            <text:p>1327.45</text:p>
          </table:table-cell>
          <table:table-cell office:value-type="float" office:value="1134.56" calcext:value-type="float">
            <text:p>1134.56</text:p>
          </table:table-cell>
          <table:table-cell office:value-type="float" office:value="1173.08" calcext:value-type="float">
            <text:p>1173.08</text:p>
          </table:table-cell>
          <table:table-cell office:value-type="float" office:value="1336" calcext:value-type="float">
            <text:p>1336</text:p>
          </table:table-cell>
          <table:table-cell table:formula="of:= LOG(AVERAGE([.B32:.U32]))^-1" office:value-type="float" office:value="0.322037450121597" calcext:value-type="float">
            <text:p>0.32203745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0.69" calcext:value-type="float">
            <text:p>1370.69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10.03" calcext:value-type="float">
            <text:p>1410.03</text:p>
          </table:table-cell>
          <table:table-cell office:value-type="float" office:value="1189.54" calcext:value-type="float">
            <text:p>1189.54</text:p>
          </table:table-cell>
          <table:table-cell office:value-type="float" office:value="1220.68" calcext:value-type="float">
            <text:p>1220.68</text:p>
          </table:table-cell>
          <table:table-cell office:value-type="float" office:value="1229.87" calcext:value-type="float">
            <text:p>1229.87</text:p>
          </table:table-cell>
          <table:table-cell office:value-type="float" office:value="1199.44" calcext:value-type="float">
            <text:p>1199.44</text:p>
          </table:table-cell>
          <table:table-cell office:value-type="float" office:value="1472.53" calcext:value-type="float">
            <text:p>1472.53</text:p>
          </table:table-cell>
          <table:table-cell office:value-type="float" office:value="1181.3" calcext:value-type="float">
            <text:p>1181.3</text:p>
          </table:table-cell>
          <table:table-cell office:value-type="float" office:value="1270.48" calcext:value-type="float">
            <text:p>1270.48</text:p>
          </table:table-cell>
          <table:table-cell office:value-type="float" office:value="1236.84" calcext:value-type="float">
            <text:p>1236.84</text:p>
          </table:table-cell>
          <table:table-cell office:value-type="float" office:value="1130.6" calcext:value-type="float">
            <text:p>1130.6</text:p>
          </table:table-cell>
          <table:table-cell office:value-type="float" office:value="1264.14" calcext:value-type="float">
            <text:p>1264.14</text:p>
          </table:table-cell>
          <table:table-cell office:value-type="float" office:value="1517.51" calcext:value-type="float">
            <text:p>1517.51</text:p>
          </table:table-cell>
          <table:table-cell office:value-type="float" office:value="1191.95" calcext:value-type="float">
            <text:p>1191.95</text:p>
          </table:table-cell>
          <table:table-cell office:value-type="float" office:value="1185.87" calcext:value-type="float">
            <text:p>1185.87</text:p>
          </table:table-cell>
          <table:table-cell office:value-type="float" office:value="1320.94" calcext:value-type="float">
            <text:p>1320.94</text:p>
          </table:table-cell>
          <table:table-cell office:value-type="float" office:value="1128.63" calcext:value-type="float">
            <text:p>1128.63</text:p>
          </table:table-cell>
          <table:table-cell office:value-type="float" office:value="1171.94" calcext:value-type="float">
            <text:p>1171.94</text:p>
          </table:table-cell>
          <table:table-cell office:value-type="float" office:value="1316.02" calcext:value-type="float">
            <text:p>1316.02</text:p>
          </table:table-cell>
          <table:table-cell table:formula="of:= LOG(AVERAGE([.B33:.U33]))^-1" office:value-type="float" office:value="0.322152236151826" calcext:value-type="float">
            <text:p>0.3221522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0.69" calcext:value-type="float">
            <text:p>1370.69</text:p>
          </table:table-cell>
          <table:table-cell office:value-type="float" office:value="1409.65" calcext:value-type="float">
            <text:p>1409.65</text:p>
          </table:table-cell>
          <table:table-cell office:value-type="float" office:value="1408.98" calcext:value-type="float">
            <text:p>1408.98</text:p>
          </table:table-cell>
          <table:table-cell office:value-type="float" office:value="1183.01" calcext:value-type="float">
            <text:p>1183.01</text:p>
          </table:table-cell>
          <table:table-cell office:value-type="float" office:value="1220.68" calcext:value-type="float">
            <text:p>1220.68</text:p>
          </table:table-cell>
          <table:table-cell office:value-type="float" office:value="1229.87" calcext:value-type="float">
            <text:p>1229.87</text:p>
          </table:table-cell>
          <table:table-cell office:value-type="float" office:value="1200.07" calcext:value-type="float">
            <text:p>1200.07</text:p>
          </table:table-cell>
          <table:table-cell office:value-type="float" office:value="1450.97" calcext:value-type="float">
            <text:p>1450.97</text:p>
          </table:table-cell>
          <table:table-cell office:value-type="float" office:value="1183.54" calcext:value-type="float">
            <text:p>1183.54</text:p>
          </table:table-cell>
          <table:table-cell office:value-type="float" office:value="1268.5" calcext:value-type="float">
            <text:p>1268.5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1129.94" calcext:value-type="float">
            <text:p>1129.94</text:p>
          </table:table-cell>
          <table:table-cell office:value-type="float" office:value="1255.84" calcext:value-type="float">
            <text:p>1255.84</text:p>
          </table:table-cell>
          <table:table-cell office:value-type="float" office:value="1517.51" calcext:value-type="float">
            <text:p>1517.51</text:p>
          </table:table-cell>
          <table:table-cell office:value-type="float" office:value="1191.76" calcext:value-type="float">
            <text:p>1191.76</text:p>
          </table:table-cell>
          <table:table-cell office:value-type="float" office:value="1185.87" calcext:value-type="float">
            <text:p>1185.87</text:p>
          </table:table-cell>
          <table:table-cell office:value-type="float" office:value="1232.97" calcext:value-type="float">
            <text:p>1232.97</text:p>
          </table:table-cell>
          <table:table-cell office:value-type="float" office:value="1128.14" calcext:value-type="float">
            <text:p>1128.14</text:p>
          </table:table-cell>
          <table:table-cell office:value-type="float" office:value="1169.6" calcext:value-type="float">
            <text:p>1169.6</text:p>
          </table:table-cell>
          <table:table-cell office:value-type="float" office:value="1316.02" calcext:value-type="float">
            <text:p>1316.02</text:p>
          </table:table-cell>
          <table:table-cell table:formula="of:= LOG(AVERAGE([.B34:.U34]))^-1" office:value-type="float" office:value="0.322387559504122" calcext:value-type="float">
            <text:p>0.32238755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57.87" calcext:value-type="float">
            <text:p>1357.87</text:p>
          </table:table-cell>
          <table:table-cell office:value-type="float" office:value="1408" calcext:value-type="float">
            <text:p>1408</text:p>
          </table:table-cell>
          <table:table-cell office:value-type="float" office:value="1408.98" calcext:value-type="float">
            <text:p>1408.98</text:p>
          </table:table-cell>
          <table:table-cell office:value-type="float" office:value="1182.81" calcext:value-type="float">
            <text:p>1182.81</text:p>
          </table:table-cell>
          <table:table-cell office:value-type="float" office:value="1219.61" calcext:value-type="float">
            <text:p>1219.61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200.07" calcext:value-type="float">
            <text:p>1200.07</text:p>
          </table:table-cell>
          <table:table-cell office:value-type="float" office:value="1440.51" calcext:value-type="float">
            <text:p>1440.51</text:p>
          </table:table-cell>
          <table:table-cell office:value-type="float" office:value="1175.63" calcext:value-type="float">
            <text:p>1175.63</text:p>
          </table:table-cell>
          <table:table-cell office:value-type="float" office:value="1268" calcext:value-type="float">
            <text:p>1268</text:p>
          </table:table-cell>
          <table:table-cell office:value-type="float" office:value="1227.84" calcext:value-type="float">
            <text:p>1227.84</text:p>
          </table:table-cell>
          <table:table-cell office:value-type="float" office:value="1127.34" calcext:value-type="float">
            <text:p>1127.34</text:p>
          </table:table-cell>
          <table:table-cell office:value-type="float" office:value="1252.5" calcext:value-type="float">
            <text:p>1252.5</text:p>
          </table:table-cell>
          <table:table-cell office:value-type="float" office:value="1514.86" calcext:value-type="float">
            <text:p>1514.86</text:p>
          </table:table-cell>
          <table:table-cell office:value-type="float" office:value="1190.39" calcext:value-type="float">
            <text:p>1190.39</text:p>
          </table:table-cell>
          <table:table-cell office:value-type="float" office:value="1180.45" calcext:value-type="float">
            <text:p>1180.45</text:p>
          </table:table-cell>
          <table:table-cell office:value-type="float" office:value="1232.97" calcext:value-type="float">
            <text:p>1232.97</text:p>
          </table:table-cell>
          <table:table-cell office:value-type="float" office:value="1128.14" calcext:value-type="float">
            <text:p>1128.14</text:p>
          </table:table-cell>
          <table:table-cell office:value-type="float" office:value="1169.6" calcext:value-type="float">
            <text:p>1169.6</text:p>
          </table:table-cell>
          <table:table-cell office:value-type="float" office:value="1315.74" calcext:value-type="float">
            <text:p>1315.74</text:p>
          </table:table-cell>
          <table:table-cell table:formula="of:= LOG(AVERAGE([.B35:.U35]))^-1" office:value-type="float" office:value="0.322486322533082" calcext:value-type="float">
            <text:p>0.32248632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57.87" calcext:value-type="float">
            <text:p>1357.87</text:p>
          </table:table-cell>
          <table:table-cell office:value-type="float" office:value="1408" calcext:value-type="float">
            <text:p>1408</text:p>
          </table:table-cell>
          <table:table-cell office:value-type="float" office:value="1408.98" calcext:value-type="float">
            <text:p>1408.98</text:p>
          </table:table-cell>
          <table:table-cell office:value-type="float" office:value="1181.84" calcext:value-type="float">
            <text:p>1181.84</text:p>
          </table:table-cell>
          <table:table-cell office:value-type="float" office:value="1219.61" calcext:value-type="float">
            <text:p>1219.61</text:p>
          </table:table-cell>
          <table:table-cell office:value-type="float" office:value="1225.85" calcext:value-type="float">
            <text:p>1225.85</text:p>
          </table:table-cell>
          <table:table-cell office:value-type="float" office:value="1200.07" calcext:value-type="float">
            <text:p>1200.07</text:p>
          </table:table-cell>
          <table:table-cell office:value-type="float" office:value="1440.51" calcext:value-type="float">
            <text:p>1440.51</text:p>
          </table:table-cell>
          <table:table-cell office:value-type="float" office:value="1174.59" calcext:value-type="float">
            <text:p>1174.59</text:p>
          </table:table-cell>
          <table:table-cell office:value-type="float" office:value="1268" calcext:value-type="float">
            <text:p>1268</text:p>
          </table:table-cell>
          <table:table-cell office:value-type="float" office:value="1227.84" calcext:value-type="float">
            <text:p>1227.84</text:p>
          </table:table-cell>
          <table:table-cell office:value-type="float" office:value="1127.39" calcext:value-type="float">
            <text:p>1127.39</text:p>
          </table:table-cell>
          <table:table-cell office:value-type="float" office:value="1247.5" calcext:value-type="float">
            <text:p>1247.5</text:p>
          </table:table-cell>
          <table:table-cell office:value-type="float" office:value="1514.86" calcext:value-type="float">
            <text:p>1514.86</text:p>
          </table:table-cell>
          <table:table-cell office:value-type="float" office:value="1190.39" calcext:value-type="float">
            <text:p>1190.39</text:p>
          </table:table-cell>
          <table:table-cell office:value-type="float" office:value="1180.45" calcext:value-type="float">
            <text:p>1180.45</text:p>
          </table:table-cell>
          <table:table-cell office:value-type="float" office:value="1232.97" calcext:value-type="float">
            <text:p>1232.97</text:p>
          </table:table-cell>
          <table:table-cell office:value-type="float" office:value="1128.14" calcext:value-type="float">
            <text:p>1128.14</text:p>
          </table:table-cell>
          <table:table-cell office:value-type="float" office:value="1169.6" calcext:value-type="float">
            <text:p>1169.6</text:p>
          </table:table-cell>
          <table:table-cell office:value-type="float" office:value="1313.38" calcext:value-type="float">
            <text:p>1313.38</text:p>
          </table:table-cell>
          <table:table-cell table:formula="of:= LOG(AVERAGE([.B36:.U36]))^-1" office:value-type="float" office:value="0.322510120597821" calcext:value-type="float">
            <text:p>0.32251012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7.87" calcext:value-type="float">
            <text:p>1357.87</text:p>
          </table:table-cell>
          <table:table-cell office:value-type="float" office:value="1408" calcext:value-type="float">
            <text:p>1408</text:p>
          </table:table-cell>
          <table:table-cell office:value-type="float" office:value="1408.3" calcext:value-type="float">
            <text:p>1408.3</text:p>
          </table:table-cell>
          <table:table-cell office:value-type="float" office:value="1181.02" calcext:value-type="float">
            <text:p>1181.02</text:p>
          </table:table-cell>
          <table:table-cell office:value-type="float" office:value="1219.61" calcext:value-type="float">
            <text:p>1219.61</text:p>
          </table:table-cell>
          <table:table-cell office:value-type="float" office:value="1223.3" calcext:value-type="float">
            <text:p>1223.3</text:p>
          </table:table-cell>
          <table:table-cell office:value-type="float" office:value="1198.8" calcext:value-type="float">
            <text:p>1198.8</text:p>
          </table:table-cell>
          <table:table-cell office:value-type="float" office:value="1432.94" calcext:value-type="float">
            <text:p>1432.94</text:p>
          </table:table-cell>
          <table:table-cell office:value-type="float" office:value="1171.52" calcext:value-type="float">
            <text:p>1171.52</text:p>
          </table:table-cell>
          <table:table-cell office:value-type="float" office:value="1266.91" calcext:value-type="float">
            <text:p>1266.91</text:p>
          </table:table-cell>
          <table:table-cell office:value-type="float" office:value="1226.06" calcext:value-type="float">
            <text:p>1226.06</text:p>
          </table:table-cell>
          <table:table-cell office:value-type="float" office:value="1126.65" calcext:value-type="float">
            <text:p>1126.65</text:p>
          </table:table-cell>
          <table:table-cell office:value-type="float" office:value="1241.89" calcext:value-type="float">
            <text:p>1241.89</text:p>
          </table:table-cell>
          <table:table-cell office:value-type="float" office:value="1514.86" calcext:value-type="float">
            <text:p>1514.86</text:p>
          </table:table-cell>
          <table:table-cell office:value-type="float" office:value="1185" calcext:value-type="float">
            <text:p>1185</text:p>
          </table:table-cell>
          <table:table-cell office:value-type="float" office:value="1180.45" calcext:value-type="float">
            <text:p>1180.45</text:p>
          </table:table-cell>
          <table:table-cell office:value-type="float" office:value="1232.97" calcext:value-type="float">
            <text:p>1232.97</text:p>
          </table:table-cell>
          <table:table-cell office:value-type="float" office:value="1126.43" calcext:value-type="float">
            <text:p>1126.43</text:p>
          </table:table-cell>
          <table:table-cell office:value-type="float" office:value="1164.5" calcext:value-type="float">
            <text:p>1164.5</text:p>
          </table:table-cell>
          <table:table-cell office:value-type="float" office:value="1304.86" calcext:value-type="float">
            <text:p>1304.86</text:p>
          </table:table-cell>
          <table:table-cell table:formula="of:= LOG(AVERAGE([.B37:.U37]))^-1" office:value-type="float" office:value="0.322592436203549" calcext:value-type="float">
            <text:p>0.32259243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2.65" calcext:value-type="float">
            <text:p>1352.65</text:p>
          </table:table-cell>
          <table:table-cell office:value-type="float" office:value="1405.41" calcext:value-type="float">
            <text:p>1405.41</text:p>
          </table:table-cell>
          <table:table-cell office:value-type="float" office:value="1407.08" calcext:value-type="float">
            <text:p>1407.08</text:p>
          </table:table-cell>
          <table:table-cell office:value-type="float" office:value="1181.02" calcext:value-type="float">
            <text:p>1181.02</text:p>
          </table:table-cell>
          <table:table-cell office:value-type="float" office:value="1218.33" calcext:value-type="float">
            <text:p>1218.33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1198.75" calcext:value-type="float">
            <text:p>1198.75</text:p>
          </table:table-cell>
          <table:table-cell office:value-type="float" office:value="1425.03" calcext:value-type="float">
            <text:p>1425.03</text:p>
          </table:table-cell>
          <table:table-cell office:value-type="float" office:value="1170.36" calcext:value-type="float">
            <text:p>1170.36</text:p>
          </table:table-cell>
          <table:table-cell office:value-type="float" office:value="1257.84" calcext:value-type="float">
            <text:p>1257.84</text:p>
          </table:table-cell>
          <table:table-cell office:value-type="float" office:value="1225.45" calcext:value-type="float">
            <text:p>1225.45</text:p>
          </table:table-cell>
          <table:table-cell office:value-type="float" office:value="1126.65" calcext:value-type="float">
            <text:p>1126.65</text:p>
          </table:table-cell>
          <table:table-cell office:value-type="float" office:value="1241.89" calcext:value-type="float">
            <text:p>1241.89</text:p>
          </table:table-cell>
          <table:table-cell office:value-type="float" office:value="1514.21" calcext:value-type="float">
            <text:p>1514.21</text:p>
          </table:table-cell>
          <table:table-cell office:value-type="float" office:value="1175.48" calcext:value-type="float">
            <text:p>1175.48</text:p>
          </table:table-cell>
          <table:table-cell office:value-type="float" office:value="1180.45" calcext:value-type="float">
            <text:p>1180.45</text:p>
          </table:table-cell>
          <table:table-cell office:value-type="float" office:value="1224.07" calcext:value-type="float">
            <text:p>1224.07</text:p>
          </table:table-cell>
          <table:table-cell office:value-type="float" office:value="1126.43" calcext:value-type="float">
            <text:p>1126.43</text:p>
          </table:table-cell>
          <table:table-cell office:value-type="float" office:value="1164.77" calcext:value-type="float">
            <text:p>1164.77</text:p>
          </table:table-cell>
          <table:table-cell office:value-type="float" office:value="1281.66" calcext:value-type="float">
            <text:p>1281.66</text:p>
          </table:table-cell>
          <table:table-cell table:formula="of:= LOG(AVERAGE([.B38:.U38]))^-1" office:value-type="float" office:value="0.322723190047957" calcext:value-type="float">
            <text:p>0.322723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2.63" calcext:value-type="float">
            <text:p>1352.63</text:p>
          </table:table-cell>
          <table:table-cell office:value-type="float" office:value="1405.41" calcext:value-type="float">
            <text:p>1405.41</text:p>
          </table:table-cell>
          <table:table-cell office:value-type="float" office:value="1407.08" calcext:value-type="float">
            <text:p>1407.08</text:p>
          </table:table-cell>
          <table:table-cell office:value-type="float" office:value="1180.73" calcext:value-type="float">
            <text:p>1180.73</text:p>
          </table:table-cell>
          <table:table-cell office:value-type="float" office:value="1218.33" calcext:value-type="float">
            <text:p>1218.33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1196.49" calcext:value-type="float">
            <text:p>1196.49</text:p>
          </table:table-cell>
          <table:table-cell office:value-type="float" office:value="1419.5" calcext:value-type="float">
            <text:p>1419.5</text:p>
          </table:table-cell>
          <table:table-cell office:value-type="float" office:value="1161.54" calcext:value-type="float">
            <text:p>1161.54</text:p>
          </table:table-cell>
          <table:table-cell office:value-type="float" office:value="1257.84" calcext:value-type="float">
            <text:p>1257.84</text:p>
          </table:table-cell>
          <table:table-cell office:value-type="float" office:value="1222.02" calcext:value-type="float">
            <text:p>1222.02</text:p>
          </table:table-cell>
          <table:table-cell office:value-type="float" office:value="1125.59" calcext:value-type="float">
            <text:p>1125.59</text:p>
          </table:table-cell>
          <table:table-cell office:value-type="float" office:value="1241.89" calcext:value-type="float">
            <text:p>1241.89</text:p>
          </table:table-cell>
          <table:table-cell office:value-type="float" office:value="1514.21" calcext:value-type="float">
            <text:p>1514.21</text:p>
          </table:table-cell>
          <table:table-cell office:value-type="float" office:value="1175.48" calcext:value-type="float">
            <text:p>1175.48</text:p>
          </table:table-cell>
          <table:table-cell office:value-type="float" office:value="1180.22" calcext:value-type="float">
            <text:p>1180.22</text:p>
          </table:table-cell>
          <table:table-cell office:value-type="float" office:value="1183.49" calcext:value-type="float">
            <text:p>1183.49</text:p>
          </table:table-cell>
          <table:table-cell office:value-type="float" office:value="1126.18" calcext:value-type="float">
            <text:p>1126.18</text:p>
          </table:table-cell>
          <table:table-cell office:value-type="float" office:value="1163.47" calcext:value-type="float">
            <text:p>1163.47</text:p>
          </table:table-cell>
          <table:table-cell office:value-type="float" office:value="1281.66" calcext:value-type="float">
            <text:p>1281.66</text:p>
          </table:table-cell>
          <table:table-cell table:formula="of:= LOG(AVERAGE([.B39:.U39]))^-1" office:value-type="float" office:value="0.322838298576266" calcext:value-type="float">
            <text:p>0.32283829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3.03" calcext:value-type="float">
            <text:p>1343.03</text:p>
          </table:table-cell>
          <table:table-cell office:value-type="float" office:value="1405.41" calcext:value-type="float">
            <text:p>1405.41</text:p>
          </table:table-cell>
          <table:table-cell office:value-type="float" office:value="1407.08" calcext:value-type="float">
            <text:p>1407.08</text:p>
          </table:table-cell>
          <table:table-cell office:value-type="float" office:value="1180.73" calcext:value-type="float">
            <text:p>1180.73</text:p>
          </table:table-cell>
          <table:table-cell office:value-type="float" office:value="1218.33" calcext:value-type="float">
            <text:p>1218.33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1195.46" calcext:value-type="float">
            <text:p>1195.46</text:p>
          </table:table-cell>
          <table:table-cell office:value-type="float" office:value="1400.47" calcext:value-type="float">
            <text:p>1400.47</text:p>
          </table:table-cell>
          <table:table-cell office:value-type="float" office:value="1161.54" calcext:value-type="float">
            <text:p>1161.54</text:p>
          </table:table-cell>
          <table:table-cell office:value-type="float" office:value="1257.84" calcext:value-type="float">
            <text:p>1257.84</text:p>
          </table:table-cell>
          <table:table-cell office:value-type="float" office:value="1221.83" calcext:value-type="float">
            <text:p>1221.83</text:p>
          </table:table-cell>
          <table:table-cell office:value-type="float" office:value="1125" calcext:value-type="float">
            <text:p>1125</text:p>
          </table:table-cell>
          <table:table-cell office:value-type="float" office:value="1239.93" calcext:value-type="float">
            <text:p>1239.93</text:p>
          </table:table-cell>
          <table:table-cell office:value-type="float" office:value="1513.53" calcext:value-type="float">
            <text:p>1513.53</text:p>
          </table:table-cell>
          <table:table-cell office:value-type="float" office:value="1167.63" calcext:value-type="float">
            <text:p>1167.63</text:p>
          </table:table-cell>
          <table:table-cell office:value-type="float" office:value="1179.35" calcext:value-type="float">
            <text:p>1179.35</text:p>
          </table:table-cell>
          <table:table-cell office:value-type="float" office:value="1155.41" calcext:value-type="float">
            <text:p>1155.41</text:p>
          </table:table-cell>
          <table:table-cell office:value-type="float" office:value="1126.15" calcext:value-type="float">
            <text:p>1126.15</text:p>
          </table:table-cell>
          <table:table-cell office:value-type="float" office:value="1162.13" calcext:value-type="float">
            <text:p>1162.13</text:p>
          </table:table-cell>
          <table:table-cell office:value-type="float" office:value="1281.66" calcext:value-type="float">
            <text:p>1281.66</text:p>
          </table:table-cell>
          <table:table-cell table:formula="of:= LOG(AVERAGE([.B40:.U40]))^-1" office:value-type="float" office:value="0.322967353821146" calcext:value-type="float">
            <text:p>0.32296735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8.97" calcext:value-type="float">
            <text:p>1328.97</text:p>
          </table:table-cell>
          <table:table-cell office:value-type="float" office:value="1403.45" calcext:value-type="float">
            <text:p>1403.45</text:p>
          </table:table-cell>
          <table:table-cell office:value-type="float" office:value="1406.65" calcext:value-type="float">
            <text:p>1406.65</text:p>
          </table:table-cell>
          <table:table-cell office:value-type="float" office:value="1180.89" calcext:value-type="float">
            <text:p>1180.89</text:p>
          </table:table-cell>
          <table:table-cell office:value-type="float" office:value="1216.74" calcext:value-type="float">
            <text:p>1216.74</text:p>
          </table:table-cell>
          <table:table-cell office:value-type="float" office:value="1220.9" calcext:value-type="float">
            <text:p>1220.9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1400.47" calcext:value-type="float">
            <text:p>1400.47</text:p>
          </table:table-cell>
          <table:table-cell office:value-type="float" office:value="1158.78" calcext:value-type="float">
            <text:p>1158.78</text:p>
          </table:table-cell>
          <table:table-cell office:value-type="float" office:value="1257.84" calcext:value-type="float">
            <text:p>1257.84</text:p>
          </table:table-cell>
          <table:table-cell office:value-type="float" office:value="1219.13" calcext:value-type="float">
            <text:p>1219.13</text:p>
          </table:table-cell>
          <table:table-cell office:value-type="float" office:value="1125" calcext:value-type="float">
            <text:p>1125</text:p>
          </table:table-cell>
          <table:table-cell office:value-type="float" office:value="1239.63" calcext:value-type="float">
            <text:p>1239.63</text:p>
          </table:table-cell>
          <table:table-cell office:value-type="float" office:value="1513.04" calcext:value-type="float">
            <text:p>1513.04</text:p>
          </table:table-cell>
          <table:table-cell office:value-type="float" office:value="1165.05" calcext:value-type="float">
            <text:p>1165.05</text:p>
          </table:table-cell>
          <table:table-cell office:value-type="float" office:value="1177.57" calcext:value-type="float">
            <text:p>1177.57</text:p>
          </table:table-cell>
          <table:table-cell office:value-type="float" office:value="1155.41" calcext:value-type="float">
            <text:p>1155.41</text:p>
          </table:table-cell>
          <table:table-cell office:value-type="float" office:value="1123.98" calcext:value-type="float">
            <text:p>1123.98</text:p>
          </table:table-cell>
          <table:table-cell office:value-type="float" office:value="1162.13" calcext:value-type="float">
            <text:p>1162.13</text:p>
          </table:table-cell>
          <table:table-cell office:value-type="float" office:value="1281.66" calcext:value-type="float">
            <text:p>1281.66</text:p>
          </table:table-cell>
          <table:table-cell table:formula="of:= LOG(AVERAGE([.B41:.U41]))^-1" office:value-type="float" office:value="0.323045522791645" calcext:value-type="float">
            <text:p>0.3230455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5.3" calcext:value-type="float">
            <text:p>1325.3</text:p>
          </table:table-cell>
          <table:table-cell office:value-type="float" office:value="1402.11" calcext:value-type="float">
            <text:p>1402.11</text:p>
          </table:table-cell>
          <table:table-cell office:value-type="float" office:value="1405.96" calcext:value-type="float">
            <text:p>1405.96</text:p>
          </table:table-cell>
          <table:table-cell office:value-type="float" office:value="1180.76" calcext:value-type="float">
            <text:p>1180.76</text:p>
          </table:table-cell>
          <table:table-cell office:value-type="float" office:value="1218.33" calcext:value-type="float">
            <text:p>1218.33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1183.66" calcext:value-type="float">
            <text:p>1183.66</text:p>
          </table:table-cell>
          <table:table-cell office:value-type="float" office:value="1400.47" calcext:value-type="float">
            <text:p>1400.47</text:p>
          </table:table-cell>
          <table:table-cell office:value-type="float" office:value="1158.52" calcext:value-type="float">
            <text:p>1158.52</text:p>
          </table:table-cell>
          <table:table-cell office:value-type="float" office:value="1223.14" calcext:value-type="float">
            <text:p>1223.14</text:p>
          </table:table-cell>
          <table:table-cell office:value-type="float" office:value="1219.13" calcext:value-type="float">
            <text:p>1219.13</text:p>
          </table:table-cell>
          <table:table-cell office:value-type="float" office:value="1125" calcext:value-type="float">
            <text:p>1125</text:p>
          </table:table-cell>
          <table:table-cell office:value-type="float" office:value="1239.16" calcext:value-type="float">
            <text:p>1239.16</text:p>
          </table:table-cell>
          <table:table-cell office:value-type="float" office:value="1513.04" calcext:value-type="float">
            <text:p>1513.04</text:p>
          </table:table-cell>
          <table:table-cell office:value-type="float" office:value="1154.94" calcext:value-type="float">
            <text:p>1154.94</text:p>
          </table:table-cell>
          <table:table-cell office:value-type="float" office:value="1175.2" calcext:value-type="float">
            <text:p>1175.2</text:p>
          </table:table-cell>
          <table:table-cell office:value-type="float" office:value="1155.41" calcext:value-type="float">
            <text:p>1155.41</text:p>
          </table:table-cell>
          <table:table-cell office:value-type="float" office:value="1123.98" calcext:value-type="float">
            <text:p>1123.98</text:p>
          </table:table-cell>
          <table:table-cell office:value-type="float" office:value="1161.86" calcext:value-type="float">
            <text:p>1161.86</text:p>
          </table:table-cell>
          <table:table-cell office:value-type="float" office:value="1281.66" calcext:value-type="float">
            <text:p>1281.66</text:p>
          </table:table-cell>
          <table:table-cell table:formula="of:= LOG(AVERAGE([.B42:.U42]))^-1" office:value-type="float" office:value="0.323147111247657" calcext:value-type="float">
            <text:p>0.32314711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5.04" calcext:value-type="float">
            <text:p>1325.04</text:p>
          </table:table-cell>
          <table:table-cell office:value-type="float" office:value="1398.57" calcext:value-type="float">
            <text:p>1398.57</text:p>
          </table:table-cell>
          <table:table-cell office:value-type="float" office:value="1405.96" calcext:value-type="float">
            <text:p>1405.96</text:p>
          </table:table-cell>
          <table:table-cell office:value-type="float" office:value="1180" calcext:value-type="float">
            <text:p>1180</text:p>
          </table:table-cell>
          <table:table-cell office:value-type="float" office:value="1216.74" calcext:value-type="float">
            <text:p>1216.74</text:p>
          </table:table-cell>
          <table:table-cell office:value-type="float" office:value="1216.12" calcext:value-type="float">
            <text:p>1216.12</text:p>
          </table:table-cell>
          <table:table-cell office:value-type="float" office:value="1182.08" calcext:value-type="float">
            <text:p>1182.08</text:p>
          </table:table-cell>
          <table:table-cell office:value-type="float" office:value="1389.54" calcext:value-type="float">
            <text:p>1389.54</text:p>
          </table:table-cell>
          <table:table-cell office:value-type="float" office:value="1157.35" calcext:value-type="float">
            <text:p>1157.35</text:p>
          </table:table-cell>
          <table:table-cell office:value-type="float" office:value="1223.14" calcext:value-type="float">
            <text:p>1223.14</text:p>
          </table:table-cell>
          <table:table-cell office:value-type="float" office:value="1219.09" calcext:value-type="float">
            <text:p>1219.09</text:p>
          </table:table-cell>
          <table:table-cell office:value-type="float" office:value="1124.28" calcext:value-type="float">
            <text:p>1124.28</text:p>
          </table:table-cell>
          <table:table-cell office:value-type="float" office:value="1239.16" calcext:value-type="float">
            <text:p>1239.16</text:p>
          </table:table-cell>
          <table:table-cell office:value-type="float" office:value="1498.87" calcext:value-type="float">
            <text:p>1498.87</text:p>
          </table:table-cell>
          <table:table-cell office:value-type="float" office:value="1153.08" calcext:value-type="float">
            <text:p>1153.08</text:p>
          </table:table-cell>
          <table:table-cell office:value-type="float" office:value="1175.2" calcext:value-type="float">
            <text:p>1175.2</text:p>
          </table:table-cell>
          <table:table-cell office:value-type="float" office:value="1155.41" calcext:value-type="float">
            <text:p>1155.41</text:p>
          </table:table-cell>
          <table:table-cell office:value-type="float" office:value="1123.98" calcext:value-type="float">
            <text:p>1123.98</text:p>
          </table:table-cell>
          <table:table-cell office:value-type="float" office:value="1156.4" calcext:value-type="float">
            <text:p>1156.4</text:p>
          </table:table-cell>
          <table:table-cell office:value-type="float" office:value="1279.44" calcext:value-type="float">
            <text:p>1279.44</text:p>
          </table:table-cell>
          <table:table-cell table:formula="of:= LOG(AVERAGE([.B43:.U43]))^-1" office:value-type="float" office:value="0.32323105301945" calcext:value-type="float">
            <text:p>0.3232310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24.41" calcext:value-type="float">
            <text:p>1324.41</text:p>
          </table:table-cell>
          <table:table-cell office:value-type="float" office:value="1398.57" calcext:value-type="float">
            <text:p>1398.57</text:p>
          </table:table-cell>
          <table:table-cell office:value-type="float" office:value="1394.06" calcext:value-type="float">
            <text:p>1394.06</text:p>
          </table:table-cell>
          <table:table-cell office:value-type="float" office:value="1180" calcext:value-type="float">
            <text:p>1180</text:p>
          </table:table-cell>
          <table:table-cell office:value-type="float" office:value="1214.57" calcext:value-type="float">
            <text:p>1214.57</text:p>
          </table:table-cell>
          <table:table-cell office:value-type="float" office:value="1213.45" calcext:value-type="float">
            <text:p>1213.45</text:p>
          </table:table-cell>
          <table:table-cell office:value-type="float" office:value="1180.29" calcext:value-type="float">
            <text:p>1180.29</text:p>
          </table:table-cell>
          <table:table-cell office:value-type="float" office:value="1378.47" calcext:value-type="float">
            <text:p>1378.47</text:p>
          </table:table-cell>
          <table:table-cell office:value-type="float" office:value="1151.2" calcext:value-type="float">
            <text:p>1151.2</text:p>
          </table:table-cell>
          <table:table-cell office:value-type="float" office:value="1225.72" calcext:value-type="float">
            <text:p>1225.72</text:p>
          </table:table-cell>
          <table:table-cell office:value-type="float" office:value="1218.91" calcext:value-type="float">
            <text:p>1218.91</text:p>
          </table:table-cell>
          <table:table-cell office:value-type="float" office:value="1121.76" calcext:value-type="float">
            <text:p>1121.76</text:p>
          </table:table-cell>
          <table:table-cell office:value-type="float" office:value="1239.16" calcext:value-type="float">
            <text:p>1239.16</text:p>
          </table:table-cell>
          <table:table-cell office:value-type="float" office:value="1498.87" calcext:value-type="float">
            <text:p>1498.87</text:p>
          </table:table-cell>
          <table:table-cell office:value-type="float" office:value="1152.9" calcext:value-type="float">
            <text:p>1152.9</text:p>
          </table:table-cell>
          <table:table-cell office:value-type="float" office:value="1175.2" calcext:value-type="float">
            <text:p>1175.2</text:p>
          </table:table-cell>
          <table:table-cell office:value-type="float" office:value="1154.37" calcext:value-type="float">
            <text:p>1154.37</text:p>
          </table:table-cell>
          <table:table-cell office:value-type="float" office:value="1119.3" calcext:value-type="float">
            <text:p>1119.3</text:p>
          </table:table-cell>
          <table:table-cell office:value-type="float" office:value="1153.91" calcext:value-type="float">
            <text:p>1153.91</text:p>
          </table:table-cell>
          <table:table-cell office:value-type="float" office:value="1256.63" calcext:value-type="float">
            <text:p>1256.63</text:p>
          </table:table-cell>
          <table:table-cell table:formula="of:= LOG(AVERAGE([.B44:.U44]))^-1" office:value-type="float" office:value="0.323355037270034" calcext:value-type="float">
            <text:p>0.32335503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16.39" calcext:value-type="float">
            <text:p>1316.39</text:p>
          </table:table-cell>
          <table:table-cell office:value-type="float" office:value="1397.57" calcext:value-type="float">
            <text:p>1397.57</text:p>
          </table:table-cell>
          <table:table-cell office:value-type="float" office:value="1405.96" calcext:value-type="float">
            <text:p>1405.96</text:p>
          </table:table-cell>
          <table:table-cell office:value-type="float" office:value="1177.26" calcext:value-type="float">
            <text:p>1177.26</text:p>
          </table:table-cell>
          <table:table-cell office:value-type="float" office:value="1208.64" calcext:value-type="float">
            <text:p>1208.64</text:p>
          </table:table-cell>
          <table:table-cell office:value-type="float" office:value="1213.45" calcext:value-type="float">
            <text:p>1213.45</text:p>
          </table:table-cell>
          <table:table-cell office:value-type="float" office:value="1179.08" calcext:value-type="float">
            <text:p>1179.08</text:p>
          </table:table-cell>
          <table:table-cell office:value-type="float" office:value="1378.47" calcext:value-type="float">
            <text:p>1378.47</text:p>
          </table:table-cell>
          <table:table-cell office:value-type="float" office:value="1149.66" calcext:value-type="float">
            <text:p>1149.66</text:p>
          </table:table-cell>
          <table:table-cell office:value-type="float" office:value="1221.76" calcext:value-type="float">
            <text:p>1221.76</text:p>
          </table:table-cell>
          <table:table-cell office:value-type="float" office:value="1218.07" calcext:value-type="float">
            <text:p>1218.07</text:p>
          </table:table-cell>
          <table:table-cell office:value-type="float" office:value="1121.76" calcext:value-type="float">
            <text:p>1121.76</text:p>
          </table:table-cell>
          <table:table-cell office:value-type="float" office:value="1237.94" calcext:value-type="float">
            <text:p>1237.94</text:p>
          </table:table-cell>
          <table:table-cell office:value-type="float" office:value="1498.87" calcext:value-type="float">
            <text:p>1498.87</text:p>
          </table:table-cell>
          <table:table-cell office:value-type="float" office:value="1151.25" calcext:value-type="float">
            <text:p>1151.25</text:p>
          </table:table-cell>
          <table:table-cell office:value-type="float" office:value="1173.93" calcext:value-type="float">
            <text:p>1173.93</text:p>
          </table:table-cell>
          <table:table-cell office:value-type="float" office:value="1151.03" calcext:value-type="float">
            <text:p>1151.03</text:p>
          </table:table-cell>
          <table:table-cell office:value-type="float" office:value="1119.3" calcext:value-type="float">
            <text:p>1119.3</text:p>
          </table:table-cell>
          <table:table-cell office:value-type="float" office:value="1153.91" calcext:value-type="float">
            <text:p>1153.91</text:p>
          </table:table-cell>
          <table:table-cell office:value-type="float" office:value="1256.63" calcext:value-type="float">
            <text:p>1256.63</text:p>
          </table:table-cell>
          <table:table-cell table:formula="of:= LOG(AVERAGE([.B45:.U45]))^-1" office:value-type="float" office:value="0.323393253903899" calcext:value-type="float">
            <text:p>0.3233932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4.85" calcext:value-type="float">
            <text:p>1304.85</text:p>
          </table:table-cell>
          <table:table-cell office:value-type="float" office:value="1396.89" calcext:value-type="float">
            <text:p>1396.89</text:p>
          </table:table-cell>
          <table:table-cell office:value-type="float" office:value="1405.96" calcext:value-type="float">
            <text:p>1405.96</text:p>
          </table:table-cell>
          <table:table-cell office:value-type="float" office:value="1176.25" calcext:value-type="float">
            <text:p>1176.25</text:p>
          </table:table-cell>
          <table:table-cell office:value-type="float" office:value="1208.64" calcext:value-type="float">
            <text:p>1208.64</text:p>
          </table:table-cell>
          <table:table-cell office:value-type="float" office:value="1206.87" calcext:value-type="float">
            <text:p>1206.87</text:p>
          </table:table-cell>
          <table:table-cell office:value-type="float" office:value="1175.58" calcext:value-type="float">
            <text:p>1175.58</text:p>
          </table:table-cell>
          <table:table-cell office:value-type="float" office:value="1378.47" calcext:value-type="float">
            <text:p>1378.47</text:p>
          </table:table-cell>
          <table:table-cell office:value-type="float" office:value="1149.66" calcext:value-type="float">
            <text:p>1149.66</text:p>
          </table:table-cell>
          <table:table-cell office:value-type="float" office:value="1221.76" calcext:value-type="float">
            <text:p>1221.76</text:p>
          </table:table-cell>
          <table:table-cell office:value-type="float" office:value="1218.07" calcext:value-type="float">
            <text:p>1218.07</text:p>
          </table:table-cell>
          <table:table-cell office:value-type="float" office:value="1121.76" calcext:value-type="float">
            <text:p>1121.76</text:p>
          </table:table-cell>
          <table:table-cell office:value-type="float" office:value="1237.94" calcext:value-type="float">
            <text:p>1237.94</text:p>
          </table:table-cell>
          <table:table-cell office:value-type="float" office:value="1498.07" calcext:value-type="float">
            <text:p>1498.07</text:p>
          </table:table-cell>
          <table:table-cell office:value-type="float" office:value="1150.21" calcext:value-type="float">
            <text:p>1150.21</text:p>
          </table:table-cell>
          <table:table-cell office:value-type="float" office:value="1171.08" calcext:value-type="float">
            <text:p>1171.08</text:p>
          </table:table-cell>
          <table:table-cell office:value-type="float" office:value="1147.71" calcext:value-type="float">
            <text:p>1147.71</text:p>
          </table:table-cell>
          <table:table-cell office:value-type="float" office:value="1118.6" calcext:value-type="float">
            <text:p>1118.6</text:p>
          </table:table-cell>
          <table:table-cell office:value-type="float" office:value="1153.91" calcext:value-type="float">
            <text:p>1153.91</text:p>
          </table:table-cell>
          <table:table-cell office:value-type="float" office:value="1256.63" calcext:value-type="float">
            <text:p>1256.63</text:p>
          </table:table-cell>
          <table:table-cell table:formula="of:= LOG(AVERAGE([.B46:.U46]))^-1" office:value-type="float" office:value="0.323452109455533" calcext:value-type="float">
            <text:p>0.3234521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2.16" calcext:value-type="float">
            <text:p>1302.16</text:p>
          </table:table-cell>
          <table:table-cell office:value-type="float" office:value="1396.89" calcext:value-type="float">
            <text:p>1396.89</text:p>
          </table:table-cell>
          <table:table-cell office:value-type="float" office:value="1405.96" calcext:value-type="float">
            <text:p>1405.96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208.64" calcext:value-type="float">
            <text:p>1208.64</text:p>
          </table:table-cell>
          <table:table-cell office:value-type="float" office:value="1206.87" calcext:value-type="float">
            <text:p>1206.87</text:p>
          </table:table-cell>
          <table:table-cell office:value-type="float" office:value="1173.49" calcext:value-type="float">
            <text:p>1173.49</text:p>
          </table:table-cell>
          <table:table-cell office:value-type="float" office:value="1374.24" calcext:value-type="float">
            <text:p>1374.24</text:p>
          </table:table-cell>
          <table:table-cell office:value-type="float" office:value="1143.57" calcext:value-type="float">
            <text:p>1143.57</text:p>
          </table:table-cell>
          <table:table-cell office:value-type="float" office:value="1219.96" calcext:value-type="float">
            <text:p>1219.96</text:p>
          </table:table-cell>
          <table:table-cell office:value-type="float" office:value="1216.94" calcext:value-type="float">
            <text:p>1216.94</text:p>
          </table:table-cell>
          <table:table-cell office:value-type="float" office:value="1121.6" calcext:value-type="float">
            <text:p>1121.6</text:p>
          </table:table-cell>
          <table:table-cell office:value-type="float" office:value="1236.46" calcext:value-type="float">
            <text:p>1236.46</text:p>
          </table:table-cell>
          <table:table-cell office:value-type="float" office:value="1497.99" calcext:value-type="float">
            <text:p>1497.99</text:p>
          </table:table-cell>
          <table:table-cell office:value-type="float" office:value="1147.53" calcext:value-type="float">
            <text:p>1147.53</text:p>
          </table:table-cell>
          <table:table-cell office:value-type="float" office:value="1171.08" calcext:value-type="float">
            <text:p>1171.08</text:p>
          </table:table-cell>
          <table:table-cell office:value-type="float" office:value="1151.03" calcext:value-type="float">
            <text:p>1151.03</text:p>
          </table:table-cell>
          <table:table-cell office:value-type="float" office:value="1118.6" calcext:value-type="float">
            <text:p>1118.6</text:p>
          </table:table-cell>
          <table:table-cell office:value-type="float" office:value="1151.15" calcext:value-type="float">
            <text:p>1151.15</text:p>
          </table:table-cell>
          <table:table-cell office:value-type="float" office:value="1255.1" calcext:value-type="float">
            <text:p>1255.1</text:p>
          </table:table-cell>
          <table:table-cell table:formula="of:= LOG(AVERAGE([.B47:.U47]))^-1" office:value-type="float" office:value="0.323498184881655" calcext:value-type="float">
            <text:p>0.32349818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95.24" calcext:value-type="float">
            <text:p>1395.24</text:p>
          </table:table-cell>
          <table:table-cell office:value-type="float" office:value="1404.71" calcext:value-type="float">
            <text:p>1404.71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204.2" calcext:value-type="float">
            <text:p>1204.2</text:p>
          </table:table-cell>
          <table:table-cell office:value-type="float" office:value="1200.58" calcext:value-type="float">
            <text:p>1200.58</text:p>
          </table:table-cell>
          <table:table-cell office:value-type="float" office:value="1171.94" calcext:value-type="float">
            <text:p>1171.94</text:p>
          </table:table-cell>
          <table:table-cell office:value-type="float" office:value="1375.81" calcext:value-type="float">
            <text:p>1375.81</text:p>
          </table:table-cell>
          <table:table-cell office:value-type="float" office:value="1143.57" calcext:value-type="float">
            <text:p>1143.57</text:p>
          </table:table-cell>
          <table:table-cell office:value-type="float" office:value="1219.23" calcext:value-type="float">
            <text:p>1219.23</text:p>
          </table:table-cell>
          <table:table-cell office:value-type="float" office:value="1216.94" calcext:value-type="float">
            <text:p>1216.94</text:p>
          </table:table-cell>
          <table:table-cell office:value-type="float" office:value="1121.14" calcext:value-type="float">
            <text:p>1121.14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1489.18" calcext:value-type="float">
            <text:p>1489.18</text:p>
          </table:table-cell>
          <table:table-cell office:value-type="float" office:value="1142.39" calcext:value-type="float">
            <text:p>1142.39</text:p>
          </table:table-cell>
          <table:table-cell office:value-type="float" office:value="1169.95" calcext:value-type="float">
            <text:p>1169.95</text:p>
          </table:table-cell>
          <table:table-cell office:value-type="float" office:value="1146.39" calcext:value-type="float">
            <text:p>1146.39</text:p>
          </table:table-cell>
          <table:table-cell office:value-type="float" office:value="1118.57" calcext:value-type="float">
            <text:p>1118.57</text:p>
          </table:table-cell>
          <table:table-cell office:value-type="float" office:value="1151.15" calcext:value-type="float">
            <text:p>1151.15</text:p>
          </table:table-cell>
          <table:table-cell office:value-type="float" office:value="1252.04" calcext:value-type="float">
            <text:p>1252.04</text:p>
          </table:table-cell>
          <table:table-cell table:formula="of:= LOG(AVERAGE([.B48:.U48]))^-1" office:value-type="float" office:value="0.323576390384843" calcext:value-type="float">
            <text:p>0.32357639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99.93" calcext:value-type="float">
            <text:p>1299.93</text:p>
          </table:table-cell>
          <table:table-cell office:value-type="float" office:value="1394.04" calcext:value-type="float">
            <text:p>1394.04</text:p>
          </table:table-cell>
          <table:table-cell office:value-type="float" office:value="1397.15" calcext:value-type="float">
            <text:p>1397.15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204.2" calcext:value-type="float">
            <text:p>1204.2</text:p>
          </table:table-cell>
          <table:table-cell office:value-type="float" office:value="1200.58" calcext:value-type="float">
            <text:p>1200.58</text:p>
          </table:table-cell>
          <table:table-cell office:value-type="float" office:value="1171.94" calcext:value-type="float">
            <text:p>1171.94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141.08" calcext:value-type="float">
            <text:p>1141.08</text:p>
          </table:table-cell>
          <table:table-cell office:value-type="float" office:value="1219.42" calcext:value-type="float">
            <text:p>1219.42</text:p>
          </table:table-cell>
          <table:table-cell office:value-type="float" office:value="1216.94" calcext:value-type="float">
            <text:p>1216.94</text:p>
          </table:table-cell>
          <table:table-cell office:value-type="float" office:value="1119.82" calcext:value-type="float">
            <text:p>1119.82</text:p>
          </table:table-cell>
          <table:table-cell office:value-type="float" office:value="1236.46" calcext:value-type="float">
            <text:p>1236.46</text:p>
          </table:table-cell>
          <table:table-cell office:value-type="float" office:value="1489.18" calcext:value-type="float">
            <text:p>1489.18</text:p>
          </table:table-cell>
          <table:table-cell office:value-type="float" office:value="1142.39" calcext:value-type="float">
            <text:p>1142.39</text:p>
          </table:table-cell>
          <table:table-cell office:value-type="float" office:value="1168.54" calcext:value-type="float">
            <text:p>1168.54</text:p>
          </table:table-cell>
          <table:table-cell office:value-type="float" office:value="1146.39" calcext:value-type="float">
            <text:p>1146.39</text:p>
          </table:table-cell>
          <table:table-cell office:value-type="float" office:value="1117.23" calcext:value-type="float">
            <text:p>1117.23</text:p>
          </table:table-cell>
          <table:table-cell office:value-type="float" office:value="1151.15" calcext:value-type="float">
            <text:p>1151.15</text:p>
          </table:table-cell>
          <table:table-cell office:value-type="float" office:value="1250.44" calcext:value-type="float">
            <text:p>1250.44</text:p>
          </table:table-cell>
          <table:table-cell table:formula="of:= LOG(AVERAGE([.B49:.U49]))^-1" office:value-type="float" office:value="0.323616140009548" calcext:value-type="float">
            <text:p>0.323616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4.04" calcext:value-type="float">
            <text:p>1284.04</text:p>
          </table:table-cell>
          <table:table-cell office:value-type="float" office:value="1389.71" calcext:value-type="float">
            <text:p>1389.71</text:p>
          </table:table-cell>
          <table:table-cell office:value-type="float" office:value="1397.15" calcext:value-type="float">
            <text:p>1397.15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200.53" calcext:value-type="float">
            <text:p>1200.53</text:p>
          </table:table-cell>
          <table:table-cell office:value-type="float" office:value="1200.58" calcext:value-type="float">
            <text:p>1200.58</text:p>
          </table:table-cell>
          <table:table-cell office:value-type="float" office:value="1171.41" calcext:value-type="float">
            <text:p>1171.41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139.89" calcext:value-type="float">
            <text:p>1139.89</text:p>
          </table:table-cell>
          <table:table-cell office:value-type="float" office:value="1214.64" calcext:value-type="float">
            <text:p>1214.64</text:p>
          </table:table-cell>
          <table:table-cell office:value-type="float" office:value="1216.94" calcext:value-type="float">
            <text:p>1216.94</text:p>
          </table:table-cell>
          <table:table-cell office:value-type="float" office:value="1118.44" calcext:value-type="float">
            <text:p>1118.44</text:p>
          </table:table-cell>
          <table:table-cell office:value-type="float" office:value="1236.14" calcext:value-type="float">
            <text:p>1236.14</text:p>
          </table:table-cell>
          <table:table-cell office:value-type="float" office:value="1483.96" calcext:value-type="float">
            <text:p>1483.96</text:p>
          </table:table-cell>
          <table:table-cell office:value-type="float" office:value="1138.25" calcext:value-type="float">
            <text:p>1138.25</text:p>
          </table:table-cell>
          <table:table-cell office:value-type="float" office:value="1166.17" calcext:value-type="float">
            <text:p>1166.17</text:p>
          </table:table-cell>
          <table:table-cell office:value-type="float" office:value="1142.64" calcext:value-type="float">
            <text:p>1142.64</text:p>
          </table:table-cell>
          <table:table-cell office:value-type="float" office:value="1114.74" calcext:value-type="float">
            <text:p>1114.74</text:p>
          </table:table-cell>
          <table:table-cell office:value-type="float" office:value="1150.71" calcext:value-type="float">
            <text:p>1150.71</text:p>
          </table:table-cell>
          <table:table-cell office:value-type="float" office:value="1243.46" calcext:value-type="float">
            <text:p>1243.46</text:p>
          </table:table-cell>
          <table:table-cell table:formula="of:= LOG(AVERAGE([.B50:.U50]))^-1" office:value-type="float" office:value="0.323722530083573" calcext:value-type="float">
            <text:p>0.32372253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3.01" calcext:value-type="float">
            <text:p>1283.01</text:p>
          </table:table-cell>
          <table:table-cell office:value-type="float" office:value="1380" calcext:value-type="float">
            <text:p>1380</text:p>
          </table:table-cell>
          <table:table-cell office:value-type="float" office:value="1397.15" calcext:value-type="float">
            <text:p>1397.15</text:p>
          </table:table-cell>
          <table:table-cell office:value-type="float" office:value="1174.38" calcext:value-type="float">
            <text:p>1174.38</text:p>
          </table:table-cell>
          <table:table-cell office:value-type="float" office:value="1196.61" calcext:value-type="float">
            <text:p>1196.61</text:p>
          </table:table-cell>
          <table:table-cell office:value-type="float" office:value="1197.99" calcext:value-type="float">
            <text:p>1197.99</text:p>
          </table:table-cell>
          <table:table-cell office:value-type="float" office:value="1170.78" calcext:value-type="float">
            <text:p>1170.78</text:p>
          </table:table-cell>
          <table:table-cell office:value-type="float" office:value="1351" calcext:value-type="float">
            <text:p>1351</text:p>
          </table:table-cell>
          <table:table-cell office:value-type="float" office:value="1138.91" calcext:value-type="float">
            <text:p>1138.91</text:p>
          </table:table-cell>
          <table:table-cell office:value-type="float" office:value="1218.02" calcext:value-type="float">
            <text:p>1218.02</text:p>
          </table:table-cell>
          <table:table-cell office:value-type="float" office:value="1215.97" calcext:value-type="float">
            <text:p>1215.97</text:p>
          </table:table-cell>
          <table:table-cell office:value-type="float" office:value="1118.44" calcext:value-type="float">
            <text:p>1118.44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1483.96" calcext:value-type="float">
            <text:p>1483.96</text:p>
          </table:table-cell>
          <table:table-cell office:value-type="float" office:value="1136.64" calcext:value-type="float">
            <text:p>1136.64</text:p>
          </table:table-cell>
          <table:table-cell office:value-type="float" office:value="1166.17" calcext:value-type="float">
            <text:p>1166.17</text:p>
          </table:table-cell>
          <table:table-cell office:value-type="float" office:value="1142.64" calcext:value-type="float">
            <text:p>1142.64</text:p>
          </table:table-cell>
          <table:table-cell office:value-type="float" office:value="1117.23" calcext:value-type="float">
            <text:p>1117.23</text:p>
          </table:table-cell>
          <table:table-cell office:value-type="float" office:value="1146.37" calcext:value-type="float">
            <text:p>1146.37</text:p>
          </table:table-cell>
          <table:table-cell office:value-type="float" office:value="1237.09" calcext:value-type="float">
            <text:p>1237.09</text:p>
          </table:table-cell>
          <table:table-cell table:formula="of:= LOG(AVERAGE([.B51:.U51]))^-1" office:value-type="float" office:value="0.323805820834744" calcext:value-type="float">
            <text:p>0.32380582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7.06" calcext:value-type="float">
            <text:p>1277.06</text:p>
          </table:table-cell>
          <table:table-cell office:value-type="float" office:value="1371.59" calcext:value-type="float">
            <text:p>1371.59</text:p>
          </table:table-cell>
          <table:table-cell office:value-type="float" office:value="1393.72" calcext:value-type="float">
            <text:p>1393.72</text:p>
          </table:table-cell>
          <table:table-cell office:value-type="float" office:value="1172.86" calcext:value-type="float">
            <text:p>1172.86</text:p>
          </table:table-cell>
          <table:table-cell office:value-type="float" office:value="1186.56" calcext:value-type="float">
            <text:p>1186.56</text:p>
          </table:table-cell>
          <table:table-cell office:value-type="float" office:value="1197.99" calcext:value-type="float">
            <text:p>1197.99</text:p>
          </table:table-cell>
          <table:table-cell office:value-type="float" office:value="1166.93" calcext:value-type="float">
            <text:p>1166.93</text:p>
          </table:table-cell>
          <table:table-cell office:value-type="float" office:value="1351" calcext:value-type="float">
            <text:p>1351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1212.32" calcext:value-type="float">
            <text:p>1212.32</text:p>
          </table:table-cell>
          <table:table-cell office:value-type="float" office:value="1215.97" calcext:value-type="float">
            <text:p>1215.97</text:p>
          </table:table-cell>
          <table:table-cell office:value-type="float" office:value="1116.95" calcext:value-type="float">
            <text:p>1116.95</text:p>
          </table:table-cell>
          <table:table-cell office:value-type="float" office:value="1228.8" calcext:value-type="float">
            <text:p>1228.8</text:p>
          </table:table-cell>
          <table:table-cell office:value-type="float" office:value="1482.6" calcext:value-type="float">
            <text:p>1482.6</text:p>
          </table:table-cell>
          <table:table-cell office:value-type="float" office:value="1136.22" calcext:value-type="float">
            <text:p>1136.22</text:p>
          </table:table-cell>
          <table:table-cell office:value-type="float" office:value="1165.82" calcext:value-type="float">
            <text:p>1165.82</text:p>
          </table:table-cell>
          <table:table-cell office:value-type="float" office:value="1133.11" calcext:value-type="float">
            <text:p>1133.11</text:p>
          </table:table-cell>
          <table:table-cell office:value-type="float" office:value="1114.74" calcext:value-type="float">
            <text:p>1114.74</text:p>
          </table:table-cell>
          <table:table-cell office:value-type="float" office:value="1150.71" calcext:value-type="float">
            <text:p>1150.71</text:p>
          </table:table-cell>
          <table:table-cell office:value-type="float" office:value="1221.12" calcext:value-type="float">
            <text:p>1221.12</text:p>
          </table:table-cell>
          <table:table-cell table:formula="of:= LOG(AVERAGE([.B52:.U52]))^-1" office:value-type="float" office:value="0.323947069907221" calcext:value-type="float">
            <text:p>0.3239470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3.73" calcext:value-type="float">
            <text:p>1273.73</text:p>
          </table:table-cell>
          <table:table-cell office:value-type="float" office:value="1370.99" calcext:value-type="float">
            <text:p>1370.99</text:p>
          </table:table-cell>
          <table:table-cell office:value-type="float" office:value="1389.45" calcext:value-type="float">
            <text:p>1389.45</text:p>
          </table:table-cell>
          <table:table-cell office:value-type="float" office:value="1172.86" calcext:value-type="float">
            <text:p>1172.86</text:p>
          </table:table-cell>
          <table:table-cell office:value-type="float" office:value="1184.8" calcext:value-type="float">
            <text:p>1184.8</text:p>
          </table:table-cell>
          <table:table-cell office:value-type="float" office:value="1197.5" calcext:value-type="float">
            <text:p>1197.5</text:p>
          </table:table-cell>
          <table:table-cell office:value-type="float" office:value="1166.91" calcext:value-type="float">
            <text:p>1166.91</text:p>
          </table:table-cell>
          <table:table-cell office:value-type="float" office:value="1351" calcext:value-type="float">
            <text:p>1351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1209.06" calcext:value-type="float">
            <text:p>1209.06</text:p>
          </table:table-cell>
          <table:table-cell office:value-type="float" office:value="1215.97" calcext:value-type="float">
            <text:p>1215.97</text:p>
          </table:table-cell>
          <table:table-cell office:value-type="float" office:value="1116.95" calcext:value-type="float">
            <text:p>1116.95</text:p>
          </table:table-cell>
          <table:table-cell office:value-type="float" office:value="1228.8" calcext:value-type="float">
            <text:p>1228.8</text:p>
          </table:table-cell>
          <table:table-cell office:value-type="float" office:value="1479.22" calcext:value-type="float">
            <text:p>1479.22</text:p>
          </table:table-cell>
          <table:table-cell office:value-type="float" office:value="1136.22" calcext:value-type="float">
            <text:p>1136.22</text:p>
          </table:table-cell>
          <table:table-cell office:value-type="float" office:value="1163.42" calcext:value-type="float">
            <text:p>1163.42</text:p>
          </table:table-cell>
          <table:table-cell office:value-type="float" office:value="1133.11" calcext:value-type="float">
            <text:p>1133.11</text:p>
          </table:table-cell>
          <table:table-cell office:value-type="float" office:value="1113.73" calcext:value-type="float">
            <text:p>1113.73</text:p>
          </table:table-cell>
          <table:table-cell office:value-type="float" office:value="1150.71" calcext:value-type="float">
            <text:p>1150.71</text:p>
          </table:table-cell>
          <table:table-cell office:value-type="float" office:value="1173.53" calcext:value-type="float">
            <text:p>1173.53</text:p>
          </table:table-cell>
          <table:table-cell table:formula="of:= LOG(AVERAGE([.B53:.U53]))^-1" office:value-type="float" office:value="0.32407435159536" calcext:value-type="float">
            <text:p>0.32407435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73.68" calcext:value-type="float">
            <text:p>1273.68</text:p>
          </table:table-cell>
          <table:table-cell office:value-type="float" office:value="1370.43" calcext:value-type="float">
            <text:p>1370.43</text:p>
          </table:table-cell>
          <table:table-cell office:value-type="float" office:value="1384.33" calcext:value-type="float">
            <text:p>1384.33</text:p>
          </table:table-cell>
          <table:table-cell office:value-type="float" office:value="1172.86" calcext:value-type="float">
            <text:p>1172.86</text:p>
          </table:table-cell>
          <table:table-cell office:value-type="float" office:value="1184.43" calcext:value-type="float">
            <text:p>1184.43</text:p>
          </table:table-cell>
          <table:table-cell office:value-type="float" office:value="1197.99" calcext:value-type="float">
            <text:p>1197.99</text:p>
          </table:table-cell>
          <table:table-cell office:value-type="float" office:value="1166.91" calcext:value-type="float">
            <text:p>1166.91</text:p>
          </table:table-cell>
          <table:table-cell office:value-type="float" office:value="1273.98" calcext:value-type="float">
            <text:p>1273.98</text:p>
          </table:table-cell>
          <table:table-cell office:value-type="float" office:value="1133.4" calcext:value-type="float">
            <text:p>1133.4</text:p>
          </table:table-cell>
          <table:table-cell office:value-type="float" office:value="1214.26" calcext:value-type="float">
            <text:p>1214.26</text:p>
          </table:table-cell>
          <table:table-cell office:value-type="float" office:value="1215.77" calcext:value-type="float">
            <text:p>1215.77</text:p>
          </table:table-cell>
          <table:table-cell office:value-type="float" office:value="1115.81" calcext:value-type="float">
            <text:p>1115.81</text:p>
          </table:table-cell>
          <table:table-cell office:value-type="float" office:value="1228.79" calcext:value-type="float">
            <text:p>1228.79</text:p>
          </table:table-cell>
          <table:table-cell office:value-type="float" office:value="1463.94" calcext:value-type="float">
            <text:p>1463.94</text:p>
          </table:table-cell>
          <table:table-cell office:value-type="float" office:value="1133.24" calcext:value-type="float">
            <text:p>1133.24</text:p>
          </table:table-cell>
          <table:table-cell office:value-type="float" office:value="1163.42" calcext:value-type="float">
            <text:p>1163.42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1113.73" calcext:value-type="float">
            <text:p>1113.73</text:p>
          </table:table-cell>
          <table:table-cell office:value-type="float" office:value="1148.79" calcext:value-type="float">
            <text:p>1148.79</text:p>
          </table:table-cell>
          <table:table-cell office:value-type="float" office:value="1173.53" calcext:value-type="float">
            <text:p>1173.53</text:p>
          </table:table-cell>
          <table:table-cell table:formula="of:= LOG(AVERAGE([.B54:.U54]))^-1" office:value-type="float" office:value="0.324267326789599" calcext:value-type="float">
            <text:p>0.32426732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71.5" calcext:value-type="float">
            <text:p>1271.5</text:p>
          </table:table-cell>
          <table:table-cell office:value-type="float" office:value="1370.92" calcext:value-type="float">
            <text:p>1370.92</text:p>
          </table:table-cell>
          <table:table-cell office:value-type="float" office:value="1381.5" calcext:value-type="float">
            <text:p>1381.5</text:p>
          </table:table-cell>
          <table:table-cell office:value-type="float" office:value="1163.22" calcext:value-type="float">
            <text:p>1163.22</text:p>
          </table:table-cell>
          <table:table-cell office:value-type="float" office:value="1176.44" calcext:value-type="float">
            <text:p>1176.44</text:p>
          </table:table-cell>
          <table:table-cell office:value-type="float" office:value="1197.99" calcext:value-type="float">
            <text:p>1197.99</text:p>
          </table:table-cell>
          <table:table-cell office:value-type="float" office:value="1166.47" calcext:value-type="float">
            <text:p>1166.47</text:p>
          </table:table-cell>
          <table:table-cell office:value-type="float" office:value="1260.34" calcext:value-type="float">
            <text:p>1260.34</text:p>
          </table:table-cell>
          <table:table-cell office:value-type="float" office:value="1133.1" calcext:value-type="float">
            <text:p>1133.1</text:p>
          </table:table-cell>
          <table:table-cell office:value-type="float" office:value="1213.75" calcext:value-type="float">
            <text:p>1213.75</text:p>
          </table:table-cell>
          <table:table-cell office:value-type="float" office:value="1215.43" calcext:value-type="float">
            <text:p>1215.43</text:p>
          </table:table-cell>
          <table:table-cell office:value-type="float" office:value="1115.81" calcext:value-type="float">
            <text:p>1115.81</text:p>
          </table:table-cell>
          <table:table-cell office:value-type="float" office:value="1228.79" calcext:value-type="float">
            <text:p>1228.79</text:p>
          </table:table-cell>
          <table:table-cell office:value-type="float" office:value="1463.94" calcext:value-type="float">
            <text:p>1463.94</text:p>
          </table:table-cell>
          <table:table-cell office:value-type="float" office:value="1128.29" calcext:value-type="float">
            <text:p>1128.29</text:p>
          </table:table-cell>
          <table:table-cell office:value-type="float" office:value="1163.42" calcext:value-type="float">
            <text:p>1163.42</text:p>
          </table:table-cell>
          <table:table-cell office:value-type="float" office:value="1128.48" calcext:value-type="float">
            <text:p>1128.48</text:p>
          </table:table-cell>
          <table:table-cell office:value-type="float" office:value="1113.6" calcext:value-type="float">
            <text:p>1113.6</text:p>
          </table:table-cell>
          <table:table-cell office:value-type="float" office:value="1148.54" calcext:value-type="float">
            <text:p>1148.54</text:p>
          </table:table-cell>
          <table:table-cell office:value-type="float" office:value="1159.65" calcext:value-type="float">
            <text:p>1159.65</text:p>
          </table:table-cell>
          <table:table-cell table:formula="of:= LOG(AVERAGE([.B55:.U55]))^-1" office:value-type="float" office:value="0.324379744571139" calcext:value-type="float">
            <text:p>0.32437974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1.28" calcext:value-type="float">
            <text:p>1271.28</text:p>
          </table:table-cell>
          <table:table-cell office:value-type="float" office:value="1368.1" calcext:value-type="float">
            <text:p>1368.1</text:p>
          </table:table-cell>
          <table:table-cell office:value-type="float" office:value="1375.25" calcext:value-type="float">
            <text:p>1375.25</text:p>
          </table:table-cell>
          <table:table-cell office:value-type="float" office:value="1157.02" calcext:value-type="float">
            <text:p>1157.02</text:p>
          </table:table-cell>
          <table:table-cell office:value-type="float" office:value="1174.1" calcext:value-type="float">
            <text:p>1174.1</text:p>
          </table:table-cell>
          <table:table-cell office:value-type="float" office:value="1197.99" calcext:value-type="float">
            <text:p>1197.99</text:p>
          </table:table-cell>
          <table:table-cell office:value-type="float" office:value="1166.47" calcext:value-type="float">
            <text:p>1166.47</text:p>
          </table:table-cell>
          <table:table-cell office:value-type="float" office:value="1244.26" calcext:value-type="float">
            <text:p>1244.26</text:p>
          </table:table-cell>
          <table:table-cell office:value-type="float" office:value="1132.47" calcext:value-type="float">
            <text:p>1132.47</text:p>
          </table:table-cell>
          <table:table-cell office:value-type="float" office:value="1212.97" calcext:value-type="float">
            <text:p>1212.97</text:p>
          </table:table-cell>
          <table:table-cell office:value-type="float" office:value="1215.43" calcext:value-type="float">
            <text:p>1215.43</text:p>
          </table:table-cell>
          <table:table-cell office:value-type="float" office:value="1115.57" calcext:value-type="float">
            <text:p>1115.57</text:p>
          </table:table-cell>
          <table:table-cell office:value-type="float" office:value="1228.08" calcext:value-type="float">
            <text:p>1228.08</text:p>
          </table:table-cell>
          <table:table-cell office:value-type="float" office:value="1448.44" calcext:value-type="float">
            <text:p>1448.44</text:p>
          </table:table-cell>
          <table:table-cell office:value-type="float" office:value="1128.29" calcext:value-type="float">
            <text:p>1128.29</text:p>
          </table:table-cell>
          <table:table-cell office:value-type="float" office:value="1163.42" calcext:value-type="float">
            <text:p>1163.42</text:p>
          </table:table-cell>
          <table:table-cell office:value-type="float" office:value="1118.64" calcext:value-type="float">
            <text:p>1118.64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1148.5" calcext:value-type="float">
            <text:p>1148.5</text:p>
          </table:table-cell>
          <table:table-cell office:value-type="float" office:value="1159.65" calcext:value-type="float">
            <text:p>1159.65</text:p>
          </table:table-cell>
          <table:table-cell table:formula="of:= LOG(AVERAGE([.B56:.U56]))^-1" office:value-type="float" office:value="0.324503468171045" calcext:value-type="float">
            <text:p>0.32450346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0.97" calcext:value-type="float">
            <text:p>1270.97</text:p>
          </table:table-cell>
          <table:table-cell office:value-type="float" office:value="1367.52" calcext:value-type="float">
            <text:p>1367.52</text:p>
          </table:table-cell>
          <table:table-cell office:value-type="float" office:value="1375.25" calcext:value-type="float">
            <text:p>1375.25</text:p>
          </table:table-cell>
          <table:table-cell office:value-type="float" office:value="1157.02" calcext:value-type="float">
            <text:p>1157.02</text:p>
          </table:table-cell>
          <table:table-cell office:value-type="float" office:value="1173.95" calcext:value-type="float">
            <text:p>1173.95</text:p>
          </table:table-cell>
          <table:table-cell office:value-type="float" office:value="1197.99" calcext:value-type="float">
            <text:p>1197.99</text:p>
          </table:table-cell>
          <table:table-cell office:value-type="float" office:value="1165.32" calcext:value-type="float">
            <text:p>1165.32</text:p>
          </table:table-cell>
          <table:table-cell office:value-type="float" office:value="1222.47" calcext:value-type="float">
            <text:p>1222.47</text:p>
          </table:table-cell>
          <table:table-cell office:value-type="float" office:value="1132.37" calcext:value-type="float">
            <text:p>1132.37</text:p>
          </table:table-cell>
          <table:table-cell office:value-type="float" office:value="1211.19" calcext:value-type="float">
            <text:p>1211.19</text:p>
          </table:table-cell>
          <table:table-cell office:value-type="float" office:value="1209.59" calcext:value-type="float">
            <text:p>1209.59</text:p>
          </table:table-cell>
          <table:table-cell office:value-type="float" office:value="1115.47" calcext:value-type="float">
            <text:p>1115.47</text:p>
          </table:table-cell>
          <table:table-cell office:value-type="float" office:value="1225.61" calcext:value-type="float">
            <text:p>1225.61</text:p>
          </table:table-cell>
          <table:table-cell office:value-type="float" office:value="1448.39" calcext:value-type="float">
            <text:p>1448.39</text:p>
          </table:table-cell>
          <table:table-cell office:value-type="float" office:value="1124.96" calcext:value-type="float">
            <text:p>1124.96</text:p>
          </table:table-cell>
          <table:table-cell office:value-type="float" office:value="1157.05" calcext:value-type="float">
            <text:p>1157.05</text:p>
          </table:table-cell>
          <table:table-cell office:value-type="float" office:value="1118.64" calcext:value-type="float">
            <text:p>1118.64</text:p>
          </table:table-cell>
          <table:table-cell office:value-type="float" office:value="1109.83" calcext:value-type="float">
            <text:p>1109.83</text:p>
          </table:table-cell>
          <table:table-cell office:value-type="float" office:value="1148.45" calcext:value-type="float">
            <text:p>1148.45</text:p>
          </table:table-cell>
          <table:table-cell office:value-type="float" office:value="1159.65" calcext:value-type="float">
            <text:p>1159.65</text:p>
          </table:table-cell>
          <table:table-cell table:formula="of:= LOG(AVERAGE([.B57:.U57]))^-1" office:value-type="float" office:value="0.324587088564646" calcext:value-type="float">
            <text:p>0.32458708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1367.43" calcext:value-type="float">
            <text:p>1367.43</text:p>
          </table:table-cell>
          <table:table-cell office:value-type="float" office:value="1367.03" calcext:value-type="float">
            <text:p>1367.03</text:p>
          </table:table-cell>
          <table:table-cell office:value-type="float" office:value="1157.02" calcext:value-type="float">
            <text:p>1157.02</text:p>
          </table:table-cell>
          <table:table-cell office:value-type="float" office:value="1172.41" calcext:value-type="float">
            <text:p>1172.41</text:p>
          </table:table-cell>
          <table:table-cell office:value-type="float" office:value="1195.87" calcext:value-type="float">
            <text:p>1195.87</text:p>
          </table:table-cell>
          <table:table-cell office:value-type="float" office:value="1163.48" calcext:value-type="float">
            <text:p>1163.48</text:p>
          </table:table-cell>
          <table:table-cell office:value-type="float" office:value="1221.64" calcext:value-type="float">
            <text:p>1221.64</text:p>
          </table:table-cell>
          <table:table-cell office:value-type="float" office:value="1124.07" calcext:value-type="float">
            <text:p>1124.07</text:p>
          </table:table-cell>
          <table:table-cell office:value-type="float" office:value="1210.58" calcext:value-type="float">
            <text:p>1210.58</text:p>
          </table:table-cell>
          <table:table-cell office:value-type="float" office:value="1209.59" calcext:value-type="float">
            <text:p>1209.59</text:p>
          </table:table-cell>
          <table:table-cell office:value-type="float" office:value="1114.23" calcext:value-type="float">
            <text:p>1114.23</text:p>
          </table:table-cell>
          <table:table-cell office:value-type="float" office:value="1225.02" calcext:value-type="float">
            <text:p>1225.02</text:p>
          </table:table-cell>
          <table:table-cell office:value-type="float" office:value="1434.59" calcext:value-type="float">
            <text:p>1434.59</text:p>
          </table:table-cell>
          <table:table-cell office:value-type="float" office:value="1123.28" calcext:value-type="float">
            <text:p>1123.28</text:p>
          </table:table-cell>
          <table:table-cell office:value-type="float" office:value="1147.4" calcext:value-type="float">
            <text:p>1147.4</text:p>
          </table:table-cell>
          <table:table-cell office:value-type="float" office:value="1110.25" calcext:value-type="float">
            <text:p>1110.25</text:p>
          </table:table-cell>
          <table:table-cell office:value-type="float" office:value="1109.83" calcext:value-type="float">
            <text:p>1109.83</text:p>
          </table:table-cell>
          <table:table-cell office:value-type="float" office:value="1146.3" calcext:value-type="float">
            <text:p>1146.3</text:p>
          </table:table-cell>
          <table:table-cell office:value-type="float" office:value="1159.65" calcext:value-type="float">
            <text:p>1159.65</text:p>
          </table:table-cell>
          <table:table-cell table:formula="of:= LOG(AVERAGE([.B58:.U58]))^-1" office:value-type="float" office:value="0.32470398795769" calcext:value-type="float">
            <text:p>0.3247039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1367.43" calcext:value-type="float">
            <text:p>1367.43</text:p>
          </table:table-cell>
          <table:table-cell office:value-type="float" office:value="1363.02" calcext:value-type="float">
            <text:p>1363.02</text:p>
          </table:table-cell>
          <table:table-cell office:value-type="float" office:value="1157.01" calcext:value-type="float">
            <text:p>1157.01</text:p>
          </table:table-cell>
          <table:table-cell office:value-type="float" office:value="1172.41" calcext:value-type="float">
            <text:p>1172.41</text:p>
          </table:table-cell>
          <table:table-cell office:value-type="float" office:value="1183.34" calcext:value-type="float">
            <text:p>1183.34</text:p>
          </table:table-cell>
          <table:table-cell office:value-type="float" office:value="1160.68" calcext:value-type="float">
            <text:p>1160.68</text:p>
          </table:table-cell>
          <table:table-cell office:value-type="float" office:value="1221.64" calcext:value-type="float">
            <text:p>1221.64</text:p>
          </table:table-cell>
          <table:table-cell office:value-type="float" office:value="1124.08" calcext:value-type="float">
            <text:p>1124.08</text:p>
          </table:table-cell>
          <table:table-cell office:value-type="float" office:value="1208.12" calcext:value-type="float">
            <text:p>1208.12</text:p>
          </table:table-cell>
          <table:table-cell office:value-type="float" office:value="1209.39" calcext:value-type="float">
            <text:p>1209.39</text:p>
          </table:table-cell>
          <table:table-cell office:value-type="float" office:value="1114.23" calcext:value-type="float">
            <text:p>1114.23</text:p>
          </table:table-cell>
          <table:table-cell office:value-type="float" office:value="1216.89" calcext:value-type="float">
            <text:p>1216.89</text:p>
          </table:table-cell>
          <table:table-cell office:value-type="float" office:value="1434.59" calcext:value-type="float">
            <text:p>1434.59</text:p>
          </table:table-cell>
          <table:table-cell office:value-type="float" office:value="1123.28" calcext:value-type="float">
            <text:p>1123.28</text:p>
          </table:table-cell>
          <table:table-cell office:value-type="float" office:value="1147.4" calcext:value-type="float">
            <text:p>1147.4</text:p>
          </table:table-cell>
          <table:table-cell office:value-type="float" office:value="1108.47" calcext:value-type="float">
            <text:p>1108.47</text:p>
          </table:table-cell>
          <table:table-cell office:value-type="float" office:value="1109.83" calcext:value-type="float">
            <text:p>1109.83</text:p>
          </table:table-cell>
          <table:table-cell office:value-type="float" office:value="1146.3" calcext:value-type="float">
            <text:p>1146.3</text:p>
          </table:table-cell>
          <table:table-cell office:value-type="float" office:value="1144.83" calcext:value-type="float">
            <text:p>1144.83</text:p>
          </table:table-cell>
          <table:table-cell table:formula="of:= LOG(AVERAGE([.B59:.U59]))^-1" office:value-type="float" office:value="0.324793141595937" calcext:value-type="float">
            <text:p>0.32479314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70.24" calcext:value-type="float">
            <text:p>1270.24</text:p>
          </table:table-cell>
          <table:table-cell office:value-type="float" office:value="1364.23" calcext:value-type="float">
            <text:p>1364.23</text:p>
          </table:table-cell>
          <table:table-cell office:value-type="float" office:value="1361.34" calcext:value-type="float">
            <text:p>1361.34</text:p>
          </table:table-cell>
          <table:table-cell office:value-type="float" office:value="1155.68" calcext:value-type="float">
            <text:p>1155.68</text:p>
          </table:table-cell>
          <table:table-cell office:value-type="float" office:value="1166.45" calcext:value-type="float">
            <text:p>1166.45</text:p>
          </table:table-cell>
          <table:table-cell office:value-type="float" office:value="1183.34" calcext:value-type="float">
            <text:p>1183.34</text:p>
          </table:table-cell>
          <table:table-cell office:value-type="float" office:value="1159.89" calcext:value-type="float">
            <text:p>1159.89</text:p>
          </table:table-cell>
          <table:table-cell office:value-type="float" office:value="1217.76" calcext:value-type="float">
            <text:p>1217.76</text:p>
          </table:table-cell>
          <table:table-cell office:value-type="float" office:value="1124.08" calcext:value-type="float">
            <text:p>1124.08</text:p>
          </table:table-cell>
          <table:table-cell office:value-type="float" office:value="1206.19" calcext:value-type="float">
            <text:p>1206.19</text:p>
          </table:table-cell>
          <table:table-cell office:value-type="float" office:value="1209.39" calcext:value-type="float">
            <text:p>1209.39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1224.48" calcext:value-type="float">
            <text:p>1224.48</text:p>
          </table:table-cell>
          <table:table-cell office:value-type="float" office:value="1428.61" calcext:value-type="float">
            <text:p>1428.61</text:p>
          </table:table-cell>
          <table:table-cell office:value-type="float" office:value="1111.66" calcext:value-type="float">
            <text:p>1111.66</text:p>
          </table:table-cell>
          <table:table-cell office:value-type="float" office:value="1147.06" calcext:value-type="float">
            <text:p>1147.06</text:p>
          </table:table-cell>
          <table:table-cell office:value-type="float" office:value="1108.47" calcext:value-type="float">
            <text:p>1108.47</text:p>
          </table:table-cell>
          <table:table-cell office:value-type="float" office:value="1106.9" calcext:value-type="float">
            <text:p>1106.9</text:p>
          </table:table-cell>
          <table:table-cell office:value-type="float" office:value="1146.3" calcext:value-type="float">
            <text:p>1146.3</text:p>
          </table:table-cell>
          <table:table-cell office:value-type="float" office:value="1140.69" calcext:value-type="float">
            <text:p>1140.69</text:p>
          </table:table-cell>
          <table:table-cell table:formula="of:= LOG(AVERAGE([.B60:.U60]))^-1" office:value-type="float" office:value="0.324864157987302" calcext:value-type="float">
            <text:p>0.324864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69.43" calcext:value-type="float">
            <text:p>1269.43</text:p>
          </table:table-cell>
          <table:table-cell office:value-type="float" office:value="1364.23" calcext:value-type="float">
            <text:p>1364.23</text:p>
          </table:table-cell>
          <table:table-cell office:value-type="float" office:value="1361" calcext:value-type="float">
            <text:p>1361</text:p>
          </table:table-cell>
          <table:table-cell office:value-type="float" office:value="1155.68" calcext:value-type="float">
            <text:p>1155.68</text:p>
          </table:table-cell>
          <table:table-cell office:value-type="float" office:value="1163.84" calcext:value-type="float">
            <text:p>1163.84</text:p>
          </table:table-cell>
          <table:table-cell office:value-type="float" office:value="1179.62" calcext:value-type="float">
            <text:p>1179.62</text:p>
          </table:table-cell>
          <table:table-cell office:value-type="float" office:value="1159.89" calcext:value-type="float">
            <text:p>1159.89</text:p>
          </table:table-cell>
          <table:table-cell office:value-type="float" office:value="1207.32" calcext:value-type="float">
            <text:p>1207.32</text:p>
          </table:table-cell>
          <table:table-cell office:value-type="float" office:value="1123.57" calcext:value-type="float">
            <text:p>1123.57</text:p>
          </table:table-cell>
          <table:table-cell office:value-type="float" office:value="1205.73" calcext:value-type="float">
            <text:p>1205.73</text:p>
          </table:table-cell>
          <table:table-cell office:value-type="float" office:value="1208.22" calcext:value-type="float">
            <text:p>1208.22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1224.33" calcext:value-type="float">
            <text:p>1224.33</text:p>
          </table:table-cell>
          <table:table-cell office:value-type="float" office:value="1428.61" calcext:value-type="float">
            <text:p>1428.61</text:p>
          </table:table-cell>
          <table:table-cell office:value-type="float" office:value="1105.04" calcext:value-type="float">
            <text:p>1105.04</text:p>
          </table:table-cell>
          <table:table-cell office:value-type="float" office:value="1139.8" calcext:value-type="float">
            <text:p>1139.8</text:p>
          </table:table-cell>
          <table:table-cell office:value-type="float" office:value="1106.93" calcext:value-type="float">
            <text:p>1106.93</text:p>
          </table:table-cell>
          <table:table-cell office:value-type="float" office:value="1106.9" calcext:value-type="float">
            <text:p>1106.9</text:p>
          </table:table-cell>
          <table:table-cell office:value-type="float" office:value="1146.3" calcext:value-type="float">
            <text:p>1146.3</text:p>
          </table:table-cell>
          <table:table-cell office:value-type="float" office:value="1144.83" calcext:value-type="float">
            <text:p>1144.83</text:p>
          </table:table-cell>
          <table:table-cell table:formula="of:= LOG(AVERAGE([.B61:.U61]))^-1" office:value-type="float" office:value="0.324924481583842" calcext:value-type="float">
            <text:p>0.32492448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9.43" calcext:value-type="float">
            <text:p>1269.43</text:p>
          </table:table-cell>
          <table:table-cell office:value-type="float" office:value="1363.64" calcext:value-type="float">
            <text:p>1363.64</text:p>
          </table:table-cell>
          <table:table-cell office:value-type="float" office:value="1356.88" calcext:value-type="float">
            <text:p>1356.88</text:p>
          </table:table-cell>
          <table:table-cell office:value-type="float" office:value="1155.68" calcext:value-type="float">
            <text:p>1155.68</text:p>
          </table:table-cell>
          <table:table-cell office:value-type="float" office:value="1163.84" calcext:value-type="float">
            <text:p>1163.84</text:p>
          </table:table-cell>
          <table:table-cell office:value-type="float" office:value="1179.62" calcext:value-type="float">
            <text:p>1179.62</text:p>
          </table:table-cell>
          <table:table-cell office:value-type="float" office:value="1159.89" calcext:value-type="float">
            <text:p>1159.89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1122.93" calcext:value-type="float">
            <text:p>1122.93</text:p>
          </table:table-cell>
          <table:table-cell office:value-type="float" office:value="1205.09" calcext:value-type="float">
            <text:p>1205.09</text:p>
          </table:table-cell>
          <table:table-cell office:value-type="float" office:value="1206.42" calcext:value-type="float">
            <text:p>1206.42</text:p>
          </table:table-cell>
          <table:table-cell office:value-type="float" office:value="1110.17" calcext:value-type="float">
            <text:p>1110.17</text:p>
          </table:table-cell>
          <table:table-cell office:value-type="float" office:value="1222.87" calcext:value-type="float">
            <text:p>1222.87</text:p>
          </table:table-cell>
          <table:table-cell office:value-type="float" office:value="1422.44" calcext:value-type="float">
            <text:p>1422.44</text:p>
          </table:table-cell>
          <table:table-cell office:value-type="float" office:value="1105.04" calcext:value-type="float">
            <text:p>1105.04</text:p>
          </table:table-cell>
          <table:table-cell office:value-type="float" office:value="1139.8" calcext:value-type="float">
            <text:p>1139.8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1106.81" calcext:value-type="float">
            <text:p>1106.81</text:p>
          </table:table-cell>
          <table:table-cell office:value-type="float" office:value="1145.42" calcext:value-type="float">
            <text:p>1145.42</text:p>
          </table:table-cell>
          <table:table-cell office:value-type="float" office:value="1112.76" calcext:value-type="float">
            <text:p>1112.76</text:p>
          </table:table-cell>
          <table:table-cell table:formula="of:= LOG(AVERAGE([.B62:.U62]))^-1" office:value-type="float" office:value="0.325049936759827" calcext:value-type="float">
            <text:p>0.32504993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6.54" calcext:value-type="float">
            <text:p>1236.54</text:p>
          </table:table-cell>
          <table:table-cell office:value-type="float" office:value="1362.3" calcext:value-type="float">
            <text:p>1362.3</text:p>
          </table:table-cell>
          <table:table-cell office:value-type="float" office:value="1356.88" calcext:value-type="float">
            <text:p>1356.88</text:p>
          </table:table-cell>
          <table:table-cell office:value-type="float" office:value="1155.15" calcext:value-type="float">
            <text:p>1155.15</text:p>
          </table:table-cell>
          <table:table-cell office:value-type="float" office:value="1163.22" calcext:value-type="float">
            <text:p>1163.22</text:p>
          </table:table-cell>
          <table:table-cell office:value-type="float" office:value="1178.33" calcext:value-type="float">
            <text:p>1178.33</text:p>
          </table:table-cell>
          <table:table-cell office:value-type="float" office:value="1159.65" calcext:value-type="float">
            <text:p>1159.65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1122.93" calcext:value-type="float">
            <text:p>1122.93</text:p>
          </table:table-cell>
          <table:table-cell office:value-type="float" office:value="1204.12" calcext:value-type="float">
            <text:p>1204.12</text:p>
          </table:table-cell>
          <table:table-cell office:value-type="float" office:value="1206.42" calcext:value-type="float">
            <text:p>1206.42</text:p>
          </table:table-cell>
          <table:table-cell office:value-type="float" office:value="1110.17" calcext:value-type="float">
            <text:p>1110.17</text:p>
          </table:table-cell>
          <table:table-cell office:value-type="float" office:value="1221.57" calcext:value-type="float">
            <text:p>1221.57</text:p>
          </table:table-cell>
          <table:table-cell office:value-type="float" office:value="1413.17" calcext:value-type="float">
            <text:p>1413.17</text:p>
          </table:table-cell>
          <table:table-cell office:value-type="float" office:value="1104.32" calcext:value-type="float">
            <text:p>1104.32</text:p>
          </table:table-cell>
          <table:table-cell office:value-type="float" office:value="1136.92" calcext:value-type="float">
            <text:p>1136.92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1103.17" calcext:value-type="float">
            <text:p>1103.17</text:p>
          </table:table-cell>
          <table:table-cell office:value-type="float" office:value="1145.42" calcext:value-type="float">
            <text:p>1145.42</text:p>
          </table:table-cell>
          <table:table-cell office:value-type="float" office:value="1135.64" calcext:value-type="float">
            <text:p>1135.64</text:p>
          </table:table-cell>
          <table:table-cell table:formula="of:= LOG(AVERAGE([.B63:.U63]))^-1" office:value-type="float" office:value="0.325113118801113" calcext:value-type="float">
            <text:p>0.32511311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6.54" calcext:value-type="float">
            <text:p>1236.54</text:p>
          </table:table-cell>
          <table:table-cell office:value-type="float" office:value="1361.74" calcext:value-type="float">
            <text:p>1361.74</text:p>
          </table:table-cell>
          <table:table-cell office:value-type="float" office:value="1353.14" calcext:value-type="float">
            <text:p>1353.14</text:p>
          </table:table-cell>
          <table:table-cell office:value-type="float" office:value="1155.15" calcext:value-type="float">
            <text:p>1155.15</text:p>
          </table:table-cell>
          <table:table-cell office:value-type="float" office:value="1163.22" calcext:value-type="float">
            <text:p>1163.22</text:p>
          </table:table-cell>
          <table:table-cell office:value-type="float" office:value="1178.33" calcext:value-type="float">
            <text:p>1178.33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1121.7" calcext:value-type="float">
            <text:p>1121.7</text:p>
          </table:table-cell>
          <table:table-cell office:value-type="float" office:value="1203.28" calcext:value-type="float">
            <text:p>1203.28</text:p>
          </table:table-cell>
          <table:table-cell office:value-type="float" office:value="1203.81" calcext:value-type="float">
            <text:p>1203.81</text:p>
          </table:table-cell>
          <table:table-cell office:value-type="float" office:value="1110.15" calcext:value-type="float">
            <text:p>1110.15</text:p>
          </table:table-cell>
          <table:table-cell office:value-type="float" office:value="1221.57" calcext:value-type="float">
            <text:p>1221.57</text:p>
          </table:table-cell>
          <table:table-cell office:value-type="float" office:value="1395.65" calcext:value-type="float">
            <text:p>1395.65</text:p>
          </table:table-cell>
          <table:table-cell office:value-type="float" office:value="1104.32" calcext:value-type="float">
            <text:p>1104.32</text:p>
          </table:table-cell>
          <table:table-cell office:value-type="float" office:value="1121.49" calcext:value-type="float">
            <text:p>1121.49</text:p>
          </table:table-cell>
          <table:table-cell office:value-type="float" office:value="1094.15" calcext:value-type="float">
            <text:p>1094.15</text:p>
          </table:table-cell>
          <table:table-cell office:value-type="float" office:value="1103.17" calcext:value-type="float">
            <text:p>1103.17</text:p>
          </table:table-cell>
          <table:table-cell office:value-type="float" office:value="1144.87" calcext:value-type="float">
            <text:p>1144.87</text:p>
          </table:table-cell>
          <table:table-cell office:value-type="float" office:value="1111.89" calcext:value-type="float">
            <text:p>1111.89</text:p>
          </table:table-cell>
          <table:table-cell table:formula="of:= LOG(AVERAGE([.B64:.U64]))^-1" office:value-type="float" office:value="0.32525307029939" calcext:value-type="float">
            <text:p>0.32525307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30.91" calcext:value-type="float">
            <text:p>1230.91</text:p>
          </table:table-cell>
          <table:table-cell office:value-type="float" office:value="1360.93" calcext:value-type="float">
            <text:p>1360.93</text:p>
          </table:table-cell>
          <table:table-cell office:value-type="float" office:value="1343.68" calcext:value-type="float">
            <text:p>1343.68</text:p>
          </table:table-cell>
          <table:table-cell office:value-type="float" office:value="1154.74" calcext:value-type="float">
            <text:p>1154.74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178.33" calcext:value-type="float">
            <text:p>1178.33</text:p>
          </table:table-cell>
          <table:table-cell office:value-type="float" office:value="1155.83" calcext:value-type="float">
            <text:p>1155.83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1121.69" calcext:value-type="float">
            <text:p>1121.69</text:p>
          </table:table-cell>
          <table:table-cell office:value-type="float" office:value="1198.32" calcext:value-type="float">
            <text:p>1198.32</text:p>
          </table:table-cell>
          <table:table-cell office:value-type="float" office:value="1203.81" calcext:value-type="float">
            <text:p>1203.81</text:p>
          </table:table-cell>
          <table:table-cell office:value-type="float" office:value="1110.1" calcext:value-type="float">
            <text:p>1110.1</text:p>
          </table:table-cell>
          <table:table-cell office:value-type="float" office:value="1221.6" calcext:value-type="float">
            <text:p>1221.6</text:p>
          </table:table-cell>
          <table:table-cell office:value-type="float" office:value="1385.38" calcext:value-type="float">
            <text:p>1385.38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20.67" calcext:value-type="float">
            <text:p>1120.67</text:p>
          </table:table-cell>
          <table:table-cell office:value-type="float" office:value="1090.05" calcext:value-type="float">
            <text:p>1090.05</text:p>
          </table:table-cell>
          <table:table-cell office:value-type="float" office:value="1103.16" calcext:value-type="float">
            <text:p>1103.16</text:p>
          </table:table-cell>
          <table:table-cell office:value-type="float" office:value="1143.91" calcext:value-type="float">
            <text:p>1143.91</text:p>
          </table:table-cell>
          <table:table-cell office:value-type="float" office:value="1111.08" calcext:value-type="float">
            <text:p>1111.08</text:p>
          </table:table-cell>
          <table:table-cell table:formula="of:= LOG(AVERAGE([.B65:.U65]))^-1" office:value-type="float" office:value="0.325344845976603" calcext:value-type="float">
            <text:p>0.3253448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27.71" calcext:value-type="float">
            <text:p>1227.71</text:p>
          </table:table-cell>
          <table:table-cell office:value-type="float" office:value="1357.1" calcext:value-type="float">
            <text:p>1357.1</text:p>
          </table:table-cell>
          <table:table-cell office:value-type="float" office:value="1340.62" calcext:value-type="float">
            <text:p>1340.62</text:p>
          </table:table-cell>
          <table:table-cell office:value-type="float" office:value="1154.45" calcext:value-type="float">
            <text:p>1154.45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178.33" calcext:value-type="float">
            <text:p>1178.33</text:p>
          </table:table-cell>
          <table:table-cell office:value-type="float" office:value="1155.52" calcext:value-type="float">
            <text:p>1155.52</text:p>
          </table:table-cell>
          <table:table-cell office:value-type="float" office:value="1200.33" calcext:value-type="float">
            <text:p>1200.33</text:p>
          </table:table-cell>
          <table:table-cell office:value-type="float" office:value="1121.32" calcext:value-type="float">
            <text:p>1121.32</text:p>
          </table:table-cell>
          <table:table-cell office:value-type="float" office:value="1198.32" calcext:value-type="float">
            <text:p>1198.32</text:p>
          </table:table-cell>
          <table:table-cell office:value-type="float" office:value="1203.81" calcext:value-type="float">
            <text:p>1203.81</text:p>
          </table:table-cell>
          <table:table-cell office:value-type="float" office:value="1109.06" calcext:value-type="float">
            <text:p>1109.06</text:p>
          </table:table-cell>
          <table:table-cell office:value-type="float" office:value="1221.6" calcext:value-type="float">
            <text:p>1221.6</text:p>
          </table:table-cell>
          <table:table-cell office:value-type="float" office:value="1379.48" calcext:value-type="float">
            <text:p>1379.48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21.42" calcext:value-type="float">
            <text:p>1121.42</text:p>
          </table:table-cell>
          <table:table-cell office:value-type="float" office:value="1089.4" calcext:value-type="float">
            <text:p>1089.4</text:p>
          </table:table-cell>
          <table:table-cell office:value-type="float" office:value="1102.66" calcext:value-type="float">
            <text:p>1102.66</text:p>
          </table:table-cell>
          <table:table-cell office:value-type="float" office:value="1143.34" calcext:value-type="float">
            <text:p>1143.34</text:p>
          </table:table-cell>
          <table:table-cell office:value-type="float" office:value="1106.19" calcext:value-type="float">
            <text:p>1106.19</text:p>
          </table:table-cell>
          <table:table-cell table:formula="of:= LOG(AVERAGE([.B66:.U66]))^-1" office:value-type="float" office:value="0.325398582805723" calcext:value-type="float">
            <text:p>0.32539858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26.71" calcext:value-type="float">
            <text:p>1226.71</text:p>
          </table:table-cell>
          <table:table-cell office:value-type="float" office:value="1357.1" calcext:value-type="float">
            <text:p>1357.1</text:p>
          </table:table-cell>
          <table:table-cell office:value-type="float" office:value="1271.42" calcext:value-type="float">
            <text:p>1271.42</text:p>
          </table:table-cell>
          <table:table-cell office:value-type="float" office:value="1154.45" calcext:value-type="float">
            <text:p>1154.45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178.33" calcext:value-type="float">
            <text:p>1178.33</text:p>
          </table:table-cell>
          <table:table-cell office:value-type="float" office:value="1155.52" calcext:value-type="float">
            <text:p>1155.52</text:p>
          </table:table-cell>
          <table:table-cell office:value-type="float" office:value="1182.49" calcext:value-type="float">
            <text:p>1182.49</text:p>
          </table:table-cell>
          <table:table-cell office:value-type="float" office:value="1120.49" calcext:value-type="float">
            <text:p>1120.49</text:p>
          </table:table-cell>
          <table:table-cell office:value-type="float" office:value="1197.86" calcext:value-type="float">
            <text:p>1197.86</text:p>
          </table:table-cell>
          <table:table-cell office:value-type="float" office:value="1203.4" calcext:value-type="float">
            <text:p>1203.4</text:p>
          </table:table-cell>
          <table:table-cell office:value-type="float" office:value="1108.86" calcext:value-type="float">
            <text:p>1108.86</text:p>
          </table:table-cell>
          <table:table-cell office:value-type="float" office:value="1221.54" calcext:value-type="float">
            <text:p>1221.54</text:p>
          </table:table-cell>
          <table:table-cell office:value-type="float" office:value="1379.46" calcext:value-type="float">
            <text:p>1379.46</text:p>
          </table:table-cell>
          <table:table-cell office:value-type="float" office:value="1100.7" calcext:value-type="float">
            <text:p>1100.7</text:p>
          </table:table-cell>
          <table:table-cell office:value-type="float" office:value="1114.18" calcext:value-type="float">
            <text:p>1114.18</text:p>
          </table:table-cell>
          <table:table-cell office:value-type="float" office:value="1088.73" calcext:value-type="float">
            <text:p>1088.73</text:p>
          </table:table-cell>
          <table:table-cell office:value-type="float" office:value="1102.63" calcext:value-type="float">
            <text:p>1102.63</text:p>
          </table:table-cell>
          <table:table-cell office:value-type="float" office:value="1143.34" calcext:value-type="float">
            <text:p>1143.34</text:p>
          </table:table-cell>
          <table:table-cell office:value-type="float" office:value="1105.93" calcext:value-type="float">
            <text:p>1105.93</text:p>
          </table:table-cell>
          <table:table-cell table:formula="of:= LOG(AVERAGE([.B67:.U67]))^-1" office:value-type="float" office:value="0.325592943177059" calcext:value-type="float">
            <text:p>0.32559294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26.71" calcext:value-type="float">
            <text:p>1226.71</text:p>
          </table:table-cell>
          <table:table-cell office:value-type="float" office:value="1357.02" calcext:value-type="float">
            <text:p>1357.02</text:p>
          </table:table-cell>
          <table:table-cell office:value-type="float" office:value="1271.42" calcext:value-type="float">
            <text:p>1271.42</text:p>
          </table:table-cell>
          <table:table-cell office:value-type="float" office:value="1154.45" calcext:value-type="float">
            <text:p>1154.45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177.99" calcext:value-type="float">
            <text:p>1177.99</text:p>
          </table:table-cell>
          <table:table-cell office:value-type="float" office:value="1151.08" calcext:value-type="float">
            <text:p>1151.08</text:p>
          </table:table-cell>
          <table:table-cell office:value-type="float" office:value="1182.49" calcext:value-type="float">
            <text:p>1182.49</text:p>
          </table:table-cell>
          <table:table-cell office:value-type="float" office:value="1120.4" calcext:value-type="float">
            <text:p>1120.4</text:p>
          </table:table-cell>
          <table:table-cell office:value-type="float" office:value="1197.4" calcext:value-type="float">
            <text:p>1197.4</text:p>
          </table:table-cell>
          <table:table-cell office:value-type="float" office:value="1203.4" calcext:value-type="float">
            <text:p>1203.4</text:p>
          </table:table-cell>
          <table:table-cell office:value-type="float" office:value="1108.86" calcext:value-type="float">
            <text:p>1108.86</text:p>
          </table:table-cell>
          <table:table-cell office:value-type="float" office:value="1220.39" calcext:value-type="float">
            <text:p>1220.39</text:p>
          </table:table-cell>
          <table:table-cell office:value-type="float" office:value="1366.1" calcext:value-type="float">
            <text:p>1366.1</text:p>
          </table:table-cell>
          <table:table-cell office:value-type="float" office:value="1095.36" calcext:value-type="float">
            <text:p>1095.36</text:p>
          </table:table-cell>
          <table:table-cell office:value-type="float" office:value="1114.18" calcext:value-type="float">
            <text:p>1114.18</text:p>
          </table:table-cell>
          <table:table-cell office:value-type="float" office:value="1086.03" calcext:value-type="float">
            <text:p>1086.03</text:p>
          </table:table-cell>
          <table:table-cell office:value-type="float" office:value="1100.36" calcext:value-type="float">
            <text:p>1100.36</text:p>
          </table:table-cell>
          <table:table-cell office:value-type="float" office:value="1143.34" calcext:value-type="float">
            <text:p>1143.34</text:p>
          </table:table-cell>
          <table:table-cell office:value-type="float" office:value="1104.65" calcext:value-type="float">
            <text:p>1104.65</text:p>
          </table:table-cell>
          <table:table-cell table:formula="of:= LOG(AVERAGE([.B68:.U68]))^-1" office:value-type="float" office:value="0.325654546718218" calcext:value-type="float">
            <text:p>0.32565454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26.69" calcext:value-type="float">
            <text:p>1226.69</text:p>
          </table:table-cell>
          <table:table-cell office:value-type="float" office:value="1353.53" calcext:value-type="float">
            <text:p>1353.53</text:p>
          </table:table-cell>
          <table:table-cell office:value-type="float" office:value="1269.93" calcext:value-type="float">
            <text:p>1269.93</text:p>
          </table:table-cell>
          <table:table-cell office:value-type="float" office:value="1154.45" calcext:value-type="float">
            <text:p>1154.45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177.81" calcext:value-type="float">
            <text:p>1177.81</text:p>
          </table:table-cell>
          <table:table-cell office:value-type="float" office:value="1151.08" calcext:value-type="float">
            <text:p>1151.08</text:p>
          </table:table-cell>
          <table:table-cell office:value-type="float" office:value="1182.2" calcext:value-type="float">
            <text:p>1182.2</text:p>
          </table:table-cell>
          <table:table-cell office:value-type="float" office:value="1115.97" calcext:value-type="float">
            <text:p>1115.97</text:p>
          </table:table-cell>
          <table:table-cell office:value-type="float" office:value="1197.8" calcext:value-type="float">
            <text:p>1197.8</text:p>
          </table:table-cell>
          <table:table-cell office:value-type="float" office:value="1202.45" calcext:value-type="float">
            <text:p>1202.45</text:p>
          </table:table-cell>
          <table:table-cell office:value-type="float" office:value="1108.65" calcext:value-type="float">
            <text:p>1108.65</text:p>
          </table:table-cell>
          <table:table-cell office:value-type="float" office:value="1219.57" calcext:value-type="float">
            <text:p>1219.57</text:p>
          </table:table-cell>
          <table:table-cell office:value-type="float" office:value="1365.58" calcext:value-type="float">
            <text:p>1365.58</text:p>
          </table:table-cell>
          <table:table-cell office:value-type="float" office:value="1100.7" calcext:value-type="float">
            <text:p>1100.7</text:p>
          </table:table-cell>
          <table:table-cell office:value-type="float" office:value="1114.04" calcext:value-type="float">
            <text:p>1114.04</text:p>
          </table:table-cell>
          <table:table-cell office:value-type="float" office:value="1085.01" calcext:value-type="float">
            <text:p>1085.01</text:p>
          </table:table-cell>
          <table:table-cell office:value-type="float" office:value="1100.36" calcext:value-type="float">
            <text:p>1100.36</text:p>
          </table:table-cell>
          <table:table-cell office:value-type="float" office:value="1143.23" calcext:value-type="float">
            <text:p>1143.23</text:p>
          </table:table-cell>
          <table:table-cell office:value-type="float" office:value="1104.65" calcext:value-type="float">
            <text:p>1104.65</text:p>
          </table:table-cell>
          <table:table-cell table:formula="of:= LOG(AVERAGE([.B69:.U69]))^-1" office:value-type="float" office:value="0.325670066907726" calcext:value-type="float">
            <text:p>0.32567006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26.65" calcext:value-type="float">
            <text:p>1226.65</text:p>
          </table:table-cell>
          <table:table-cell office:value-type="float" office:value="1353.53" calcext:value-type="float">
            <text:p>1353.53</text:p>
          </table:table-cell>
          <table:table-cell office:value-type="float" office:value="1269.93" calcext:value-type="float">
            <text:p>1269.93</text:p>
          </table:table-cell>
          <table:table-cell office:value-type="float" office:value="1154.27" calcext:value-type="float">
            <text:p>1154.27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170.46" calcext:value-type="float">
            <text:p>1170.46</text:p>
          </table:table-cell>
          <table:table-cell office:value-type="float" office:value="1149.52" calcext:value-type="float">
            <text:p>1149.52</text:p>
          </table:table-cell>
          <table:table-cell office:value-type="float" office:value="1182.2" calcext:value-type="float">
            <text:p>1182.2</text:p>
          </table:table-cell>
          <table:table-cell office:value-type="float" office:value="1115.97" calcext:value-type="float">
            <text:p>1115.97</text:p>
          </table:table-cell>
          <table:table-cell office:value-type="float" office:value="1195.87" calcext:value-type="float">
            <text:p>1195.87</text:p>
          </table:table-cell>
          <table:table-cell office:value-type="float" office:value="1202.45" calcext:value-type="float">
            <text:p>1202.45</text:p>
          </table:table-cell>
          <table:table-cell office:value-type="float" office:value="1107.33" calcext:value-type="float">
            <text:p>1107.33</text:p>
          </table:table-cell>
          <table:table-cell office:value-type="float" office:value="1219.57" calcext:value-type="float">
            <text:p>1219.57</text:p>
          </table:table-cell>
          <table:table-cell office:value-type="float" office:value="1355.71" calcext:value-type="float">
            <text:p>1355.71</text:p>
          </table:table-cell>
          <table:table-cell office:value-type="float" office:value="1100.7" calcext:value-type="float">
            <text:p>1100.7</text:p>
          </table:table-cell>
          <table:table-cell office:value-type="float" office:value="1114.04" calcext:value-type="float">
            <text:p>1114.04</text:p>
          </table:table-cell>
          <table:table-cell office:value-type="float" office:value="1085" calcext:value-type="float">
            <text:p>1085</text:p>
          </table:table-cell>
          <table:table-cell office:value-type="float" office:value="1100.36" calcext:value-type="float">
            <text:p>1100.36</text:p>
          </table:table-cell>
          <table:table-cell office:value-type="float" office:value="1143.08" calcext:value-type="float">
            <text:p>1143.08</text:p>
          </table:table-cell>
          <table:table-cell office:value-type="float" office:value="1101.49" calcext:value-type="float">
            <text:p>1101.49</text:p>
          </table:table-cell>
          <table:table-cell table:formula="of:= LOG(AVERAGE([.B70:.U70]))^-1" office:value-type="float" office:value="0.325720156938894" calcext:value-type="float">
            <text:p>0.32572015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26.6" calcext:value-type="float">
            <text:p>1226.6</text:p>
          </table:table-cell>
          <table:table-cell office:value-type="float" office:value="1353.53" calcext:value-type="float">
            <text:p>1353.53</text:p>
          </table:table-cell>
          <table:table-cell office:value-type="float" office:value="1269.93" calcext:value-type="float">
            <text:p>1269.93</text:p>
          </table:table-cell>
          <table:table-cell office:value-type="float" office:value="1154.02" calcext:value-type="float">
            <text:p>1154.02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70.46" calcext:value-type="float">
            <text:p>1170.46</text:p>
          </table:table-cell>
          <table:table-cell office:value-type="float" office:value="1149.46" calcext:value-type="float">
            <text:p>1149.46</text:p>
          </table:table-cell>
          <table:table-cell office:value-type="float" office:value="1178.23" calcext:value-type="float">
            <text:p>1178.23</text:p>
          </table:table-cell>
          <table:table-cell office:value-type="float" office:value="1115.95" calcext:value-type="float">
            <text:p>1115.95</text:p>
          </table:table-cell>
          <table:table-cell office:value-type="float" office:value="1195.44" calcext:value-type="float">
            <text:p>1195.44</text:p>
          </table:table-cell>
          <table:table-cell office:value-type="float" office:value="1202.45" calcext:value-type="float">
            <text:p>1202.45</text:p>
          </table:table-cell>
          <table:table-cell office:value-type="float" office:value="1107.33" calcext:value-type="float">
            <text:p>1107.33</text:p>
          </table:table-cell>
          <table:table-cell office:value-type="float" office:value="1216.47" calcext:value-type="float">
            <text:p>1216.47</text:p>
          </table:table-cell>
          <table:table-cell office:value-type="float" office:value="1345.96" calcext:value-type="float">
            <text:p>1345.96</text:p>
          </table:table-cell>
          <table:table-cell office:value-type="float" office:value="1098.82" calcext:value-type="float">
            <text:p>1098.82</text:p>
          </table:table-cell>
          <table:table-cell office:value-type="float" office:value="1113.65" calcext:value-type="float">
            <text:p>1113.65</text:p>
          </table:table-cell>
          <table:table-cell office:value-type="float" office:value="1081.96" calcext:value-type="float">
            <text:p>1081.96</text:p>
          </table:table-cell>
          <table:table-cell office:value-type="float" office:value="1100.25" calcext:value-type="float">
            <text:p>1100.25</text:p>
          </table:table-cell>
          <table:table-cell office:value-type="float" office:value="1141.37" calcext:value-type="float">
            <text:p>1141.37</text:p>
          </table:table-cell>
          <table:table-cell office:value-type="float" office:value="1096.82" calcext:value-type="float">
            <text:p>1096.82</text:p>
          </table:table-cell>
          <table:table-cell table:formula="of:= LOG(AVERAGE([.B71:.U71]))^-1" office:value-type="float" office:value="0.325780447660952" calcext:value-type="float">
            <text:p>0.32578044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6.6" calcext:value-type="float">
            <text:p>1226.6</text:p>
          </table:table-cell>
          <table:table-cell office:value-type="float" office:value="1348.89" calcext:value-type="float">
            <text:p>1348.89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1153.98" calcext:value-type="float">
            <text:p>1153.98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169.56" calcext:value-type="float">
            <text:p>1169.56</text:p>
          </table:table-cell>
          <table:table-cell office:value-type="float" office:value="1149.46" calcext:value-type="float">
            <text:p>1149.46</text:p>
          </table:table-cell>
          <table:table-cell office:value-type="float" office:value="1177.99" calcext:value-type="float">
            <text:p>1177.99</text:p>
          </table:table-cell>
          <table:table-cell office:value-type="float" office:value="1115.88" calcext:value-type="float">
            <text:p>1115.88</text:p>
          </table:table-cell>
          <table:table-cell office:value-type="float" office:value="1194.95" calcext:value-type="float">
            <text:p>1194.95</text:p>
          </table:table-cell>
          <table:table-cell office:value-type="float" office:value="1200.31" calcext:value-type="float">
            <text:p>1200.31</text:p>
          </table:table-cell>
          <table:table-cell office:value-type="float" office:value="1107.33" calcext:value-type="float">
            <text:p>1107.33</text:p>
          </table:table-cell>
          <table:table-cell office:value-type="float" office:value="1215.01" calcext:value-type="float">
            <text:p>1215.01</text:p>
          </table:table-cell>
          <table:table-cell office:value-type="float" office:value="1346.55" calcext:value-type="float">
            <text:p>1346.55</text:p>
          </table:table-cell>
          <table:table-cell office:value-type="float" office:value="1098.82" calcext:value-type="float">
            <text:p>1098.82</text:p>
          </table:table-cell>
          <table:table-cell office:value-type="float" office:value="1111.13" calcext:value-type="float">
            <text:p>1111.13</text:p>
          </table:table-cell>
          <table:table-cell office:value-type="float" office:value="1081.96" calcext:value-type="float">
            <text:p>1081.96</text:p>
          </table:table-cell>
          <table:table-cell office:value-type="float" office:value="1100.09" calcext:value-type="float">
            <text:p>1100.09</text:p>
          </table:table-cell>
          <table:table-cell office:value-type="float" office:value="1141.37" calcext:value-type="float">
            <text:p>1141.37</text:p>
          </table:table-cell>
          <table:table-cell office:value-type="float" office:value="1099.09" calcext:value-type="float">
            <text:p>1099.09</text:p>
          </table:table-cell>
          <table:table-cell table:formula="of:= LOG(AVERAGE([.B72:.U72]))^-1" office:value-type="float" office:value="0.325805452953905" calcext:value-type="float">
            <text:p>0.3258054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26.18" calcext:value-type="float">
            <text:p>1226.18</text:p>
          </table:table-cell>
          <table:table-cell office:value-type="float" office:value="1345.93" calcext:value-type="float">
            <text:p>1345.93</text:p>
          </table:table-cell>
          <table:table-cell office:value-type="float" office:value="1248.58" calcext:value-type="float">
            <text:p>1248.58</text:p>
          </table:table-cell>
          <table:table-cell office:value-type="float" office:value="1153.99" calcext:value-type="float">
            <text:p>1153.99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169.56" calcext:value-type="float">
            <text:p>1169.56</text:p>
          </table:table-cell>
          <table:table-cell office:value-type="float" office:value="1149.29" calcext:value-type="float">
            <text:p>1149.29</text:p>
          </table:table-cell>
          <table:table-cell office:value-type="float" office:value="1177.99" calcext:value-type="float">
            <text:p>1177.99</text:p>
          </table:table-cell>
          <table:table-cell office:value-type="float" office:value="1114.79" calcext:value-type="float">
            <text:p>1114.79</text:p>
          </table:table-cell>
          <table:table-cell office:value-type="float" office:value="1194.83" calcext:value-type="float">
            <text:p>1194.83</text:p>
          </table:table-cell>
          <table:table-cell office:value-type="float" office:value="1200.31" calcext:value-type="float">
            <text:p>1200.31</text:p>
          </table:table-cell>
          <table:table-cell office:value-type="float" office:value="1107.33" calcext:value-type="float">
            <text:p>1107.33</text:p>
          </table:table-cell>
          <table:table-cell office:value-type="float" office:value="1215.01" calcext:value-type="float">
            <text:p>1215.01</text:p>
          </table:table-cell>
          <table:table-cell office:value-type="float" office:value="1344.07" calcext:value-type="float">
            <text:p>1344.07</text:p>
          </table:table-cell>
          <table:table-cell office:value-type="float" office:value="1098.82" calcext:value-type="float">
            <text:p>1098.82</text:p>
          </table:table-cell>
          <table:table-cell office:value-type="float" office:value="1110.65" calcext:value-type="float">
            <text:p>1110.65</text:p>
          </table:table-cell>
          <table:table-cell office:value-type="float" office:value="1076.01" calcext:value-type="float">
            <text:p>1076.01</text:p>
          </table:table-cell>
          <table:table-cell office:value-type="float" office:value="1099.84" calcext:value-type="float">
            <text:p>1099.84</text:p>
          </table:table-cell>
          <table:table-cell office:value-type="float" office:value="1141.37" calcext:value-type="float">
            <text:p>1141.37</text:p>
          </table:table-cell>
          <table:table-cell office:value-type="float" office:value="1095.83" calcext:value-type="float">
            <text:p>1095.83</text:p>
          </table:table-cell>
          <table:table-cell table:formula="of:= LOG(AVERAGE([.B73:.U73]))^-1" office:value-type="float" office:value="0.32588090814647" calcext:value-type="float">
            <text:p>0.32588090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18.25" calcext:value-type="float">
            <text:p>1218.25</text:p>
          </table:table-cell>
          <table:table-cell office:value-type="float" office:value="1345.93" calcext:value-type="float">
            <text:p>1345.93</text:p>
          </table:table-cell>
          <table:table-cell office:value-type="float" office:value="1247.97" calcext:value-type="float">
            <text:p>1247.97</text:p>
          </table:table-cell>
          <table:table-cell office:value-type="float" office:value="1153.99" calcext:value-type="float">
            <text:p>1153.99</text:p>
          </table:table-cell>
          <table:table-cell office:value-type="float" office:value="1149.01" calcext:value-type="float">
            <text:p>1149.01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1149.29" calcext:value-type="float">
            <text:p>1149.29</text:p>
          </table:table-cell>
          <table:table-cell office:value-type="float" office:value="1171.22" calcext:value-type="float">
            <text:p>1171.22</text:p>
          </table:table-cell>
          <table:table-cell office:value-type="float" office:value="1113.92" calcext:value-type="float">
            <text:p>1113.92</text:p>
          </table:table-cell>
          <table:table-cell office:value-type="float" office:value="1194.07" calcext:value-type="float">
            <text:p>1194.07</text:p>
          </table:table-cell>
          <table:table-cell office:value-type="float" office:value="1198" calcext:value-type="float">
            <text:p>1198</text:p>
          </table:table-cell>
          <table:table-cell office:value-type="float" office:value="1103.15" calcext:value-type="float">
            <text:p>1103.15</text:p>
          </table:table-cell>
          <table:table-cell office:value-type="float" office:value="1213.89" calcext:value-type="float">
            <text:p>1213.89</text:p>
          </table:table-cell>
          <table:table-cell office:value-type="float" office:value="1340.74" calcext:value-type="float">
            <text:p>1340.74</text:p>
          </table:table-cell>
          <table:table-cell office:value-type="float" office:value="1095.77" calcext:value-type="float">
            <text:p>1095.77</text:p>
          </table:table-cell>
          <table:table-cell office:value-type="float" office:value="1110.56" calcext:value-type="float">
            <text:p>1110.56</text:p>
          </table:table-cell>
          <table:table-cell office:value-type="float" office:value="1076.01" calcext:value-type="float">
            <text:p>1076.01</text:p>
          </table:table-cell>
          <table:table-cell office:value-type="float" office:value="1099.65" calcext:value-type="float">
            <text:p>1099.65</text:p>
          </table:table-cell>
          <table:table-cell office:value-type="float" office:value="1139.05" calcext:value-type="float">
            <text:p>1139.05</text:p>
          </table:table-cell>
          <table:table-cell office:value-type="float" office:value="1095.83" calcext:value-type="float">
            <text:p>1095.83</text:p>
          </table:table-cell>
          <table:table-cell table:formula="of:= LOG(AVERAGE([.B74:.U74]))^-1" office:value-type="float" office:value="0.325955653845115" calcext:value-type="float">
            <text:p>0.3259556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8.24" calcext:value-type="float">
            <text:p>1218.24</text:p>
          </table:table-cell>
          <table:table-cell office:value-type="float" office:value="1345.24" calcext:value-type="float">
            <text:p>1345.24</text:p>
          </table:table-cell>
          <table:table-cell office:value-type="float" office:value="1247.97" calcext:value-type="float">
            <text:p>1247.97</text:p>
          </table:table-cell>
          <table:table-cell office:value-type="float" office:value="1153.99" calcext:value-type="float">
            <text:p>1153.99</text:p>
          </table:table-cell>
          <table:table-cell office:value-type="float" office:value="1149.01" calcext:value-type="float">
            <text:p>1149.01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1146.56" calcext:value-type="float">
            <text:p>1146.56</text:p>
          </table:table-cell>
          <table:table-cell office:value-type="float" office:value="1171.22" calcext:value-type="float">
            <text:p>1171.22</text:p>
          </table:table-cell>
          <table:table-cell office:value-type="float" office:value="1113.92" calcext:value-type="float">
            <text:p>1113.92</text:p>
          </table:table-cell>
          <table:table-cell office:value-type="float" office:value="1194.07" calcext:value-type="float">
            <text:p>1194.07</text:p>
          </table:table-cell>
          <table:table-cell office:value-type="float" office:value="1195.66" calcext:value-type="float">
            <text:p>1195.66</text:p>
          </table:table-cell>
          <table:table-cell office:value-type="float" office:value="1102.91" calcext:value-type="float">
            <text:p>1102.91</text:p>
          </table:table-cell>
          <table:table-cell office:value-type="float" office:value="1213.54" calcext:value-type="float">
            <text:p>1213.54</text:p>
          </table:table-cell>
          <table:table-cell office:value-type="float" office:value="1338.5" calcext:value-type="float">
            <text:p>1338.5</text:p>
          </table:table-cell>
          <table:table-cell office:value-type="float" office:value="1095.29" calcext:value-type="float">
            <text:p>1095.29</text:p>
          </table:table-cell>
          <table:table-cell office:value-type="float" office:value="1110.56" calcext:value-type="float">
            <text:p>1110.56</text:p>
          </table:table-cell>
          <table:table-cell office:value-type="float" office:value="1071.53" calcext:value-type="float">
            <text:p>1071.53</text:p>
          </table:table-cell>
          <table:table-cell office:value-type="float" office:value="1099.6" calcext:value-type="float">
            <text:p>1099.6</text:p>
          </table:table-cell>
          <table:table-cell office:value-type="float" office:value="1139.05" calcext:value-type="float">
            <text:p>1139.05</text:p>
          </table:table-cell>
          <table:table-cell office:value-type="float" office:value="1095.83" calcext:value-type="float">
            <text:p>1095.83</text:p>
          </table:table-cell>
          <table:table-cell table:formula="of:= LOG(AVERAGE([.B75:.U75]))^-1" office:value-type="float" office:value="0.325982519021061" calcext:value-type="float">
            <text:p>0.3259825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17.78" calcext:value-type="float">
            <text:p>1217.78</text:p>
          </table:table-cell>
          <table:table-cell office:value-type="float" office:value="1320.26" calcext:value-type="float">
            <text:p>1320.26</text:p>
          </table:table-cell>
          <table:table-cell office:value-type="float" office:value="1246.05" calcext:value-type="float">
            <text:p>1246.05</text:p>
          </table:table-cell>
          <table:table-cell office:value-type="float" office:value="1153.92" calcext:value-type="float">
            <text:p>1153.92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1146.56" calcext:value-type="float">
            <text:p>1146.56</text:p>
          </table:table-cell>
          <table:table-cell office:value-type="float" office:value="1171.22" calcext:value-type="float">
            <text:p>1171.2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190.41" calcext:value-type="float">
            <text:p>1190.41</text:p>
          </table:table-cell>
          <table:table-cell office:value-type="float" office:value="1197.79" calcext:value-type="float">
            <text:p>1197.79</text:p>
          </table:table-cell>
          <table:table-cell office:value-type="float" office:value="1102.14" calcext:value-type="float">
            <text:p>1102.14</text:p>
          </table:table-cell>
          <table:table-cell office:value-type="float" office:value="1213.5" calcext:value-type="float">
            <text:p>1213.5</text:p>
          </table:table-cell>
          <table:table-cell office:value-type="float" office:value="1335.03" calcext:value-type="float">
            <text:p>1335.03</text:p>
          </table:table-cell>
          <table:table-cell office:value-type="float" office:value="1094.11" calcext:value-type="float">
            <text:p>1094.11</text:p>
          </table:table-cell>
          <table:table-cell office:value-type="float" office:value="1107.09" calcext:value-type="float">
            <text:p>1107.09</text:p>
          </table:table-cell>
          <table:table-cell office:value-type="float" office:value="1066.09" calcext:value-type="float">
            <text:p>1066.09</text:p>
          </table:table-cell>
          <table:table-cell office:value-type="float" office:value="1098.61" calcext:value-type="float">
            <text:p>1098.61</text:p>
          </table:table-cell>
          <table:table-cell office:value-type="float" office:value="1138.74" calcext:value-type="float">
            <text:p>1138.74</text:p>
          </table:table-cell>
          <table:table-cell office:value-type="float" office:value="1095.6" calcext:value-type="float">
            <text:p>1095.6</text:p>
          </table:table-cell>
          <table:table-cell table:formula="of:= LOG(AVERAGE([.B76:.U76]))^-1" office:value-type="float" office:value="0.326088299309625" calcext:value-type="float">
            <text:p>0.32608829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17.78" calcext:value-type="float">
            <text:p>1217.78</text:p>
          </table:table-cell>
          <table:table-cell office:value-type="float" office:value="1320.26" calcext:value-type="float">
            <text:p>1320.26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1153.52" calcext:value-type="float">
            <text:p>1153.52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1146.23" calcext:value-type="float">
            <text:p>1146.23</text:p>
          </table:table-cell>
          <table:table-cell office:value-type="float" office:value="1171.22" calcext:value-type="float">
            <text:p>1171.22</text:p>
          </table:table-cell>
          <table:table-cell office:value-type="float" office:value="1112.29" calcext:value-type="float">
            <text:p>1112.29</text:p>
          </table:table-cell>
          <table:table-cell office:value-type="float" office:value="1190.41" calcext:value-type="float">
            <text:p>1190.41</text:p>
          </table:table-cell>
          <table:table-cell office:value-type="float" office:value="1196.95" calcext:value-type="float">
            <text:p>1196.95</text:p>
          </table:table-cell>
          <table:table-cell office:value-type="float" office:value="1102.14" calcext:value-type="float">
            <text:p>1102.14</text:p>
          </table:table-cell>
          <table:table-cell office:value-type="float" office:value="1207.68" calcext:value-type="float">
            <text:p>1207.68</text:p>
          </table:table-cell>
          <table:table-cell office:value-type="float" office:value="1334.52" calcext:value-type="float">
            <text:p>1334.52</text:p>
          </table:table-cell>
          <table:table-cell office:value-type="float" office:value="1094.11" calcext:value-type="float">
            <text:p>1094.11</text:p>
          </table:table-cell>
          <table:table-cell office:value-type="float" office:value="1106.91" calcext:value-type="float">
            <text:p>1106.91</text:p>
          </table:table-cell>
          <table:table-cell office:value-type="float" office:value="1065.95" calcext:value-type="float">
            <text:p>1065.95</text:p>
          </table:table-cell>
          <table:table-cell office:value-type="float" office:value="1098.61" calcext:value-type="float">
            <text:p>1098.61</text:p>
          </table:table-cell>
          <table:table-cell office:value-type="float" office:value="1138.74" calcext:value-type="float">
            <text:p>1138.74</text:p>
          </table:table-cell>
          <table:table-cell office:value-type="float" office:value="1092.95" calcext:value-type="float">
            <text:p>1092.95</text:p>
          </table:table-cell>
          <table:table-cell table:formula="of:= LOG(AVERAGE([.B77:.U77]))^-1" office:value-type="float" office:value="0.326123232140047" calcext:value-type="float">
            <text:p>0.32612323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7.44" calcext:value-type="float">
            <text:p>1217.44</text:p>
          </table:table-cell>
          <table:table-cell office:value-type="float" office:value="1320.17" calcext:value-type="float">
            <text:p>1320.17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1153.43" calcext:value-type="float">
            <text:p>1153.43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1145.91" calcext:value-type="float">
            <text:p>1145.91</text:p>
          </table:table-cell>
          <table:table-cell office:value-type="float" office:value="1171.22" calcext:value-type="float">
            <text:p>1171.22</text:p>
          </table:table-cell>
          <table:table-cell office:value-type="float" office:value="1112.28" calcext:value-type="float">
            <text:p>1112.28</text:p>
          </table:table-cell>
          <table:table-cell office:value-type="float" office:value="1190.41" calcext:value-type="float">
            <text:p>1190.41</text:p>
          </table:table-cell>
          <table:table-cell office:value-type="float" office:value="1196.95" calcext:value-type="float">
            <text:p>1196.95</text:p>
          </table:table-cell>
          <table:table-cell office:value-type="float" office:value="1095.86" calcext:value-type="float">
            <text:p>1095.86</text:p>
          </table:table-cell>
          <table:table-cell office:value-type="float" office:value="1207.68" calcext:value-type="float">
            <text:p>1207.68</text:p>
          </table:table-cell>
          <table:table-cell office:value-type="float" office:value="1330.71" calcext:value-type="float">
            <text:p>1330.71</text:p>
          </table:table-cell>
          <table:table-cell office:value-type="float" office:value="1094.11" calcext:value-type="float">
            <text:p>1094.11</text:p>
          </table:table-cell>
          <table:table-cell office:value-type="float" office:value="1106.56" calcext:value-type="float">
            <text:p>1106.56</text:p>
          </table:table-cell>
          <table:table-cell office:value-type="float" office:value="1065.95" calcext:value-type="float">
            <text:p>1065.95</text:p>
          </table:table-cell>
          <table:table-cell office:value-type="float" office:value="1097.58" calcext:value-type="float">
            <text:p>1097.58</text:p>
          </table:table-cell>
          <table:table-cell office:value-type="float" office:value="1138.56" calcext:value-type="float">
            <text:p>1138.56</text:p>
          </table:table-cell>
          <table:table-cell office:value-type="float" office:value="1092.95" calcext:value-type="float">
            <text:p>1092.95</text:p>
          </table:table-cell>
          <table:table-cell table:formula="of:= LOG(AVERAGE([.B78:.U78]))^-1" office:value-type="float" office:value="0.326148020727669" calcext:value-type="float">
            <text:p>0.32614802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17.39" calcext:value-type="float">
            <text:p>1217.39</text:p>
          </table:table-cell>
          <table:table-cell office:value-type="float" office:value="1319.16" calcext:value-type="float">
            <text:p>1319.16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1153.42" calcext:value-type="float">
            <text:p>1153.42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1169.97" calcext:value-type="float">
            <text:p>1169.97</text:p>
          </table:table-cell>
          <table:table-cell office:value-type="float" office:value="1111.26" calcext:value-type="float">
            <text:p>1111.26</text:p>
          </table:table-cell>
          <table:table-cell office:value-type="float" office:value="1189.38" calcext:value-type="float">
            <text:p>1189.38</text:p>
          </table:table-cell>
          <table:table-cell office:value-type="float" office:value="1194.98" calcext:value-type="float">
            <text:p>1194.98</text:p>
          </table:table-cell>
          <table:table-cell office:value-type="float" office:value="1095.86" calcext:value-type="float">
            <text:p>1095.86</text:p>
          </table:table-cell>
          <table:table-cell office:value-type="float" office:value="1207.49" calcext:value-type="float">
            <text:p>1207.49</text:p>
          </table:table-cell>
          <table:table-cell office:value-type="float" office:value="1329.84" calcext:value-type="float">
            <text:p>1329.84</text:p>
          </table:table-cell>
          <table:table-cell office:value-type="float" office:value="1092.06" calcext:value-type="float">
            <text:p>1092.06</text:p>
          </table:table-cell>
          <table:table-cell office:value-type="float" office:value="1106.72" calcext:value-type="float">
            <text:p>1106.72</text:p>
          </table:table-cell>
          <table:table-cell office:value-type="float" office:value="1065.16" calcext:value-type="float">
            <text:p>1065.16</text:p>
          </table:table-cell>
          <table:table-cell office:value-type="float" office:value="1097.49" calcext:value-type="float">
            <text:p>1097.49</text:p>
          </table:table-cell>
          <table:table-cell office:value-type="float" office:value="1136.98" calcext:value-type="float">
            <text:p>1136.98</text:p>
          </table:table-cell>
          <table:table-cell office:value-type="float" office:value="1091.92" calcext:value-type="float">
            <text:p>1091.92</text:p>
          </table:table-cell>
          <table:table-cell table:formula="of:= LOG(AVERAGE([.B79:.U79]))^-1" office:value-type="float" office:value="0.326179675771423" calcext:value-type="float">
            <text:p>0.32617967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15.92" calcext:value-type="float">
            <text:p>1215.92</text:p>
          </table:table-cell>
          <table:table-cell office:value-type="float" office:value="1319.05" calcext:value-type="float">
            <text:p>1319.05</text:p>
          </table:table-cell>
          <table:table-cell office:value-type="float" office:value="1215.17" calcext:value-type="float">
            <text:p>1215.17</text:p>
          </table:table-cell>
          <table:table-cell office:value-type="float" office:value="1153.3" calcext:value-type="float">
            <text:p>1153.3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167.87" calcext:value-type="float">
            <text:p>1167.87</text:p>
          </table:table-cell>
          <table:table-cell office:value-type="float" office:value="1142.36" calcext:value-type="float">
            <text:p>1142.36</text:p>
          </table:table-cell>
          <table:table-cell office:value-type="float" office:value="1168.1" calcext:value-type="float">
            <text:p>1168.1</text:p>
          </table:table-cell>
          <table:table-cell office:value-type="float" office:value="1110.3" calcext:value-type="float">
            <text:p>1110.3</text:p>
          </table:table-cell>
          <table:table-cell office:value-type="float" office:value="1189.21" calcext:value-type="float">
            <text:p>1189.21</text:p>
          </table:table-cell>
          <table:table-cell office:value-type="float" office:value="1194.11" calcext:value-type="float">
            <text:p>1194.11</text:p>
          </table:table-cell>
          <table:table-cell office:value-type="float" office:value="1095.86" calcext:value-type="float">
            <text:p>1095.86</text:p>
          </table:table-cell>
          <table:table-cell office:value-type="float" office:value="1205.24" calcext:value-type="float">
            <text:p>1205.24</text:p>
          </table:table-cell>
          <table:table-cell office:value-type="float" office:value="1329.82" calcext:value-type="float">
            <text:p>1329.82</text:p>
          </table:table-cell>
          <table:table-cell office:value-type="float" office:value="1092.06" calcext:value-type="float">
            <text:p>1092.06</text:p>
          </table:table-cell>
          <table:table-cell office:value-type="float" office:value="1105.52" calcext:value-type="float">
            <text:p>1105.52</text:p>
          </table:table-cell>
          <table:table-cell office:value-type="float" office:value="1063.59" calcext:value-type="float">
            <text:p>1063.59</text:p>
          </table:table-cell>
          <table:table-cell office:value-type="float" office:value="1097.41" calcext:value-type="float">
            <text:p>1097.41</text:p>
          </table:table-cell>
          <table:table-cell office:value-type="float" office:value="1136.98" calcext:value-type="float">
            <text:p>1136.98</text:p>
          </table:table-cell>
          <table:table-cell office:value-type="float" office:value="1091.92" calcext:value-type="float">
            <text:p>1091.92</text:p>
          </table:table-cell>
          <table:table-cell table:formula="of:= LOG(AVERAGE([.B80:.U80]))^-1" office:value-type="float" office:value="0.326247346100729" calcext:value-type="float">
            <text:p>0.32624734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5.92" calcext:value-type="float">
            <text:p>1215.92</text:p>
          </table:table-cell>
          <table:table-cell office:value-type="float" office:value="1304.34" calcext:value-type="float">
            <text:p>1304.34</text:p>
          </table:table-cell>
          <table:table-cell office:value-type="float" office:value="1215.17" calcext:value-type="float">
            <text:p>1215.17</text:p>
          </table:table-cell>
          <table:table-cell office:value-type="float" office:value="1153.28" calcext:value-type="float">
            <text:p>1153.28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167.87" calcext:value-type="float">
            <text:p>1167.87</text:p>
          </table:table-cell>
          <table:table-cell office:value-type="float" office:value="1142.36" calcext:value-type="float">
            <text:p>1142.36</text:p>
          </table:table-cell>
          <table:table-cell office:value-type="float" office:value="1168.1" calcext:value-type="float">
            <text:p>1168.1</text:p>
          </table:table-cell>
          <table:table-cell office:value-type="float" office:value="1109.44" calcext:value-type="float">
            <text:p>1109.44</text:p>
          </table:table-cell>
          <table:table-cell office:value-type="float" office:value="1189.07" calcext:value-type="float">
            <text:p>1189.07</text:p>
          </table:table-cell>
          <table:table-cell office:value-type="float" office:value="1194.11" calcext:value-type="float">
            <text:p>1194.11</text:p>
          </table:table-cell>
          <table:table-cell office:value-type="float" office:value="1095.1" calcext:value-type="float">
            <text:p>1095.1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1327.15" calcext:value-type="float">
            <text:p>1327.15</text:p>
          </table:table-cell>
          <table:table-cell office:value-type="float" office:value="1090.95" calcext:value-type="float">
            <text:p>1090.95</text:p>
          </table:table-cell>
          <table:table-cell office:value-type="float" office:value="1100.36" calcext:value-type="float">
            <text:p>1100.36</text:p>
          </table:table-cell>
          <table:table-cell office:value-type="float" office:value="1059.47" calcext:value-type="float">
            <text:p>1059.47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136.98" calcext:value-type="float">
            <text:p>1136.98</text:p>
          </table:table-cell>
          <table:table-cell office:value-type="float" office:value="1091.92" calcext:value-type="float">
            <text:p>1091.92</text:p>
          </table:table-cell>
          <table:table-cell table:formula="of:= LOG(AVERAGE([.B81:.U81]))^-1" office:value-type="float" office:value="0.326308687075536" calcext:value-type="float">
            <text:p>0.32630868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5.92" calcext:value-type="float">
            <text:p>1215.92</text:p>
          </table:table-cell>
          <table:table-cell office:value-type="float" office:value="1304.34" calcext:value-type="float">
            <text:p>1304.34</text:p>
          </table:table-cell>
          <table:table-cell office:value-type="float" office:value="1215.17" calcext:value-type="float">
            <text:p>1215.17</text:p>
          </table:table-cell>
          <table:table-cell office:value-type="float" office:value="1152.97" calcext:value-type="float">
            <text:p>1152.97</text:p>
          </table:table-cell>
          <table:table-cell office:value-type="float" office:value="1143.67" calcext:value-type="float">
            <text:p>1143.67</text:p>
          </table:table-cell>
          <table:table-cell office:value-type="float" office:value="1167.87" calcext:value-type="float">
            <text:p>1167.87</text:p>
          </table:table-cell>
          <table:table-cell office:value-type="float" office:value="1139.53" calcext:value-type="float">
            <text:p>1139.53</text:p>
          </table:table-cell>
          <table:table-cell office:value-type="float" office:value="1168.1" calcext:value-type="float">
            <text:p>1168.1</text:p>
          </table:table-cell>
          <table:table-cell office:value-type="float" office:value="1109.44" calcext:value-type="float">
            <text:p>1109.44</text:p>
          </table:table-cell>
          <table:table-cell office:value-type="float" office:value="1189.07" calcext:value-type="float">
            <text:p>1189.07</text:p>
          </table:table-cell>
          <table:table-cell office:value-type="float" office:value="1193.58" calcext:value-type="float">
            <text:p>1193.58</text:p>
          </table:table-cell>
          <table:table-cell office:value-type="float" office:value="1095.1" calcext:value-type="float">
            <text:p>1095.1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1327.15" calcext:value-type="float">
            <text:p>1327.15</text:p>
          </table:table-cell>
          <table:table-cell office:value-type="float" office:value="1090.11" calcext:value-type="float">
            <text:p>1090.11</text:p>
          </table:table-cell>
          <table:table-cell office:value-type="float" office:value="1100.36" calcext:value-type="float">
            <text:p>1100.36</text:p>
          </table:table-cell>
          <table:table-cell office:value-type="float" office:value="1058.8" calcext:value-type="float">
            <text:p>1058.8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136.89" calcext:value-type="float">
            <text:p>1136.89</text:p>
          </table:table-cell>
          <table:table-cell office:value-type="float" office:value="1089.42" calcext:value-type="float">
            <text:p>1089.42</text:p>
          </table:table-cell>
          <table:table-cell table:formula="of:= LOG(AVERAGE([.B82:.U82]))^-1" office:value-type="float" office:value="0.326324213082608" calcext:value-type="float">
            <text:p>0.3263242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5.92" calcext:value-type="float">
            <text:p>1215.92</text:p>
          </table:table-cell>
          <table:table-cell office:value-type="float" office:value="1303.27" calcext:value-type="float">
            <text:p>1303.27</text:p>
          </table:table-cell>
          <table:table-cell office:value-type="float" office:value="1206.95" calcext:value-type="float">
            <text:p>1206.95</text:p>
          </table:table-cell>
          <table:table-cell office:value-type="float" office:value="1152.97" calcext:value-type="float">
            <text:p>1152.97</text:p>
          </table:table-cell>
          <table:table-cell office:value-type="float" office:value="1143.58" calcext:value-type="float">
            <text:p>1143.58</text:p>
          </table:table-cell>
          <table:table-cell office:value-type="float" office:value="1167.87" calcext:value-type="float">
            <text:p>1167.87</text:p>
          </table:table-cell>
          <table:table-cell office:value-type="float" office:value="1139.49" calcext:value-type="float">
            <text:p>1139.49</text:p>
          </table:table-cell>
          <table:table-cell office:value-type="float" office:value="1167.51" calcext:value-type="float">
            <text:p>1167.51</text:p>
          </table:table-cell>
          <table:table-cell office:value-type="float" office:value="1107.86" calcext:value-type="float">
            <text:p>1107.86</text:p>
          </table:table-cell>
          <table:table-cell office:value-type="float" office:value="1188.62" calcext:value-type="float">
            <text:p>1188.62</text:p>
          </table:table-cell>
          <table:table-cell office:value-type="float" office:value="1193.56" calcext:value-type="float">
            <text:p>1193.56</text:p>
          </table:table-cell>
          <table:table-cell office:value-type="float" office:value="1094.1" calcext:value-type="float">
            <text:p>1094.1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1326.94" calcext:value-type="float">
            <text:p>1326.94</text:p>
          </table:table-cell>
          <table:table-cell office:value-type="float" office:value="1090.11" calcext:value-type="float">
            <text:p>1090.11</text:p>
          </table:table-cell>
          <table:table-cell office:value-type="float" office:value="1103.65" calcext:value-type="float">
            <text:p>1103.65</text:p>
          </table:table-cell>
          <table:table-cell office:value-type="float" office:value="1058.8" calcext:value-type="float">
            <text:p>1058.8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136.89" calcext:value-type="float">
            <text:p>1136.89</text:p>
          </table:table-cell>
          <table:table-cell office:value-type="float" office:value="1089.42" calcext:value-type="float">
            <text:p>1089.42</text:p>
          </table:table-cell>
          <table:table-cell table:formula="of:= LOG(AVERAGE([.B83:.U83]))^-1" office:value-type="float" office:value="0.326344113690798" calcext:value-type="float">
            <text:p>0.32634411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1299.35" calcext:value-type="float">
            <text:p>1299.35</text:p>
          </table:table-cell>
          <table:table-cell office:value-type="float" office:value="1210.14" calcext:value-type="float">
            <text:p>1210.14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2.68" calcext:value-type="float">
            <text:p>1142.68</text:p>
          </table:table-cell>
          <table:table-cell office:value-type="float" office:value="1167.87" calcext:value-type="float">
            <text:p>1167.87</text:p>
          </table:table-cell>
          <table:table-cell office:value-type="float" office:value="1139.46" calcext:value-type="float">
            <text:p>1139.46</text:p>
          </table:table-cell>
          <table:table-cell office:value-type="float" office:value="1167.46" calcext:value-type="float">
            <text:p>1167.46</text:p>
          </table:table-cell>
          <table:table-cell office:value-type="float" office:value="1106.85" calcext:value-type="float">
            <text:p>1106.85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1193.58" calcext:value-type="float">
            <text:p>1193.58</text:p>
          </table:table-cell>
          <table:table-cell office:value-type="float" office:value="1093.18" calcext:value-type="float">
            <text:p>1093.18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1326.94" calcext:value-type="float">
            <text:p>1326.94</text:p>
          </table:table-cell>
          <table:table-cell office:value-type="float" office:value="1089.8" calcext:value-type="float">
            <text:p>1089.8</text:p>
          </table:table-cell>
          <table:table-cell office:value-type="float" office:value="1103.65" calcext:value-type="float">
            <text:p>1103.65</text:p>
          </table:table-cell>
          <table:table-cell office:value-type="float" office:value="1058.8" calcext:value-type="float">
            <text:p>1058.8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136.78" calcext:value-type="float">
            <text:p>1136.78</text:p>
          </table:table-cell>
          <table:table-cell office:value-type="float" office:value="1089.42" calcext:value-type="float">
            <text:p>1089.42</text:p>
          </table:table-cell>
          <table:table-cell table:formula="of:= LOG(AVERAGE([.B84:.U84]))^-1" office:value-type="float" office:value="0.32635562436865" calcext:value-type="float">
            <text:p>0.3263556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1299.35" calcext:value-type="float">
            <text:p>1299.35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2.68" calcext:value-type="float">
            <text:p>1142.68</text:p>
          </table:table-cell>
          <table:table-cell office:value-type="float" office:value="1167.46" calcext:value-type="float">
            <text:p>1167.46</text:p>
          </table:table-cell>
          <table:table-cell office:value-type="float" office:value="1139.47" calcext:value-type="float">
            <text:p>1139.47</text:p>
          </table:table-cell>
          <table:table-cell office:value-type="float" office:value="1167.46" calcext:value-type="float">
            <text:p>1167.46</text:p>
          </table:table-cell>
          <table:table-cell office:value-type="float" office:value="1103.71" calcext:value-type="float">
            <text:p>1103.71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1193.4" calcext:value-type="float">
            <text:p>1193.4</text:p>
          </table:table-cell>
          <table:table-cell office:value-type="float" office:value="1093.18" calcext:value-type="float">
            <text:p>1093.18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1322.76" calcext:value-type="float">
            <text:p>1322.76</text:p>
          </table:table-cell>
          <table:table-cell office:value-type="float" office:value="1088.15" calcext:value-type="float">
            <text:p>1088.15</text:p>
          </table:table-cell>
          <table:table-cell office:value-type="float" office:value="1101.87" calcext:value-type="float">
            <text:p>1101.87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1096.31" calcext:value-type="float">
            <text:p>1096.31</text:p>
          </table:table-cell>
          <table:table-cell office:value-type="float" office:value="1136.78" calcext:value-type="float">
            <text:p>1136.78</text:p>
          </table:table-cell>
          <table:table-cell office:value-type="float" office:value="1089.19" calcext:value-type="float">
            <text:p>1089.19</text:p>
          </table:table-cell>
          <table:table-cell table:formula="of:= LOG(AVERAGE([.B85:.U85]))^-1" office:value-type="float" office:value="0.326397988180491" calcext:value-type="float">
            <text:p>0.32639798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1285.06" calcext:value-type="float">
            <text:p>1285.06</text:p>
          </table:table-cell>
          <table:table-cell office:value-type="float" office:value="1181.96" calcext:value-type="float">
            <text:p>1181.96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2.68" calcext:value-type="float">
            <text:p>1142.68</text:p>
          </table:table-cell>
          <table:table-cell office:value-type="float" office:value="1167.46" calcext:value-type="float">
            <text:p>1167.46</text:p>
          </table:table-cell>
          <table:table-cell office:value-type="float" office:value="1138.91" calcext:value-type="float">
            <text:p>1138.91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102.2" calcext:value-type="float">
            <text:p>1102.2</text:p>
          </table:table-cell>
          <table:table-cell office:value-type="float" office:value="1187.27" calcext:value-type="float">
            <text:p>1187.27</text:p>
          </table:table-cell>
          <table:table-cell office:value-type="float" office:value="1193.4" calcext:value-type="float">
            <text:p>1193.4</text:p>
          </table:table-cell>
          <table:table-cell office:value-type="float" office:value="1092.83" calcext:value-type="float">
            <text:p>1092.83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07.25" calcext:value-type="float">
            <text:p>1307.25</text:p>
          </table:table-cell>
          <table:table-cell office:value-type="float" office:value="1087.73" calcext:value-type="float">
            <text:p>1087.73</text:p>
          </table:table-cell>
          <table:table-cell office:value-type="float" office:value="1101.87" calcext:value-type="float">
            <text:p>1101.87</text:p>
          </table:table-cell>
          <table:table-cell office:value-type="float" office:value="1054.59" calcext:value-type="float">
            <text:p>1054.59</text:p>
          </table:table-cell>
          <table:table-cell office:value-type="float" office:value="1096.05" calcext:value-type="float">
            <text:p>1096.05</text:p>
          </table:table-cell>
          <table:table-cell office:value-type="float" office:value="1136.78" calcext:value-type="float">
            <text:p>1136.78</text:p>
          </table:table-cell>
          <table:table-cell office:value-type="float" office:value="1088.46" calcext:value-type="float">
            <text:p>1088.46</text:p>
          </table:table-cell>
          <table:table-cell table:formula="of:= LOG(AVERAGE([.B86:.U86]))^-1" office:value-type="float" office:value="0.326515216951184" calcext:value-type="float">
            <text:p>0.32651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1285.06" calcext:value-type="float">
            <text:p>1285.06</text:p>
          </table:table-cell>
          <table:table-cell office:value-type="float" office:value="1178.74" calcext:value-type="float">
            <text:p>1178.74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2.68" calcext:value-type="float">
            <text:p>1142.68</text:p>
          </table:table-cell>
          <table:table-cell office:value-type="float" office:value="1166.61" calcext:value-type="float">
            <text:p>1166.61</text:p>
          </table:table-cell>
          <table:table-cell office:value-type="float" office:value="1138.84" calcext:value-type="float">
            <text:p>1138.84</text:p>
          </table:table-cell>
          <table:table-cell office:value-type="float" office:value="1165.76" calcext:value-type="float">
            <text:p>1165.76</text:p>
          </table:table-cell>
          <table:table-cell office:value-type="float" office:value="1102.07" calcext:value-type="float">
            <text:p>1102.07</text:p>
          </table:table-cell>
          <table:table-cell office:value-type="float" office:value="1187.27" calcext:value-type="float">
            <text:p>1187.27</text:p>
          </table:table-cell>
          <table:table-cell office:value-type="float" office:value="1193.24" calcext:value-type="float">
            <text:p>1193.24</text:p>
          </table:table-cell>
          <table:table-cell office:value-type="float" office:value="1092.71" calcext:value-type="float">
            <text:p>1092.71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06.92" calcext:value-type="float">
            <text:p>1306.92</text:p>
          </table:table-cell>
          <table:table-cell office:value-type="float" office:value="1087.04" calcext:value-type="float">
            <text:p>1087.04</text:p>
          </table:table-cell>
          <table:table-cell office:value-type="float" office:value="1099.89" calcext:value-type="float">
            <text:p>1099.89</text:p>
          </table:table-cell>
          <table:table-cell office:value-type="float" office:value="1053.65" calcext:value-type="float">
            <text:p>1053.65</text:p>
          </table:table-cell>
          <table:table-cell office:value-type="float" office:value="1096.05" calcext:value-type="float">
            <text:p>1096.05</text:p>
          </table:table-cell>
          <table:table-cell office:value-type="float" office:value="1136.29" calcext:value-type="float">
            <text:p>1136.29</text:p>
          </table:table-cell>
          <table:table-cell office:value-type="float" office:value="1088.46" calcext:value-type="float">
            <text:p>1088.46</text:p>
          </table:table-cell>
          <table:table-cell table:formula="of:= LOG(AVERAGE([.B87:.U87]))^-1" office:value-type="float" office:value="0.326536205856743" calcext:value-type="float">
            <text:p>0.32653620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15.3" calcext:value-type="float">
            <text:p>1215.3</text:p>
          </table:table-cell>
          <table:table-cell office:value-type="float" office:value="1280.84" calcext:value-type="float">
            <text:p>1280.84</text:p>
          </table:table-cell>
          <table:table-cell office:value-type="float" office:value="1178.74" calcext:value-type="float">
            <text:p>1178.74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2.68" calcext:value-type="float">
            <text:p>1142.68</text:p>
          </table:table-cell>
          <table:table-cell office:value-type="float" office:value="1166.74" calcext:value-type="float">
            <text:p>1166.74</text:p>
          </table:table-cell>
          <table:table-cell office:value-type="float" office:value="1137.84" calcext:value-type="float">
            <text:p>1137.84</text:p>
          </table:table-cell>
          <table:table-cell office:value-type="float" office:value="1165.76" calcext:value-type="float">
            <text:p>1165.76</text:p>
          </table:table-cell>
          <table:table-cell office:value-type="float" office:value="1102.07" calcext:value-type="float">
            <text:p>1102.07</text:p>
          </table:table-cell>
          <table:table-cell office:value-type="float" office:value="1185.49" calcext:value-type="float">
            <text:p>1185.49</text:p>
          </table:table-cell>
          <table:table-cell office:value-type="float" office:value="1192.43" calcext:value-type="float">
            <text:p>1192.43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203.03" calcext:value-type="float">
            <text:p>1203.03</text:p>
          </table:table-cell>
          <table:table-cell office:value-type="float" office:value="1304.35" calcext:value-type="float">
            <text:p>1304.35</text:p>
          </table:table-cell>
          <table:table-cell office:value-type="float" office:value="1086.89" calcext:value-type="float">
            <text:p>1086.89</text:p>
          </table:table-cell>
          <table:table-cell office:value-type="float" office:value="1099.89" calcext:value-type="float">
            <text:p>1099.89</text:p>
          </table:table-cell>
          <table:table-cell office:value-type="float" office:value="1053.65" calcext:value-type="float">
            <text:p>1053.65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1136.29" calcext:value-type="float">
            <text:p>1136.29</text:p>
          </table:table-cell>
          <table:table-cell office:value-type="float" office:value="1088.46" calcext:value-type="float">
            <text:p>1088.46</text:p>
          </table:table-cell>
          <table:table-cell table:formula="of:= LOG(AVERAGE([.B88:.U88]))^-1" office:value-type="float" office:value="0.326566919370339" calcext:value-type="float">
            <text:p>0.32656691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14.86" calcext:value-type="float">
            <text:p>1214.86</text:p>
          </table:table-cell>
          <table:table-cell office:value-type="float" office:value="1280.84" calcext:value-type="float">
            <text:p>1280.84</text:p>
          </table:table-cell>
          <table:table-cell office:value-type="float" office:value="1176.79" calcext:value-type="float">
            <text:p>1176.79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2.68" calcext:value-type="float">
            <text:p>1142.68</text:p>
          </table:table-cell>
          <table:table-cell office:value-type="float" office:value="1166.74" calcext:value-type="float">
            <text:p>1166.74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1165.76" calcext:value-type="float">
            <text:p>1165.76</text:p>
          </table:table-cell>
          <table:table-cell office:value-type="float" office:value="1102.07" calcext:value-type="float">
            <text:p>1102.07</text:p>
          </table:table-cell>
          <table:table-cell office:value-type="float" office:value="1185.49" calcext:value-type="float">
            <text:p>1185.49</text:p>
          </table:table-cell>
          <table:table-cell office:value-type="float" office:value="1192.43" calcext:value-type="float">
            <text:p>1192.43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203.03" calcext:value-type="float">
            <text:p>1203.03</text:p>
          </table:table-cell>
          <table:table-cell office:value-type="float" office:value="1297.99" calcext:value-type="float">
            <text:p>1297.99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9.89" calcext:value-type="float">
            <text:p>1099.89</text:p>
          </table:table-cell>
          <table:table-cell office:value-type="float" office:value="1053.65" calcext:value-type="float">
            <text:p>1053.65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1131.17" calcext:value-type="float">
            <text:p>1131.17</text:p>
          </table:table-cell>
          <table:table-cell office:value-type="float" office:value="1087.75" calcext:value-type="float">
            <text:p>1087.75</text:p>
          </table:table-cell>
          <table:table-cell table:formula="of:= LOG(AVERAGE([.B89:.U89]))^-1" office:value-type="float" office:value="0.326606196918834" calcext:value-type="float">
            <text:p>0.32660619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4.86" calcext:value-type="float">
            <text:p>1214.86</text:p>
          </table:table-cell>
          <table:table-cell office:value-type="float" office:value="1280.84" calcext:value-type="float">
            <text:p>1280.84</text:p>
          </table:table-cell>
          <table:table-cell office:value-type="float" office:value="1174.34" calcext:value-type="float">
            <text:p>1174.34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141.55" calcext:value-type="float">
            <text:p>1141.55</text:p>
          </table:table-cell>
          <table:table-cell office:value-type="float" office:value="1166.09" calcext:value-type="float">
            <text:p>1166.09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1165.76" calcext:value-type="float">
            <text:p>1165.76</text:p>
          </table:table-cell>
          <table:table-cell office:value-type="float" office:value="1101.09" calcext:value-type="float">
            <text:p>1101.09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1192.43" calcext:value-type="float">
            <text:p>1192.43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203.03" calcext:value-type="float">
            <text:p>1203.03</text:p>
          </table:table-cell>
          <table:table-cell office:value-type="float" office:value="1297.99" calcext:value-type="float">
            <text:p>1297.99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9.89" calcext:value-type="float">
            <text:p>1099.89</text:p>
          </table:table-cell>
          <table:table-cell office:value-type="float" office:value="1052.98" calcext:value-type="float">
            <text:p>1052.98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1131.17" calcext:value-type="float">
            <text:p>1131.17</text:p>
          </table:table-cell>
          <table:table-cell office:value-type="float" office:value="1087.08" calcext:value-type="float">
            <text:p>1087.08</text:p>
          </table:table-cell>
          <table:table-cell table:formula="of:= LOG(AVERAGE([.B90:.U90]))^-1" office:value-type="float" office:value="0.326619781314518" calcext:value-type="float">
            <text:p>0.32661978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14.86" calcext:value-type="float">
            <text:p>1214.86</text:p>
          </table:table-cell>
          <table:table-cell office:value-type="float" office:value="1272.84" calcext:value-type="float">
            <text:p>1272.84</text:p>
          </table:table-cell>
          <table:table-cell office:value-type="float" office:value="1174.34" calcext:value-type="float">
            <text:p>1174.34</text:p>
          </table:table-cell>
          <table:table-cell office:value-type="float" office:value="1152.68" calcext:value-type="float">
            <text:p>1152.68</text:p>
          </table:table-cell>
          <table:table-cell office:value-type="float" office:value="1141.55" calcext:value-type="float">
            <text:p>1141.55</text:p>
          </table:table-cell>
          <table:table-cell office:value-type="float" office:value="1163.97" calcext:value-type="float">
            <text:p>1163.97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1164.76" calcext:value-type="float">
            <text:p>1164.76</text:p>
          </table:table-cell>
          <table:table-cell office:value-type="float" office:value="1101.08" calcext:value-type="float">
            <text:p>1101.08</text:p>
          </table:table-cell>
          <table:table-cell office:value-type="float" office:value="1183.4" calcext:value-type="float">
            <text:p>1183.4</text:p>
          </table:table-cell>
          <table:table-cell office:value-type="float" office:value="1191.25" calcext:value-type="float">
            <text:p>1191.25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202.81" calcext:value-type="float">
            <text:p>1202.81</text:p>
          </table:table-cell>
          <table:table-cell office:value-type="float" office:value="1297.01" calcext:value-type="float">
            <text:p>1297.01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9.18" calcext:value-type="float">
            <text:p>1099.18</text:p>
          </table:table-cell>
          <table:table-cell office:value-type="float" office:value="1051.6" calcext:value-type="float">
            <text:p>1051.6</text:p>
          </table:table-cell>
          <table:table-cell office:value-type="float" office:value="1094.82" calcext:value-type="float">
            <text:p>1094.82</text:p>
          </table:table-cell>
          <table:table-cell office:value-type="float" office:value="1133.97" calcext:value-type="float">
            <text:p>1133.97</text:p>
          </table:table-cell>
          <table:table-cell office:value-type="float" office:value="1087.08" calcext:value-type="float">
            <text:p>1087.08</text:p>
          </table:table-cell>
          <table:table-cell table:formula="of:= LOG(AVERAGE([.B91:.U91]))^-1" office:value-type="float" office:value="0.326651310379611" calcext:value-type="float">
            <text:p>0.3266513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4.86" calcext:value-type="float">
            <text:p>1214.86</text:p>
          </table:table-cell>
          <table:table-cell office:value-type="float" office:value="1265.46" calcext:value-type="float">
            <text:p>1265.46</text:p>
          </table:table-cell>
          <table:table-cell office:value-type="float" office:value="1172.27" calcext:value-type="float">
            <text:p>1172.27</text:p>
          </table:table-cell>
          <table:table-cell office:value-type="float" office:value="1152.68" calcext:value-type="float">
            <text:p>1152.68</text:p>
          </table:table-cell>
          <table:table-cell office:value-type="float" office:value="1141.55" calcext:value-type="float">
            <text:p>1141.55</text:p>
          </table:table-cell>
          <table:table-cell office:value-type="float" office:value="1163.87" calcext:value-type="float">
            <text:p>1163.87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1164.76" calcext:value-type="float">
            <text:p>1164.76</text:p>
          </table:table-cell>
          <table:table-cell office:value-type="float" office:value="1100.88" calcext:value-type="float">
            <text:p>1100.88</text:p>
          </table:table-cell>
          <table:table-cell office:value-type="float" office:value="1181.98" calcext:value-type="float">
            <text:p>1181.98</text:p>
          </table:table-cell>
          <table:table-cell office:value-type="float" office:value="1191.25" calcext:value-type="float">
            <text:p>1191.25</text:p>
          </table:table-cell>
          <table:table-cell office:value-type="float" office:value="1088.39" calcext:value-type="float">
            <text:p>1088.39</text:p>
          </table:table-cell>
          <table:table-cell office:value-type="float" office:value="1202.58" calcext:value-type="float">
            <text:p>1202.58</text:p>
          </table:table-cell>
          <table:table-cell office:value-type="float" office:value="1295.57" calcext:value-type="float">
            <text:p>1295.57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7.85" calcext:value-type="float">
            <text:p>1097.85</text:p>
          </table:table-cell>
          <table:table-cell office:value-type="float" office:value="1049.81" calcext:value-type="float">
            <text:p>1049.81</text:p>
          </table:table-cell>
          <table:table-cell office:value-type="float" office:value="1094.68" calcext:value-type="float">
            <text:p>1094.68</text:p>
          </table:table-cell>
          <table:table-cell office:value-type="float" office:value="1133.97" calcext:value-type="float">
            <text:p>1133.97</text:p>
          </table:table-cell>
          <table:table-cell office:value-type="float" office:value="1085.26" calcext:value-type="float">
            <text:p>1085.26</text:p>
          </table:table-cell>
          <table:table-cell table:formula="of:= LOG(AVERAGE([.B92:.U92]))^-1" office:value-type="float" office:value="0.326687780086094" calcext:value-type="float">
            <text:p>0.32668778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14.82" calcext:value-type="float">
            <text:p>1214.82</text:p>
          </table:table-cell>
          <table:table-cell office:value-type="float" office:value="1265.46" calcext:value-type="float">
            <text:p>1265.46</text:p>
          </table:table-cell>
          <table:table-cell office:value-type="float" office:value="1171.7" calcext:value-type="float">
            <text:p>1171.7</text:p>
          </table:table-cell>
          <table:table-cell office:value-type="float" office:value="1152.66" calcext:value-type="float">
            <text:p>1152.66</text:p>
          </table:table-cell>
          <table:table-cell office:value-type="float" office:value="1141.48" calcext:value-type="float">
            <text:p>1141.48</text:p>
          </table:table-cell>
          <table:table-cell office:value-type="float" office:value="1163.87" calcext:value-type="float">
            <text:p>1163.87</text:p>
          </table:table-cell>
          <table:table-cell office:value-type="float" office:value="1134.42" calcext:value-type="float">
            <text:p>1134.42</text:p>
          </table:table-cell>
          <table:table-cell office:value-type="float" office:value="1164.76" calcext:value-type="float">
            <text:p>1164.76</text:p>
          </table:table-cell>
          <table:table-cell office:value-type="float" office:value="1099.46" calcext:value-type="float">
            <text:p>1099.46</text:p>
          </table:table-cell>
          <table:table-cell office:value-type="float" office:value="1181.98" calcext:value-type="float">
            <text:p>1181.98</text:p>
          </table:table-cell>
          <table:table-cell office:value-type="float" office:value="1191.25" calcext:value-type="float">
            <text:p>1191.25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1201.72" calcext:value-type="float">
            <text:p>1201.72</text:p>
          </table:table-cell>
          <table:table-cell office:value-type="float" office:value="1265.04" calcext:value-type="float">
            <text:p>1265.04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6.86" calcext:value-type="float">
            <text:p>1096.86</text:p>
          </table:table-cell>
          <table:table-cell office:value-type="float" office:value="1049.81" calcext:value-type="float">
            <text:p>1049.81</text:p>
          </table:table-cell>
          <table:table-cell office:value-type="float" office:value="1094.68" calcext:value-type="float">
            <text:p>1094.68</text:p>
          </table:table-cell>
          <table:table-cell office:value-type="float" office:value="1133.37" calcext:value-type="float">
            <text:p>1133.37</text:p>
          </table:table-cell>
          <table:table-cell office:value-type="float" office:value="1085.26" calcext:value-type="float">
            <text:p>1085.26</text:p>
          </table:table-cell>
          <table:table-cell table:formula="of:= LOG(AVERAGE([.B93:.U93]))^-1" office:value-type="float" office:value="0.326760749481684" calcext:value-type="float">
            <text:p>0.32676074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14.69" calcext:value-type="float">
            <text:p>1214.69</text:p>
          </table:table-cell>
          <table:table-cell office:value-type="float" office:value="1259.48" calcext:value-type="float">
            <text:p>1259.48</text:p>
          </table:table-cell>
          <table:table-cell office:value-type="float" office:value="1167.81" calcext:value-type="float">
            <text:p>1167.81</text:p>
          </table:table-cell>
          <table:table-cell office:value-type="float" office:value="1152.66" calcext:value-type="float">
            <text:p>1152.66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62.34" calcext:value-type="float">
            <text:p>1162.34</text:p>
          </table:table-cell>
          <table:table-cell office:value-type="float" office:value="1135.13" calcext:value-type="float">
            <text:p>1135.13</text:p>
          </table:table-cell>
          <table:table-cell office:value-type="float" office:value="1164.56" calcext:value-type="float">
            <text:p>1164.56</text:p>
          </table:table-cell>
          <table:table-cell office:value-type="float" office:value="1099.46" calcext:value-type="float">
            <text:p>1099.46</text:p>
          </table:table-cell>
          <table:table-cell office:value-type="float" office:value="1181.43" calcext:value-type="float">
            <text:p>1181.43</text:p>
          </table:table-cell>
          <table:table-cell office:value-type="float" office:value="1191.14" calcext:value-type="float">
            <text:p>1191.14</text:p>
          </table:table-cell>
          <table:table-cell office:value-type="float" office:value="1088.34" calcext:value-type="float">
            <text:p>1088.34</text:p>
          </table:table-cell>
          <table:table-cell office:value-type="float" office:value="1202.58" calcext:value-type="float">
            <text:p>1202.58</text:p>
          </table:table-cell>
          <table:table-cell office:value-type="float" office:value="1265.04" calcext:value-type="float">
            <text:p>1265.04</text:p>
          </table:table-cell>
          <table:table-cell office:value-type="float" office:value="1082.4" calcext:value-type="float">
            <text:p>1082.4</text:p>
          </table:table-cell>
          <table:table-cell office:value-type="float" office:value="1096.86" calcext:value-type="float">
            <text:p>1096.86</text:p>
          </table:table-cell>
          <table:table-cell office:value-type="float" office:value="1046.6" calcext:value-type="float">
            <text:p>1046.6</text:p>
          </table:table-cell>
          <table:table-cell office:value-type="float" office:value="1093.03" calcext:value-type="float">
            <text:p>1093.03</text:p>
          </table:table-cell>
          <table:table-cell office:value-type="float" office:value="1133.37" calcext:value-type="float">
            <text:p>1133.37</text:p>
          </table:table-cell>
          <table:table-cell office:value-type="float" office:value="1085.26" calcext:value-type="float">
            <text:p>1085.26</text:p>
          </table:table-cell>
          <table:table-cell table:formula="of:= LOG(AVERAGE([.B94:.U94]))^-1" office:value-type="float" office:value="0.326800985977956" calcext:value-type="float">
            <text:p>0.3268009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6.91" calcext:value-type="float">
            <text:p>1196.91</text:p>
          </table:table-cell>
          <table:table-cell office:value-type="float" office:value="1258.73" calcext:value-type="float">
            <text:p>1258.73</text:p>
          </table:table-cell>
          <table:table-cell office:value-type="float" office:value="1167.81" calcext:value-type="float">
            <text:p>1167.81</text:p>
          </table:table-cell>
          <table:table-cell office:value-type="float" office:value="1152.65" calcext:value-type="float">
            <text:p>1152.65</text:p>
          </table:table-cell>
          <table:table-cell office:value-type="float" office:value="1135.81" calcext:value-type="float">
            <text:p>1135.81</text:p>
          </table:table-cell>
          <table:table-cell office:value-type="float" office:value="1162.34" calcext:value-type="float">
            <text:p>1162.34</text:p>
          </table:table-cell>
          <table:table-cell office:value-type="float" office:value="1135.09" calcext:value-type="float">
            <text:p>1135.09</text:p>
          </table:table-cell>
          <table:table-cell office:value-type="float" office:value="1164.23" calcext:value-type="float">
            <text:p>1164.23</text:p>
          </table:table-cell>
          <table:table-cell office:value-type="float" office:value="1099.34" calcext:value-type="float">
            <text:p>1099.34</text:p>
          </table:table-cell>
          <table:table-cell office:value-type="float" office:value="1181.43" calcext:value-type="float">
            <text:p>1181.43</text:p>
          </table:table-cell>
          <table:table-cell office:value-type="float" office:value="1189.92" calcext:value-type="float">
            <text:p>1189.92</text:p>
          </table:table-cell>
          <table:table-cell office:value-type="float" office:value="1088.34" calcext:value-type="float">
            <text:p>1088.34</text:p>
          </table:table-cell>
          <table:table-cell office:value-type="float" office:value="1202.39" calcext:value-type="float">
            <text:p>1202.39</text:p>
          </table:table-cell>
          <table:table-cell office:value-type="float" office:value="1261.92" calcext:value-type="float">
            <text:p>1261.92</text:p>
          </table:table-cell>
          <table:table-cell office:value-type="float" office:value="1080.56" calcext:value-type="float">
            <text:p>1080.56</text:p>
          </table:table-cell>
          <table:table-cell office:value-type="float" office:value="1095.76" calcext:value-type="float">
            <text:p>1095.76</text:p>
          </table:table-cell>
          <table:table-cell office:value-type="float" office:value="1046" calcext:value-type="float">
            <text:p>1046</text:p>
          </table:table-cell>
          <table:table-cell office:value-type="float" office:value="1093.03" calcext:value-type="float">
            <text:p>1093.03</text:p>
          </table:table-cell>
          <table:table-cell office:value-type="float" office:value="1133.34" calcext:value-type="float">
            <text:p>1133.34</text:p>
          </table:table-cell>
          <table:table-cell office:value-type="float" office:value="1085.26" calcext:value-type="float">
            <text:p>1085.26</text:p>
          </table:table-cell>
          <table:table-cell table:formula="of:= LOG(AVERAGE([.B95:.U95]))^-1" office:value-type="float" office:value="0.326862507402714" calcext:value-type="float">
            <text:p>0.32686250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6.91" calcext:value-type="float">
            <text:p>1196.91</text:p>
          </table:table-cell>
          <table:table-cell office:value-type="float" office:value="1253.51" calcext:value-type="float">
            <text:p>1253.51</text:p>
          </table:table-cell>
          <table:table-cell office:value-type="float" office:value="1167.81" calcext:value-type="float">
            <text:p>1167.81</text:p>
          </table:table-cell>
          <table:table-cell office:value-type="float" office:value="1152.65" calcext:value-type="float">
            <text:p>1152.65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62.34" calcext:value-type="float">
            <text:p>1162.34</text:p>
          </table:table-cell>
          <table:table-cell office:value-type="float" office:value="1134.02" calcext:value-type="float">
            <text:p>1134.02</text:p>
          </table:table-cell>
          <table:table-cell office:value-type="float" office:value="1163.5" calcext:value-type="float">
            <text:p>1163.5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1181.02" calcext:value-type="float">
            <text:p>1181.02</text:p>
          </table:table-cell>
          <table:table-cell office:value-type="float" office:value="1189.92" calcext:value-type="float">
            <text:p>1189.92</text:p>
          </table:table-cell>
          <table:table-cell office:value-type="float" office:value="1086.72" calcext:value-type="float">
            <text:p>1086.72</text:p>
          </table:table-cell>
          <table:table-cell office:value-type="float" office:value="1202.39" calcext:value-type="float">
            <text:p>1202.39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1080.55" calcext:value-type="float">
            <text:p>1080.55</text:p>
          </table:table-cell>
          <table:table-cell office:value-type="float" office:value="1095.54" calcext:value-type="float">
            <text:p>1095.54</text:p>
          </table:table-cell>
          <table:table-cell office:value-type="float" office:value="1044.49" calcext:value-type="float">
            <text:p>1044.49</text:p>
          </table:table-cell>
          <table:table-cell office:value-type="float" office:value="1092.94" calcext:value-type="float">
            <text:p>1092.94</text:p>
          </table:table-cell>
          <table:table-cell office:value-type="float" office:value="1129.33" calcext:value-type="float">
            <text:p>1129.33</text:p>
          </table:table-cell>
          <table:table-cell office:value-type="float" office:value="1085.26" calcext:value-type="float">
            <text:p>1085.26</text:p>
          </table:table-cell>
          <table:table-cell table:formula="of:= LOG(AVERAGE([.B96:.U96]))^-1" office:value-type="float" office:value="0.32688483303824" calcext:value-type="float">
            <text:p>0.3268848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6.89" calcext:value-type="float">
            <text:p>1196.89</text:p>
          </table:table-cell>
          <table:table-cell office:value-type="float" office:value="1252.69" calcext:value-type="float">
            <text:p>1252.69</text:p>
          </table:table-cell>
          <table:table-cell office:value-type="float" office:value="1158.4" calcext:value-type="float">
            <text:p>1158.4</text:p>
          </table:table-cell>
          <table:table-cell office:value-type="float" office:value="1152.65" calcext:value-type="float">
            <text:p>1152.65</text:p>
          </table:table-cell>
          <table:table-cell office:value-type="float" office:value="1137.92" calcext:value-type="float">
            <text:p>1137.92</text:p>
          </table:table-cell>
          <table:table-cell office:value-type="float" office:value="1160.8" calcext:value-type="float">
            <text:p>1160.8</text:p>
          </table:table-cell>
          <table:table-cell office:value-type="float" office:value="1130.83" calcext:value-type="float">
            <text:p>1130.83</text:p>
          </table:table-cell>
          <table:table-cell office:value-type="float" office:value="1162.23" calcext:value-type="float">
            <text:p>1162.23</text:p>
          </table:table-cell>
          <table:table-cell office:value-type="float" office:value="1098.41" calcext:value-type="float">
            <text:p>1098.41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186.39" calcext:value-type="float">
            <text:p>1186.39</text:p>
          </table:table-cell>
          <table:table-cell office:value-type="float" office:value="1086.72" calcext:value-type="float">
            <text:p>1086.72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260.83" calcext:value-type="float">
            <text:p>1260.83</text:p>
          </table:table-cell>
          <table:table-cell office:value-type="float" office:value="1080.55" calcext:value-type="float">
            <text:p>1080.55</text:p>
          </table:table-cell>
          <table:table-cell office:value-type="float" office:value="1095.2" calcext:value-type="float">
            <text:p>1095.2</text:p>
          </table:table-cell>
          <table:table-cell office:value-type="float" office:value="1043.5" calcext:value-type="float">
            <text:p>1043.5</text:p>
          </table:table-cell>
          <table:table-cell office:value-type="float" office:value="1092.94" calcext:value-type="float">
            <text:p>1092.94</text:p>
          </table:table-cell>
          <table:table-cell office:value-type="float" office:value="1129.33" calcext:value-type="float">
            <text:p>1129.33</text:p>
          </table:table-cell>
          <table:table-cell office:value-type="float" office:value="1077.26" calcext:value-type="float">
            <text:p>1077.26</text:p>
          </table:table-cell>
          <table:table-cell table:formula="of:= LOG(AVERAGE([.B97:.U97]))^-1" office:value-type="float" office:value="0.32695434732869" calcext:value-type="float">
            <text:p>0.32695434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6.86" calcext:value-type="float">
            <text:p>1196.86</text:p>
          </table:table-cell>
          <table:table-cell office:value-type="float" office:value="1244.49" calcext:value-type="float">
            <text:p>1244.49</text:p>
          </table:table-cell>
          <table:table-cell office:value-type="float" office:value="1151.22" calcext:value-type="float">
            <text:p>1151.22</text:p>
          </table:table-cell>
          <table:table-cell office:value-type="float" office:value="1152.65" calcext:value-type="float">
            <text:p>1152.65</text:p>
          </table:table-cell>
          <table:table-cell office:value-type="float" office:value="1137.92" calcext:value-type="float">
            <text:p>1137.92</text:p>
          </table:table-cell>
          <table:table-cell office:value-type="float" office:value="1161.98" calcext:value-type="float">
            <text:p>1161.98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1162.23" calcext:value-type="float">
            <text:p>1162.23</text:p>
          </table:table-cell>
          <table:table-cell office:value-type="float" office:value="1096.74" calcext:value-type="float">
            <text:p>1096.74</text:p>
          </table:table-cell>
          <table:table-cell office:value-type="float" office:value="1179.06" calcext:value-type="float">
            <text:p>1179.06</text:p>
          </table:table-cell>
          <table:table-cell office:value-type="float" office:value="1186.39" calcext:value-type="float">
            <text:p>1186.39</text:p>
          </table:table-cell>
          <table:table-cell office:value-type="float" office:value="1086.72" calcext:value-type="float">
            <text:p>1086.72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220.58" calcext:value-type="float">
            <text:p>1220.58</text:p>
          </table:table-cell>
          <table:table-cell office:value-type="float" office:value="1078.8" calcext:value-type="float">
            <text:p>1078.8</text:p>
          </table:table-cell>
          <table:table-cell office:value-type="float" office:value="1094.94" calcext:value-type="float">
            <text:p>1094.94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92.94" calcext:value-type="float">
            <text:p>1092.94</text:p>
          </table:table-cell>
          <table:table-cell office:value-type="float" office:value="1129.25" calcext:value-type="float">
            <text:p>1129.25</text:p>
          </table:table-cell>
          <table:table-cell office:value-type="float" office:value="1066.93" calcext:value-type="float">
            <text:p>1066.93</text:p>
          </table:table-cell>
          <table:table-cell table:formula="of:= LOG(AVERAGE([.B98:.U98]))^-1" office:value-type="float" office:value="0.327097362393449" calcext:value-type="float">
            <text:p>0.3270973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6.86" calcext:value-type="float">
            <text:p>1196.86</text:p>
          </table:table-cell>
          <table:table-cell office:value-type="float" office:value="1249.52" calcext:value-type="float">
            <text:p>1249.52</text:p>
          </table:table-cell>
          <table:table-cell office:value-type="float" office:value="1146.62" calcext:value-type="float">
            <text:p>1146.62</text:p>
          </table:table-cell>
          <table:table-cell office:value-type="float" office:value="1152.65" calcext:value-type="float">
            <text:p>1152.65</text:p>
          </table:table-cell>
          <table:table-cell office:value-type="float" office:value="1137.92" calcext:value-type="float">
            <text:p>1137.92</text:p>
          </table:table-cell>
          <table:table-cell office:value-type="float" office:value="1160.62" calcext:value-type="float">
            <text:p>1160.62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1160.27" calcext:value-type="float">
            <text:p>1160.27</text:p>
          </table:table-cell>
          <table:table-cell office:value-type="float" office:value="1095.5" calcext:value-type="float">
            <text:p>1095.5</text:p>
          </table:table-cell>
          <table:table-cell office:value-type="float" office:value="1179.06" calcext:value-type="float">
            <text:p>1179.06</text:p>
          </table:table-cell>
          <table:table-cell office:value-type="float" office:value="1186.39" calcext:value-type="float">
            <text:p>1186.39</text:p>
          </table:table-cell>
          <table:table-cell office:value-type="float" office:value="1086.34" calcext:value-type="float">
            <text:p>1086.34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220.53" calcext:value-type="float">
            <text:p>1220.53</text:p>
          </table:table-cell>
          <table:table-cell office:value-type="float" office:value="1078.8" calcext:value-type="float">
            <text:p>1078.8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42.13" calcext:value-type="float">
            <text:p>1042.13</text:p>
          </table:table-cell>
          <table:table-cell office:value-type="float" office:value="1092.8" calcext:value-type="float">
            <text:p>1092.8</text:p>
          </table:table-cell>
          <table:table-cell office:value-type="float" office:value="1129.25" calcext:value-type="float">
            <text:p>1129.25</text:p>
          </table:table-cell>
          <table:table-cell office:value-type="float" office:value="1066.93" calcext:value-type="float">
            <text:p>1066.93</text:p>
          </table:table-cell>
          <table:table-cell table:formula="of:= LOG(AVERAGE([.B99:.U99]))^-1" office:value-type="float" office:value="0.327110847475538" calcext:value-type="float">
            <text:p>0.32711084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91.13" calcext:value-type="float">
            <text:p>1191.13</text:p>
          </table:table-cell>
          <table:table-cell office:value-type="float" office:value="1243.94" calcext:value-type="float">
            <text:p>1243.94</text:p>
          </table:table-cell>
          <table:table-cell office:value-type="float" office:value="1137.53" calcext:value-type="float">
            <text:p>1137.53</text:p>
          </table:table-cell>
          <table:table-cell office:value-type="float" office:value="1152.64" calcext:value-type="float">
            <text:p>1152.64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159.38" calcext:value-type="float">
            <text:p>1159.38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1160.27" calcext:value-type="float">
            <text:p>1160.27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1178.78" calcext:value-type="float">
            <text:p>1178.78</text:p>
          </table:table-cell>
          <table:table-cell office:value-type="float" office:value="1186.39" calcext:value-type="float">
            <text:p>1186.39</text:p>
          </table:table-cell>
          <table:table-cell office:value-type="float" office:value="1086.34" calcext:value-type="float">
            <text:p>1086.34</text:p>
          </table:table-cell>
          <table:table-cell office:value-type="float" office:value="1200.11" calcext:value-type="float">
            <text:p>1200.11</text:p>
          </table:table-cell>
          <table:table-cell office:value-type="float" office:value="1220.53" calcext:value-type="float">
            <text:p>1220.53</text:p>
          </table:table-cell>
          <table:table-cell office:value-type="float" office:value="1078.8" calcext:value-type="float">
            <text:p>1078.8</text:p>
          </table:table-cell>
          <table:table-cell office:value-type="float" office:value="1092.82" calcext:value-type="float">
            <text:p>1092.82</text:p>
          </table:table-cell>
          <table:table-cell office:value-type="float" office:value="1038.23" calcext:value-type="float">
            <text:p>1038.23</text:p>
          </table:table-cell>
          <table:table-cell office:value-type="float" office:value="1091.07" calcext:value-type="float">
            <text:p>1091.07</text:p>
          </table:table-cell>
          <table:table-cell office:value-type="float" office:value="1125.64" calcext:value-type="float">
            <text:p>1125.64</text:p>
          </table:table-cell>
          <table:table-cell office:value-type="float" office:value="1064.6" calcext:value-type="float">
            <text:p>1064.6</text:p>
          </table:table-cell>
          <table:table-cell table:formula="of:= LOG(AVERAGE([.B100:.U100]))^-1" office:value-type="float" office:value="0.327189821743048" calcext:value-type="float">
            <text:p>0.32718982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86.14" calcext:value-type="float">
            <text:p>1186.14</text:p>
          </table:table-cell>
          <table:table-cell office:value-type="float" office:value="1239.68" calcext:value-type="float">
            <text:p>1239.68</text:p>
          </table:table-cell>
          <table:table-cell office:value-type="float" office:value="1136.68" calcext:value-type="float">
            <text:p>1136.68</text:p>
          </table:table-cell>
          <table:table-cell office:value-type="float" office:value="1152.64" calcext:value-type="float">
            <text:p>1152.64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159.38" calcext:value-type="float">
            <text:p>1159.38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1159.93" calcext:value-type="float">
            <text:p>1159.93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1178.46" calcext:value-type="float">
            <text:p>1178.46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086.34" calcext:value-type="float">
            <text:p>1086.34</text:p>
          </table:table-cell>
          <table:table-cell office:value-type="float" office:value="1200.11" calcext:value-type="float">
            <text:p>1200.11</text:p>
          </table:table-cell>
          <table:table-cell office:value-type="float" office:value="1219.64" calcext:value-type="float">
            <text:p>1219.64</text:p>
          </table:table-cell>
          <table:table-cell office:value-type="float" office:value="1078.37" calcext:value-type="float">
            <text:p>1078.37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37.94" calcext:value-type="float">
            <text:p>1037.94</text:p>
          </table:table-cell>
          <table:table-cell office:value-type="float" office:value="1091.05" calcext:value-type="float">
            <text:p>1091.05</text:p>
          </table:table-cell>
          <table:table-cell office:value-type="float" office:value="1125.64" calcext:value-type="float">
            <text:p>1125.64</text:p>
          </table:table-cell>
          <table:table-cell office:value-type="float" office:value="1064.38" calcext:value-type="float">
            <text:p>1064.38</text:p>
          </table:table-cell>
          <table:table-cell table:formula="of:= LOG(AVERAGE([.B101:.U101]))^-1" office:value-type="float" office:value="0.327218500689627" calcext:value-type="float">
            <text:p>0.3272185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3.51" calcext:value-type="float">
            <text:p>1183.51</text:p>
          </table:table-cell>
          <table:table-cell office:value-type="float" office:value="1239.68" calcext:value-type="float">
            <text:p>1239.68</text:p>
          </table:table-cell>
          <table:table-cell office:value-type="float" office:value="1130.89" calcext:value-type="float">
            <text:p>1130.89</text:p>
          </table:table-cell>
          <table:table-cell office:value-type="float" office:value="1152.64" calcext:value-type="float">
            <text:p>1152.64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159.38" calcext:value-type="float">
            <text:p>1159.38</text:p>
          </table:table-cell>
          <table:table-cell office:value-type="float" office:value="1128.69" calcext:value-type="float">
            <text:p>1128.69</text:p>
          </table:table-cell>
          <table:table-cell office:value-type="float" office:value="1160.27" calcext:value-type="float">
            <text:p>1160.27</text:p>
          </table:table-cell>
          <table:table-cell office:value-type="float" office:value="1091.72" calcext:value-type="float">
            <text:p>1091.72</text:p>
          </table:table-cell>
          <table:table-cell office:value-type="float" office:value="1178.36" calcext:value-type="float">
            <text:p>1178.36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086.34" calcext:value-type="float">
            <text:p>1086.34</text:p>
          </table:table-cell>
          <table:table-cell office:value-type="float" office:value="1197.79" calcext:value-type="float">
            <text:p>1197.79</text:p>
          </table:table-cell>
          <table:table-cell office:value-type="float" office:value="1203.77" calcext:value-type="float">
            <text:p>1203.77</text:p>
          </table:table-cell>
          <table:table-cell office:value-type="float" office:value="1076.32" calcext:value-type="float">
            <text:p>1076.32</text:p>
          </table:table-cell>
          <table:table-cell office:value-type="float" office:value="1089.09" calcext:value-type="float">
            <text:p>1089.09</text:p>
          </table:table-cell>
          <table:table-cell office:value-type="float" office:value="1037.67" calcext:value-type="float">
            <text:p>1037.67</text:p>
          </table:table-cell>
          <table:table-cell office:value-type="float" office:value="1091.02" calcext:value-type="float">
            <text:p>1091.02</text:p>
          </table:table-cell>
          <table:table-cell office:value-type="float" office:value="1125.64" calcext:value-type="float">
            <text:p>1125.64</text:p>
          </table:table-cell>
          <table:table-cell office:value-type="float" office:value="1061.83" calcext:value-type="float">
            <text:p>1061.83</text:p>
          </table:table-cell>
          <table:table-cell table:formula="of:= LOG(AVERAGE([.B102:.U102]))^-1" office:value-type="float" office:value="0.327297730858092" calcext:value-type="float">
            <text:p>0.32729773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3.48" calcext:value-type="float">
            <text:p>1183.48</text:p>
          </table:table-cell>
          <table:table-cell office:value-type="float" office:value="1239.64" calcext:value-type="float">
            <text:p>1239.64</text:p>
          </table:table-cell>
          <table:table-cell office:value-type="float" office:value="1127.53" calcext:value-type="float">
            <text:p>1127.53</text:p>
          </table:table-cell>
          <table:table-cell office:value-type="float" office:value="1152.64" calcext:value-type="float">
            <text:p>1152.64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158.85" calcext:value-type="float">
            <text:p>1158.85</text:p>
          </table:table-cell>
          <table:table-cell office:value-type="float" office:value="1128.69" calcext:value-type="float">
            <text:p>1128.69</text:p>
          </table:table-cell>
          <table:table-cell office:value-type="float" office:value="1159.81" calcext:value-type="float">
            <text:p>1159.81</text:p>
          </table:table-cell>
          <table:table-cell office:value-type="float" office:value="1091.5" calcext:value-type="float">
            <text:p>1091.5</text:p>
          </table:table-cell>
          <table:table-cell office:value-type="float" office:value="1177.59" calcext:value-type="float">
            <text:p>1177.59</text:p>
          </table:table-cell>
          <table:table-cell office:value-type="float" office:value="1186.09" calcext:value-type="float">
            <text:p>1186.09</text:p>
          </table:table-cell>
          <table:table-cell office:value-type="float" office:value="1086.34" calcext:value-type="float">
            <text:p>1086.34</text:p>
          </table:table-cell>
          <table:table-cell office:value-type="float" office:value="1195.98" calcext:value-type="float">
            <text:p>1195.98</text:p>
          </table:table-cell>
          <table:table-cell office:value-type="float" office:value="1203.71" calcext:value-type="float">
            <text:p>1203.71</text:p>
          </table:table-cell>
          <table:table-cell office:value-type="float" office:value="1076.32" calcext:value-type="float">
            <text:p>1076.32</text:p>
          </table:table-cell>
          <table:table-cell office:value-type="float" office:value="1089.09" calcext:value-type="float">
            <text:p>1089.09</text:p>
          </table:table-cell>
          <table:table-cell office:value-type="float" office:value="1037.89" calcext:value-type="float">
            <text:p>1037.89</text:p>
          </table:table-cell>
          <table:table-cell office:value-type="float" office:value="1091.02" calcext:value-type="float">
            <text:p>1091.02</text:p>
          </table:table-cell>
          <table:table-cell office:value-type="float" office:value="1125.64" calcext:value-type="float">
            <text:p>1125.64</text:p>
          </table:table-cell>
          <table:table-cell office:value-type="float" office:value="1057.96" calcext:value-type="float">
            <text:p>1057.96</text:p>
          </table:table-cell>
          <table:table-cell table:formula="of:= LOG(AVERAGE([.B103:.U103]))^-1" office:value-type="float" office:value="0.327320388207735" calcext:value-type="float">
            <text:p>0.32732038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82.97" calcext:value-type="float">
            <text:p>1182.97</text:p>
          </table:table-cell>
          <table:table-cell office:value-type="float" office:value="1239.64" calcext:value-type="float">
            <text:p>1239.64</text:p>
          </table:table-cell>
          <table:table-cell office:value-type="float" office:value="1127.4" calcext:value-type="float">
            <text:p>1127.4</text:p>
          </table:table-cell>
          <table:table-cell office:value-type="float" office:value="1152.64" calcext:value-type="float">
            <text:p>1152.64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158.85" calcext:value-type="float">
            <text:p>1158.85</text:p>
          </table:table-cell>
          <table:table-cell office:value-type="float" office:value="1127.63" calcext:value-type="float">
            <text:p>1127.63</text:p>
          </table:table-cell>
          <table:table-cell office:value-type="float" office:value="1158.15" calcext:value-type="float">
            <text:p>1158.15</text:p>
          </table:table-cell>
          <table:table-cell office:value-type="float" office:value="1091.5" calcext:value-type="float">
            <text:p>1091.5</text:p>
          </table:table-cell>
          <table:table-cell office:value-type="float" office:value="1177.59" calcext:value-type="float">
            <text:p>1177.59</text:p>
          </table:table-cell>
          <table:table-cell office:value-type="float" office:value="1180.64" calcext:value-type="float">
            <text:p>1180.64</text:p>
          </table:table-cell>
          <table:table-cell office:value-type="float" office:value="1085.99" calcext:value-type="float">
            <text:p>1085.99</text:p>
          </table:table-cell>
          <table:table-cell office:value-type="float" office:value="1197.79" calcext:value-type="float">
            <text:p>1197.79</text:p>
          </table:table-cell>
          <table:table-cell office:value-type="float" office:value="1203.41" calcext:value-type="float">
            <text:p>1203.41</text:p>
          </table:table-cell>
          <table:table-cell office:value-type="float" office:value="1076.32" calcext:value-type="float">
            <text:p>1076.32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1037.89" calcext:value-type="float">
            <text:p>1037.89</text:p>
          </table:table-cell>
          <table:table-cell office:value-type="float" office:value="1090.23" calcext:value-type="float">
            <text:p>1090.23</text:p>
          </table:table-cell>
          <table:table-cell office:value-type="float" office:value="1124.57" calcext:value-type="float">
            <text:p>1124.57</text:p>
          </table:table-cell>
          <table:table-cell office:value-type="float" office:value="1056.3" calcext:value-type="float">
            <text:p>1056.3</text:p>
          </table:table-cell>
          <table:table-cell table:formula="of:= LOG(AVERAGE([.B104:.U104]))^-1" office:value-type="float" office:value="0.327348740089235" calcext:value-type="float">
            <text:p>0.32734874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82.97" calcext:value-type="float">
            <text:p>1182.97</text:p>
          </table:table-cell>
          <table:table-cell office:value-type="float" office:value="1238.14" calcext:value-type="float">
            <text:p>1238.14</text:p>
          </table:table-cell>
          <table:table-cell office:value-type="float" office:value="1127.29" calcext:value-type="float">
            <text:p>1127.29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32.11" calcext:value-type="float">
            <text:p>1132.11</text:p>
          </table:table-cell>
          <table:table-cell office:value-type="float" office:value="1158.85" calcext:value-type="float">
            <text:p>1158.85</text:p>
          </table:table-cell>
          <table:table-cell office:value-type="float" office:value="1127.63" calcext:value-type="float">
            <text:p>1127.63</text:p>
          </table:table-cell>
          <table:table-cell office:value-type="float" office:value="1158.15" calcext:value-type="float">
            <text:p>1158.15</text:p>
          </table:table-cell>
          <table:table-cell office:value-type="float" office:value="1091.23" calcext:value-type="float">
            <text:p>1091.23</text:p>
          </table:table-cell>
          <table:table-cell office:value-type="float" office:value="1177.41" calcext:value-type="float">
            <text:p>1177.41</text:p>
          </table:table-cell>
          <table:table-cell office:value-type="float" office:value="1180.64" calcext:value-type="float">
            <text:p>1180.64</text:p>
          </table:table-cell>
          <table:table-cell office:value-type="float" office:value="1085.85" calcext:value-type="float">
            <text:p>1085.85</text:p>
          </table:table-cell>
          <table:table-cell office:value-type="float" office:value="1197.32" calcext:value-type="float">
            <text:p>1197.32</text:p>
          </table:table-cell>
          <table:table-cell office:value-type="float" office:value="1201.86" calcext:value-type="float">
            <text:p>1201.86</text:p>
          </table:table-cell>
          <table:table-cell office:value-type="float" office:value="1076.32" calcext:value-type="float">
            <text:p>1076.32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1034.17" calcext:value-type="float">
            <text:p>1034.17</text:p>
          </table:table-cell>
          <table:table-cell office:value-type="float" office:value="1090.23" calcext:value-type="float">
            <text:p>1090.23</text:p>
          </table:table-cell>
          <table:table-cell office:value-type="float" office:value="1124.57" calcext:value-type="float">
            <text:p>1124.57</text:p>
          </table:table-cell>
          <table:table-cell office:value-type="float" office:value="1053.35" calcext:value-type="float">
            <text:p>1053.35</text:p>
          </table:table-cell>
          <table:table-cell table:formula="of:= LOG(AVERAGE([.B105:.U105]))^-1" office:value-type="float" office:value="0.327379597704856" calcext:value-type="float">
            <text:p>0.32737959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2.49" calcext:value-type="float">
            <text:p>1182.49</text:p>
          </table:table-cell>
          <table:table-cell office:value-type="float" office:value="1238.14" calcext:value-type="float">
            <text:p>1238.14</text:p>
          </table:table-cell>
          <table:table-cell office:value-type="float" office:value="1126.06" calcext:value-type="float">
            <text:p>1126.06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32.11" calcext:value-type="float">
            <text:p>1132.11</text:p>
          </table:table-cell>
          <table:table-cell office:value-type="float" office:value="1158.85" calcext:value-type="float">
            <text:p>1158.85</text:p>
          </table:table-cell>
          <table:table-cell office:value-type="float" office:value="1126.55" calcext:value-type="float">
            <text:p>1126.55</text:p>
          </table:table-cell>
          <table:table-cell office:value-type="float" office:value="1158.15" calcext:value-type="float">
            <text:p>1158.15</text:p>
          </table:table-cell>
          <table:table-cell office:value-type="float" office:value="1091.23" calcext:value-type="float">
            <text:p>1091.23</text:p>
          </table:table-cell>
          <table:table-cell office:value-type="float" office:value="1177.41" calcext:value-type="float">
            <text:p>1177.41</text:p>
          </table:table-cell>
          <table:table-cell office:value-type="float" office:value="1167.44" calcext:value-type="float">
            <text:p>1167.44</text:p>
          </table:table-cell>
          <table:table-cell office:value-type="float" office:value="1085.85" calcext:value-type="float">
            <text:p>1085.85</text:p>
          </table:table-cell>
          <table:table-cell office:value-type="float" office:value="1197.32" calcext:value-type="float">
            <text:p>1197.32</text:p>
          </table:table-cell>
          <table:table-cell office:value-type="float" office:value="1201.58" calcext:value-type="float">
            <text:p>1201.58</text:p>
          </table:table-cell>
          <table:table-cell office:value-type="float" office:value="1074.66" calcext:value-type="float">
            <text:p>1074.66</text:p>
          </table:table-cell>
          <table:table-cell office:value-type="float" office:value="1085.83" calcext:value-type="float">
            <text:p>1085.83</text:p>
          </table:table-cell>
          <table:table-cell office:value-type="float" office:value="1034.17" calcext:value-type="float">
            <text:p>1034.17</text:p>
          </table:table-cell>
          <table:table-cell office:value-type="float" office:value="1090.21" calcext:value-type="float">
            <text:p>1090.21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1053.35" calcext:value-type="float">
            <text:p>1053.35</text:p>
          </table:table-cell>
          <table:table-cell table:formula="of:= LOG(AVERAGE([.B106:.U106]))^-1" office:value-type="float" office:value="0.327417713568042" calcext:value-type="float">
            <text:p>0.32741771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82.43" calcext:value-type="float">
            <text:p>1182.43</text:p>
          </table:table-cell>
          <table:table-cell office:value-type="float" office:value="1238.14" calcext:value-type="float">
            <text:p>1238.14</text:p>
          </table:table-cell>
          <table:table-cell office:value-type="float" office:value="1126.06" calcext:value-type="float">
            <text:p>1126.06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32.11" calcext:value-type="float">
            <text:p>1132.11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6.55" calcext:value-type="float">
            <text:p>1126.55</text:p>
          </table:table-cell>
          <table:table-cell office:value-type="float" office:value="1158.15" calcext:value-type="float">
            <text:p>1158.15</text:p>
          </table:table-cell>
          <table:table-cell office:value-type="float" office:value="1090.14" calcext:value-type="float">
            <text:p>1090.14</text:p>
          </table:table-cell>
          <table:table-cell office:value-type="float" office:value="1177.28" calcext:value-type="float">
            <text:p>1177.28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085.7" calcext:value-type="float">
            <text:p>1085.7</text:p>
          </table:table-cell>
          <table:table-cell office:value-type="float" office:value="1197.19" calcext:value-type="float">
            <text:p>1197.19</text:p>
          </table:table-cell>
          <table:table-cell office:value-type="float" office:value="1201.42" calcext:value-type="float">
            <text:p>1201.42</text:p>
          </table:table-cell>
          <table:table-cell office:value-type="float" office:value="1072.77" calcext:value-type="float">
            <text:p>1072.77</text:p>
          </table:table-cell>
          <table:table-cell office:value-type="float" office:value="1084.59" calcext:value-type="float">
            <text:p>1084.59</text:p>
          </table:table-cell>
          <table:table-cell office:value-type="float" office:value="1033.92" calcext:value-type="float">
            <text:p>1033.92</text:p>
          </table:table-cell>
          <table:table-cell office:value-type="float" office:value="1090.21" calcext:value-type="float">
            <text:p>1090.21</text:p>
          </table:table-cell>
          <table:table-cell office:value-type="float" office:value="1124.29" calcext:value-type="float">
            <text:p>1124.29</text:p>
          </table:table-cell>
          <table:table-cell office:value-type="float" office:value="1053.35" calcext:value-type="float">
            <text:p>1053.35</text:p>
          </table:table-cell>
          <table:table-cell table:formula="of:= LOG(AVERAGE([.B107:.U107]))^-1" office:value-type="float" office:value="0.327402655476953" calcext:value-type="float">
            <text:p>0.32740265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81.96" calcext:value-type="float">
            <text:p>1181.96</text:p>
          </table:table-cell>
          <table:table-cell office:value-type="float" office:value="1238.14" calcext:value-type="float">
            <text:p>1238.14</text:p>
          </table:table-cell>
          <table:table-cell office:value-type="float" office:value="1126.06" calcext:value-type="float">
            <text:p>1126.06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31.83" calcext:value-type="float">
            <text:p>1131.83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5.78" calcext:value-type="float">
            <text:p>1125.78</text:p>
          </table:table-cell>
          <table:table-cell office:value-type="float" office:value="1158.15" calcext:value-type="float">
            <text:p>1158.15</text:p>
          </table:table-cell>
          <table:table-cell office:value-type="float" office:value="1087.8" calcext:value-type="float">
            <text:p>1087.8</text:p>
          </table:table-cell>
          <table:table-cell office:value-type="float" office:value="1176.87" calcext:value-type="float">
            <text:p>1176.87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085.62" calcext:value-type="float">
            <text:p>1085.62</text:p>
          </table:table-cell>
          <table:table-cell office:value-type="float" office:value="1195.6" calcext:value-type="float">
            <text:p>1195.6</text:p>
          </table:table-cell>
          <table:table-cell office:value-type="float" office:value="1200.22" calcext:value-type="float">
            <text:p>1200.22</text:p>
          </table:table-cell>
          <table:table-cell office:value-type="float" office:value="1072.77" calcext:value-type="float">
            <text:p>1072.77</text:p>
          </table:table-cell>
          <table:table-cell office:value-type="float" office:value="1084.25" calcext:value-type="float">
            <text:p>1084.25</text:p>
          </table:table-cell>
          <table:table-cell office:value-type="float" office:value="1031.33" calcext:value-type="float">
            <text:p>1031.33</text:p>
          </table:table-cell>
          <table:table-cell office:value-type="float" office:value="1090.2" calcext:value-type="float">
            <text:p>1090.2</text:p>
          </table:table-cell>
          <table:table-cell office:value-type="float" office:value="1124.29" calcext:value-type="float">
            <text:p>1124.29</text:p>
          </table:table-cell>
          <table:table-cell office:value-type="float" office:value="1049.75" calcext:value-type="float">
            <text:p>1049.75</text:p>
          </table:table-cell>
          <table:table-cell table:formula="of:= LOG(AVERAGE([.B108:.U108]))^-1" office:value-type="float" office:value="0.327430763494164" calcext:value-type="float">
            <text:p>0.32743076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81.86" calcext:value-type="float">
            <text:p>1181.86</text:p>
          </table:table-cell>
          <table:table-cell office:value-type="float" office:value="1237.88" calcext:value-type="float">
            <text:p>1237.88</text:p>
          </table:table-cell>
          <table:table-cell office:value-type="float" office:value="1125.52" calcext:value-type="float">
            <text:p>1125.52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28.62" calcext:value-type="float">
            <text:p>1128.62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56.54" calcext:value-type="float">
            <text:p>1156.54</text:p>
          </table:table-cell>
          <table:table-cell office:value-type="float" office:value="1087.8" calcext:value-type="float">
            <text:p>1087.8</text:p>
          </table:table-cell>
          <table:table-cell office:value-type="float" office:value="1176.87" calcext:value-type="float">
            <text:p>1176.87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084.42" calcext:value-type="float">
            <text:p>1084.42</text:p>
          </table:table-cell>
          <table:table-cell office:value-type="float" office:value="1195.6" calcext:value-type="float">
            <text:p>1195.6</text:p>
          </table:table-cell>
          <table:table-cell office:value-type="float" office:value="1200.16" calcext:value-type="float">
            <text:p>1200.16</text:p>
          </table:table-cell>
          <table:table-cell office:value-type="float" office:value="1072.77" calcext:value-type="float">
            <text:p>1072.77</text:p>
          </table:table-cell>
          <table:table-cell office:value-type="float" office:value="1083.63" calcext:value-type="float">
            <text:p>1083.63</text:p>
          </table:table-cell>
          <table:table-cell office:value-type="float" office:value="1028.9" calcext:value-type="float">
            <text:p>1028.9</text:p>
          </table:table-cell>
          <table:table-cell office:value-type="float" office:value="1089.48" calcext:value-type="float">
            <text:p>1089.48</text:p>
          </table:table-cell>
          <table:table-cell office:value-type="float" office:value="1124.29" calcext:value-type="float">
            <text:p>1124.29</text:p>
          </table:table-cell>
          <table:table-cell office:value-type="float" office:value="1049.75" calcext:value-type="float">
            <text:p>1049.75</text:p>
          </table:table-cell>
          <table:table-cell table:formula="of:= LOG(AVERAGE([.B109:.U109]))^-1" office:value-type="float" office:value="0.327456939156699" calcext:value-type="float">
            <text:p>0.32745693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9.82" calcext:value-type="float">
            <text:p>1179.82</text:p>
          </table:table-cell>
          <table:table-cell office:value-type="float" office:value="1237.88" calcext:value-type="float">
            <text:p>1237.88</text:p>
          </table:table-cell>
          <table:table-cell office:value-type="float" office:value="1123.74" calcext:value-type="float">
            <text:p>1123.74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28.62" calcext:value-type="float">
            <text:p>1128.62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56.54" calcext:value-type="float">
            <text:p>1156.54</text:p>
          </table:table-cell>
          <table:table-cell office:value-type="float" office:value="1087.74" calcext:value-type="float">
            <text:p>1087.74</text:p>
          </table:table-cell>
          <table:table-cell office:value-type="float" office:value="1176.87" calcext:value-type="float">
            <text:p>1176.87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084.42" calcext:value-type="float">
            <text:p>1084.42</text:p>
          </table:table-cell>
          <table:table-cell office:value-type="float" office:value="1195.6" calcext:value-type="float">
            <text:p>1195.6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071.71" calcext:value-type="float">
            <text:p>1071.71</text:p>
          </table:table-cell>
          <table:table-cell office:value-type="float" office:value="1083.53" calcext:value-type="float">
            <text:p>1083.53</text:p>
          </table:table-cell>
          <table:table-cell office:value-type="float" office:value="1028.9" calcext:value-type="float">
            <text:p>1028.9</text:p>
          </table:table-cell>
          <table:table-cell office:value-type="float" office:value="1089.47" calcext:value-type="float">
            <text:p>1089.47</text:p>
          </table:table-cell>
          <table:table-cell office:value-type="float" office:value="1124.19" calcext:value-type="float">
            <text:p>1124.19</text:p>
          </table:table-cell>
          <table:table-cell office:value-type="float" office:value="1048.55" calcext:value-type="float">
            <text:p>1048.55</text:p>
          </table:table-cell>
          <table:table-cell table:formula="of:= LOG(AVERAGE([.B110:.U110]))^-1" office:value-type="float" office:value="0.327475991620944" calcext:value-type="float">
            <text:p>0.32747599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79.82" calcext:value-type="float">
            <text:p>1179.82</text:p>
          </table:table-cell>
          <table:table-cell office:value-type="float" office:value="1237.88" calcext:value-type="float">
            <text:p>1237.88</text:p>
          </table:table-cell>
          <table:table-cell office:value-type="float" office:value="1123.56" calcext:value-type="float">
            <text:p>1123.56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28.62" calcext:value-type="float">
            <text:p>1128.62</text:p>
          </table:table-cell>
          <table:table-cell office:value-type="float" office:value="1157.17" calcext:value-type="float">
            <text:p>1157.17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56.43" calcext:value-type="float">
            <text:p>1156.43</text:p>
          </table:table-cell>
          <table:table-cell office:value-type="float" office:value="1087.74" calcext:value-type="float">
            <text:p>1087.74</text:p>
          </table:table-cell>
          <table:table-cell office:value-type="float" office:value="1176.49" calcext:value-type="float">
            <text:p>1176.49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083.76" calcext:value-type="float">
            <text:p>1083.76</text:p>
          </table:table-cell>
          <table:table-cell office:value-type="float" office:value="1195.6" calcext:value-type="float">
            <text:p>1195.6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071.71" calcext:value-type="float">
            <text:p>1071.71</text:p>
          </table:table-cell>
          <table:table-cell office:value-type="float" office:value="1082.87" calcext:value-type="float">
            <text:p>1082.87</text:p>
          </table:table-cell>
          <table:table-cell office:value-type="float" office:value="1025.45" calcext:value-type="float">
            <text:p>1025.45</text:p>
          </table:table-cell>
          <table:table-cell office:value-type="float" office:value="1089.47" calcext:value-type="float">
            <text:p>1089.47</text:p>
          </table:table-cell>
          <table:table-cell office:value-type="float" office:value="1124.19" calcext:value-type="float">
            <text:p>1124.19</text:p>
          </table:table-cell>
          <table:table-cell office:value-type="float" office:value="1048.55" calcext:value-type="float">
            <text:p>1048.55</text:p>
          </table:table-cell>
          <table:table-cell table:formula="of:= LOG(AVERAGE([.B111:.U111]))^-1" office:value-type="float" office:value="0.327490277247456" calcext:value-type="float">
            <text:p>0.32749027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78.29" calcext:value-type="float">
            <text:p>1178.29</text:p>
          </table:table-cell>
          <table:table-cell office:value-type="float" office:value="1237.88" calcext:value-type="float">
            <text:p>1237.88</text:p>
          </table:table-cell>
          <table:table-cell office:value-type="float" office:value="1123.55" calcext:value-type="float">
            <text:p>1123.55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7.41" calcext:value-type="float">
            <text:p>1157.41</text:p>
          </table:table-cell>
          <table:table-cell office:value-type="float" office:value="1121.2" calcext:value-type="float">
            <text:p>1121.2</text:p>
          </table:table-cell>
          <table:table-cell office:value-type="float" office:value="1152.6" calcext:value-type="float">
            <text:p>1152.6</text:p>
          </table:table-cell>
          <table:table-cell office:value-type="float" office:value="1087.41" calcext:value-type="float">
            <text:p>1087.41</text:p>
          </table:table-cell>
          <table:table-cell office:value-type="float" office:value="1176.41" calcext:value-type="float">
            <text:p>1176.41</text:p>
          </table:table-cell>
          <table:table-cell office:value-type="float" office:value="1180.23" calcext:value-type="float">
            <text:p>1180.23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95.6" calcext:value-type="float">
            <text:p>1195.6</text:p>
          </table:table-cell>
          <table:table-cell office:value-type="float" office:value="1196.56" calcext:value-type="float">
            <text:p>1196.56</text:p>
          </table:table-cell>
          <table:table-cell office:value-type="float" office:value="1071.66" calcext:value-type="float">
            <text:p>1071.66</text:p>
          </table:table-cell>
          <table:table-cell office:value-type="float" office:value="1082.67" calcext:value-type="float">
            <text:p>1082.67</text:p>
          </table:table-cell>
          <table:table-cell office:value-type="float" office:value="1025.45" calcext:value-type="float">
            <text:p>1025.45</text:p>
          </table:table-cell>
          <table:table-cell office:value-type="float" office:value="1089.46" calcext:value-type="float">
            <text:p>1089.46</text:p>
          </table:table-cell>
          <table:table-cell office:value-type="float" office:value="1123.87" calcext:value-type="float">
            <text:p>1123.87</text:p>
          </table:table-cell>
          <table:table-cell office:value-type="float" office:value="1044.02" calcext:value-type="float">
            <text:p>1044.02</text:p>
          </table:table-cell>
          <table:table-cell table:formula="of:= LOG(AVERAGE([.B112:.U112]))^-1" office:value-type="float" office:value="0.32752432606895" calcext:value-type="float">
            <text:p>0.32752432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4.36" calcext:value-type="float">
            <text:p>1174.36</text:p>
          </table:table-cell>
          <table:table-cell office:value-type="float" office:value="1237.57" calcext:value-type="float">
            <text:p>1237.57</text:p>
          </table:table-cell>
          <table:table-cell office:value-type="float" office:value="1122.77" calcext:value-type="float">
            <text:p>1122.77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7.17" calcext:value-type="float">
            <text:p>1157.17</text:p>
          </table:table-cell>
          <table:table-cell office:value-type="float" office:value="1121.2" calcext:value-type="float">
            <text:p>1121.2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087.38" calcext:value-type="float">
            <text:p>1087.38</text:p>
          </table:table-cell>
          <table:table-cell office:value-type="float" office:value="1176.27" calcext:value-type="float">
            <text:p>1176.27</text:p>
          </table:table-cell>
          <table:table-cell office:value-type="float" office:value="1180.23" calcext:value-type="float">
            <text:p>1180.23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95.6" calcext:value-type="float">
            <text:p>1195.6</text:p>
          </table:table-cell>
          <table:table-cell office:value-type="float" office:value="1195.21" calcext:value-type="float">
            <text:p>1195.21</text:p>
          </table:table-cell>
          <table:table-cell office:value-type="float" office:value="1071.31" calcext:value-type="float">
            <text:p>1071.31</text:p>
          </table:table-cell>
          <table:table-cell office:value-type="float" office:value="1080.09" calcext:value-type="float">
            <text:p>1080.09</text:p>
          </table:table-cell>
          <table:table-cell office:value-type="float" office:value="1025.51" calcext:value-type="float">
            <text:p>1025.51</text:p>
          </table:table-cell>
          <table:table-cell office:value-type="float" office:value="1088.7" calcext:value-type="float">
            <text:p>1088.7</text:p>
          </table:table-cell>
          <table:table-cell office:value-type="float" office:value="1122.41" calcext:value-type="float">
            <text:p>1122.41</text:p>
          </table:table-cell>
          <table:table-cell office:value-type="float" office:value="1044.02" calcext:value-type="float">
            <text:p>1044.02</text:p>
          </table:table-cell>
          <table:table-cell table:formula="of:= LOG(AVERAGE([.B113:.U113]))^-1" office:value-type="float" office:value="0.327549476388177" calcext:value-type="float">
            <text:p>0.32754947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4.36" calcext:value-type="float">
            <text:p>1174.36</text:p>
          </table:table-cell>
          <table:table-cell office:value-type="float" office:value="1236.87" calcext:value-type="float">
            <text:p>1236.87</text:p>
          </table:table-cell>
          <table:table-cell office:value-type="float" office:value="1122.11" calcext:value-type="float">
            <text:p>1122.11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7.05" calcext:value-type="float">
            <text:p>1157.05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086.7" calcext:value-type="float">
            <text:p>1086.7</text:p>
          </table:table-cell>
          <table:table-cell office:value-type="float" office:value="1176.13" calcext:value-type="float">
            <text:p>1176.13</text:p>
          </table:table-cell>
          <table:table-cell office:value-type="float" office:value="1179.78" calcext:value-type="float">
            <text:p>1179.78</text:p>
          </table:table-cell>
          <table:table-cell office:value-type="float" office:value="1083.22" calcext:value-type="float">
            <text:p>1083.22</text:p>
          </table:table-cell>
          <table:table-cell office:value-type="float" office:value="1195.1" calcext:value-type="float">
            <text:p>1195.1</text:p>
          </table:table-cell>
          <table:table-cell office:value-type="float" office:value="1193.38" calcext:value-type="float">
            <text:p>1193.38</text:p>
          </table:table-cell>
          <table:table-cell office:value-type="float" office:value="1069.25" calcext:value-type="float">
            <text:p>1069.25</text:p>
          </table:table-cell>
          <table:table-cell office:value-type="float" office:value="1080.05" calcext:value-type="float">
            <text:p>1080.05</text:p>
          </table:table-cell>
          <table:table-cell office:value-type="float" office:value="1023.9" calcext:value-type="float">
            <text:p>1023.9</text:p>
          </table:table-cell>
          <table:table-cell office:value-type="float" office:value="1087.98" calcext:value-type="float">
            <text:p>1087.98</text:p>
          </table:table-cell>
          <table:table-cell office:value-type="float" office:value="1122.41" calcext:value-type="float">
            <text:p>1122.41</text:p>
          </table:table-cell>
          <table:table-cell office:value-type="float" office:value="1043.61" calcext:value-type="float">
            <text:p>1043.61</text:p>
          </table:table-cell>
          <table:table-cell table:formula="of:= LOG(AVERAGE([.B114:.U114]))^-1" office:value-type="float" office:value="0.327571528182946" calcext:value-type="float">
            <text:p>0.32757152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4.36" calcext:value-type="float">
            <text:p>1174.36</text:p>
          </table:table-cell>
          <table:table-cell office:value-type="float" office:value="1236.25" calcext:value-type="float">
            <text:p>1236.25</text:p>
          </table:table-cell>
          <table:table-cell office:value-type="float" office:value="1122.11" calcext:value-type="float">
            <text:p>1122.11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6.95" calcext:value-type="float">
            <text:p>1156.95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087.13" calcext:value-type="float">
            <text:p>1087.13</text:p>
          </table:table-cell>
          <table:table-cell office:value-type="float" office:value="1175.58" calcext:value-type="float">
            <text:p>1175.58</text:p>
          </table:table-cell>
          <table:table-cell office:value-type="float" office:value="1179.47" calcext:value-type="float">
            <text:p>1179.47</text:p>
          </table:table-cell>
          <table:table-cell office:value-type="float" office:value="1083.1" calcext:value-type="float">
            <text:p>1083.1</text:p>
          </table:table-cell>
          <table:table-cell office:value-type="float" office:value="1195.1" calcext:value-type="float">
            <text:p>1195.1</text:p>
          </table:table-cell>
          <table:table-cell office:value-type="float" office:value="1191.91" calcext:value-type="float">
            <text:p>1191.91</text:p>
          </table:table-cell>
          <table:table-cell office:value-type="float" office:value="1069.25" calcext:value-type="float">
            <text:p>1069.25</text:p>
          </table:table-cell>
          <table:table-cell office:value-type="float" office:value="1080.05" calcext:value-type="float">
            <text:p>1080.05</text:p>
          </table:table-cell>
          <table:table-cell office:value-type="float" office:value="1023.22" calcext:value-type="float">
            <text:p>1023.22</text:p>
          </table:table-cell>
          <table:table-cell office:value-type="float" office:value="1087.97" calcext:value-type="float">
            <text:p>1087.97</text:p>
          </table:table-cell>
          <table:table-cell office:value-type="float" office:value="1122.41" calcext:value-type="float">
            <text:p>1122.41</text:p>
          </table:table-cell>
          <table:table-cell office:value-type="float" office:value="1043.61" calcext:value-type="float">
            <text:p>1043.61</text:p>
          </table:table-cell>
          <table:table-cell table:formula="of:= LOG(AVERAGE([.B115:.U115]))^-1" office:value-type="float" office:value="0.32757930830045" calcext:value-type="float">
            <text:p>0.32757930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3.77" calcext:value-type="float">
            <text:p>1173.77</text:p>
          </table:table-cell>
          <table:table-cell office:value-type="float" office:value="1236.25" calcext:value-type="float">
            <text:p>1236.25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6.95" calcext:value-type="float">
            <text:p>1156.95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085.06" calcext:value-type="float">
            <text:p>1085.06</text:p>
          </table:table-cell>
          <table:table-cell office:value-type="float" office:value="1175.55" calcext:value-type="float">
            <text:p>1175.55</text:p>
          </table:table-cell>
          <table:table-cell office:value-type="float" office:value="1179.44" calcext:value-type="float">
            <text:p>1179.44</text:p>
          </table:table-cell>
          <table:table-cell office:value-type="float" office:value="1082.02" calcext:value-type="float">
            <text:p>1082.02</text:p>
          </table:table-cell>
          <table:table-cell office:value-type="float" office:value="1194.67" calcext:value-type="float">
            <text:p>1194.67</text:p>
          </table:table-cell>
          <table:table-cell office:value-type="float" office:value="1180.41" calcext:value-type="float">
            <text:p>1180.41</text:p>
          </table:table-cell>
          <table:table-cell office:value-type="float" office:value="1066.65" calcext:value-type="float">
            <text:p>1066.65</text:p>
          </table:table-cell>
          <table:table-cell office:value-type="float" office:value="1080.05" calcext:value-type="float">
            <text:p>1080.05</text:p>
          </table:table-cell>
          <table:table-cell office:value-type="float" office:value="1023.07" calcext:value-type="float">
            <text:p>1023.07</text:p>
          </table:table-cell>
          <table:table-cell office:value-type="float" office:value="1087.73" calcext:value-type="float">
            <text:p>1087.73</text:p>
          </table:table-cell>
          <table:table-cell office:value-type="float" office:value="1122.22" calcext:value-type="float">
            <text:p>1122.22</text:p>
          </table:table-cell>
          <table:table-cell office:value-type="float" office:value="1043.58" calcext:value-type="float">
            <text:p>1043.58</text:p>
          </table:table-cell>
          <table:table-cell table:formula="of:= LOG(AVERAGE([.B116:.U116]))^-1" office:value-type="float" office:value="0.327622221778939" calcext:value-type="float">
            <text:p>0.32762222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7.1" calcext:value-type="float">
            <text:p>1167.1</text:p>
          </table:table-cell>
          <table:table-cell office:value-type="float" office:value="1236.25" calcext:value-type="float">
            <text:p>1236.25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1151.49" calcext:value-type="float">
            <text:p>1151.49</text:p>
          </table:table-cell>
          <table:table-cell office:value-type="float" office:value="1124.23" calcext:value-type="float">
            <text:p>1124.23</text:p>
          </table:table-cell>
          <table:table-cell office:value-type="float" office:value="1156.95" calcext:value-type="float">
            <text:p>1156.95</text:p>
          </table:table-cell>
          <table:table-cell office:value-type="float" office:value="1119.75" calcext:value-type="float">
            <text:p>1119.75</text:p>
          </table:table-cell>
          <table:table-cell office:value-type="float" office:value="1151.4" calcext:value-type="float">
            <text:p>1151.4</text:p>
          </table:table-cell>
          <table:table-cell office:value-type="float" office:value="1084.48" calcext:value-type="float">
            <text:p>1084.48</text:p>
          </table:table-cell>
          <table:table-cell office:value-type="float" office:value="1175.36" calcext:value-type="float">
            <text:p>1175.36</text:p>
          </table:table-cell>
          <table:table-cell office:value-type="float" office:value="1179.44" calcext:value-type="float">
            <text:p>1179.44</text:p>
          </table:table-cell>
          <table:table-cell office:value-type="float" office:value="1082.02" calcext:value-type="float">
            <text:p>1082.02</text:p>
          </table:table-cell>
          <table:table-cell office:value-type="float" office:value="1194.67" calcext:value-type="float">
            <text:p>1194.67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065.12" calcext:value-type="float">
            <text:p>1065.12</text:p>
          </table:table-cell>
          <table:table-cell office:value-type="float" office:value="1079.72" calcext:value-type="float">
            <text:p>1079.72</text:p>
          </table:table-cell>
          <table:table-cell office:value-type="float" office:value="1022.19" calcext:value-type="float">
            <text:p>1022.19</text:p>
          </table:table-cell>
          <table:table-cell office:value-type="float" office:value="1087.73" calcext:value-type="float">
            <text:p>1087.73</text:p>
          </table:table-cell>
          <table:table-cell office:value-type="float" office:value="1122.22" calcext:value-type="float">
            <text:p>1122.22</text:p>
          </table:table-cell>
          <table:table-cell office:value-type="float" office:value="1043.09" calcext:value-type="float">
            <text:p>1043.09</text:p>
          </table:table-cell>
          <table:table-cell table:formula="of:= LOG(AVERAGE([.B117:.U117]))^-1" office:value-type="float" office:value="0.327654305792155" calcext:value-type="float">
            <text:p>0.32765430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7.1" calcext:value-type="float">
            <text:p>1167.1</text:p>
          </table:table-cell>
          <table:table-cell office:value-type="float" office:value="1235.28" calcext:value-type="float">
            <text:p>1235.28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1151.49" calcext:value-type="float">
            <text:p>1151.49</text:p>
          </table:table-cell>
          <table:table-cell office:value-type="float" office:value="1121.47" calcext:value-type="float">
            <text:p>1121.47</text:p>
          </table:table-cell>
          <table:table-cell office:value-type="float" office:value="1137.43" calcext:value-type="float">
            <text:p>1137.43</text:p>
          </table:table-cell>
          <table:table-cell office:value-type="float" office:value="1119.75" calcext:value-type="float">
            <text:p>1119.75</text:p>
          </table:table-cell>
          <table:table-cell office:value-type="float" office:value="1149.72" calcext:value-type="float">
            <text:p>1149.72</text:p>
          </table:table-cell>
          <table:table-cell office:value-type="float" office:value="1084.48" calcext:value-type="float">
            <text:p>1084.48</text:p>
          </table:table-cell>
          <table:table-cell office:value-type="float" office:value="1175.36" calcext:value-type="float">
            <text:p>1175.36</text:p>
          </table:table-cell>
          <table:table-cell office:value-type="float" office:value="1179.44" calcext:value-type="float">
            <text:p>1179.44</text:p>
          </table:table-cell>
          <table:table-cell office:value-type="float" office:value="1082.02" calcext:value-type="float">
            <text:p>1082.02</text:p>
          </table:table-cell>
          <table:table-cell office:value-type="float" office:value="1194.67" calcext:value-type="float">
            <text:p>1194.67</text:p>
          </table:table-cell>
          <table:table-cell office:value-type="float" office:value="1180.02" calcext:value-type="float">
            <text:p>1180.02</text:p>
          </table:table-cell>
          <table:table-cell office:value-type="float" office:value="1066.65" calcext:value-type="float">
            <text:p>1066.65</text:p>
          </table:table-cell>
          <table:table-cell office:value-type="float" office:value="1079.58" calcext:value-type="float">
            <text:p>1079.58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086.36" calcext:value-type="float">
            <text:p>1086.36</text:p>
          </table:table-cell>
          <table:table-cell office:value-type="float" office:value="1122.02" calcext:value-type="float">
            <text:p>1122.02</text:p>
          </table:table-cell>
          <table:table-cell office:value-type="float" office:value="1043.09" calcext:value-type="float">
            <text:p>1043.09</text:p>
          </table:table-cell>
          <table:table-cell table:formula="of:= LOG(AVERAGE([.B118:.U118]))^-1" office:value-type="float" office:value="0.327709216196509" calcext:value-type="float">
            <text:p>0.32770921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3.08" calcext:value-type="float">
            <text:p>1163.08</text:p>
          </table:table-cell>
          <table:table-cell office:value-type="float" office:value="1232.95" calcext:value-type="float">
            <text:p>1232.95</text:p>
          </table:table-cell>
          <table:table-cell office:value-type="float" office:value="1119.97" calcext:value-type="float">
            <text:p>1119.97</text:p>
          </table:table-cell>
          <table:table-cell office:value-type="float" office:value="1151.49" calcext:value-type="float">
            <text:p>1151.49</text:p>
          </table:table-cell>
          <table:table-cell office:value-type="float" office:value="1121.47" calcext:value-type="float">
            <text:p>1121.47</text:p>
          </table:table-cell>
          <table:table-cell office:value-type="float" office:value="1142.86" calcext:value-type="float">
            <text:p>1142.86</text:p>
          </table:table-cell>
          <table:table-cell office:value-type="float" office:value="1119.71" calcext:value-type="float">
            <text:p>1119.71</text:p>
          </table:table-cell>
          <table:table-cell office:value-type="float" office:value="1149.72" calcext:value-type="float">
            <text:p>1149.72</text:p>
          </table:table-cell>
          <table:table-cell office:value-type="float" office:value="1084.48" calcext:value-type="float">
            <text:p>1084.48</text:p>
          </table:table-cell>
          <table:table-cell office:value-type="float" office:value="1175.36" calcext:value-type="float">
            <text:p>1175.36</text:p>
          </table:table-cell>
          <table:table-cell office:value-type="float" office:value="1179.44" calcext:value-type="float">
            <text:p>1179.44</text:p>
          </table:table-cell>
          <table:table-cell office:value-type="float" office:value="1080.7" calcext:value-type="float">
            <text:p>1080.7</text:p>
          </table:table-cell>
          <table:table-cell office:value-type="float" office:value="1194.56" calcext:value-type="float">
            <text:p>1194.56</text:p>
          </table:table-cell>
          <table:table-cell office:value-type="float" office:value="1178.54" calcext:value-type="float">
            <text:p>1178.54</text:p>
          </table:table-cell>
          <table:table-cell office:value-type="float" office:value="1065.31" calcext:value-type="float">
            <text:p>1065.31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087.7" calcext:value-type="float">
            <text:p>1087.7</text:p>
          </table:table-cell>
          <table:table-cell office:value-type="float" office:value="1122.02" calcext:value-type="float">
            <text:p>1122.02</text:p>
          </table:table-cell>
          <table:table-cell office:value-type="float" office:value="1038.07" calcext:value-type="float">
            <text:p>1038.07</text:p>
          </table:table-cell>
          <table:table-cell table:formula="of:= LOG(AVERAGE([.B119:.U119]))^-1" office:value-type="float" office:value="0.327729209878156" calcext:value-type="float">
            <text:p>0.32772920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3.01" calcext:value-type="float">
            <text:p>1163.01</text:p>
          </table:table-cell>
          <table:table-cell office:value-type="float" office:value="1232.32" calcext:value-type="float">
            <text:p>1232.32</text:p>
          </table:table-cell>
          <table:table-cell office:value-type="float" office:value="1119.89" calcext:value-type="float">
            <text:p>1119.89</text:p>
          </table:table-cell>
          <table:table-cell office:value-type="float" office:value="1150.83" calcext:value-type="float">
            <text:p>1150.83</text:p>
          </table:table-cell>
          <table:table-cell office:value-type="float" office:value="1121.47" calcext:value-type="float">
            <text:p>1121.47</text:p>
          </table:table-cell>
          <table:table-cell office:value-type="float" office:value="1142.86" calcext:value-type="float">
            <text:p>1142.86</text:p>
          </table:table-cell>
          <table:table-cell office:value-type="float" office:value="1119.71" calcext:value-type="float">
            <text:p>1119.71</text:p>
          </table:table-cell>
          <table:table-cell office:value-type="float" office:value="1149.35" calcext:value-type="float">
            <text:p>1149.35</text:p>
          </table:table-cell>
          <table:table-cell office:value-type="float" office:value="1084.09" calcext:value-type="float">
            <text:p>1084.09</text:p>
          </table:table-cell>
          <table:table-cell office:value-type="float" office:value="1175.26" calcext:value-type="float">
            <text:p>1175.26</text:p>
          </table:table-cell>
          <table:table-cell office:value-type="float" office:value="1179.44" calcext:value-type="float">
            <text:p>1179.44</text:p>
          </table:table-cell>
          <table:table-cell office:value-type="float" office:value="1081.35" calcext:value-type="float">
            <text:p>1081.35</text:p>
          </table:table-cell>
          <table:table-cell office:value-type="float" office:value="1194.56" calcext:value-type="float">
            <text:p>1194.56</text:p>
          </table:table-cell>
          <table:table-cell office:value-type="float" office:value="1178.54" calcext:value-type="float">
            <text:p>1178.54</text:p>
          </table:table-cell>
          <table:table-cell office:value-type="float" office:value="1065.31" calcext:value-type="float">
            <text:p>1065.31</text:p>
          </table:table-cell>
          <table:table-cell office:value-type="float" office:value="1078.51" calcext:value-type="float">
            <text:p>1078.51</text:p>
          </table:table-cell>
          <table:table-cell office:value-type="float" office:value="1021.32" calcext:value-type="float">
            <text:p>1021.32</text:p>
          </table:table-cell>
          <table:table-cell office:value-type="float" office:value="1087.7" calcext:value-type="float">
            <text:p>1087.7</text:p>
          </table:table-cell>
          <table:table-cell office:value-type="float" office:value="1121.8" calcext:value-type="float">
            <text:p>1121.8</text:p>
          </table:table-cell>
          <table:table-cell office:value-type="float" office:value="1033.52" calcext:value-type="float">
            <text:p>1033.52</text:p>
          </table:table-cell>
          <table:table-cell table:formula="of:= LOG(AVERAGE([.B120:.U120]))^-1" office:value-type="float" office:value="0.327743263840188" calcext:value-type="float">
            <text:p>0.32774326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8.65" calcext:value-type="float">
            <text:p>1158.65</text:p>
          </table:table-cell>
          <table:table-cell office:value-type="float" office:value="1232.31" calcext:value-type="float">
            <text:p>1232.31</text:p>
          </table:table-cell>
          <table:table-cell office:value-type="float" office:value="1118.67" calcext:value-type="float">
            <text:p>1118.67</text:p>
          </table:table-cell>
          <table:table-cell office:value-type="float" office:value="1150.63" calcext:value-type="float">
            <text:p>1150.63</text:p>
          </table:table-cell>
          <table:table-cell office:value-type="float" office:value="1118.7" calcext:value-type="float">
            <text:p>1118.7</text:p>
          </table:table-cell>
          <table:table-cell office:value-type="float" office:value="1142.29" calcext:value-type="float">
            <text:p>1142.29</text:p>
          </table:table-cell>
          <table:table-cell office:value-type="float" office:value="1119.71" calcext:value-type="float">
            <text:p>1119.71</text:p>
          </table:table-cell>
          <table:table-cell office:value-type="float" office:value="1149.16" calcext:value-type="float">
            <text:p>1149.16</text:p>
          </table:table-cell>
          <table:table-cell office:value-type="float" office:value="1083.98" calcext:value-type="float">
            <text:p>1083.98</text:p>
          </table:table-cell>
          <table:table-cell office:value-type="float" office:value="1174.5" calcext:value-type="float">
            <text:p>1174.5</text:p>
          </table:table-cell>
          <table:table-cell office:value-type="float" office:value="1179.08" calcext:value-type="float">
            <text:p>1179.08</text:p>
          </table:table-cell>
          <table:table-cell office:value-type="float" office:value="1081" calcext:value-type="float">
            <text:p>1081</text:p>
          </table:table-cell>
          <table:table-cell office:value-type="float" office:value="1194.49" calcext:value-type="float">
            <text:p>1194.49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065.31" calcext:value-type="float">
            <text:p>1065.31</text:p>
          </table:table-cell>
          <table:table-cell office:value-type="float" office:value="1077.63" calcext:value-type="float">
            <text:p>1077.63</text:p>
          </table:table-cell>
          <table:table-cell office:value-type="float" office:value="1019.95" calcext:value-type="float">
            <text:p>1019.95</text:p>
          </table:table-cell>
          <table:table-cell office:value-type="float" office:value="1087.54" calcext:value-type="float">
            <text:p>1087.54</text:p>
          </table:table-cell>
          <table:table-cell office:value-type="float" office:value="1121.8" calcext:value-type="float">
            <text:p>1121.8</text:p>
          </table:table-cell>
          <table:table-cell office:value-type="float" office:value="1033.52" calcext:value-type="float">
            <text:p>1033.52</text:p>
          </table:table-cell>
          <table:table-cell table:formula="of:= LOG(AVERAGE([.B121:.U121]))^-1" office:value-type="float" office:value="0.327778816862004" calcext:value-type="float">
            <text:p>0.32777881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2.35" calcext:value-type="float">
            <text:p>1152.35</text:p>
          </table:table-cell>
          <table:table-cell office:value-type="float" office:value="1231.82" calcext:value-type="float">
            <text:p>1231.82</text:p>
          </table:table-cell>
          <table:table-cell office:value-type="float" office:value="1118.67" calcext:value-type="float">
            <text:p>1118.67</text:p>
          </table:table-cell>
          <table:table-cell office:value-type="float" office:value="1150.63" calcext:value-type="float">
            <text:p>1150.63</text:p>
          </table:table-cell>
          <table:table-cell office:value-type="float" office:value="1118.7" calcext:value-type="float">
            <text:p>1118.7</text:p>
          </table:table-cell>
          <table:table-cell office:value-type="float" office:value="1134.8" calcext:value-type="float">
            <text:p>1134.8</text:p>
          </table:table-cell>
          <table:table-cell office:value-type="float" office:value="1119.71" calcext:value-type="float">
            <text:p>1119.71</text:p>
          </table:table-cell>
          <table:table-cell office:value-type="float" office:value="1148.32" calcext:value-type="float">
            <text:p>1148.32</text:p>
          </table:table-cell>
          <table:table-cell office:value-type="float" office:value="1083.36" calcext:value-type="float">
            <text:p>1083.36</text:p>
          </table:table-cell>
          <table:table-cell office:value-type="float" office:value="1174.5" calcext:value-type="float">
            <text:p>1174.5</text:p>
          </table:table-cell>
          <table:table-cell office:value-type="float" office:value="1179.08" calcext:value-type="float">
            <text:p>1179.08</text:p>
          </table:table-cell>
          <table:table-cell office:value-type="float" office:value="1081" calcext:value-type="float">
            <text:p>1081</text:p>
          </table:table-cell>
          <table:table-cell office:value-type="float" office:value="1194.49" calcext:value-type="float">
            <text:p>1194.49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062.88" calcext:value-type="float">
            <text:p>1062.88</text:p>
          </table:table-cell>
          <table:table-cell office:value-type="float" office:value="1077.63" calcext:value-type="float">
            <text:p>1077.63</text:p>
          </table:table-cell>
          <table:table-cell office:value-type="float" office:value="1019.65" calcext:value-type="float">
            <text:p>1019.65</text:p>
          </table:table-cell>
          <table:table-cell office:value-type="float" office:value="1087.51" calcext:value-type="float">
            <text:p>1087.51</text:p>
          </table:table-cell>
          <table:table-cell office:value-type="float" office:value="1121.78" calcext:value-type="float">
            <text:p>1121.78</text:p>
          </table:table-cell>
          <table:table-cell office:value-type="float" office:value="1033.52" calcext:value-type="float">
            <text:p>1033.52</text:p>
          </table:table-cell>
          <table:table-cell table:formula="of:= LOG(AVERAGE([.B122:.U122]))^-1" office:value-type="float" office:value="0.327817271537747" calcext:value-type="float">
            <text:p>0.32781727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1.59" calcext:value-type="float">
            <text:p>1151.59</text:p>
          </table:table-cell>
          <table:table-cell office:value-type="float" office:value="1231.82" calcext:value-type="float">
            <text:p>1231.82</text:p>
          </table:table-cell>
          <table:table-cell office:value-type="float" office:value="1118.59" calcext:value-type="float">
            <text:p>1118.59</text:p>
          </table:table-cell>
          <table:table-cell office:value-type="float" office:value="1150.63" calcext:value-type="float">
            <text:p>1150.63</text:p>
          </table:table-cell>
          <table:table-cell office:value-type="float" office:value="1118.7" calcext:value-type="float">
            <text:p>1118.7</text:p>
          </table:table-cell>
          <table:table-cell office:value-type="float" office:value="1135.13" calcext:value-type="float">
            <text:p>1135.13</text:p>
          </table:table-cell>
          <table:table-cell office:value-type="float" office:value="1118.53" calcext:value-type="float">
            <text:p>1118.53</text:p>
          </table:table-cell>
          <table:table-cell office:value-type="float" office:value="1145.88" calcext:value-type="float">
            <text:p>1145.88</text:p>
          </table:table-cell>
          <table:table-cell office:value-type="float" office:value="1081.59" calcext:value-type="float">
            <text:p>1081.59</text:p>
          </table:table-cell>
          <table:table-cell office:value-type="float" office:value="1173.71" calcext:value-type="float">
            <text:p>1173.71</text:p>
          </table:table-cell>
          <table:table-cell office:value-type="float" office:value="1179.08" calcext:value-type="float">
            <text:p>1179.08</text:p>
          </table:table-cell>
          <table:table-cell office:value-type="float" office:value="1079.84" calcext:value-type="float">
            <text:p>1079.84</text:p>
          </table:table-cell>
          <table:table-cell office:value-type="float" office:value="1194.39" calcext:value-type="float">
            <text:p>1194.39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062.02" calcext:value-type="float">
            <text:p>1062.02</text:p>
          </table:table-cell>
          <table:table-cell office:value-type="float" office:value="1075.62" calcext:value-type="float">
            <text:p>1075.62</text:p>
          </table:table-cell>
          <table:table-cell office:value-type="float" office:value="1018.3" calcext:value-type="float">
            <text:p>1018.3</text:p>
          </table:table-cell>
          <table:table-cell office:value-type="float" office:value="1086.72" calcext:value-type="float">
            <text:p>1086.72</text:p>
          </table:table-cell>
          <table:table-cell office:value-type="float" office:value="1121.69" calcext:value-type="float">
            <text:p>1121.69</text:p>
          </table:table-cell>
          <table:table-cell office:value-type="float" office:value="1033.52" calcext:value-type="float">
            <text:p>1033.52</text:p>
          </table:table-cell>
          <table:table-cell table:formula="of:= LOG(AVERAGE([.B123:.U123]))^-1" office:value-type="float" office:value="0.327844392849011" calcext:value-type="float">
            <text:p>0.32784439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51.16" calcext:value-type="float">
            <text:p>1151.16</text:p>
          </table:table-cell>
          <table:table-cell office:value-type="float" office:value="1231.82" calcext:value-type="float">
            <text:p>1231.82</text:p>
          </table:table-cell>
          <table:table-cell office:value-type="float" office:value="1118.3" calcext:value-type="float">
            <text:p>1118.3</text:p>
          </table:table-cell>
          <table:table-cell office:value-type="float" office:value="1150.63" calcext:value-type="float">
            <text:p>1150.63</text:p>
          </table:table-cell>
          <table:table-cell office:value-type="float" office:value="1118.31" calcext:value-type="float">
            <text:p>1118.31</text:p>
          </table:table-cell>
          <table:table-cell office:value-type="float" office:value="1135.13" calcext:value-type="float">
            <text:p>1135.13</text:p>
          </table:table-cell>
          <table:table-cell office:value-type="float" office:value="1118.62" calcext:value-type="float">
            <text:p>1118.62</text:p>
          </table:table-cell>
          <table:table-cell office:value-type="float" office:value="1145.88" calcext:value-type="float">
            <text:p>1145.88</text:p>
          </table:table-cell>
          <table:table-cell office:value-type="float" office:value="1081.59" calcext:value-type="float">
            <text:p>1081.59</text:p>
          </table:table-cell>
          <table:table-cell office:value-type="float" office:value="1173.71" calcext:value-type="float">
            <text:p>1173.71</text:p>
          </table:table-cell>
          <table:table-cell office:value-type="float" office:value="1178.11" calcext:value-type="float">
            <text:p>1178.11</text:p>
          </table:table-cell>
          <table:table-cell office:value-type="float" office:value="1079.84" calcext:value-type="float">
            <text:p>1079.84</text:p>
          </table:table-cell>
          <table:table-cell office:value-type="float" office:value="1194.39" calcext:value-type="float">
            <text:p>1194.39</text:p>
          </table:table-cell>
          <table:table-cell office:value-type="float" office:value="1174.72" calcext:value-type="float">
            <text:p>1174.72</text:p>
          </table:table-cell>
          <table:table-cell office:value-type="float" office:value="1062.88" calcext:value-type="float">
            <text:p>1062.88</text:p>
          </table:table-cell>
          <table:table-cell office:value-type="float" office:value="1075.62" calcext:value-type="float">
            <text:p>1075.62</text:p>
          </table:table-cell>
          <table:table-cell office:value-type="float" office:value="1018.3" calcext:value-type="float">
            <text:p>1018.3</text:p>
          </table:table-cell>
          <table:table-cell office:value-type="float" office:value="1086.72" calcext:value-type="float">
            <text:p>1086.72</text:p>
          </table:table-cell>
          <table:table-cell office:value-type="float" office:value="1121.69" calcext:value-type="float">
            <text:p>1121.69</text:p>
          </table:table-cell>
          <table:table-cell office:value-type="float" office:value="1031.27" calcext:value-type="float">
            <text:p>1031.27</text:p>
          </table:table-cell>
          <table:table-cell table:formula="of:= LOG(AVERAGE([.B124:.U124]))^-1" office:value-type="float" office:value="0.327851545441355" calcext:value-type="float">
            <text:p>0.32785154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49.29" calcext:value-type="float">
            <text:p>1149.29</text:p>
          </table:table-cell>
          <table:table-cell office:value-type="float" office:value="1231.56" calcext:value-type="float">
            <text:p>1231.56</text:p>
          </table:table-cell>
          <table:table-cell office:value-type="float" office:value="1118.15" calcext:value-type="float">
            <text:p>1118.15</text:p>
          </table:table-cell>
          <table:table-cell office:value-type="float" office:value="1150.22" calcext:value-type="float">
            <text:p>1150.22</text:p>
          </table:table-cell>
          <table:table-cell office:value-type="float" office:value="1118.31" calcext:value-type="float">
            <text:p>1118.31</text:p>
          </table:table-cell>
          <table:table-cell office:value-type="float" office:value="1135.13" calcext:value-type="float">
            <text:p>1135.13</text:p>
          </table:table-cell>
          <table:table-cell office:value-type="float" office:value="1118.5" calcext:value-type="float">
            <text:p>1118.5</text:p>
          </table:table-cell>
          <table:table-cell office:value-type="float" office:value="1145.88" calcext:value-type="float">
            <text:p>1145.88</text:p>
          </table:table-cell>
          <table:table-cell office:value-type="float" office:value="1077.88" calcext:value-type="float">
            <text:p>1077.88</text:p>
          </table:table-cell>
          <table:table-cell office:value-type="float" office:value="1173.71" calcext:value-type="float">
            <text:p>1173.71</text:p>
          </table:table-cell>
          <table:table-cell office:value-type="float" office:value="1178.11" calcext:value-type="float">
            <text:p>1178.11</text:p>
          </table:table-cell>
          <table:table-cell office:value-type="float" office:value="1079.84" calcext:value-type="float">
            <text:p>1079.84</text:p>
          </table:table-cell>
          <table:table-cell office:value-type="float" office:value="1194.35" calcext:value-type="float">
            <text:p>1194.35</text:p>
          </table:table-cell>
          <table:table-cell office:value-type="float" office:value="1174.67" calcext:value-type="float">
            <text:p>1174.67</text:p>
          </table:table-cell>
          <table:table-cell office:value-type="float" office:value="1062.88" calcext:value-type="float">
            <text:p>1062.88</text:p>
          </table:table-cell>
          <table:table-cell office:value-type="float" office:value="1075.32" calcext:value-type="float">
            <text:p>1075.32</text:p>
          </table:table-cell>
          <table:table-cell office:value-type="float" office:value="1016.13" calcext:value-type="float">
            <text:p>1016.13</text:p>
          </table:table-cell>
          <table:table-cell office:value-type="float" office:value="1086.66" calcext:value-type="float">
            <text:p>1086.66</text:p>
          </table:table-cell>
          <table:table-cell office:value-type="float" office:value="1121.69" calcext:value-type="float">
            <text:p>1121.69</text:p>
          </table:table-cell>
          <table:table-cell office:value-type="float" office:value="1031.27" calcext:value-type="float">
            <text:p>1031.27</text:p>
          </table:table-cell>
          <table:table-cell table:formula="of:= LOG(AVERAGE([.B125:.U125]))^-1" office:value-type="float" office:value="0.327870556556143" calcext:value-type="float">
            <text:p>0.32787055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6.16" calcext:value-type="float">
            <text:p>1146.16</text:p>
          </table:table-cell>
          <table:table-cell office:value-type="float" office:value="1231.56" calcext:value-type="float">
            <text:p>1231.56</text:p>
          </table:table-cell>
          <table:table-cell office:value-type="float" office:value="1117.47" calcext:value-type="float">
            <text:p>1117.47</text:p>
          </table:table-cell>
          <table:table-cell office:value-type="float" office:value="1150.21" calcext:value-type="float">
            <text:p>1150.21</text:p>
          </table:table-cell>
          <table:table-cell office:value-type="float" office:value="1117.41" calcext:value-type="float">
            <text:p>1117.41</text:p>
          </table:table-cell>
          <table:table-cell office:value-type="float" office:value="1134.48" calcext:value-type="float">
            <text:p>1134.48</text:p>
          </table:table-cell>
          <table:table-cell office:value-type="float" office:value="1118.5" calcext:value-type="float">
            <text:p>1118.5</text:p>
          </table:table-cell>
          <table:table-cell office:value-type="float" office:value="1145.87" calcext:value-type="float">
            <text:p>1145.87</text:p>
          </table:table-cell>
          <table:table-cell office:value-type="float" office:value="1076.25" calcext:value-type="float">
            <text:p>1076.25</text:p>
          </table:table-cell>
          <table:table-cell office:value-type="float" office:value="1173.64" calcext:value-type="float">
            <text:p>1173.64</text:p>
          </table:table-cell>
          <table:table-cell office:value-type="float" office:value="1178.11" calcext:value-type="float">
            <text:p>1178.11</text:p>
          </table:table-cell>
          <table:table-cell office:value-type="float" office:value="1079.73" calcext:value-type="float">
            <text:p>1079.73</text:p>
          </table:table-cell>
          <table:table-cell office:value-type="float" office:value="1194.35" calcext:value-type="float">
            <text:p>1194.35</text:p>
          </table:table-cell>
          <table:table-cell office:value-type="float" office:value="1174.28" calcext:value-type="float">
            <text:p>1174.28</text:p>
          </table:table-cell>
          <table:table-cell office:value-type="float" office:value="1058.45" calcext:value-type="float">
            <text:p>1058.45</text:p>
          </table:table-cell>
          <table:table-cell office:value-type="float" office:value="1075.32" calcext:value-type="float">
            <text:p>1075.32</text:p>
          </table:table-cell>
          <table:table-cell office:value-type="float" office:value="1016.13" calcext:value-type="float">
            <text:p>1016.13</text:p>
          </table:table-cell>
          <table:table-cell office:value-type="float" office:value="1086.66" calcext:value-type="float">
            <text:p>1086.66</text:p>
          </table:table-cell>
          <table:table-cell office:value-type="float" office:value="1121.56" calcext:value-type="float">
            <text:p>1121.56</text:p>
          </table:table-cell>
          <table:table-cell office:value-type="float" office:value="1030.55" calcext:value-type="float">
            <text:p>1030.55</text:p>
          </table:table-cell>
          <table:table-cell table:formula="of:= LOG(AVERAGE([.B126:.U126]))^-1" office:value-type="float" office:value="0.327897322089378" calcext:value-type="float">
            <text:p>0.32789732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46.16" calcext:value-type="float">
            <text:p>1146.16</text:p>
          </table:table-cell>
          <table:table-cell office:value-type="float" office:value="1231.26" calcext:value-type="float">
            <text:p>1231.26</text:p>
          </table:table-cell>
          <table:table-cell office:value-type="float" office:value="1116.56" calcext:value-type="float">
            <text:p>1116.56</text:p>
          </table:table-cell>
          <table:table-cell office:value-type="float" office:value="1147.32" calcext:value-type="float">
            <text:p>1147.32</text:p>
          </table:table-cell>
          <table:table-cell office:value-type="float" office:value="1117.41" calcext:value-type="float">
            <text:p>1117.41</text:p>
          </table:table-cell>
          <table:table-cell office:value-type="float" office:value="1134.03" calcext:value-type="float">
            <text:p>1134.03</text:p>
          </table:table-cell>
          <table:table-cell office:value-type="float" office:value="1118.43" calcext:value-type="float">
            <text:p>1118.43</text:p>
          </table:table-cell>
          <table:table-cell office:value-type="float" office:value="1144.56" calcext:value-type="float">
            <text:p>1144.56</text:p>
          </table:table-cell>
          <table:table-cell office:value-type="float" office:value="1076.25" calcext:value-type="float">
            <text:p>1076.25</text:p>
          </table:table-cell>
          <table:table-cell office:value-type="float" office:value="1173.64" calcext:value-type="float">
            <text:p>1173.64</text:p>
          </table:table-cell>
          <table:table-cell office:value-type="float" office:value="1178.11" calcext:value-type="float">
            <text:p>1178.11</text:p>
          </table:table-cell>
          <table:table-cell office:value-type="float" office:value="1079.04" calcext:value-type="float">
            <text:p>1079.04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174.28" calcext:value-type="float">
            <text:p>1174.28</text:p>
          </table:table-cell>
          <table:table-cell office:value-type="float" office:value="1058.45" calcext:value-type="float">
            <text:p>1058.45</text:p>
          </table:table-cell>
          <table:table-cell office:value-type="float" office:value="1075.25" calcext:value-type="float">
            <text:p>1075.25</text:p>
          </table:table-cell>
          <table:table-cell office:value-type="float" office:value="1016.13" calcext:value-type="float">
            <text:p>1016.13</text:p>
          </table:table-cell>
          <table:table-cell office:value-type="float" office:value="1086.33" calcext:value-type="float">
            <text:p>1086.33</text:p>
          </table:table-cell>
          <table:table-cell office:value-type="float" office:value="1121.22" calcext:value-type="float">
            <text:p>1121.22</text:p>
          </table:table-cell>
          <table:table-cell office:value-type="float" office:value="1030.55" calcext:value-type="float">
            <text:p>1030.55</text:p>
          </table:table-cell>
          <table:table-cell table:formula="of:= LOG(AVERAGE([.B127:.U127]))^-1" office:value-type="float" office:value="0.327913336718698" calcext:value-type="float">
            <text:p>0.32791333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44.84" calcext:value-type="float">
            <text:p>1144.84</text:p>
          </table:table-cell>
          <table:table-cell office:value-type="float" office:value="1217.1" calcext:value-type="float">
            <text:p>1217.1</text:p>
          </table:table-cell>
          <table:table-cell office:value-type="float" office:value="1116.56" calcext:value-type="float">
            <text:p>1116.56</text:p>
          </table:table-cell>
          <table:table-cell office:value-type="float" office:value="1140.91" calcext:value-type="float">
            <text:p>1140.91</text:p>
          </table:table-cell>
          <table:table-cell office:value-type="float" office:value="1114.32" calcext:value-type="float">
            <text:p>1114.32</text:p>
          </table:table-cell>
          <table:table-cell office:value-type="float" office:value="1134.03" calcext:value-type="float">
            <text:p>1134.03</text:p>
          </table:table-cell>
          <table:table-cell office:value-type="float" office:value="1118.43" calcext:value-type="float">
            <text:p>1118.43</text:p>
          </table:table-cell>
          <table:table-cell office:value-type="float" office:value="1144.56" calcext:value-type="float">
            <text:p>1144.56</text:p>
          </table:table-cell>
          <table:table-cell office:value-type="float" office:value="1076.25" calcext:value-type="float">
            <text:p>1076.25</text:p>
          </table:table-cell>
          <table:table-cell office:value-type="float" office:value="1169.83" calcext:value-type="float">
            <text:p>1169.83</text:p>
          </table:table-cell>
          <table:table-cell office:value-type="float" office:value="1178.11" calcext:value-type="float">
            <text:p>1178.11</text:p>
          </table:table-cell>
          <table:table-cell office:value-type="float" office:value="1078.66" calcext:value-type="float">
            <text:p>1078.66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165.08" calcext:value-type="float">
            <text:p>1165.08</text:p>
          </table:table-cell>
          <table:table-cell office:value-type="float" office:value="1058.45" calcext:value-type="float">
            <text:p>1058.45</text:p>
          </table:table-cell>
          <table:table-cell office:value-type="float" office:value="1073.83" calcext:value-type="float">
            <text:p>1073.83</text:p>
          </table:table-cell>
          <table:table-cell office:value-type="float" office:value="1015.54" calcext:value-type="float">
            <text:p>1015.54</text:p>
          </table:table-cell>
          <table:table-cell office:value-type="float" office:value="1086.11" calcext:value-type="float">
            <text:p>1086.11</text:p>
          </table:table-cell>
          <table:table-cell office:value-type="float" office:value="1121.56" calcext:value-type="float">
            <text:p>1121.56</text:p>
          </table:table-cell>
          <table:table-cell office:value-type="float" office:value="1029.64" calcext:value-type="float">
            <text:p>1029.64</text:p>
          </table:table-cell>
          <table:table-cell table:formula="of:= LOG(AVERAGE([.B128:.U128]))^-1" office:value-type="float" office:value="0.327999194541465" calcext:value-type="float">
            <text:p>0.32799919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44.84" calcext:value-type="float">
            <text:p>1144.84</text:p>
          </table:table-cell>
          <table:table-cell office:value-type="float" office:value="1217.1" calcext:value-type="float">
            <text:p>1217.1</text:p>
          </table:table-cell>
          <table:table-cell office:value-type="float" office:value="1112.57" calcext:value-type="float">
            <text:p>1112.57</text:p>
          </table:table-cell>
          <table:table-cell office:value-type="float" office:value="1143.46" calcext:value-type="float">
            <text:p>1143.46</text:p>
          </table:table-cell>
          <table:table-cell office:value-type="float" office:value="1114.32" calcext:value-type="float">
            <text:p>1114.32</text:p>
          </table:table-cell>
          <table:table-cell office:value-type="float" office:value="1129.28" calcext:value-type="float">
            <text:p>1129.28</text:p>
          </table:table-cell>
          <table:table-cell office:value-type="float" office:value="1118.04" calcext:value-type="float">
            <text:p>1118.04</text:p>
          </table:table-cell>
          <table:table-cell office:value-type="float" office:value="1142.13" calcext:value-type="float">
            <text:p>1142.13</text:p>
          </table:table-cell>
          <table:table-cell office:value-type="float" office:value="1074.93" calcext:value-type="float">
            <text:p>1074.93</text:p>
          </table:table-cell>
          <table:table-cell office:value-type="float" office:value="1169.83" calcext:value-type="float">
            <text:p>1169.83</text:p>
          </table:table-cell>
          <table:table-cell office:value-type="float" office:value="1178.03" calcext:value-type="float">
            <text:p>1178.03</text:p>
          </table:table-cell>
          <table:table-cell office:value-type="float" office:value="1077.65" calcext:value-type="float">
            <text:p>1077.65</text:p>
          </table:table-cell>
          <table:table-cell office:value-type="float" office:value="1193.9" calcext:value-type="float">
            <text:p>1193.9</text:p>
          </table:table-cell>
          <table:table-cell office:value-type="float" office:value="1165.08" calcext:value-type="float">
            <text:p>1165.08</text:p>
          </table:table-cell>
          <table:table-cell office:value-type="float" office:value="1058.45" calcext:value-type="float">
            <text:p>1058.45</text:p>
          </table:table-cell>
          <table:table-cell office:value-type="float" office:value="1073.83" calcext:value-type="float">
            <text:p>1073.83</text:p>
          </table:table-cell>
          <table:table-cell office:value-type="float" office:value="1015.28" calcext:value-type="float">
            <text:p>1015.28</text:p>
          </table:table-cell>
          <table:table-cell office:value-type="float" office:value="1086.11" calcext:value-type="float">
            <text:p>1086.11</text:p>
          </table:table-cell>
          <table:table-cell office:value-type="float" office:value="1121.56" calcext:value-type="float">
            <text:p>1121.56</text:p>
          </table:table-cell>
          <table:table-cell office:value-type="float" office:value="1028.29" calcext:value-type="float">
            <text:p>1028.29</text:p>
          </table:table-cell>
          <table:table-cell table:formula="of:= LOG(AVERAGE([.B129:.U129]))^-1" office:value-type="float" office:value="0.32802666093567" calcext:value-type="float">
            <text:p>0.3280266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44.79" calcext:value-type="float">
            <text:p>1144.79</text:p>
          </table:table-cell>
          <table:table-cell office:value-type="float" office:value="1216.3" calcext:value-type="float">
            <text:p>1216.3</text:p>
          </table:table-cell>
          <table:table-cell office:value-type="float" office:value="1112.57" calcext:value-type="float">
            <text:p>1112.57</text:p>
          </table:table-cell>
          <table:table-cell office:value-type="float" office:value="1140.5" calcext:value-type="float">
            <text:p>1140.5</text:p>
          </table:table-cell>
          <table:table-cell office:value-type="float" office:value="1114.32" calcext:value-type="float">
            <text:p>1114.32</text:p>
          </table:table-cell>
          <table:table-cell office:value-type="float" office:value="1129.28" calcext:value-type="float">
            <text:p>1129.28</text:p>
          </table:table-cell>
          <table:table-cell office:value-type="float" office:value="1116.94" calcext:value-type="float">
            <text:p>1116.94</text:p>
          </table:table-cell>
          <table:table-cell office:value-type="float" office:value="1139.44" calcext:value-type="float">
            <text:p>1139.44</text:p>
          </table:table-cell>
          <table:table-cell office:value-type="float" office:value="1074.25" calcext:value-type="float">
            <text:p>1074.25</text:p>
          </table:table-cell>
          <table:table-cell office:value-type="float" office:value="1168.88" calcext:value-type="float">
            <text:p>1168.88</text:p>
          </table:table-cell>
          <table:table-cell office:value-type="float" office:value="1178.03" calcext:value-type="float">
            <text:p>1178.03</text:p>
          </table:table-cell>
          <table:table-cell office:value-type="float" office:value="1077.65" calcext:value-type="float">
            <text:p>1077.65</text:p>
          </table:table-cell>
          <table:table-cell office:value-type="float" office:value="1193.9" calcext:value-type="float">
            <text:p>1193.9</text:p>
          </table:table-cell>
          <table:table-cell office:value-type="float" office:value="1163.38" calcext:value-type="float">
            <text:p>1163.38</text:p>
          </table:table-cell>
          <table:table-cell office:value-type="float" office:value="1057.1" calcext:value-type="float">
            <text:p>1057.1</text:p>
          </table:table-cell>
          <table:table-cell office:value-type="float" office:value="1073.79" calcext:value-type="float">
            <text:p>1073.79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86.11" calcext:value-type="float">
            <text:p>1086.11</text:p>
          </table:table-cell>
          <table:table-cell office:value-type="float" office:value="1121.56" calcext:value-type="float">
            <text:p>1121.56</text:p>
          </table:table-cell>
          <table:table-cell office:value-type="float" office:value="1025.9" calcext:value-type="float">
            <text:p>1025.9</text:p>
          </table:table-cell>
          <table:table-cell table:formula="of:= LOG(AVERAGE([.B130:.U130]))^-1" office:value-type="float" office:value="0.328058351378006" calcext:value-type="float">
            <text:p>0.32805835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44.06" calcext:value-type="float">
            <text:p>1144.06</text:p>
          </table:table-cell>
          <table:table-cell office:value-type="float" office:value="1213.85" calcext:value-type="float">
            <text:p>1213.85</text:p>
          </table:table-cell>
          <table:table-cell office:value-type="float" office:value="1112.57" calcext:value-type="float">
            <text:p>1112.57</text:p>
          </table:table-cell>
          <table:table-cell office:value-type="float" office:value="1140.43" calcext:value-type="float">
            <text:p>1140.43</text:p>
          </table:table-cell>
          <table:table-cell office:value-type="float" office:value="1106.81" calcext:value-type="float">
            <text:p>1106.81</text:p>
          </table:table-cell>
          <table:table-cell office:value-type="float" office:value="1129.28" calcext:value-type="float">
            <text:p>1129.28</text:p>
          </table:table-cell>
          <table:table-cell office:value-type="float" office:value="1117.9" calcext:value-type="float">
            <text:p>1117.9</text:p>
          </table:table-cell>
          <table:table-cell office:value-type="float" office:value="1139" calcext:value-type="float">
            <text:p>1139</text:p>
          </table:table-cell>
          <table:table-cell office:value-type="float" office:value="1074.61" calcext:value-type="float">
            <text:p>1074.61</text:p>
          </table:table-cell>
          <table:table-cell office:value-type="float" office:value="1168.88" calcext:value-type="float">
            <text:p>1168.88</text:p>
          </table:table-cell>
          <table:table-cell office:value-type="float" office:value="1178.03" calcext:value-type="float">
            <text:p>1178.03</text:p>
          </table:table-cell>
          <table:table-cell office:value-type="float" office:value="1077.65" calcext:value-type="float">
            <text:p>1077.65</text:p>
          </table:table-cell>
          <table:table-cell office:value-type="float" office:value="1193.9" calcext:value-type="float">
            <text:p>1193.9</text:p>
          </table:table-cell>
          <table:table-cell office:value-type="float" office:value="1156.69" calcext:value-type="float">
            <text:p>1156.69</text:p>
          </table:table-cell>
          <table:table-cell office:value-type="float" office:value="1055.33" calcext:value-type="float">
            <text:p>1055.33</text:p>
          </table:table-cell>
          <table:table-cell office:value-type="float" office:value="1073.79" calcext:value-type="float">
            <text:p>1073.79</text:p>
          </table:table-cell>
          <table:table-cell office:value-type="float" office:value="1014.11" calcext:value-type="float">
            <text:p>1014.11</text:p>
          </table:table-cell>
          <table:table-cell office:value-type="float" office:value="1085.79" calcext:value-type="float">
            <text:p>1085.79</text:p>
          </table:table-cell>
          <table:table-cell office:value-type="float" office:value="1121.56" calcext:value-type="float">
            <text:p>1121.56</text:p>
          </table:table-cell>
          <table:table-cell office:value-type="float" office:value="1025.9" calcext:value-type="float">
            <text:p>1025.9</text:p>
          </table:table-cell>
          <table:table-cell table:formula="of:= LOG(AVERAGE([.B131:.U131]))^-1" office:value-type="float" office:value="0.328098903550396" calcext:value-type="float">
            <text:p>0.32809890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4.06" calcext:value-type="float">
            <text:p>1144.06</text:p>
          </table:table-cell>
          <table:table-cell office:value-type="float" office:value="1212.85" calcext:value-type="float">
            <text:p>1212.85</text:p>
          </table:table-cell>
          <table:table-cell office:value-type="float" office:value="1111.11" calcext:value-type="float">
            <text:p>1111.11</text:p>
          </table:table-cell>
          <table:table-cell office:value-type="float" office:value="1140.43" calcext:value-type="float">
            <text:p>1140.43</text:p>
          </table:table-cell>
          <table:table-cell office:value-type="float" office:value="1106.81" calcext:value-type="float">
            <text:p>1106.81</text:p>
          </table:table-cell>
          <table:table-cell office:value-type="float" office:value="1128.62" calcext:value-type="float">
            <text:p>1128.62</text:p>
          </table:table-cell>
          <table:table-cell office:value-type="float" office:value="1117.9" calcext:value-type="float">
            <text:p>1117.9</text:p>
          </table:table-cell>
          <table:table-cell office:value-type="float" office:value="1136.91" calcext:value-type="float">
            <text:p>1136.91</text:p>
          </table:table-cell>
          <table:table-cell office:value-type="float" office:value="1071.1" calcext:value-type="float">
            <text:p>1071.1</text:p>
          </table:table-cell>
          <table:table-cell office:value-type="float" office:value="1168.63" calcext:value-type="float">
            <text:p>1168.63</text:p>
          </table:table-cell>
          <table:table-cell office:value-type="float" office:value="1178.03" calcext:value-type="float">
            <text:p>1178.03</text:p>
          </table:table-cell>
          <table:table-cell office:value-type="float" office:value="1078.67" calcext:value-type="float">
            <text:p>1078.67</text:p>
          </table:table-cell>
          <table:table-cell office:value-type="float" office:value="1193.9" calcext:value-type="float">
            <text:p>1193.9</text:p>
          </table:table-cell>
          <table:table-cell office:value-type="float" office:value="1156.69" calcext:value-type="float">
            <text:p>1156.69</text:p>
          </table:table-cell>
          <table:table-cell office:value-type="float" office:value="1055.33" calcext:value-type="float">
            <text:p>1055.33</text:p>
          </table:table-cell>
          <table:table-cell office:value-type="float" office:value="1073.11" calcext:value-type="float">
            <text:p>1073.11</text:p>
          </table:table-cell>
          <table:table-cell office:value-type="float" office:value="1012.44" calcext:value-type="float">
            <text:p>1012.44</text:p>
          </table:table-cell>
          <table:table-cell office:value-type="float" office:value="1085.57" calcext:value-type="float">
            <text:p>1085.57</text:p>
          </table:table-cell>
          <table:table-cell office:value-type="float" office:value="1121.37" calcext:value-type="float">
            <text:p>1121.37</text:p>
          </table:table-cell>
          <table:table-cell office:value-type="float" office:value="1025.68" calcext:value-type="float">
            <text:p>1025.68</text:p>
          </table:table-cell>
          <table:table-cell table:formula="of:= LOG(AVERAGE([.B132:.U132]))^-1" office:value-type="float" office:value="0.328121794256713" calcext:value-type="float">
            <text:p>0.32812179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41.33" calcext:value-type="float">
            <text:p>1141.33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111.11" calcext:value-type="float">
            <text:p>1111.11</text:p>
          </table:table-cell>
          <table:table-cell office:value-type="float" office:value="1140.32" calcext:value-type="float">
            <text:p>1140.32</text:p>
          </table:table-cell>
          <table:table-cell office:value-type="float" office:value="1106.05" calcext:value-type="float">
            <text:p>1106.05</text:p>
          </table:table-cell>
          <table:table-cell office:value-type="float" office:value="1128.62" calcext:value-type="float">
            <text:p>1128.62</text:p>
          </table:table-cell>
          <table:table-cell office:value-type="float" office:value="1117.24" calcext:value-type="float">
            <text:p>1117.24</text:p>
          </table:table-cell>
          <table:table-cell office:value-type="float" office:value="1136.91" calcext:value-type="float">
            <text:p>1136.91</text:p>
          </table:table-cell>
          <table:table-cell office:value-type="float" office:value="1071.1" calcext:value-type="float">
            <text:p>1071.1</text:p>
          </table:table-cell>
          <table:table-cell office:value-type="float" office:value="1168.47" calcext:value-type="float">
            <text:p>1168.47</text:p>
          </table:table-cell>
          <table:table-cell office:value-type="float" office:value="1178.02" calcext:value-type="float">
            <text:p>1178.02</text:p>
          </table:table-cell>
          <table:table-cell office:value-type="float" office:value="1077.53" calcext:value-type="float">
            <text:p>1077.53</text:p>
          </table:table-cell>
          <table:table-cell office:value-type="float" office:value="1193.9" calcext:value-type="float">
            <text:p>1193.9</text:p>
          </table:table-cell>
          <table:table-cell office:value-type="float" office:value="1156.45" calcext:value-type="float">
            <text:p>1156.45</text:p>
          </table:table-cell>
          <table:table-cell office:value-type="float" office:value="1055.33" calcext:value-type="float">
            <text:p>1055.33</text:p>
          </table:table-cell>
          <table:table-cell office:value-type="float" office:value="1073.11" calcext:value-type="float">
            <text:p>1073.1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1085.57" calcext:value-type="float">
            <text:p>1085.57</text:p>
          </table:table-cell>
          <table:table-cell office:value-type="float" office:value="1121.31" calcext:value-type="float">
            <text:p>1121.31</text:p>
          </table:table-cell>
          <table:table-cell office:value-type="float" office:value="1025.68" calcext:value-type="float">
            <text:p>1025.68</text:p>
          </table:table-cell>
          <table:table-cell table:formula="of:= LOG(AVERAGE([.B133:.U133]))^-1" office:value-type="float" office:value="0.328145391150809" calcext:value-type="float">
            <text:p>0.32814539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0.63" calcext:value-type="float">
            <text:p>1130.63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111.11" calcext:value-type="float">
            <text:p>1111.11</text:p>
          </table:table-cell>
          <table:table-cell office:value-type="float" office:value="1140.32" calcext:value-type="float">
            <text:p>1140.32</text:p>
          </table:table-cell>
          <table:table-cell office:value-type="float" office:value="1103.86" calcext:value-type="float">
            <text:p>1103.86</text:p>
          </table:table-cell>
          <table:table-cell office:value-type="float" office:value="1128.62" calcext:value-type="float">
            <text:p>1128.62</text:p>
          </table:table-cell>
          <table:table-cell office:value-type="float" office:value="1117.24" calcext:value-type="float">
            <text:p>1117.24</text:p>
          </table:table-cell>
          <table:table-cell office:value-type="float" office:value="1136.5" calcext:value-type="float">
            <text:p>1136.5</text:p>
          </table:table-cell>
          <table:table-cell office:value-type="float" office:value="1070.76" calcext:value-type="float">
            <text:p>1070.76</text:p>
          </table:table-cell>
          <table:table-cell office:value-type="float" office:value="1168.47" calcext:value-type="float">
            <text:p>1168.47</text:p>
          </table:table-cell>
          <table:table-cell office:value-type="float" office:value="1178.02" calcext:value-type="float">
            <text:p>1178.02</text:p>
          </table:table-cell>
          <table:table-cell office:value-type="float" office:value="1077.53" calcext:value-type="float">
            <text:p>1077.53</text:p>
          </table:table-cell>
          <table:table-cell office:value-type="float" office:value="1192.34" calcext:value-type="float">
            <text:p>1192.34</text:p>
          </table:table-cell>
          <table:table-cell office:value-type="float" office:value="1156.05" calcext:value-type="float">
            <text:p>1156.05</text:p>
          </table:table-cell>
          <table:table-cell office:value-type="float" office:value="1054.44" calcext:value-type="float">
            <text:p>1054.44</text:p>
          </table:table-cell>
          <table:table-cell office:value-type="float" office:value="1072.62" calcext:value-type="float">
            <text:p>1072.62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1085.57" calcext:value-type="float">
            <text:p>1085.57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023.33" calcext:value-type="float">
            <text:p>1023.33</text:p>
          </table:table-cell>
          <table:table-cell table:formula="of:= LOG(AVERAGE([.B134:.U134]))^-1" office:value-type="float" office:value="0.328186355296095" calcext:value-type="float">
            <text:p>0.32818635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21.81" calcext:value-type="float">
            <text:p>1121.81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110.31" calcext:value-type="float">
            <text:p>1110.31</text:p>
          </table:table-cell>
          <table:table-cell office:value-type="float" office:value="1139.98" calcext:value-type="float">
            <text:p>1139.98</text:p>
          </table:table-cell>
          <table:table-cell office:value-type="float" office:value="1103.86" calcext:value-type="float">
            <text:p>1103.86</text:p>
          </table:table-cell>
          <table:table-cell office:value-type="float" office:value="1120.18" calcext:value-type="float">
            <text:p>1120.18</text:p>
          </table:table-cell>
          <table:table-cell office:value-type="float" office:value="1117.24" calcext:value-type="float">
            <text:p>1117.24</text:p>
          </table:table-cell>
          <table:table-cell office:value-type="float" office:value="1135.87" calcext:value-type="float">
            <text:p>1135.87</text:p>
          </table:table-cell>
          <table:table-cell office:value-type="float" office:value="1068.59" calcext:value-type="float">
            <text:p>1068.59</text:p>
          </table:table-cell>
          <table:table-cell office:value-type="float" office:value="1168.27" calcext:value-type="float">
            <text:p>1168.27</text:p>
          </table:table-cell>
          <table:table-cell office:value-type="float" office:value="1178.02" calcext:value-type="float">
            <text:p>1178.02</text:p>
          </table:table-cell>
          <table:table-cell office:value-type="float" office:value="1077.18" calcext:value-type="float">
            <text:p>1077.18</text:p>
          </table:table-cell>
          <table:table-cell office:value-type="float" office:value="1192.34" calcext:value-type="float">
            <text:p>1192.34</text:p>
          </table:table-cell>
          <table:table-cell office:value-type="float" office:value="1155.06" calcext:value-type="float">
            <text:p>1155.06</text:p>
          </table:table-cell>
          <table:table-cell office:value-type="float" office:value="1054.44" calcext:value-type="float">
            <text:p>1054.44</text:p>
          </table:table-cell>
          <table:table-cell office:value-type="float" office:value="1072.62" calcext:value-type="float">
            <text:p>1072.62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1085.53" calcext:value-type="float">
            <text:p>1085.53</text:p>
          </table:table-cell>
          <table:table-cell office:value-type="float" office:value="1121.31" calcext:value-type="float">
            <text:p>1121.31</text:p>
          </table:table-cell>
          <table:table-cell office:value-type="float" office:value="1023.33" calcext:value-type="float">
            <text:p>1023.33</text:p>
          </table:table-cell>
          <table:table-cell table:formula="of:= LOG(AVERAGE([.B135:.U135]))^-1" office:value-type="float" office:value="0.328233774344499" calcext:value-type="float">
            <text:p>0.32823377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1.81" calcext:value-type="float">
            <text:p>1121.81</text:p>
          </table:table-cell>
          <table:table-cell office:value-type="float" office:value="1206.71" calcext:value-type="float">
            <text:p>1206.71</text:p>
          </table:table-cell>
          <table:table-cell office:value-type="float" office:value="1110.31" calcext:value-type="float">
            <text:p>1110.31</text:p>
          </table:table-cell>
          <table:table-cell office:value-type="float" office:value="1140.23" calcext:value-type="float">
            <text:p>1140.23</text:p>
          </table:table-cell>
          <table:table-cell office:value-type="float" office:value="1103.86" calcext:value-type="float">
            <text:p>1103.86</text:p>
          </table:table-cell>
          <table:table-cell office:value-type="float" office:value="1126.34" calcext:value-type="float">
            <text:p>1126.34</text:p>
          </table:table-cell>
          <table:table-cell office:value-type="float" office:value="1117.24" calcext:value-type="float">
            <text:p>1117.24</text:p>
          </table:table-cell>
          <table:table-cell office:value-type="float" office:value="1134.59" calcext:value-type="float">
            <text:p>1134.59</text:p>
          </table:table-cell>
          <table:table-cell office:value-type="float" office:value="1068.59" calcext:value-type="float">
            <text:p>1068.59</text:p>
          </table:table-cell>
          <table:table-cell office:value-type="float" office:value="1168.27" calcext:value-type="float">
            <text:p>1168.27</text:p>
          </table:table-cell>
          <table:table-cell office:value-type="float" office:value="1177.92" calcext:value-type="float">
            <text:p>1177.92</text:p>
          </table:table-cell>
          <table:table-cell office:value-type="float" office:value="1077.18" calcext:value-type="float">
            <text:p>1077.18</text:p>
          </table:table-cell>
          <table:table-cell office:value-type="float" office:value="1192.34" calcext:value-type="float">
            <text:p>1192.34</text:p>
          </table:table-cell>
          <table:table-cell office:value-type="float" office:value="1151.8" calcext:value-type="float">
            <text:p>1151.8</text:p>
          </table:table-cell>
          <table:table-cell office:value-type="float" office:value="1054.44" calcext:value-type="float">
            <text:p>1054.44</text:p>
          </table:table-cell>
          <table:table-cell office:value-type="float" office:value="1072.62" calcext:value-type="float">
            <text:p>1072.62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1085.35" calcext:value-type="float">
            <text:p>1085.35</text:p>
          </table:table-cell>
          <table:table-cell office:value-type="float" office:value="1121.31" calcext:value-type="float">
            <text:p>1121.31</text:p>
          </table:table-cell>
          <table:table-cell office:value-type="float" office:value="1023" calcext:value-type="float">
            <text:p>1023</text:p>
          </table:table-cell>
          <table:table-cell table:formula="of:= LOG(AVERAGE([.B136:.U136]))^-1" office:value-type="float" office:value="0.328236106989509" calcext:value-type="float">
            <text:p>0.3282361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11.88" calcext:value-type="float">
            <text:p>1111.88</text:p>
          </table:table-cell>
          <table:table-cell office:value-type="float" office:value="1206.71" calcext:value-type="float">
            <text:p>1206.71</text:p>
          </table:table-cell>
          <table:table-cell office:value-type="float" office:value="1110.31" calcext:value-type="float">
            <text:p>1110.31</text:p>
          </table:table-cell>
          <table:table-cell office:value-type="float" office:value="1139.2" calcext:value-type="float">
            <text:p>1139.2</text:p>
          </table:table-cell>
          <table:table-cell office:value-type="float" office:value="1103.86" calcext:value-type="float">
            <text:p>1103.86</text:p>
          </table:table-cell>
          <table:table-cell office:value-type="float" office:value="1126.38" calcext:value-type="float">
            <text:p>1126.38</text:p>
          </table:table-cell>
          <table:table-cell office:value-type="float" office:value="1117.24" calcext:value-type="float">
            <text:p>1117.24</text:p>
          </table:table-cell>
          <table:table-cell office:value-type="float" office:value="1134.59" calcext:value-type="float">
            <text:p>1134.59</text:p>
          </table:table-cell>
          <table:table-cell office:value-type="float" office:value="1065.45" calcext:value-type="float">
            <text:p>1065.45</text:p>
          </table:table-cell>
          <table:table-cell office:value-type="float" office:value="1167.72" calcext:value-type="float">
            <text:p>1167.72</text:p>
          </table:table-cell>
          <table:table-cell office:value-type="float" office:value="1177.92" calcext:value-type="float">
            <text:p>1177.92</text:p>
          </table:table-cell>
          <table:table-cell office:value-type="float" office:value="1077.05" calcext:value-type="float">
            <text:p>1077.05</text:p>
          </table:table-cell>
          <table:table-cell office:value-type="float" office:value="1192.34" calcext:value-type="float">
            <text:p>1192.34</text:p>
          </table:table-cell>
          <table:table-cell office:value-type="float" office:value="1151.8" calcext:value-type="float">
            <text:p>1151.8</text:p>
          </table:table-cell>
          <table:table-cell office:value-type="float" office:value="1054.03" calcext:value-type="float">
            <text:p>1054.03</text:p>
          </table:table-cell>
          <table:table-cell office:value-type="float" office:value="1072.56" calcext:value-type="float">
            <text:p>1072.56</text:p>
          </table:table-cell>
          <table:table-cell office:value-type="float" office:value="995.705" calcext:value-type="float">
            <text:p>995.705</text:p>
          </table:table-cell>
          <table:table-cell office:value-type="float" office:value="1081.79" calcext:value-type="float">
            <text:p>1081.79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021.02" calcext:value-type="float">
            <text:p>1021.02</text:p>
          </table:table-cell>
          <table:table-cell table:formula="of:= LOG(AVERAGE([.B137:.U137]))^-1" office:value-type="float" office:value="0.328311978350507" calcext:value-type="float">
            <text:p>0.32831197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11.65" calcext:value-type="float">
            <text:p>1111.65</text:p>
          </table:table-cell>
          <table:table-cell office:value-type="float" office:value="1206.33" calcext:value-type="float">
            <text:p>1206.33</text:p>
          </table:table-cell>
          <table:table-cell office:value-type="float" office:value="1110.31" calcext:value-type="float">
            <text:p>1110.31</text:p>
          </table:table-cell>
          <table:table-cell office:value-type="float" office:value="1139.2" calcext:value-type="float">
            <text:p>1139.2</text:p>
          </table:table-cell>
          <table:table-cell office:value-type="float" office:value="1102.99" calcext:value-type="float">
            <text:p>1102.99</text:p>
          </table:table-cell>
          <table:table-cell office:value-type="float" office:value="1123.41" calcext:value-type="float">
            <text:p>1123.41</text:p>
          </table:table-cell>
          <table:table-cell office:value-type="float" office:value="1113.75" calcext:value-type="float">
            <text:p>1113.75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065.38" calcext:value-type="float">
            <text:p>1065.38</text:p>
          </table:table-cell>
          <table:table-cell office:value-type="float" office:value="1166.3" calcext:value-type="float">
            <text:p>1166.3</text:p>
          </table:table-cell>
          <table:table-cell office:value-type="float" office:value="1177.78" calcext:value-type="float">
            <text:p>1177.78</text:p>
          </table:table-cell>
          <table:table-cell office:value-type="float" office:value="1077.05" calcext:value-type="float">
            <text:p>1077.05</text:p>
          </table:table-cell>
          <table:table-cell office:value-type="float" office:value="1191.99" calcext:value-type="float">
            <text:p>1191.99</text:p>
          </table:table-cell>
          <table:table-cell office:value-type="float" office:value="1151.8" calcext:value-type="float">
            <text:p>1151.8</text:p>
          </table:table-cell>
          <table:table-cell office:value-type="float" office:value="1053.59" calcext:value-type="float">
            <text:p>1053.59</text:p>
          </table:table-cell>
          <table:table-cell office:value-type="float" office:value="1072.05" calcext:value-type="float">
            <text:p>1072.05</text:p>
          </table:table-cell>
          <table:table-cell office:value-type="float" office:value="995.705" calcext:value-type="float">
            <text:p>995.705</text:p>
          </table:table-cell>
          <table:table-cell office:value-type="float" office:value="1081.79" calcext:value-type="float">
            <text:p>1081.79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021.02" calcext:value-type="float">
            <text:p>1021.02</text:p>
          </table:table-cell>
          <table:table-cell table:formula="of:= LOG(AVERAGE([.B138:.U138]))^-1" office:value-type="float" office:value="0.328335530284847" calcext:value-type="float">
            <text:p>0.32833553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5.6" calcext:value-type="float">
            <text:p>1105.6</text:p>
          </table:table-cell>
          <table:table-cell office:value-type="float" office:value="1206.33" calcext:value-type="float">
            <text:p>1206.33</text:p>
          </table:table-cell>
          <table:table-cell office:value-type="float" office:value="1110.31" calcext:value-type="float">
            <text:p>1110.31</text:p>
          </table:table-cell>
          <table:table-cell office:value-type="float" office:value="1138.42" calcext:value-type="float">
            <text:p>1138.42</text:p>
          </table:table-cell>
          <table:table-cell office:value-type="float" office:value="1101.87" calcext:value-type="float">
            <text:p>1101.87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113.05" calcext:value-type="float">
            <text:p>1113.05</text:p>
          </table:table-cell>
          <table:table-cell office:value-type="float" office:value="1133.96" calcext:value-type="float">
            <text:p>1133.96</text:p>
          </table:table-cell>
          <table:table-cell office:value-type="float" office:value="1065.45" calcext:value-type="float">
            <text:p>1065.45</text:p>
          </table:table-cell>
          <table:table-cell office:value-type="float" office:value="1166.3" calcext:value-type="float">
            <text:p>1166.3</text:p>
          </table:table-cell>
          <table:table-cell office:value-type="float" office:value="1177.78" calcext:value-type="float">
            <text:p>1177.78</text:p>
          </table:table-cell>
          <table:table-cell office:value-type="float" office:value="1077.05" calcext:value-type="float">
            <text:p>1077.05</text:p>
          </table:table-cell>
          <table:table-cell office:value-type="float" office:value="1191.99" calcext:value-type="float">
            <text:p>1191.99</text:p>
          </table:table-cell>
          <table:table-cell office:value-type="float" office:value="1150.26" calcext:value-type="float">
            <text:p>1150.26</text:p>
          </table:table-cell>
          <table:table-cell office:value-type="float" office:value="1053.59" calcext:value-type="float">
            <text:p>1053.59</text:p>
          </table:table-cell>
          <table:table-cell office:value-type="float" office:value="1072.05" calcext:value-type="float">
            <text:p>1072.05</text:p>
          </table:table-cell>
          <table:table-cell office:value-type="float" office:value="995.705" calcext:value-type="float">
            <text:p>995.705</text:p>
          </table:table-cell>
          <table:table-cell office:value-type="float" office:value="1081.79" calcext:value-type="float">
            <text:p>1081.79</text:p>
          </table:table-cell>
          <table:table-cell office:value-type="float" office:value="1121.05" calcext:value-type="float">
            <text:p>1121.05</text:p>
          </table:table-cell>
          <table:table-cell office:value-type="float" office:value="1021.02" calcext:value-type="float">
            <text:p>1021.02</text:p>
          </table:table-cell>
          <table:table-cell table:formula="of:= LOG(AVERAGE([.B139:.U139]))^-1" office:value-type="float" office:value="0.328362513641403" calcext:value-type="float">
            <text:p>0.3283625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05.6" calcext:value-type="float">
            <text:p>1105.6</text:p>
          </table:table-cell>
          <table:table-cell office:value-type="float" office:value="1206.01" calcext:value-type="float">
            <text:p>1206.01</text:p>
          </table:table-cell>
          <table:table-cell office:value-type="float" office:value="1109.95" calcext:value-type="float">
            <text:p>1109.95</text:p>
          </table:table-cell>
          <table:table-cell office:value-type="float" office:value="1138.42" calcext:value-type="float">
            <text:p>1138.42</text:p>
          </table:table-cell>
          <table:table-cell office:value-type="float" office:value="1102.3" calcext:value-type="float">
            <text:p>1102.3</text:p>
          </table:table-cell>
          <table:table-cell office:value-type="float" office:value="1120.01" calcext:value-type="float">
            <text:p>1120.01</text:p>
          </table:table-cell>
          <table:table-cell office:value-type="float" office:value="1113.05" calcext:value-type="float">
            <text:p>1113.05</text:p>
          </table:table-cell>
          <table:table-cell office:value-type="float" office:value="1132.86" calcext:value-type="float">
            <text:p>1132.86</text:p>
          </table:table-cell>
          <table:table-cell office:value-type="float" office:value="1064.61" calcext:value-type="float">
            <text:p>1064.61</text:p>
          </table:table-cell>
          <table:table-cell office:value-type="float" office:value="1166.3" calcext:value-type="float">
            <text:p>1166.3</text:p>
          </table:table-cell>
          <table:table-cell office:value-type="float" office:value="1177.62" calcext:value-type="float">
            <text:p>1177.62</text:p>
          </table:table-cell>
          <table:table-cell office:value-type="float" office:value="1076.85" calcext:value-type="float">
            <text:p>1076.85</text:p>
          </table:table-cell>
          <table:table-cell office:value-type="float" office:value="1191.83" calcext:value-type="float">
            <text:p>1191.83</text:p>
          </table:table-cell>
          <table:table-cell office:value-type="float" office:value="1150.26" calcext:value-type="float">
            <text:p>1150.26</text:p>
          </table:table-cell>
          <table:table-cell office:value-type="float" office:value="1053.59" calcext:value-type="float">
            <text:p>1053.59</text:p>
          </table:table-cell>
          <table:table-cell office:value-type="float" office:value="1071.99" calcext:value-type="float">
            <text:p>1071.99</text:p>
          </table:table-cell>
          <table:table-cell office:value-type="float" office:value="995.147" calcext:value-type="float">
            <text:p>995.147</text:p>
          </table:table-cell>
          <table:table-cell office:value-type="float" office:value="1081.74" calcext:value-type="float">
            <text:p>1081.74</text:p>
          </table:table-cell>
          <table:table-cell office:value-type="float" office:value="1121.05" calcext:value-type="float">
            <text:p>1121.05</text:p>
          </table:table-cell>
          <table:table-cell office:value-type="float" office:value="1015.06" calcext:value-type="float">
            <text:p>1015.06</text:p>
          </table:table-cell>
          <table:table-cell table:formula="of:= LOG(AVERAGE([.B140:.U140]))^-1" office:value-type="float" office:value="0.328384532527684" calcext:value-type="float">
            <text:p>0.32838453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5.6" calcext:value-type="float">
            <text:p>1105.6</text:p>
          </table:table-cell>
          <table:table-cell office:value-type="float" office:value="1205.43" calcext:value-type="float">
            <text:p>1205.43</text:p>
          </table:table-cell>
          <table:table-cell office:value-type="float" office:value="1109" calcext:value-type="float">
            <text:p>1109</text:p>
          </table:table-cell>
          <table:table-cell office:value-type="float" office:value="1138.42" calcext:value-type="float">
            <text:p>1138.42</text:p>
          </table:table-cell>
          <table:table-cell office:value-type="float" office:value="1100.3" calcext:value-type="float">
            <text:p>1100.3</text:p>
          </table:table-cell>
          <table:table-cell office:value-type="float" office:value="1115.71" calcext:value-type="float">
            <text:p>1115.71</text:p>
          </table:table-cell>
          <table:table-cell office:value-type="float" office:value="1113.05" calcext:value-type="float">
            <text:p>1113.05</text:p>
          </table:table-cell>
          <table:table-cell office:value-type="float" office:value="1132.86" calcext:value-type="float">
            <text:p>1132.86</text:p>
          </table:table-cell>
          <table:table-cell office:value-type="float" office:value="1060.7" calcext:value-type="float">
            <text:p>1060.7</text:p>
          </table:table-cell>
          <table:table-cell office:value-type="float" office:value="1166.3" calcext:value-type="float">
            <text:p>1166.3</text:p>
          </table:table-cell>
          <table:table-cell office:value-type="float" office:value="1177.62" calcext:value-type="float">
            <text:p>1177.62</text:p>
          </table:table-cell>
          <table:table-cell office:value-type="float" office:value="1076.6" calcext:value-type="float">
            <text:p>1076.6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9.85" calcext:value-type="float">
            <text:p>1149.85</text:p>
          </table:table-cell>
          <table:table-cell office:value-type="float" office:value="1053.59" calcext:value-type="float">
            <text:p>1053.59</text:p>
          </table:table-cell>
          <table:table-cell office:value-type="float" office:value="1071.85" calcext:value-type="float">
            <text:p>1071.85</text:p>
          </table:table-cell>
          <table:table-cell office:value-type="float" office:value="993.306" calcext:value-type="float">
            <text:p>993.306</text:p>
          </table:table-cell>
          <table:table-cell office:value-type="float" office:value="1080.82" calcext:value-type="float">
            <text:p>1080.82</text:p>
          </table:table-cell>
          <table:table-cell office:value-type="float" office:value="1121.05" calcext:value-type="float">
            <text:p>1121.05</text:p>
          </table:table-cell>
          <table:table-cell office:value-type="float" office:value="1015.06" calcext:value-type="float">
            <text:p>1015.06</text:p>
          </table:table-cell>
          <table:table-cell table:formula="of:= LOG(AVERAGE([.B141:.U141]))^-1" office:value-type="float" office:value="0.328420424523186" calcext:value-type="float">
            <text:p>0.32842042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5.14" calcext:value-type="float">
            <text:p>1105.14</text:p>
          </table:table-cell>
          <table:table-cell office:value-type="float" office:value="1205.43" calcext:value-type="float">
            <text:p>1205.43</text:p>
          </table:table-cell>
          <table:table-cell office:value-type="float" office:value="1109" calcext:value-type="float">
            <text:p>1109</text:p>
          </table:table-cell>
          <table:table-cell office:value-type="float" office:value="1136.16" calcext:value-type="float">
            <text:p>1136.16</text:p>
          </table:table-cell>
          <table:table-cell office:value-type="float" office:value="1100.3" calcext:value-type="float">
            <text:p>1100.3</text:p>
          </table:table-cell>
          <table:table-cell office:value-type="float" office:value="1115.71" calcext:value-type="float">
            <text:p>1115.71</text:p>
          </table:table-cell>
          <table:table-cell office:value-type="float" office:value="1113.05" calcext:value-type="float">
            <text:p>1113.05</text:p>
          </table:table-cell>
          <table:table-cell office:value-type="float" office:value="1131.74" calcext:value-type="float">
            <text:p>1131.74</text:p>
          </table:table-cell>
          <table:table-cell office:value-type="float" office:value="1060.7" calcext:value-type="float">
            <text:p>1060.7</text:p>
          </table:table-cell>
          <table:table-cell office:value-type="float" office:value="1166.1" calcext:value-type="float">
            <text:p>1166.1</text:p>
          </table:table-cell>
          <table:table-cell office:value-type="float" office:value="1177.62" calcext:value-type="float">
            <text:p>1177.62</text:p>
          </table:table-cell>
          <table:table-cell office:value-type="float" office:value="1076.6" calcext:value-type="float">
            <text:p>1076.6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8.97" calcext:value-type="float">
            <text:p>1148.97</text:p>
          </table:table-cell>
          <table:table-cell office:value-type="float" office:value="1053.36" calcext:value-type="float">
            <text:p>1053.36</text:p>
          </table:table-cell>
          <table:table-cell office:value-type="float" office:value="1071.85" calcext:value-type="float">
            <text:p>1071.85</text:p>
          </table:table-cell>
          <table:table-cell office:value-type="float" office:value="993.306" calcext:value-type="float">
            <text:p>993.306</text:p>
          </table:table-cell>
          <table:table-cell office:value-type="float" office:value="1080.82" calcext:value-type="float">
            <text:p>1080.82</text:p>
          </table:table-cell>
          <table:table-cell office:value-type="float" office:value="1121.05" calcext:value-type="float">
            <text:p>1121.05</text:p>
          </table:table-cell>
          <table:table-cell office:value-type="float" office:value="1015.02" calcext:value-type="float">
            <text:p>1015.02</text:p>
          </table:table-cell>
          <table:table-cell table:formula="of:= LOG(AVERAGE([.B142:.U142]))^-1" office:value-type="float" office:value="0.328431388539987" calcext:value-type="float">
            <text:p>0.32843138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04.11" calcext:value-type="float">
            <text:p>1104.11</text:p>
          </table:table-cell>
          <table:table-cell office:value-type="float" office:value="1205.36" calcext:value-type="float">
            <text:p>1205.36</text:p>
          </table:table-cell>
          <table:table-cell office:value-type="float" office:value="1108.99" calcext:value-type="float">
            <text:p>1108.99</text:p>
          </table:table-cell>
          <table:table-cell office:value-type="float" office:value="1136.22" calcext:value-type="float">
            <text:p>1136.22</text:p>
          </table:table-cell>
          <table:table-cell office:value-type="float" office:value="1100.3" calcext:value-type="float">
            <text:p>1100.3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113.05" calcext:value-type="float">
            <text:p>1113.05</text:p>
          </table:table-cell>
          <table:table-cell office:value-type="float" office:value="1132.75" calcext:value-type="float">
            <text:p>1132.75</text:p>
          </table:table-cell>
          <table:table-cell office:value-type="float" office:value="1060.7" calcext:value-type="float">
            <text:p>1060.7</text:p>
          </table:table-cell>
          <table:table-cell office:value-type="float" office:value="1165.71" calcext:value-type="float">
            <text:p>1165.71</text:p>
          </table:table-cell>
          <table:table-cell office:value-type="float" office:value="1177.62" calcext:value-type="float">
            <text:p>1177.62</text:p>
          </table:table-cell>
          <table:table-cell office:value-type="float" office:value="1076.21" calcext:value-type="float">
            <text:p>1076.21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5" calcext:value-type="float">
            <text:p>1145</text:p>
          </table:table-cell>
          <table:table-cell office:value-type="float" office:value="1052.94" calcext:value-type="float">
            <text:p>1052.94</text:p>
          </table:table-cell>
          <table:table-cell office:value-type="float" office:value="1071.85" calcext:value-type="float">
            <text:p>1071.85</text:p>
          </table:table-cell>
          <table:table-cell office:value-type="float" office:value="993.247" calcext:value-type="float">
            <text:p>993.247</text:p>
          </table:table-cell>
          <table:table-cell office:value-type="float" office:value="1080.22" calcext:value-type="float">
            <text:p>1080.22</text:p>
          </table:table-cell>
          <table:table-cell office:value-type="float" office:value="1121.02" calcext:value-type="float">
            <text:p>1121.02</text:p>
          </table:table-cell>
          <table:table-cell office:value-type="float" office:value="1015.02" calcext:value-type="float">
            <text:p>1015.02</text:p>
          </table:table-cell>
          <table:table-cell table:formula="of:= LOG(AVERAGE([.B143:.U143]))^-1" office:value-type="float" office:value="0.328451379422735" calcext:value-type="float">
            <text:p>0.32845137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03.88" calcext:value-type="float">
            <text:p>1103.88</text:p>
          </table:table-cell>
          <table:table-cell office:value-type="float" office:value="1205.01" calcext:value-type="float">
            <text:p>1205.01</text:p>
          </table:table-cell>
          <table:table-cell office:value-type="float" office:value="1107.77" calcext:value-type="float">
            <text:p>1107.77</text:p>
          </table:table-cell>
          <table:table-cell office:value-type="float" office:value="1136.22" calcext:value-type="float">
            <text:p>1136.22</text:p>
          </table:table-cell>
          <table:table-cell office:value-type="float" office:value="1097.53" calcext:value-type="float">
            <text:p>1097.53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132.75" calcext:value-type="float">
            <text:p>1132.75</text:p>
          </table:table-cell>
          <table:table-cell office:value-type="float" office:value="1057.96" calcext:value-type="float">
            <text:p>1057.96</text:p>
          </table:table-cell>
          <table:table-cell office:value-type="float" office:value="1165.33" calcext:value-type="float">
            <text:p>1165.33</text:p>
          </table:table-cell>
          <table:table-cell office:value-type="float" office:value="1177.6" calcext:value-type="float">
            <text:p>1177.6</text:p>
          </table:table-cell>
          <table:table-cell office:value-type="float" office:value="1076.21" calcext:value-type="float">
            <text:p>1076.21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5" calcext:value-type="float">
            <text:p>1145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84" calcext:value-type="float">
            <text:p>1071.84</text:p>
          </table:table-cell>
          <table:table-cell office:value-type="float" office:value="991.97" calcext:value-type="float">
            <text:p>991.97</text:p>
          </table:table-cell>
          <table:table-cell office:value-type="float" office:value="1080.22" calcext:value-type="float">
            <text:p>1080.22</text:p>
          </table:table-cell>
          <table:table-cell office:value-type="float" office:value="1120.2" calcext:value-type="float">
            <text:p>1120.2</text:p>
          </table:table-cell>
          <table:table-cell office:value-type="float" office:value="1015.02" calcext:value-type="float">
            <text:p>1015.02</text:p>
          </table:table-cell>
          <table:table-cell table:formula="of:= LOG(AVERAGE([.B144:.U144]))^-1" office:value-type="float" office:value="0.32847421147457" calcext:value-type="float">
            <text:p>0.32847421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3.5" calcext:value-type="float">
            <text:p>1103.5</text:p>
          </table:table-cell>
          <table:table-cell office:value-type="float" office:value="1205.01" calcext:value-type="float">
            <text:p>1205.01</text:p>
          </table:table-cell>
          <table:table-cell office:value-type="float" office:value="1107.49" calcext:value-type="float">
            <text:p>1107.49</text:p>
          </table:table-cell>
          <table:table-cell office:value-type="float" office:value="1136.22" calcext:value-type="float">
            <text:p>1136.22</text:p>
          </table:table-cell>
          <table:table-cell office:value-type="float" office:value="1097.53" calcext:value-type="float">
            <text:p>1097.53</text:p>
          </table:table-cell>
          <table:table-cell office:value-type="float" office:value="1106.95" calcext:value-type="float">
            <text:p>1106.95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131.77" calcext:value-type="float">
            <text:p>1131.77</text:p>
          </table:table-cell>
          <table:table-cell office:value-type="float" office:value="1057.96" calcext:value-type="float">
            <text:p>1057.96</text:p>
          </table:table-cell>
          <table:table-cell office:value-type="float" office:value="1164.53" calcext:value-type="float">
            <text:p>1164.53</text:p>
          </table:table-cell>
          <table:table-cell office:value-type="float" office:value="1177.26" calcext:value-type="float">
            <text:p>1177.26</text:p>
          </table:table-cell>
          <table:table-cell office:value-type="float" office:value="1076.18" calcext:value-type="float">
            <text:p>1076.18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4.89" calcext:value-type="float">
            <text:p>1144.89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79" calcext:value-type="float">
            <text:p>1071.79</text:p>
          </table:table-cell>
          <table:table-cell office:value-type="float" office:value="991.938" calcext:value-type="float">
            <text:p>991.938</text:p>
          </table:table-cell>
          <table:table-cell office:value-type="float" office:value="1078.46" calcext:value-type="float">
            <text:p>1078.46</text:p>
          </table:table-cell>
          <table:table-cell office:value-type="float" office:value="1120.2" calcext:value-type="float">
            <text:p>1120.2</text:p>
          </table:table-cell>
          <table:table-cell office:value-type="float" office:value="1014.64" calcext:value-type="float">
            <text:p>1014.64</text:p>
          </table:table-cell>
          <table:table-cell table:formula="of:= LOG(AVERAGE([.B145:.U145]))^-1" office:value-type="float" office:value="0.328496094769417" calcext:value-type="float">
            <text:p>0.32849609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1.27" calcext:value-type="float">
            <text:p>1101.27</text:p>
          </table:table-cell>
          <table:table-cell office:value-type="float" office:value="1204.91" calcext:value-type="float">
            <text:p>1204.91</text:p>
          </table:table-cell>
          <table:table-cell office:value-type="float" office:value="1106.94" calcext:value-type="float">
            <text:p>1106.94</text:p>
          </table:table-cell>
          <table:table-cell office:value-type="float" office:value="1135.83" calcext:value-type="float">
            <text:p>1135.83</text:p>
          </table:table-cell>
          <table:table-cell office:value-type="float" office:value="1097.53" calcext:value-type="float">
            <text:p>1097.53</text:p>
          </table:table-cell>
          <table:table-cell office:value-type="float" office:value="1106.95" calcext:value-type="float">
            <text:p>1106.95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131.77" calcext:value-type="float">
            <text:p>1131.77</text:p>
          </table:table-cell>
          <table:table-cell office:value-type="float" office:value="1057.07" calcext:value-type="float">
            <text:p>1057.07</text:p>
          </table:table-cell>
          <table:table-cell office:value-type="float" office:value="1164.53" calcext:value-type="float">
            <text:p>1164.53</text:p>
          </table:table-cell>
          <table:table-cell office:value-type="float" office:value="1176.91" calcext:value-type="float">
            <text:p>1176.91</text:p>
          </table:table-cell>
          <table:table-cell office:value-type="float" office:value="1075.47" calcext:value-type="float">
            <text:p>1075.47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4.13" calcext:value-type="float">
            <text:p>1144.13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77" calcext:value-type="float">
            <text:p>1071.77</text:p>
          </table:table-cell>
          <table:table-cell office:value-type="float" office:value="991.853" calcext:value-type="float">
            <text:p>991.853</text:p>
          </table:table-cell>
          <table:table-cell office:value-type="float" office:value="1078.46" calcext:value-type="float">
            <text:p>1078.46</text:p>
          </table:table-cell>
          <table:table-cell office:value-type="float" office:value="1119.66" calcext:value-type="float">
            <text:p>1119.66</text:p>
          </table:table-cell>
          <table:table-cell office:value-type="float" office:value="1014.64" calcext:value-type="float">
            <text:p>1014.64</text:p>
          </table:table-cell>
          <table:table-cell table:formula="of:= LOG(AVERAGE([.B146:.U146]))^-1" office:value-type="float" office:value="0.328510119932614" calcext:value-type="float">
            <text:p>0.32851011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204.91" calcext:value-type="float">
            <text:p>1204.91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1135.83" calcext:value-type="float">
            <text:p>1135.83</text:p>
          </table:table-cell>
          <table:table-cell office:value-type="float" office:value="1096.86" calcext:value-type="float">
            <text:p>1096.86</text:p>
          </table:table-cell>
          <table:table-cell office:value-type="float" office:value="1103.9" calcext:value-type="float">
            <text:p>1103.9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130.29" calcext:value-type="float">
            <text:p>1130.29</text:p>
          </table:table-cell>
          <table:table-cell office:value-type="float" office:value="1054.4" calcext:value-type="float">
            <text:p>1054.4</text:p>
          </table:table-cell>
          <table:table-cell office:value-type="float" office:value="1165.33" calcext:value-type="float">
            <text:p>1165.33</text:p>
          </table:table-cell>
          <table:table-cell office:value-type="float" office:value="1176.91" calcext:value-type="float">
            <text:p>1176.91</text:p>
          </table:table-cell>
          <table:table-cell office:value-type="float" office:value="1075.47" calcext:value-type="float">
            <text:p>1075.47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1.57" calcext:value-type="float">
            <text:p>1141.57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41" calcext:value-type="float">
            <text:p>1071.41</text:p>
          </table:table-cell>
          <table:table-cell office:value-type="float" office:value="991.673" calcext:value-type="float">
            <text:p>991.673</text:p>
          </table:table-cell>
          <table:table-cell office:value-type="float" office:value="1078.22" calcext:value-type="float">
            <text:p>1078.22</text:p>
          </table:table-cell>
          <table:table-cell office:value-type="float" office:value="1119.66" calcext:value-type="float">
            <text:p>1119.66</text:p>
          </table:table-cell>
          <table:table-cell office:value-type="float" office:value="1014.64" calcext:value-type="float">
            <text:p>1014.64</text:p>
          </table:table-cell>
          <table:table-cell table:formula="of:= LOG(AVERAGE([.B147:.U147]))^-1" office:value-type="float" office:value="0.328533207040831" calcext:value-type="float">
            <text:p>0.3285332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204.91" calcext:value-type="float">
            <text:p>1204.91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1135.84" calcext:value-type="float">
            <text:p>1135.84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103.9" calcext:value-type="float">
            <text:p>1103.9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130.29" calcext:value-type="float">
            <text:p>1130.29</text:p>
          </table:table-cell>
          <table:table-cell office:value-type="float" office:value="1051.6" calcext:value-type="float">
            <text:p>1051.6</text:p>
          </table:table-cell>
          <table:table-cell office:value-type="float" office:value="1165.33" calcext:value-type="float">
            <text:p>1165.33</text:p>
          </table:table-cell>
          <table:table-cell office:value-type="float" office:value="1176.91" calcext:value-type="float">
            <text:p>1176.91</text:p>
          </table:table-cell>
          <table:table-cell office:value-type="float" office:value="1075.47" calcext:value-type="float">
            <text:p>1075.47</text:p>
          </table:table-cell>
          <table:table-cell office:value-type="float" office:value="1190.13" calcext:value-type="float">
            <text:p>1190.13</text:p>
          </table:table-cell>
          <table:table-cell office:value-type="float" office:value="1140.94" calcext:value-type="float">
            <text:p>1140.94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13" calcext:value-type="float">
            <text:p>1071.13</text:p>
          </table:table-cell>
          <table:table-cell office:value-type="float" office:value="991.673" calcext:value-type="float">
            <text:p>991.673</text:p>
          </table:table-cell>
          <table:table-cell office:value-type="float" office:value="1078.22" calcext:value-type="float">
            <text:p>1078.22</text:p>
          </table:table-cell>
          <table:table-cell office:value-type="float" office:value="1119.71" calcext:value-type="float">
            <text:p>1119.71</text:p>
          </table:table-cell>
          <table:table-cell office:value-type="float" office:value="1013.08" calcext:value-type="float">
            <text:p>1013.08</text:p>
          </table:table-cell>
          <table:table-cell table:formula="of:= LOG(AVERAGE([.B148:.U148]))^-1" office:value-type="float" office:value="0.328545031604565" calcext:value-type="float">
            <text:p>0.32854503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98.5" calcext:value-type="float">
            <text:p>1098.5</text:p>
          </table:table-cell>
          <table:table-cell office:value-type="float" office:value="1198.55" calcext:value-type="float">
            <text:p>1198.55</text:p>
          </table:table-cell>
          <table:table-cell office:value-type="float" office:value="1105.33" calcext:value-type="float">
            <text:p>1105.33</text:p>
          </table:table-cell>
          <table:table-cell office:value-type="float" office:value="1135.84" calcext:value-type="float">
            <text:p>1135.84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102.24" calcext:value-type="float">
            <text:p>1102.24</text:p>
          </table:table-cell>
          <table:table-cell office:value-type="float" office:value="1112.73" calcext:value-type="float">
            <text:p>1112.73</text:p>
          </table:table-cell>
          <table:table-cell office:value-type="float" office:value="1130.29" calcext:value-type="float">
            <text:p>1130.29</text:p>
          </table:table-cell>
          <table:table-cell office:value-type="float" office:value="1051.6" calcext:value-type="float">
            <text:p>1051.6</text:p>
          </table:table-cell>
          <table:table-cell office:value-type="float" office:value="1164.82" calcext:value-type="float">
            <text:p>1164.82</text:p>
          </table:table-cell>
          <table:table-cell office:value-type="float" office:value="1176.73" calcext:value-type="float">
            <text:p>1176.73</text:p>
          </table:table-cell>
          <table:table-cell office:value-type="float" office:value="1075.47" calcext:value-type="float">
            <text:p>1075.47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41.57" calcext:value-type="float">
            <text:p>1141.57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13" calcext:value-type="float">
            <text:p>1071.13</text:p>
          </table:table-cell>
          <table:table-cell office:value-type="float" office:value="991.673" calcext:value-type="float">
            <text:p>991.673</text:p>
          </table:table-cell>
          <table:table-cell office:value-type="float" office:value="1078.22" calcext:value-type="float">
            <text:p>1078.22</text:p>
          </table:table-cell>
          <table:table-cell office:value-type="float" office:value="1119.43" calcext:value-type="float">
            <text:p>1119.43</text:p>
          </table:table-cell>
          <table:table-cell office:value-type="float" office:value="1013.08" calcext:value-type="float">
            <text:p>1013.08</text:p>
          </table:table-cell>
          <table:table-cell table:formula="of:= LOG(AVERAGE([.B149:.U149]))^-1" office:value-type="float" office:value="0.328570834326706" calcext:value-type="float">
            <text:p>0.32857083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98.21" calcext:value-type="float">
            <text:p>1098.21</text:p>
          </table:table-cell>
          <table:table-cell office:value-type="float" office:value="1198.55" calcext:value-type="float">
            <text:p>1198.55</text:p>
          </table:table-cell>
          <table:table-cell office:value-type="float" office:value="1105.33" calcext:value-type="float">
            <text:p>1105.33</text:p>
          </table:table-cell>
          <table:table-cell office:value-type="float" office:value="1133.74" calcext:value-type="float">
            <text:p>1133.74</text:p>
          </table:table-cell>
          <table:table-cell office:value-type="float" office:value="1096.15" calcext:value-type="float">
            <text:p>1096.15</text:p>
          </table:table-cell>
          <table:table-cell office:value-type="float" office:value="1101.87" calcext:value-type="float">
            <text:p>1101.87</text:p>
          </table:table-cell>
          <table:table-cell office:value-type="float" office:value="1112.73" calcext:value-type="float">
            <text:p>1112.73</text:p>
          </table:table-cell>
          <table:table-cell office:value-type="float" office:value="1128.68" calcext:value-type="float">
            <text:p>1128.68</text:p>
          </table:table-cell>
          <table:table-cell office:value-type="float" office:value="1049.31" calcext:value-type="float">
            <text:p>1049.31</text:p>
          </table:table-cell>
          <table:table-cell office:value-type="float" office:value="1164.48" calcext:value-type="float">
            <text:p>1164.48</text:p>
          </table:table-cell>
          <table:table-cell office:value-type="float" office:value="1176.42" calcext:value-type="float">
            <text:p>1176.42</text:p>
          </table:table-cell>
          <table:table-cell office:value-type="float" office:value="1075.43" calcext:value-type="float">
            <text:p>1075.43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41.18" calcext:value-type="float">
            <text:p>1141.18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13" calcext:value-type="float">
            <text:p>1071.13</text:p>
          </table:table-cell>
          <table:table-cell office:value-type="float" office:value="991.387" calcext:value-type="float">
            <text:p>991.387</text:p>
          </table:table-cell>
          <table:table-cell office:value-type="float" office:value="1078.22" calcext:value-type="float">
            <text:p>1078.22</text:p>
          </table:table-cell>
          <table:table-cell office:value-type="float" office:value="1119.43" calcext:value-type="float">
            <text:p>1119.43</text:p>
          </table:table-cell>
          <table:table-cell office:value-type="float" office:value="1013.08" calcext:value-type="float">
            <text:p>1013.08</text:p>
          </table:table-cell>
          <table:table-cell table:formula="of:= LOG(AVERAGE([.B150:.U150]))^-1" office:value-type="float" office:value="0.32858917659278" calcext:value-type="float">
            <text:p>0.32858917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7.06" calcext:value-type="float">
            <text:p>1097.06</text:p>
          </table:table-cell>
          <table:table-cell office:value-type="float" office:value="1198.55" calcext:value-type="float">
            <text:p>1198.55</text:p>
          </table:table-cell>
          <table:table-cell office:value-type="float" office:value="1104.18" calcext:value-type="float">
            <text:p>1104.18</text:p>
          </table:table-cell>
          <table:table-cell office:value-type="float" office:value="1132.69" calcext:value-type="float">
            <text:p>1132.69</text:p>
          </table:table-cell>
          <table:table-cell office:value-type="float" office:value="1096.15" calcext:value-type="float">
            <text:p>1096.15</text:p>
          </table:table-cell>
          <table:table-cell office:value-type="float" office:value="1099.79" calcext:value-type="float">
            <text:p>1099.79</text:p>
          </table:table-cell>
          <table:table-cell office:value-type="float" office:value="1112.61" calcext:value-type="float">
            <text:p>1112.61</text:p>
          </table:table-cell>
          <table:table-cell office:value-type="float" office:value="1128.68" calcext:value-type="float">
            <text:p>1128.68</text:p>
          </table:table-cell>
          <table:table-cell office:value-type="float" office:value="1049.31" calcext:value-type="float">
            <text:p>1049.31</text:p>
          </table:table-cell>
          <table:table-cell office:value-type="float" office:value="1164.45" calcext:value-type="float">
            <text:p>1164.45</text:p>
          </table:table-cell>
          <table:table-cell office:value-type="float" office:value="1176.27" calcext:value-type="float">
            <text:p>1176.27</text:p>
          </table:table-cell>
          <table:table-cell office:value-type="float" office:value="1075.1" calcext:value-type="float">
            <text:p>1075.1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39.48" calcext:value-type="float">
            <text:p>1139.48</text:p>
          </table:table-cell>
          <table:table-cell office:value-type="float" office:value="1052.19" calcext:value-type="float">
            <text:p>1052.19</text:p>
          </table:table-cell>
          <table:table-cell office:value-type="float" office:value="1071.13" calcext:value-type="float">
            <text:p>1071.13</text:p>
          </table:table-cell>
          <table:table-cell office:value-type="float" office:value="991.169" calcext:value-type="float">
            <text:p>991.169</text:p>
          </table:table-cell>
          <table:table-cell office:value-type="float" office:value="1077.84" calcext:value-type="float">
            <text:p>1077.84</text:p>
          </table:table-cell>
          <table:table-cell office:value-type="float" office:value="1119.43" calcext:value-type="float">
            <text:p>1119.43</text:p>
          </table:table-cell>
          <table:table-cell office:value-type="float" office:value="1011.77" calcext:value-type="float">
            <text:p>1011.77</text:p>
          </table:table-cell>
          <table:table-cell table:formula="of:= LOG(AVERAGE([.B151:.U151]))^-1" office:value-type="float" office:value="0.328609697933733" calcext:value-type="float">
            <text:p>0.3286096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7.06" calcext:value-type="float">
            <text:p>1097.06</text:p>
          </table:table-cell>
          <table:table-cell office:value-type="float" office:value="1198.55" calcext:value-type="float">
            <text:p>1198.55</text:p>
          </table:table-cell>
          <table:table-cell office:value-type="float" office:value="1102.72" calcext:value-type="float">
            <text:p>1102.72</text:p>
          </table:table-cell>
          <table:table-cell office:value-type="float" office:value="1132.69" calcext:value-type="float">
            <text:p>1132.69</text:p>
          </table:table-cell>
          <table:table-cell office:value-type="float" office:value="1096.15" calcext:value-type="float">
            <text:p>1096.15</text:p>
          </table:table-cell>
          <table:table-cell office:value-type="float" office:value="1099.79" calcext:value-type="float">
            <text:p>1099.79</text:p>
          </table:table-cell>
          <table:table-cell office:value-type="float" office:value="1112.61" calcext:value-type="float">
            <text:p>1112.61</text:p>
          </table:table-cell>
          <table:table-cell office:value-type="float" office:value="1128.68" calcext:value-type="float">
            <text:p>1128.68</text:p>
          </table:table-cell>
          <table:table-cell office:value-type="float" office:value="1048.45" calcext:value-type="float">
            <text:p>1048.45</text:p>
          </table:table-cell>
          <table:table-cell office:value-type="float" office:value="1164.45" calcext:value-type="float">
            <text:p>1164.45</text:p>
          </table:table-cell>
          <table:table-cell office:value-type="float" office:value="1176.27" calcext:value-type="float">
            <text:p>1176.27</text:p>
          </table:table-cell>
          <table:table-cell office:value-type="float" office:value="1075.1" calcext:value-type="float">
            <text:p>1075.1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39.48" calcext:value-type="float">
            <text:p>1139.48</text:p>
          </table:table-cell>
          <table:table-cell office:value-type="float" office:value="1051.82" calcext:value-type="float">
            <text:p>1051.82</text:p>
          </table:table-cell>
          <table:table-cell office:value-type="float" office:value="1071.07" calcext:value-type="float">
            <text:p>1071.07</text:p>
          </table:table-cell>
          <table:table-cell office:value-type="float" office:value="991.169" calcext:value-type="float">
            <text:p>991.169</text:p>
          </table:table-cell>
          <table:table-cell office:value-type="float" office:value="1078.06" calcext:value-type="float">
            <text:p>1078.06</text:p>
          </table:table-cell>
          <table:table-cell office:value-type="float" office:value="1119.43" calcext:value-type="float">
            <text:p>1119.43</text:p>
          </table:table-cell>
          <table:table-cell office:value-type="float" office:value="1010.72" calcext:value-type="float">
            <text:p>1010.72</text:p>
          </table:table-cell>
          <table:table-cell table:formula="of:= LOG(AVERAGE([.B152:.U152]))^-1" office:value-type="float" office:value="0.328617299787597" calcext:value-type="float">
            <text:p>0.32861729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3.24" calcext:value-type="float">
            <text:p>1093.24</text:p>
          </table:table-cell>
          <table:table-cell office:value-type="float" office:value="1197.93" calcext:value-type="float">
            <text:p>1197.93</text:p>
          </table:table-cell>
          <table:table-cell office:value-type="float" office:value="1102.72" calcext:value-type="float">
            <text:p>1102.72</text:p>
          </table:table-cell>
          <table:table-cell office:value-type="float" office:value="1129.52" calcext:value-type="float">
            <text:p>1129.52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1099.79" calcext:value-type="float">
            <text:p>1099.79</text:p>
          </table:table-cell>
          <table:table-cell office:value-type="float" office:value="1112.61" calcext:value-type="float">
            <text:p>1112.61</text:p>
          </table:table-cell>
          <table:table-cell office:value-type="float" office:value="1128.33" calcext:value-type="float">
            <text:p>1128.33</text:p>
          </table:table-cell>
          <table:table-cell office:value-type="float" office:value="1047.61" calcext:value-type="float">
            <text:p>1047.61</text:p>
          </table:table-cell>
          <table:table-cell office:value-type="float" office:value="1163.53" calcext:value-type="float">
            <text:p>1163.53</text:p>
          </table:table-cell>
          <table:table-cell office:value-type="float" office:value="1176.21" calcext:value-type="float">
            <text:p>1176.21</text:p>
          </table:table-cell>
          <table:table-cell office:value-type="float" office:value="1075.1" calcext:value-type="float">
            <text:p>1075.1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31.21" calcext:value-type="float">
            <text:p>1131.21</text:p>
          </table:table-cell>
          <table:table-cell office:value-type="float" office:value="1052.16" calcext:value-type="float">
            <text:p>1052.16</text:p>
          </table:table-cell>
          <table:table-cell office:value-type="float" office:value="1071.07" calcext:value-type="float">
            <text:p>1071.07</text:p>
          </table:table-cell>
          <table:table-cell office:value-type="float" office:value="991.169" calcext:value-type="float">
            <text:p>991.169</text:p>
          </table:table-cell>
          <table:table-cell office:value-type="float" office:value="1077.92" calcext:value-type="float">
            <text:p>1077.92</text:p>
          </table:table-cell>
          <table:table-cell office:value-type="float" office:value="1118.99" calcext:value-type="float">
            <text:p>1118.99</text:p>
          </table:table-cell>
          <table:table-cell office:value-type="float" office:value="1009.88" calcext:value-type="float">
            <text:p>1009.88</text:p>
          </table:table-cell>
          <table:table-cell table:formula="of:= LOG(AVERAGE([.B153:.U153]))^-1" office:value-type="float" office:value="0.328658883188885" calcext:value-type="float">
            <text:p>0.32865888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3.24" calcext:value-type="float">
            <text:p>1093.24</text:p>
          </table:table-cell>
          <table:table-cell office:value-type="float" office:value="1197.65" calcext:value-type="float">
            <text:p>1197.65</text:p>
          </table:table-cell>
          <table:table-cell office:value-type="float" office:value="1102.72" calcext:value-type="float">
            <text:p>1102.72</text:p>
          </table:table-cell>
          <table:table-cell office:value-type="float" office:value="1129.52" calcext:value-type="float">
            <text:p>1129.52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1099.78" calcext:value-type="float">
            <text:p>1099.78</text:p>
          </table:table-cell>
          <table:table-cell office:value-type="float" office:value="1112.51" calcext:value-type="float">
            <text:p>1112.51</text:p>
          </table:table-cell>
          <table:table-cell office:value-type="float" office:value="1128" calcext:value-type="float">
            <text:p>1128</text:p>
          </table:table-cell>
          <table:table-cell office:value-type="float" office:value="1047.13" calcext:value-type="float">
            <text:p>1047.13</text:p>
          </table:table-cell>
          <table:table-cell office:value-type="float" office:value="1163.53" calcext:value-type="float">
            <text:p>1163.53</text:p>
          </table:table-cell>
          <table:table-cell office:value-type="float" office:value="1176.27" calcext:value-type="float">
            <text:p>1176.27</text:p>
          </table:table-cell>
          <table:table-cell office:value-type="float" office:value="1075.1" calcext:value-type="float">
            <text:p>1075.1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32.24" calcext:value-type="float">
            <text:p>1132.24</text:p>
          </table:table-cell>
          <table:table-cell office:value-type="float" office:value="1052.16" calcext:value-type="float">
            <text:p>1052.16</text:p>
          </table:table-cell>
          <table:table-cell office:value-type="float" office:value="1071.04" calcext:value-type="float">
            <text:p>1071.04</text:p>
          </table:table-cell>
          <table:table-cell office:value-type="float" office:value="990.019" calcext:value-type="float">
            <text:p>990.019</text:p>
          </table:table-cell>
          <table:table-cell office:value-type="float" office:value="1077.85" calcext:value-type="float">
            <text:p>1077.85</text:p>
          </table:table-cell>
          <table:table-cell office:value-type="float" office:value="1118.99" calcext:value-type="float">
            <text:p>1118.99</text:p>
          </table:table-cell>
          <table:table-cell office:value-type="float" office:value="1009.88" calcext:value-type="float">
            <text:p>1009.88</text:p>
          </table:table-cell>
          <table:table-cell table:formula="of:= LOG(AVERAGE([.B154:.U154]))^-1" office:value-type="float" office:value="0.328661774752654" calcext:value-type="float">
            <text:p>0.32866177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89.55" calcext:value-type="float">
            <text:p>1089.55</text:p>
          </table:table-cell>
          <table:table-cell office:value-type="float" office:value="1196.24" calcext:value-type="float">
            <text:p>1196.24</text:p>
          </table:table-cell>
          <table:table-cell office:value-type="float" office:value="1100.64" calcext:value-type="float">
            <text:p>1100.64</text:p>
          </table:table-cell>
          <table:table-cell office:value-type="float" office:value="1127.72" calcext:value-type="float">
            <text:p>1127.72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1099.17" calcext:value-type="float">
            <text:p>1099.17</text:p>
          </table:table-cell>
          <table:table-cell office:value-type="float" office:value="1112.51" calcext:value-type="float">
            <text:p>1112.51</text:p>
          </table:table-cell>
          <table:table-cell office:value-type="float" office:value="1128" calcext:value-type="float">
            <text:p>1128</text:p>
          </table:table-cell>
          <table:table-cell office:value-type="float" office:value="1046.43" calcext:value-type="float">
            <text:p>1046.43</text:p>
          </table:table-cell>
          <table:table-cell office:value-type="float" office:value="1163.5" calcext:value-type="float">
            <text:p>1163.5</text:p>
          </table:table-cell>
          <table:table-cell office:value-type="float" office:value="1176.11" calcext:value-type="float">
            <text:p>1176.11</text:p>
          </table:table-cell>
          <table:table-cell office:value-type="float" office:value="1074.2" calcext:value-type="float">
            <text:p>1074.2</text:p>
          </table:table-cell>
          <table:table-cell office:value-type="float" office:value="1190.02" calcext:value-type="float">
            <text:p>1190.02</text:p>
          </table:table-cell>
          <table:table-cell office:value-type="float" office:value="1131.16" calcext:value-type="float">
            <text:p>1131.16</text:p>
          </table:table-cell>
          <table:table-cell office:value-type="float" office:value="1050.74" calcext:value-type="float">
            <text:p>1050.74</text:p>
          </table:table-cell>
          <table:table-cell office:value-type="float" office:value="1070.81" calcext:value-type="float">
            <text:p>1070.81</text:p>
          </table:table-cell>
          <table:table-cell office:value-type="float" office:value="989.81" calcext:value-type="float">
            <text:p>989.81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1118.99" calcext:value-type="float">
            <text:p>1118.99</text:p>
          </table:table-cell>
          <table:table-cell office:value-type="float" office:value="1009.7" calcext:value-type="float">
            <text:p>1009.7</text:p>
          </table:table-cell>
          <table:table-cell table:formula="of:= LOG(AVERAGE([.B155:.U155]))^-1" office:value-type="float" office:value="0.328700022349324" calcext:value-type="float">
            <text:p>0.32870002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89.55" calcext:value-type="float">
            <text:p>1089.55</text:p>
          </table:table-cell>
          <table:table-cell office:value-type="float" office:value="1196.24" calcext:value-type="float">
            <text:p>1196.24</text:p>
          </table:table-cell>
          <table:table-cell office:value-type="float" office:value="1100.64" calcext:value-type="float">
            <text:p>1100.64</text:p>
          </table:table-cell>
          <table:table-cell office:value-type="float" office:value="1127.72" calcext:value-type="float">
            <text:p>1127.72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1099.17" calcext:value-type="float">
            <text:p>1099.17</text:p>
          </table:table-cell>
          <table:table-cell office:value-type="float" office:value="1112.51" calcext:value-type="float">
            <text:p>1112.51</text:p>
          </table:table-cell>
          <table:table-cell office:value-type="float" office:value="1127.81" calcext:value-type="float">
            <text:p>1127.81</text:p>
          </table:table-cell>
          <table:table-cell office:value-type="float" office:value="1046.43" calcext:value-type="float">
            <text:p>1046.43</text:p>
          </table:table-cell>
          <table:table-cell office:value-type="float" office:value="1163.05" calcext:value-type="float">
            <text:p>1163.05</text:p>
          </table:table-cell>
          <table:table-cell office:value-type="float" office:value="1176.11" calcext:value-type="float">
            <text:p>1176.11</text:p>
          </table:table-cell>
          <table:table-cell office:value-type="float" office:value="1074.2" calcext:value-type="float">
            <text:p>1074.2</text:p>
          </table:table-cell>
          <table:table-cell office:value-type="float" office:value="1187.95" calcext:value-type="float">
            <text:p>1187.95</text:p>
          </table:table-cell>
          <table:table-cell office:value-type="float" office:value="1124.17" calcext:value-type="float">
            <text:p>1124.17</text:p>
          </table:table-cell>
          <table:table-cell office:value-type="float" office:value="1050.74" calcext:value-type="float">
            <text:p>1050.74</text:p>
          </table:table-cell>
          <table:table-cell office:value-type="float" office:value="1070.81" calcext:value-type="float">
            <text:p>1070.81</text:p>
          </table:table-cell>
          <table:table-cell office:value-type="float" office:value="989.631" calcext:value-type="float">
            <text:p>989.631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1118.99" calcext:value-type="float">
            <text:p>1118.99</text:p>
          </table:table-cell>
          <table:table-cell office:value-type="float" office:value="1009.7" calcext:value-type="float">
            <text:p>1009.7</text:p>
          </table:table-cell>
          <table:table-cell table:formula="of:= LOG(AVERAGE([.B156:.U156]))^-1" office:value-type="float" office:value="0.328721055497931" calcext:value-type="float">
            <text:p>0.32872105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88.26" calcext:value-type="float">
            <text:p>1088.26</text:p>
          </table:table-cell>
          <table:table-cell office:value-type="float" office:value="1196.24" calcext:value-type="float">
            <text:p>1196.24</text:p>
          </table:table-cell>
          <table:table-cell office:value-type="float" office:value="1097.99" calcext:value-type="float">
            <text:p>1097.99</text:p>
          </table:table-cell>
          <table:table-cell office:value-type="float" office:value="1127.72" calcext:value-type="float">
            <text:p>1127.72</text:p>
          </table:table-cell>
          <table:table-cell office:value-type="float" office:value="1096.15" calcext:value-type="float">
            <text:p>1096.15</text:p>
          </table:table-cell>
          <table:table-cell office:value-type="float" office:value="1099.17" calcext:value-type="float">
            <text:p>1099.17</text:p>
          </table:table-cell>
          <table:table-cell office:value-type="float" office:value="1112.49" calcext:value-type="float">
            <text:p>1112.49</text:p>
          </table:table-cell>
          <table:table-cell office:value-type="float" office:value="1127.65" calcext:value-type="float">
            <text:p>1127.65</text:p>
          </table:table-cell>
          <table:table-cell office:value-type="float" office:value="1044.46" calcext:value-type="float">
            <text:p>1044.46</text:p>
          </table:table-cell>
          <table:table-cell office:value-type="float" office:value="1163.05" calcext:value-type="float">
            <text:p>1163.05</text:p>
          </table:table-cell>
          <table:table-cell office:value-type="float" office:value="1176.11" calcext:value-type="float">
            <text:p>1176.11</text:p>
          </table:table-cell>
          <table:table-cell office:value-type="float" office:value="1074.19" calcext:value-type="float">
            <text:p>1074.19</text:p>
          </table:table-cell>
          <table:table-cell office:value-type="float" office:value="1187.95" calcext:value-type="float">
            <text:p>1187.95</text:p>
          </table:table-cell>
          <table:table-cell office:value-type="float" office:value="1117.56" calcext:value-type="float">
            <text:p>1117.56</text:p>
          </table:table-cell>
          <table:table-cell office:value-type="float" office:value="1050.74" calcext:value-type="float">
            <text:p>1050.74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989.631" calcext:value-type="float">
            <text:p>989.631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1118.96" calcext:value-type="float">
            <text:p>1118.96</text:p>
          </table:table-cell>
          <table:table-cell office:value-type="float" office:value="1009.4" calcext:value-type="float">
            <text:p>1009.4</text:p>
          </table:table-cell>
          <table:table-cell table:formula="of:= LOG(AVERAGE([.B157:.U157]))^-1" office:value-type="float" office:value="0.328748389653288" calcext:value-type="float">
            <text:p>0.32874838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84.15" calcext:value-type="float">
            <text:p>1084.15</text:p>
          </table:table-cell>
          <table:table-cell office:value-type="float" office:value="1190.05" calcext:value-type="float">
            <text:p>1190.05</text:p>
          </table:table-cell>
          <table:table-cell office:value-type="float" office:value="1097.99" calcext:value-type="float">
            <text:p>1097.99</text:p>
          </table:table-cell>
          <table:table-cell office:value-type="float" office:value="1127.72" calcext:value-type="float">
            <text:p>1127.72</text:p>
          </table:table-cell>
          <table:table-cell office:value-type="float" office:value="1096.15" calcext:value-type="float">
            <text:p>1096.15</text:p>
          </table:table-cell>
          <table:table-cell office:value-type="float" office:value="1098.7" calcext:value-type="float">
            <text:p>1098.7</text:p>
          </table:table-cell>
          <table:table-cell office:value-type="float" office:value="1112.26" calcext:value-type="float">
            <text:p>1112.26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1044.46" calcext:value-type="float">
            <text:p>1044.46</text:p>
          </table:table-cell>
          <table:table-cell office:value-type="float" office:value="1163.05" calcext:value-type="float">
            <text:p>1163.05</text:p>
          </table:table-cell>
          <table:table-cell office:value-type="float" office:value="1175.33" calcext:value-type="float">
            <text:p>1175.33</text:p>
          </table:table-cell>
          <table:table-cell office:value-type="float" office:value="1074.18" calcext:value-type="float">
            <text:p>1074.18</text:p>
          </table:table-cell>
          <table:table-cell office:value-type="float" office:value="1187.95" calcext:value-type="float">
            <text:p>1187.95</text:p>
          </table:table-cell>
          <table:table-cell office:value-type="float" office:value="1112.31" calcext:value-type="float">
            <text:p>1112.31</text:p>
          </table:table-cell>
          <table:table-cell office:value-type="float" office:value="1050.52" calcext:value-type="float">
            <text:p>1050.52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989.376" calcext:value-type="float">
            <text:p>989.376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1118.39" calcext:value-type="float">
            <text:p>1118.39</text:p>
          </table:table-cell>
          <table:table-cell office:value-type="float" office:value="1009.53" calcext:value-type="float">
            <text:p>1009.53</text:p>
          </table:table-cell>
          <table:table-cell table:formula="of:= LOG(AVERAGE([.B158:.U158]))^-1" office:value-type="float" office:value="0.328792309877802" calcext:value-type="float">
            <text:p>0.32879230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84.15" calcext:value-type="float">
            <text:p>1084.15</text:p>
          </table:table-cell>
          <table:table-cell office:value-type="float" office:value="1190.05" calcext:value-type="float">
            <text:p>1190.05</text:p>
          </table:table-cell>
          <table:table-cell office:value-type="float" office:value="1097.99" calcext:value-type="float">
            <text:p>1097.99</text:p>
          </table:table-cell>
          <table:table-cell office:value-type="float" office:value="1126.95" calcext:value-type="float">
            <text:p>1126.95</text:p>
          </table:table-cell>
          <table:table-cell office:value-type="float" office:value="1096.15" calcext:value-type="float">
            <text:p>1096.15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12.26" calcext:value-type="float">
            <text:p>1112.26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1044.19" calcext:value-type="float">
            <text:p>1044.19</text:p>
          </table:table-cell>
          <table:table-cell office:value-type="float" office:value="1163.05" calcext:value-type="float">
            <text:p>1163.05</text:p>
          </table:table-cell>
          <table:table-cell office:value-type="float" office:value="1174.9" calcext:value-type="float">
            <text:p>1174.9</text:p>
          </table:table-cell>
          <table:table-cell office:value-type="float" office:value="1072.88" calcext:value-type="float">
            <text:p>1072.88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12.31" calcext:value-type="float">
            <text:p>1112.31</text:p>
          </table:table-cell>
          <table:table-cell office:value-type="float" office:value="1050.52" calcext:value-type="float">
            <text:p>1050.52</text:p>
          </table:table-cell>
          <table:table-cell office:value-type="float" office:value="1070.35" calcext:value-type="float">
            <text:p>1070.35</text:p>
          </table:table-cell>
          <table:table-cell office:value-type="float" office:value="989.376" calcext:value-type="float">
            <text:p>989.376</text:p>
          </table:table-cell>
          <table:table-cell office:value-type="float" office:value="1073.24" calcext:value-type="float">
            <text:p>1073.24</text:p>
          </table:table-cell>
          <table:table-cell office:value-type="float" office:value="1118.37" calcext:value-type="float">
            <text:p>1118.37</text:p>
          </table:table-cell>
          <table:table-cell office:value-type="float" office:value="1009.53" calcext:value-type="float">
            <text:p>1009.53</text:p>
          </table:table-cell>
          <table:table-cell table:formula="of:= LOG(AVERAGE([.B159:.U159]))^-1" office:value-type="float" office:value="0.328804816381899" calcext:value-type="float">
            <text:p>0.32880481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2.58" calcext:value-type="float">
            <text:p>1082.58</text:p>
          </table:table-cell>
          <table:table-cell office:value-type="float" office:value="1190.05" calcext:value-type="float">
            <text:p>1190.05</text:p>
          </table:table-cell>
          <table:table-cell office:value-type="float" office:value="1097.99" calcext:value-type="float">
            <text:p>1097.99</text:p>
          </table:table-cell>
          <table:table-cell office:value-type="float" office:value="1126.69" calcext:value-type="float">
            <text:p>1126.69</text:p>
          </table:table-cell>
          <table:table-cell office:value-type="float" office:value="1095.48" calcext:value-type="float">
            <text:p>1095.48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12.26" calcext:value-type="float">
            <text:p>1112.26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1044.19" calcext:value-type="float">
            <text:p>1044.19</text:p>
          </table:table-cell>
          <table:table-cell office:value-type="float" office:value="1163.05" calcext:value-type="float">
            <text:p>1163.05</text:p>
          </table:table-cell>
          <table:table-cell office:value-type="float" office:value="1174.9" calcext:value-type="float">
            <text:p>1174.9</text:p>
          </table:table-cell>
          <table:table-cell office:value-type="float" office:value="1072.88" calcext:value-type="float">
            <text:p>1072.88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048.47" calcext:value-type="float">
            <text:p>1048.47</text:p>
          </table:table-cell>
          <table:table-cell office:value-type="float" office:value="1070.34" calcext:value-type="float">
            <text:p>1070.34</text:p>
          </table:table-cell>
          <table:table-cell office:value-type="float" office:value="989.16" calcext:value-type="float">
            <text:p>989.16</text:p>
          </table:table-cell>
          <table:table-cell office:value-type="float" office:value="1073.24" calcext:value-type="float">
            <text:p>1073.24</text:p>
          </table:table-cell>
          <table:table-cell office:value-type="float" office:value="1118.37" calcext:value-type="float">
            <text:p>1118.37</text:p>
          </table:table-cell>
          <table:table-cell office:value-type="float" office:value="1009.21" calcext:value-type="float">
            <text:p>1009.21</text:p>
          </table:table-cell>
          <table:table-cell table:formula="of:= LOG(AVERAGE([.B160:.U160]))^-1" office:value-type="float" office:value="0.32881603746417" calcext:value-type="float">
            <text:p>0.32881603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82.55" calcext:value-type="float">
            <text:p>1082.55</text:p>
          </table:table-cell>
          <table:table-cell office:value-type="float" office:value="1189.39" calcext:value-type="float">
            <text:p>1189.39</text:p>
          </table:table-cell>
          <table:table-cell office:value-type="float" office:value="1094.85" calcext:value-type="float">
            <text:p>1094.85</text:p>
          </table:table-cell>
          <table:table-cell office:value-type="float" office:value="1126.69" calcext:value-type="float">
            <text:p>1126.69</text:p>
          </table:table-cell>
          <table:table-cell office:value-type="float" office:value="1095.48" calcext:value-type="float">
            <text:p>1095.48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12.26" calcext:value-type="float">
            <text:p>1112.26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1042.96" calcext:value-type="float">
            <text:p>1042.96</text:p>
          </table:table-cell>
          <table:table-cell office:value-type="float" office:value="1162.88" calcext:value-type="float">
            <text:p>1162.88</text:p>
          </table:table-cell>
          <table:table-cell office:value-type="float" office:value="1174.9" calcext:value-type="float">
            <text:p>1174.9</text:p>
          </table:table-cell>
          <table:table-cell office:value-type="float" office:value="1071.63" calcext:value-type="float">
            <text:p>1071.63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09.69" calcext:value-type="float">
            <text:p>1109.69</text:p>
          </table:table-cell>
          <table:table-cell office:value-type="float" office:value="1048.47" calcext:value-type="float">
            <text:p>1048.47</text:p>
          </table:table-cell>
          <table:table-cell office:value-type="float" office:value="1070.34" calcext:value-type="float">
            <text:p>1070.34</text:p>
          </table:table-cell>
          <table:table-cell office:value-type="float" office:value="989.088" calcext:value-type="float">
            <text:p>989.088</text:p>
          </table:table-cell>
          <table:table-cell office:value-type="float" office:value="1073.19" calcext:value-type="float">
            <text:p>1073.19</text:p>
          </table:table-cell>
          <table:table-cell office:value-type="float" office:value="1118.37" calcext:value-type="float">
            <text:p>1118.37</text:p>
          </table:table-cell>
          <table:table-cell office:value-type="float" office:value="1008.54" calcext:value-type="float">
            <text:p>1008.54</text:p>
          </table:table-cell>
          <table:table-cell table:formula="of:= LOG(AVERAGE([.B161:.U161]))^-1" office:value-type="float" office:value="0.328836823504901" calcext:value-type="float">
            <text:p>0.32883682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2.27" calcext:value-type="float">
            <text:p>1082.27</text:p>
          </table:table-cell>
          <table:table-cell office:value-type="float" office:value="1189.39" calcext:value-type="float">
            <text:p>1189.39</text:p>
          </table:table-cell>
          <table:table-cell office:value-type="float" office:value="1094.85" calcext:value-type="float">
            <text:p>1094.85</text:p>
          </table:table-cell>
          <table:table-cell office:value-type="float" office:value="1126.69" calcext:value-type="float">
            <text:p>1126.69</text:p>
          </table:table-cell>
          <table:table-cell office:value-type="float" office:value="1095.48" calcext:value-type="float">
            <text:p>1095.48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11.93" calcext:value-type="float">
            <text:p>1111.93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1042.96" calcext:value-type="float">
            <text:p>1042.96</text:p>
          </table:table-cell>
          <table:table-cell office:value-type="float" office:value="1162.49" calcext:value-type="float">
            <text:p>1162.49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071.28" calcext:value-type="float">
            <text:p>1071.28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08.55" calcext:value-type="float">
            <text:p>1108.55</text:p>
          </table:table-cell>
          <table:table-cell office:value-type="float" office:value="1046.56" calcext:value-type="float">
            <text:p>1046.56</text:p>
          </table:table-cell>
          <table:table-cell office:value-type="float" office:value="1070.24" calcext:value-type="float">
            <text:p>1070.24</text:p>
          </table:table-cell>
          <table:table-cell office:value-type="float" office:value="988.607" calcext:value-type="float">
            <text:p>988.607</text:p>
          </table:table-cell>
          <table:table-cell office:value-type="float" office:value="1073.19" calcext:value-type="float">
            <text:p>1073.19</text:p>
          </table:table-cell>
          <table:table-cell office:value-type="float" office:value="1118.34" calcext:value-type="float">
            <text:p>1118.34</text:p>
          </table:table-cell>
          <table:table-cell office:value-type="float" office:value="1008.54" calcext:value-type="float">
            <text:p>1008.54</text:p>
          </table:table-cell>
          <table:table-cell table:formula="of:= LOG(AVERAGE([.B162:.U162]))^-1" office:value-type="float" office:value="0.328848129224643" calcext:value-type="float">
            <text:p>0.32884812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82.27" calcext:value-type="float">
            <text:p>1082.27</text:p>
          </table:table-cell>
          <table:table-cell office:value-type="float" office:value="1189.39" calcext:value-type="float">
            <text:p>1189.39</text:p>
          </table:table-cell>
          <table:table-cell office:value-type="float" office:value="1094.76" calcext:value-type="float">
            <text:p>1094.76</text:p>
          </table:table-cell>
          <table:table-cell office:value-type="float" office:value="1126.69" calcext:value-type="float">
            <text:p>1126.69</text:p>
          </table:table-cell>
          <table:table-cell office:value-type="float" office:value="1095.48" calcext:value-type="float">
            <text:p>1095.48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11.93" calcext:value-type="float">
            <text:p>1111.93</text:p>
          </table:table-cell>
          <table:table-cell office:value-type="float" office:value="1124.98" calcext:value-type="float">
            <text:p>1124.98</text:p>
          </table:table-cell>
          <table:table-cell office:value-type="float" office:value="1042.96" calcext:value-type="float">
            <text:p>1042.96</text:p>
          </table:table-cell>
          <table:table-cell office:value-type="float" office:value="1162.49" calcext:value-type="float">
            <text:p>1162.49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070.42" calcext:value-type="float">
            <text:p>1070.42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04.45" calcext:value-type="float">
            <text:p>1104.45</text:p>
          </table:table-cell>
          <table:table-cell office:value-type="float" office:value="1046.56" calcext:value-type="float">
            <text:p>1046.56</text:p>
          </table:table-cell>
          <table:table-cell office:value-type="float" office:value="1070.06" calcext:value-type="float">
            <text:p>1070.06</text:p>
          </table:table-cell>
          <table:table-cell office:value-type="float" office:value="988.607" calcext:value-type="float">
            <text:p>988.607</text:p>
          </table:table-cell>
          <table:table-cell office:value-type="float" office:value="1073.19" calcext:value-type="float">
            <text:p>1073.19</text:p>
          </table:table-cell>
          <table:table-cell office:value-type="float" office:value="1118.34" calcext:value-type="float">
            <text:p>1118.34</text:p>
          </table:table-cell>
          <table:table-cell office:value-type="float" office:value="1008.54" calcext:value-type="float">
            <text:p>1008.54</text:p>
          </table:table-cell>
          <table:table-cell table:formula="of:= LOG(AVERAGE([.B163:.U163]))^-1" office:value-type="float" office:value="0.328859372173443" calcext:value-type="float">
            <text:p>0.32885937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82.26" calcext:value-type="float">
            <text:p>1082.26</text:p>
          </table:table-cell>
          <table:table-cell office:value-type="float" office:value="1189.39" calcext:value-type="float">
            <text:p>1189.39</text:p>
          </table:table-cell>
          <table:table-cell office:value-type="float" office:value="1094.76" calcext:value-type="float">
            <text:p>1094.76</text:p>
          </table:table-cell>
          <table:table-cell office:value-type="float" office:value="1126.69" calcext:value-type="float">
            <text:p>1126.69</text:p>
          </table:table-cell>
          <table:table-cell office:value-type="float" office:value="1095.38" calcext:value-type="float">
            <text:p>1095.38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11.93" calcext:value-type="float">
            <text:p>1111.93</text:p>
          </table:table-cell>
          <table:table-cell office:value-type="float" office:value="1123.84" calcext:value-type="float">
            <text:p>1123.84</text:p>
          </table:table-cell>
          <table:table-cell office:value-type="float" office:value="1040.74" calcext:value-type="float">
            <text:p>1040.74</text:p>
          </table:table-cell>
          <table:table-cell office:value-type="float" office:value="1162.3" calcext:value-type="float">
            <text:p>1162.3</text:p>
          </table:table-cell>
          <table:table-cell office:value-type="float" office:value="1173.76" calcext:value-type="float">
            <text:p>1173.76</text:p>
          </table:table-cell>
          <table:table-cell office:value-type="float" office:value="1069.73" calcext:value-type="float">
            <text:p>1069.73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04.45" calcext:value-type="float">
            <text:p>1104.45</text:p>
          </table:table-cell>
          <table:table-cell office:value-type="float" office:value="1046.56" calcext:value-type="float">
            <text:p>1046.56</text:p>
          </table:table-cell>
          <table:table-cell office:value-type="float" office:value="1069.79" calcext:value-type="float">
            <text:p>1069.79</text:p>
          </table:table-cell>
          <table:table-cell office:value-type="float" office:value="988.607" calcext:value-type="float">
            <text:p>988.607</text:p>
          </table:table-cell>
          <table:table-cell office:value-type="float" office:value="1072.95" calcext:value-type="float">
            <text:p>1072.95</text:p>
          </table:table-cell>
          <table:table-cell office:value-type="float" office:value="1117.38" calcext:value-type="float">
            <text:p>1117.38</text:p>
          </table:table-cell>
          <table:table-cell office:value-type="float" office:value="1008.54" calcext:value-type="float">
            <text:p>1008.54</text:p>
          </table:table-cell>
          <table:table-cell table:formula="of:= LOG(AVERAGE([.B164:.U164]))^-1" office:value-type="float" office:value="0.328873655279903" calcext:value-type="float">
            <text:p>0.32887365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1.75" calcext:value-type="float">
            <text:p>1081.75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094.76" calcext:value-type="float">
            <text:p>1094.76</text:p>
          </table:table-cell>
          <table:table-cell office:value-type="float" office:value="1125.99" calcext:value-type="float">
            <text:p>1125.99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96.95" calcext:value-type="float">
            <text:p>1096.95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23.84" calcext:value-type="float">
            <text:p>1123.84</text:p>
          </table:table-cell>
          <table:table-cell office:value-type="float" office:value="1039.77" calcext:value-type="float">
            <text:p>1039.77</text:p>
          </table:table-cell>
          <table:table-cell office:value-type="float" office:value="1162.3" calcext:value-type="float">
            <text:p>1162.3</text:p>
          </table:table-cell>
          <table:table-cell office:value-type="float" office:value="1173.76" calcext:value-type="float">
            <text:p>1173.76</text:p>
          </table:table-cell>
          <table:table-cell office:value-type="float" office:value="1069.73" calcext:value-type="float">
            <text:p>1069.73</text:p>
          </table:table-cell>
          <table:table-cell office:value-type="float" office:value="1187.87" calcext:value-type="float">
            <text:p>1187.87</text:p>
          </table:table-cell>
          <table:table-cell office:value-type="float" office:value="1104.45" calcext:value-type="float">
            <text:p>1104.45</text:p>
          </table:table-cell>
          <table:table-cell office:value-type="float" office:value="1046.56" calcext:value-type="float">
            <text:p>1046.56</text:p>
          </table:table-cell>
          <table:table-cell office:value-type="float" office:value="1069.72" calcext:value-type="float">
            <text:p>1069.72</text:p>
          </table:table-cell>
          <table:table-cell office:value-type="float" office:value="988.607" calcext:value-type="float">
            <text:p>988.607</text:p>
          </table:table-cell>
          <table:table-cell office:value-type="float" office:value="1070.42" calcext:value-type="float">
            <text:p>1070.42</text:p>
          </table:table-cell>
          <table:table-cell office:value-type="float" office:value="1118.28" calcext:value-type="float">
            <text:p>1118.28</text:p>
          </table:table-cell>
          <table:table-cell office:value-type="float" office:value="1007.93" calcext:value-type="float">
            <text:p>1007.93</text:p>
          </table:table-cell>
          <table:table-cell table:formula="of:= LOG(AVERAGE([.B165:.U165]))^-1" office:value-type="float" office:value="0.32888980533611" calcext:value-type="float">
            <text:p>0.32888980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81.15" calcext:value-type="float">
            <text:p>1081.15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094.76" calcext:value-type="float">
            <text:p>1094.76</text:p>
          </table:table-cell>
          <table:table-cell office:value-type="float" office:value="1125.99" calcext:value-type="float">
            <text:p>1125.99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96.21" calcext:value-type="float">
            <text:p>1096.21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23.84" calcext:value-type="float">
            <text:p>1123.84</text:p>
          </table:table-cell>
          <table:table-cell office:value-type="float" office:value="1039.77" calcext:value-type="float">
            <text:p>1039.77</text:p>
          </table:table-cell>
          <table:table-cell office:value-type="float" office:value="1162.3" calcext:value-type="float">
            <text:p>1162.3</text:p>
          </table:table-cell>
          <table:table-cell office:value-type="float" office:value="1173.65" calcext:value-type="float">
            <text:p>1173.65</text:p>
          </table:table-cell>
          <table:table-cell office:value-type="float" office:value="1068.54" calcext:value-type="float">
            <text:p>1068.54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4.01" calcext:value-type="float">
            <text:p>1104.01</text:p>
          </table:table-cell>
          <table:table-cell office:value-type="float" office:value="1046" calcext:value-type="float">
            <text:p>1046</text:p>
          </table:table-cell>
          <table:table-cell office:value-type="float" office:value="1069.66" calcext:value-type="float">
            <text:p>1069.66</text:p>
          </table:table-cell>
          <table:table-cell office:value-type="float" office:value="988.591" calcext:value-type="float">
            <text:p>988.591</text:p>
          </table:table-cell>
          <table:table-cell office:value-type="float" office:value="1070.42" calcext:value-type="float">
            <text:p>1070.42</text:p>
          </table:table-cell>
          <table:table-cell office:value-type="float" office:value="1118.28" calcext:value-type="float">
            <text:p>1118.28</text:p>
          </table:table-cell>
          <table:table-cell office:value-type="float" office:value="1007.66" calcext:value-type="float">
            <text:p>1007.66</text:p>
          </table:table-cell>
          <table:table-cell table:formula="of:= LOG(AVERAGE([.B166:.U166]))^-1" office:value-type="float" office:value="0.328898484394184" calcext:value-type="float">
            <text:p>0.32889848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1.15" calcext:value-type="float">
            <text:p>1081.15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093.24" calcext:value-type="float">
            <text:p>1093.24</text:p>
          </table:table-cell>
          <table:table-cell office:value-type="float" office:value="1125.82" calcext:value-type="float">
            <text:p>1125.82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95.89" calcext:value-type="float">
            <text:p>1095.89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23.71" calcext:value-type="float">
            <text:p>1123.71</text:p>
          </table:table-cell>
          <table:table-cell office:value-type="float" office:value="1039.77" calcext:value-type="float">
            <text:p>1039.77</text:p>
          </table:table-cell>
          <table:table-cell office:value-type="float" office:value="1162.06" calcext:value-type="float">
            <text:p>1162.06</text:p>
          </table:table-cell>
          <table:table-cell office:value-type="float" office:value="1173.65" calcext:value-type="float">
            <text:p>1173.65</text:p>
          </table:table-cell>
          <table:table-cell office:value-type="float" office:value="1068.4" calcext:value-type="float">
            <text:p>1068.4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4" calcext:value-type="float">
            <text:p>1104</text:p>
          </table:table-cell>
          <table:table-cell office:value-type="float" office:value="1046" calcext:value-type="float">
            <text:p>1046</text:p>
          </table:table-cell>
          <table:table-cell office:value-type="float" office:value="1069.66" calcext:value-type="float">
            <text:p>1069.66</text:p>
          </table:table-cell>
          <table:table-cell office:value-type="float" office:value="988.297" calcext:value-type="float">
            <text:p>988.297</text:p>
          </table:table-cell>
          <table:table-cell office:value-type="float" office:value="1070.42" calcext:value-type="float">
            <text:p>1070.42</text:p>
          </table:table-cell>
          <table:table-cell office:value-type="float" office:value="1117.75" calcext:value-type="float">
            <text:p>1117.75</text:p>
          </table:table-cell>
          <table:table-cell office:value-type="float" office:value="1006.62" calcext:value-type="float">
            <text:p>1006.62</text:p>
          </table:table-cell>
          <table:table-cell table:formula="of:= LOG(AVERAGE([.B167:.U167]))^-1" office:value-type="float" office:value="0.328907889033948" calcext:value-type="float">
            <text:p>0.3289078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80.22" calcext:value-type="float">
            <text:p>1080.22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092.57" calcext:value-type="float">
            <text:p>1092.57</text:p>
          </table:table-cell>
          <table:table-cell office:value-type="float" office:value="1125.99" calcext:value-type="float">
            <text:p>1125.99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95.89" calcext:value-type="float">
            <text:p>1095.89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23.71" calcext:value-type="float">
            <text:p>1123.71</text:p>
          </table:table-cell>
          <table:table-cell office:value-type="float" office:value="1039.77" calcext:value-type="float">
            <text:p>1039.77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1173.65" calcext:value-type="float">
            <text:p>1173.65</text:p>
          </table:table-cell>
          <table:table-cell office:value-type="float" office:value="1068.23" calcext:value-type="float">
            <text:p>1068.23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3.37" calcext:value-type="float">
            <text:p>1103.37</text:p>
          </table:table-cell>
          <table:table-cell office:value-type="float" office:value="1045.61" calcext:value-type="float">
            <text:p>1045.61</text:p>
          </table:table-cell>
          <table:table-cell office:value-type="float" office:value="1069.6" calcext:value-type="float">
            <text:p>1069.6</text:p>
          </table:table-cell>
          <table:table-cell office:value-type="float" office:value="988.084" calcext:value-type="float">
            <text:p>988.084</text:p>
          </table:table-cell>
          <table:table-cell office:value-type="float" office:value="1069.41" calcext:value-type="float">
            <text:p>1069.41</text:p>
          </table:table-cell>
          <table:table-cell office:value-type="float" office:value="1117.75" calcext:value-type="float">
            <text:p>1117.75</text:p>
          </table:table-cell>
          <table:table-cell office:value-type="float" office:value="1006.62" calcext:value-type="float">
            <text:p>1006.62</text:p>
          </table:table-cell>
          <table:table-cell table:formula="of:= LOG(AVERAGE([.B168:.U168]))^-1" office:value-type="float" office:value="0.328915837991593" calcext:value-type="float">
            <text:p>0.3289158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0.22" calcext:value-type="float">
            <text:p>1080.22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92.57" calcext:value-type="float">
            <text:p>1092.57</text:p>
          </table:table-cell>
          <table:table-cell office:value-type="float" office:value="1125.99" calcext:value-type="float">
            <text:p>1125.99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95.89" calcext:value-type="float">
            <text:p>1095.89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21.47" calcext:value-type="float">
            <text:p>1121.47</text:p>
          </table:table-cell>
          <table:table-cell office:value-type="float" office:value="1039.77" calcext:value-type="float">
            <text:p>1039.77</text:p>
          </table:table-cell>
          <table:table-cell office:value-type="float" office:value="1162.23" calcext:value-type="float">
            <text:p>1162.23</text:p>
          </table:table-cell>
          <table:table-cell office:value-type="float" office:value="1173.24" calcext:value-type="float">
            <text:p>1173.24</text:p>
          </table:table-cell>
          <table:table-cell office:value-type="float" office:value="1068.23" calcext:value-type="float">
            <text:p>1068.23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2.11" calcext:value-type="float">
            <text:p>1102.11</text:p>
          </table:table-cell>
          <table:table-cell office:value-type="float" office:value="1043.59" calcext:value-type="float">
            <text:p>1043.59</text:p>
          </table:table-cell>
          <table:table-cell office:value-type="float" office:value="1068.56" calcext:value-type="float">
            <text:p>1068.56</text:p>
          </table:table-cell>
          <table:table-cell office:value-type="float" office:value="987.529" calcext:value-type="float">
            <text:p>987.529</text:p>
          </table:table-cell>
          <table:table-cell office:value-type="float" office:value="1069.41" calcext:value-type="float">
            <text:p>1069.41</text:p>
          </table:table-cell>
          <table:table-cell office:value-type="float" office:value="1115.31" calcext:value-type="float">
            <text:p>1115.31</text:p>
          </table:table-cell>
          <table:table-cell office:value-type="float" office:value="1006.27" calcext:value-type="float">
            <text:p>1006.27</text:p>
          </table:table-cell>
          <table:table-cell table:formula="of:= LOG(AVERAGE([.B169:.U169]))^-1" office:value-type="float" office:value="0.328939001088061" calcext:value-type="float">
            <text:p>0.32893900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80.22" calcext:value-type="float">
            <text:p>1080.22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91.26" calcext:value-type="float">
            <text:p>1091.26</text:p>
          </table:table-cell>
          <table:table-cell office:value-type="float" office:value="1125.32" calcext:value-type="float">
            <text:p>1125.32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95.89" calcext:value-type="float">
            <text:p>1095.89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20.91" calcext:value-type="float">
            <text:p>1120.91</text:p>
          </table:table-cell>
          <table:table-cell office:value-type="float" office:value="1039.77" calcext:value-type="float">
            <text:p>1039.77</text:p>
          </table:table-cell>
          <table:table-cell office:value-type="float" office:value="1161.49" calcext:value-type="float">
            <text:p>1161.49</text:p>
          </table:table-cell>
          <table:table-cell office:value-type="float" office:value="1172.77" calcext:value-type="float">
            <text:p>1172.77</text:p>
          </table:table-cell>
          <table:table-cell office:value-type="float" office:value="1067.96" calcext:value-type="float">
            <text:p>1067.96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2.11" calcext:value-type="float">
            <text:p>1102.11</text:p>
          </table:table-cell>
          <table:table-cell office:value-type="float" office:value="1041.23" calcext:value-type="float">
            <text:p>1041.23</text:p>
          </table:table-cell>
          <table:table-cell office:value-type="float" office:value="1068.56" calcext:value-type="float">
            <text:p>1068.56</text:p>
          </table:table-cell>
          <table:table-cell office:value-type="float" office:value="984.584" calcext:value-type="float">
            <text:p>984.584</text:p>
          </table:table-cell>
          <table:table-cell office:value-type="float" office:value="1069.41" calcext:value-type="float">
            <text:p>1069.41</text:p>
          </table:table-cell>
          <table:table-cell office:value-type="float" office:value="1117.5" calcext:value-type="float">
            <text:p>1117.5</text:p>
          </table:table-cell>
          <table:table-cell office:value-type="float" office:value="1006.27" calcext:value-type="float">
            <text:p>1006.27</text:p>
          </table:table-cell>
          <table:table-cell table:formula="of:= LOG(AVERAGE([.B170:.U170]))^-1" office:value-type="float" office:value="0.328954290561757" calcext:value-type="float">
            <text:p>0.32895429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80" calcext:value-type="float">
            <text:p>1080</text:p>
          </table:table-cell>
          <table:table-cell office:value-type="float" office:value="1184.07" calcext:value-type="float">
            <text:p>1184.07</text:p>
          </table:table-cell>
          <table:table-cell office:value-type="float" office:value="1089.75" calcext:value-type="float">
            <text:p>1089.75</text:p>
          </table:table-cell>
          <table:table-cell office:value-type="float" office:value="1125.32" calcext:value-type="float">
            <text:p>1125.32</text:p>
          </table:table-cell>
          <table:table-cell office:value-type="float" office:value="1093.71" calcext:value-type="float">
            <text:p>1093.71</text:p>
          </table:table-cell>
          <table:table-cell office:value-type="float" office:value="1095.34" calcext:value-type="float">
            <text:p>1095.34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19.56" calcext:value-type="float">
            <text:p>1119.56</text:p>
          </table:table-cell>
          <table:table-cell office:value-type="float" office:value="1037.99" calcext:value-type="float">
            <text:p>1037.99</text:p>
          </table:table-cell>
          <table:table-cell office:value-type="float" office:value="1161.49" calcext:value-type="float">
            <text:p>1161.49</text:p>
          </table:table-cell>
          <table:table-cell office:value-type="float" office:value="1172.77" calcext:value-type="float">
            <text:p>1172.77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2.11" calcext:value-type="float">
            <text:p>1102.11</text:p>
          </table:table-cell>
          <table:table-cell office:value-type="float" office:value="1041.23" calcext:value-type="float">
            <text:p>1041.23</text:p>
          </table:table-cell>
          <table:table-cell office:value-type="float" office:value="1068.56" calcext:value-type="float">
            <text:p>1068.56</text:p>
          </table:table-cell>
          <table:table-cell office:value-type="float" office:value="984.584" calcext:value-type="float">
            <text:p>984.584</text:p>
          </table:table-cell>
          <table:table-cell office:value-type="float" office:value="1069.19" calcext:value-type="float">
            <text:p>1069.19</text:p>
          </table:table-cell>
          <table:table-cell office:value-type="float" office:value="1116.69" calcext:value-type="float">
            <text:p>1116.69</text:p>
          </table:table-cell>
          <table:table-cell office:value-type="float" office:value="1006.27" calcext:value-type="float">
            <text:p>1006.27</text:p>
          </table:table-cell>
          <table:table-cell table:formula="of:= LOG(AVERAGE([.B171:.U171]))^-1" office:value-type="float" office:value="0.328977939159155" calcext:value-type="float">
            <text:p>0.32897793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8.43" calcext:value-type="float">
            <text:p>1078.43</text:p>
          </table:table-cell>
          <table:table-cell office:value-type="float" office:value="1184.07" calcext:value-type="float">
            <text:p>1184.07</text:p>
          </table:table-cell>
          <table:table-cell office:value-type="float" office:value="1091.26" calcext:value-type="float">
            <text:p>1091.26</text:p>
          </table:table-cell>
          <table:table-cell office:value-type="float" office:value="1125.32" calcext:value-type="float">
            <text:p>1125.32</text:p>
          </table:table-cell>
          <table:table-cell office:value-type="float" office:value="1091.2" calcext:value-type="float">
            <text:p>1091.2</text:p>
          </table:table-cell>
          <table:table-cell office:value-type="float" office:value="1095.34" calcext:value-type="float">
            <text:p>1095.34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19.56" calcext:value-type="float">
            <text:p>1119.56</text:p>
          </table:table-cell>
          <table:table-cell office:value-type="float" office:value="1037.99" calcext:value-type="float">
            <text:p>1037.99</text:p>
          </table:table-cell>
          <table:table-cell office:value-type="float" office:value="1161.28" calcext:value-type="float">
            <text:p>1161.28</text:p>
          </table:table-cell>
          <table:table-cell office:value-type="float" office:value="1172.77" calcext:value-type="float">
            <text:p>1172.77</text:p>
          </table:table-cell>
          <table:table-cell office:value-type="float" office:value="1067.5" calcext:value-type="float">
            <text:p>1067.5</text:p>
          </table:table-cell>
          <table:table-cell office:value-type="float" office:value="1187.8" calcext:value-type="float">
            <text:p>1187.8</text:p>
          </table:table-cell>
          <table:table-cell office:value-type="float" office:value="1102.11" calcext:value-type="float">
            <text:p>1102.11</text:p>
          </table:table-cell>
          <table:table-cell office:value-type="float" office:value="1041.23" calcext:value-type="float">
            <text:p>1041.23</text:p>
          </table:table-cell>
          <table:table-cell office:value-type="float" office:value="1068.32" calcext:value-type="float">
            <text:p>1068.32</text:p>
          </table:table-cell>
          <table:table-cell office:value-type="float" office:value="984.584" calcext:value-type="float">
            <text:p>984.584</text:p>
          </table:table-cell>
          <table:table-cell office:value-type="float" office:value="1069.13" calcext:value-type="float">
            <text:p>1069.13</text:p>
          </table:table-cell>
          <table:table-cell office:value-type="float" office:value="1116.69" calcext:value-type="float">
            <text:p>1116.69</text:p>
          </table:table-cell>
          <table:table-cell office:value-type="float" office:value="1006.27" calcext:value-type="float">
            <text:p>1006.27</text:p>
          </table:table-cell>
          <table:table-cell table:formula="of:= LOG(AVERAGE([.B172:.U172]))^-1" office:value-type="float" office:value="0.328983880513075" calcext:value-type="float">
            <text:p>0.32898388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78.43" calcext:value-type="float">
            <text:p>1078.43</text:p>
          </table:table-cell>
          <table:table-cell office:value-type="float" office:value="1183.82" calcext:value-type="float">
            <text:p>1183.82</text:p>
          </table:table-cell>
          <table:table-cell office:value-type="float" office:value="1085.91" calcext:value-type="float">
            <text:p>1085.91</text:p>
          </table:table-cell>
          <table:table-cell office:value-type="float" office:value="1125.28" calcext:value-type="float">
            <text:p>1125.28</text:p>
          </table:table-cell>
          <table:table-cell office:value-type="float" office:value="1091.2" calcext:value-type="float">
            <text:p>1091.2</text:p>
          </table:table-cell>
          <table:table-cell office:value-type="float" office:value="1095.34" calcext:value-type="float">
            <text:p>1095.34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19.44" calcext:value-type="float">
            <text:p>1119.44</text:p>
          </table:table-cell>
          <table:table-cell office:value-type="float" office:value="1037.99" calcext:value-type="float">
            <text:p>1037.99</text:p>
          </table:table-cell>
          <table:table-cell office:value-type="float" office:value="1160.94" calcext:value-type="float">
            <text:p>1160.94</text:p>
          </table:table-cell>
          <table:table-cell office:value-type="float" office:value="1172.12" calcext:value-type="float">
            <text:p>1172.12</text:p>
          </table:table-cell>
          <table:table-cell office:value-type="float" office:value="1067.17" calcext:value-type="float">
            <text:p>1067.17</text:p>
          </table:table-cell>
          <table:table-cell office:value-type="float" office:value="1187.8" calcext:value-type="float">
            <text:p>1187.8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1034.73" calcext:value-type="float">
            <text:p>1034.73</text:p>
          </table:table-cell>
          <table:table-cell office:value-type="float" office:value="1068.15" calcext:value-type="float">
            <text:p>1068.15</text:p>
          </table:table-cell>
          <table:table-cell office:value-type="float" office:value="984.584" calcext:value-type="float">
            <text:p>984.584</text:p>
          </table:table-cell>
          <table:table-cell office:value-type="float" office:value="1066.9" calcext:value-type="float">
            <text:p>1066.9</text:p>
          </table:table-cell>
          <table:table-cell office:value-type="float" office:value="1116.21" calcext:value-type="float">
            <text:p>1116.21</text:p>
          </table:table-cell>
          <table:table-cell office:value-type="float" office:value="1005.93" calcext:value-type="float">
            <text:p>1005.93</text:p>
          </table:table-cell>
          <table:table-cell table:formula="of:= LOG(AVERAGE([.B173:.U173]))^-1" office:value-type="float" office:value="0.329026356061658" calcext:value-type="float">
            <text:p>0.32902635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77.96" calcext:value-type="float">
            <text:p>1077.96</text:p>
          </table:table-cell>
          <table:table-cell office:value-type="float" office:value="1183.82" calcext:value-type="float">
            <text:p>1183.82</text:p>
          </table:table-cell>
          <table:table-cell office:value-type="float" office:value="1085.91" calcext:value-type="float">
            <text:p>1085.91</text:p>
          </table:table-cell>
          <table:table-cell office:value-type="float" office:value="1125.28" calcext:value-type="float">
            <text:p>1125.28</text:p>
          </table:table-cell>
          <table:table-cell office:value-type="float" office:value="1091.2" calcext:value-type="float">
            <text:p>1091.2</text:p>
          </table:table-cell>
          <table:table-cell office:value-type="float" office:value="1095.31" calcext:value-type="float">
            <text:p>1095.31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1119.56" calcext:value-type="float">
            <text:p>1119.56</text:p>
          </table:table-cell>
          <table:table-cell office:value-type="float" office:value="1037.99" calcext:value-type="float">
            <text:p>1037.99</text:p>
          </table:table-cell>
          <table:table-cell office:value-type="float" office:value="1160.83" calcext:value-type="float">
            <text:p>1160.83</text:p>
          </table:table-cell>
          <table:table-cell office:value-type="float" office:value="1172.12" calcext:value-type="float">
            <text:p>1172.12</text:p>
          </table:table-cell>
          <table:table-cell office:value-type="float" office:value="1067.17" calcext:value-type="float">
            <text:p>1067.17</text:p>
          </table:table-cell>
          <table:table-cell office:value-type="float" office:value="1187.78" calcext:value-type="float">
            <text:p>1187.78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1034.73" calcext:value-type="float">
            <text:p>1034.73</text:p>
          </table:table-cell>
          <table:table-cell office:value-type="float" office:value="1067.51" calcext:value-type="float">
            <text:p>1067.51</text:p>
          </table:table-cell>
          <table:table-cell office:value-type="float" office:value="984.278" calcext:value-type="float">
            <text:p>984.278</text:p>
          </table:table-cell>
          <table:table-cell office:value-type="float" office:value="1066.9" calcext:value-type="float">
            <text:p>1066.9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1005.93" calcext:value-type="float">
            <text:p>1005.93</text:p>
          </table:table-cell>
          <table:table-cell table:formula="of:= LOG(AVERAGE([.B174:.U174]))^-1" office:value-type="float" office:value="0.329035067606293" calcext:value-type="float">
            <text:p>0.32903506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77.62" calcext:value-type="float">
            <text:p>1077.62</text:p>
          </table:table-cell>
          <table:table-cell office:value-type="float" office:value="1182.83" calcext:value-type="float">
            <text:p>1182.83</text:p>
          </table:table-cell>
          <table:table-cell office:value-type="float" office:value="1085.91" calcext:value-type="float">
            <text:p>1085.91</text:p>
          </table:table-cell>
          <table:table-cell office:value-type="float" office:value="1125.29" calcext:value-type="float">
            <text:p>1125.29</text:p>
          </table:table-cell>
          <table:table-cell office:value-type="float" office:value="1091.2" calcext:value-type="float">
            <text:p>1091.2</text:p>
          </table:table-cell>
          <table:table-cell office:value-type="float" office:value="1095.31" calcext:value-type="float">
            <text:p>1095.31</text:p>
          </table:table-cell>
          <table:table-cell office:value-type="float" office:value="1111.2" calcext:value-type="float">
            <text:p>1111.2</text:p>
          </table:table-cell>
          <table:table-cell office:value-type="float" office:value="1119.13" calcext:value-type="float">
            <text:p>1119.13</text:p>
          </table:table-cell>
          <table:table-cell office:value-type="float" office:value="1034.38" calcext:value-type="float">
            <text:p>1034.38</text:p>
          </table:table-cell>
          <table:table-cell office:value-type="float" office:value="1160.83" calcext:value-type="float">
            <text:p>1160.83</text:p>
          </table:table-cell>
          <table:table-cell office:value-type="float" office:value="1171.99" calcext:value-type="float">
            <text:p>1171.99</text:p>
          </table:table-cell>
          <table:table-cell office:value-type="float" office:value="1067.17" calcext:value-type="float">
            <text:p>1067.17</text:p>
          </table:table-cell>
          <table:table-cell office:value-type="float" office:value="1187.78" calcext:value-type="float">
            <text:p>1187.78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1032.75" calcext:value-type="float">
            <text:p>1032.75</text:p>
          </table:table-cell>
          <table:table-cell office:value-type="float" office:value="1067.84" calcext:value-type="float">
            <text:p>1067.84</text:p>
          </table:table-cell>
          <table:table-cell office:value-type="float" office:value="983.834" calcext:value-type="float">
            <text:p>983.834</text:p>
          </table:table-cell>
          <table:table-cell office:value-type="float" office:value="1066.9" calcext:value-type="float">
            <text:p>1066.9</text:p>
          </table:table-cell>
          <table:table-cell office:value-type="float" office:value="1113.19" calcext:value-type="float">
            <text:p>1113.19</text:p>
          </table:table-cell>
          <table:table-cell office:value-type="float" office:value="1005.71" calcext:value-type="float">
            <text:p>1005.71</text:p>
          </table:table-cell>
          <table:table-cell table:formula="of:= LOG(AVERAGE([.B175:.U175]))^-1" office:value-type="float" office:value="0.329053769211358" calcext:value-type="float">
            <text:p>0.32905376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77.21" calcext:value-type="float">
            <text:p>1077.21</text:p>
          </table:table-cell>
          <table:table-cell office:value-type="float" office:value="1182.83" calcext:value-type="float">
            <text:p>1182.83</text:p>
          </table:table-cell>
          <table:table-cell office:value-type="float" office:value="1084.66" calcext:value-type="float">
            <text:p>1084.66</text:p>
          </table:table-cell>
          <table:table-cell office:value-type="float" office:value="1125.2" calcext:value-type="float">
            <text:p>1125.2</text:p>
          </table:table-cell>
          <table:table-cell office:value-type="float" office:value="1091.2" calcext:value-type="float">
            <text:p>1091.2</text:p>
          </table:table-cell>
          <table:table-cell office:value-type="float" office:value="1095.22" calcext:value-type="float">
            <text:p>1095.22</text:p>
          </table:table-cell>
          <table:table-cell office:value-type="float" office:value="1111.2" calcext:value-type="float">
            <text:p>1111.2</text:p>
          </table:table-cell>
          <table:table-cell office:value-type="float" office:value="1119.13" calcext:value-type="float">
            <text:p>1119.13</text:p>
          </table:table-cell>
          <table:table-cell office:value-type="float" office:value="1034.38" calcext:value-type="float">
            <text:p>1034.38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1171.99" calcext:value-type="float">
            <text:p>1171.99</text:p>
          </table:table-cell>
          <table:table-cell office:value-type="float" office:value="1066.94" calcext:value-type="float">
            <text:p>1066.94</text:p>
          </table:table-cell>
          <table:table-cell office:value-type="float" office:value="1187.78" calcext:value-type="float">
            <text:p>1187.78</text:p>
          </table:table-cell>
          <table:table-cell office:value-type="float" office:value="1097.4" calcext:value-type="float">
            <text:p>1097.4</text:p>
          </table:table-cell>
          <table:table-cell office:value-type="float" office:value="1032.75" calcext:value-type="float">
            <text:p>1032.75</text:p>
          </table:table-cell>
          <table:table-cell office:value-type="float" office:value="1067.8" calcext:value-type="float">
            <text:p>1067.8</text:p>
          </table:table-cell>
          <table:table-cell office:value-type="float" office:value="983.834" calcext:value-type="float">
            <text:p>983.834</text:p>
          </table:table-cell>
          <table:table-cell office:value-type="float" office:value="1066.77" calcext:value-type="float">
            <text:p>1066.77</text:p>
          </table:table-cell>
          <table:table-cell office:value-type="float" office:value="1112.73" calcext:value-type="float">
            <text:p>1112.73</text:p>
          </table:table-cell>
          <table:table-cell office:value-type="float" office:value="1005.68" calcext:value-type="float">
            <text:p>1005.68</text:p>
          </table:table-cell>
          <table:table-cell table:formula="of:= LOG(AVERAGE([.B176:.U176]))^-1" office:value-type="float" office:value="0.329063764224011" calcext:value-type="float">
            <text:p>0.32906376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76.69" calcext:value-type="float">
            <text:p>1076.69</text:p>
          </table:table-cell>
          <table:table-cell office:value-type="float" office:value="1181.53" calcext:value-type="float">
            <text:p>1181.53</text:p>
          </table:table-cell>
          <table:table-cell office:value-type="float" office:value="1084.66" calcext:value-type="float">
            <text:p>1084.66</text:p>
          </table:table-cell>
          <table:table-cell office:value-type="float" office:value="1124.01" calcext:value-type="float">
            <text:p>1124.01</text:p>
          </table:table-cell>
          <table:table-cell office:value-type="float" office:value="1091.2" calcext:value-type="float">
            <text:p>1091.2</text:p>
          </table:table-cell>
          <table:table-cell office:value-type="float" office:value="1095.22" calcext:value-type="float">
            <text:p>1095.22</text:p>
          </table:table-cell>
          <table:table-cell office:value-type="float" office:value="1111.2" calcext:value-type="float">
            <text:p>1111.2</text:p>
          </table:table-cell>
          <table:table-cell office:value-type="float" office:value="1119.13" calcext:value-type="float">
            <text:p>1119.13</text:p>
          </table:table-cell>
          <table:table-cell office:value-type="float" office:value="1032.64" calcext:value-type="float">
            <text:p>1032.64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1171.8" calcext:value-type="float">
            <text:p>1171.8</text:p>
          </table:table-cell>
          <table:table-cell office:value-type="float" office:value="1065.55" calcext:value-type="float">
            <text:p>1065.55</text:p>
          </table:table-cell>
          <table:table-cell office:value-type="float" office:value="1187.78" calcext:value-type="float">
            <text:p>1187.78</text:p>
          </table:table-cell>
          <table:table-cell office:value-type="float" office:value="1097.4" calcext:value-type="float">
            <text:p>1097.4</text:p>
          </table:table-cell>
          <table:table-cell office:value-type="float" office:value="1032.13" calcext:value-type="float">
            <text:p>1032.13</text:p>
          </table:table-cell>
          <table:table-cell office:value-type="float" office:value="1067.75" calcext:value-type="float">
            <text:p>1067.75</text:p>
          </table:table-cell>
          <table:table-cell office:value-type="float" office:value="983.834" calcext:value-type="float">
            <text:p>983.834</text:p>
          </table:table-cell>
          <table:table-cell office:value-type="float" office:value="1066.67" calcext:value-type="float">
            <text:p>1066.67</text:p>
          </table:table-cell>
          <table:table-cell office:value-type="float" office:value="1112.16" calcext:value-type="float">
            <text:p>1112.16</text:p>
          </table:table-cell>
          <table:table-cell office:value-type="float" office:value="1005.68" calcext:value-type="float">
            <text:p>1005.68</text:p>
          </table:table-cell>
          <table:table-cell table:formula="of:= LOG(AVERAGE([.B177:.U177]))^-1" office:value-type="float" office:value="0.329080256592101" calcext:value-type="float">
            <text:p>0.32908025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76.69" calcext:value-type="float">
            <text:p>1076.69</text:p>
          </table:table-cell>
          <table:table-cell office:value-type="float" office:value="1181.53" calcext:value-type="float">
            <text:p>1181.53</text:p>
          </table:table-cell>
          <table:table-cell office:value-type="float" office:value="1080.26" calcext:value-type="float">
            <text:p>1080.26</text:p>
          </table:table-cell>
          <table:table-cell office:value-type="float" office:value="1124.01" calcext:value-type="float">
            <text:p>1124.01</text:p>
          </table:table-cell>
          <table:table-cell office:value-type="float" office:value="1088.2" calcext:value-type="float">
            <text:p>1088.2</text:p>
          </table:table-cell>
          <table:table-cell office:value-type="float" office:value="1095.22" calcext:value-type="float">
            <text:p>1095.22</text:p>
          </table:table-cell>
          <table:table-cell office:value-type="float" office:value="1111.2" calcext:value-type="float">
            <text:p>1111.2</text:p>
          </table:table-cell>
          <table:table-cell office:value-type="float" office:value="1119.13" calcext:value-type="float">
            <text:p>1119.13</text:p>
          </table:table-cell>
          <table:table-cell office:value-type="float" office:value="1032.57" calcext:value-type="float">
            <text:p>1032.57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1171.8" calcext:value-type="float">
            <text:p>1171.8</text:p>
          </table:table-cell>
          <table:table-cell office:value-type="float" office:value="1065.55" calcext:value-type="float">
            <text:p>1065.55</text:p>
          </table:table-cell>
          <table:table-cell office:value-type="float" office:value="1187.59" calcext:value-type="float">
            <text:p>1187.59</text:p>
          </table:table-cell>
          <table:table-cell office:value-type="float" office:value="1096.9" calcext:value-type="float">
            <text:p>1096.9</text:p>
          </table:table-cell>
          <table:table-cell office:value-type="float" office:value="1032.01" calcext:value-type="float">
            <text:p>1032.01</text:p>
          </table:table-cell>
          <table:table-cell office:value-type="float" office:value="1067.61" calcext:value-type="float">
            <text:p>1067.61</text:p>
          </table:table-cell>
          <table:table-cell office:value-type="float" office:value="983.676" calcext:value-type="float">
            <text:p>983.676</text:p>
          </table:table-cell>
          <table:table-cell office:value-type="float" office:value="1066.26" calcext:value-type="float">
            <text:p>1066.26</text:p>
          </table:table-cell>
          <table:table-cell office:value-type="float" office:value="1112.16" calcext:value-type="float">
            <text:p>1112.16</text:p>
          </table:table-cell>
          <table:table-cell office:value-type="float" office:value="1005.55" calcext:value-type="float">
            <text:p>1005.55</text:p>
          </table:table-cell>
          <table:table-cell table:formula="of:= LOG(AVERAGE([.B178:.U178]))^-1" office:value-type="float" office:value="0.329099872192508" calcext:value-type="float">
            <text:p>0.32909987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76.52" calcext:value-type="float">
            <text:p>1076.52</text:p>
          </table:table-cell>
          <table:table-cell office:value-type="float" office:value="1180.8" calcext:value-type="float">
            <text:p>1180.8</text:p>
          </table:table-cell>
          <table:table-cell office:value-type="float" office:value="1080.26" calcext:value-type="float">
            <text:p>1080.26</text:p>
          </table:table-cell>
          <table:table-cell office:value-type="float" office:value="1123.74" calcext:value-type="float">
            <text:p>1123.74</text:p>
          </table:table-cell>
          <table:table-cell office:value-type="float" office:value="1088.2" calcext:value-type="float">
            <text:p>1088.2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1111.2" calcext:value-type="float">
            <text:p>1111.2</text:p>
          </table:table-cell>
          <table:table-cell office:value-type="float" office:value="1119.12" calcext:value-type="float">
            <text:p>1119.12</text:p>
          </table:table-cell>
          <table:table-cell office:value-type="float" office:value="1032.57" calcext:value-type="float">
            <text:p>1032.57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1171.8" calcext:value-type="float">
            <text:p>1171.8</text:p>
          </table:table-cell>
          <table:table-cell office:value-type="float" office:value="1065.54" calcext:value-type="float">
            <text:p>1065.54</text:p>
          </table:table-cell>
          <table:table-cell office:value-type="float" office:value="1187.59" calcext:value-type="float">
            <text:p>1187.59</text:p>
          </table:table-cell>
          <table:table-cell office:value-type="float" office:value="1094.38" calcext:value-type="float">
            <text:p>1094.38</text:p>
          </table:table-cell>
          <table:table-cell office:value-type="float" office:value="1032.01" calcext:value-type="float">
            <text:p>1032.01</text:p>
          </table:table-cell>
          <table:table-cell office:value-type="float" office:value="1067.61" calcext:value-type="float">
            <text:p>1067.61</text:p>
          </table:table-cell>
          <table:table-cell office:value-type="float" office:value="982.833" calcext:value-type="float">
            <text:p>982.833</text:p>
          </table:table-cell>
          <table:table-cell office:value-type="float" office:value="1066.26" calcext:value-type="float">
            <text:p>1066.26</text:p>
          </table:table-cell>
          <table:table-cell office:value-type="float" office:value="1111.82" calcext:value-type="float">
            <text:p>1111.82</text:p>
          </table:table-cell>
          <table:table-cell office:value-type="float" office:value="1005.31" calcext:value-type="float">
            <text:p>1005.31</text:p>
          </table:table-cell>
          <table:table-cell table:formula="of:= LOG(AVERAGE([.B179:.U179]))^-1" office:value-type="float" office:value="0.329112770695535" calcext:value-type="float">
            <text:p>0.32911277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76.39" calcext:value-type="float">
            <text:p>1076.39</text:p>
          </table:table-cell>
          <table:table-cell office:value-type="float" office:value="1180.8" calcext:value-type="float">
            <text:p>1180.8</text:p>
          </table:table-cell>
          <table:table-cell office:value-type="float" office:value="1079.69" calcext:value-type="float">
            <text:p>1079.69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2" calcext:value-type="float">
            <text:p>1088.2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1111.19" calcext:value-type="float">
            <text:p>1111.19</text:p>
          </table:table-cell>
          <table:table-cell office:value-type="float" office:value="1119.1" calcext:value-type="float">
            <text:p>1119.1</text:p>
          </table:table-cell>
          <table:table-cell office:value-type="float" office:value="1032.03" calcext:value-type="float">
            <text:p>1032.03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1171.67" calcext:value-type="float">
            <text:p>1171.67</text:p>
          </table:table-cell>
          <table:table-cell office:value-type="float" office:value="1065.54" calcext:value-type="float">
            <text:p>1065.54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94.38" calcext:value-type="float">
            <text:p>1094.38</text:p>
          </table:table-cell>
          <table:table-cell office:value-type="float" office:value="1029.19" calcext:value-type="float">
            <text:p>1029.19</text:p>
          </table:table-cell>
          <table:table-cell office:value-type="float" office:value="1067.61" calcext:value-type="float">
            <text:p>1067.61</text:p>
          </table:table-cell>
          <table:table-cell office:value-type="float" office:value="982.833" calcext:value-type="float">
            <text:p>982.833</text:p>
          </table:table-cell>
          <table:table-cell office:value-type="float" office:value="1066.26" calcext:value-type="float">
            <text:p>1066.26</text:p>
          </table:table-cell>
          <table:table-cell office:value-type="float" office:value="1111.54" calcext:value-type="float">
            <text:p>1111.54</text:p>
          </table:table-cell>
          <table:table-cell office:value-type="float" office:value="1005.18" calcext:value-type="float">
            <text:p>1005.18</text:p>
          </table:table-cell>
          <table:table-cell table:formula="of:= LOG(AVERAGE([.B180:.U180]))^-1" office:value-type="float" office:value="0.329124310670945" calcext:value-type="float">
            <text:p>0.32912431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5.72" calcext:value-type="float">
            <text:p>1075.72</text:p>
          </table:table-cell>
          <table:table-cell office:value-type="float" office:value="1172.77" calcext:value-type="float">
            <text:p>1172.77</text:p>
          </table:table-cell>
          <table:table-cell office:value-type="float" office:value="1078.66" calcext:value-type="float">
            <text:p>1078.66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2" calcext:value-type="float">
            <text:p>1088.2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1111.11" calcext:value-type="float">
            <text:p>1111.11</text:p>
          </table:table-cell>
          <table:table-cell office:value-type="float" office:value="1118.98" calcext:value-type="float">
            <text:p>1118.98</text:p>
          </table:table-cell>
          <table:table-cell office:value-type="float" office:value="1032.03" calcext:value-type="float">
            <text:p>1032.03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1171.67" calcext:value-type="float">
            <text:p>1171.67</text:p>
          </table:table-cell>
          <table:table-cell office:value-type="float" office:value="1065.47" calcext:value-type="float">
            <text:p>1065.47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92.21" calcext:value-type="float">
            <text:p>1092.21</text:p>
          </table:table-cell>
          <table:table-cell office:value-type="float" office:value="1029.19" calcext:value-type="float">
            <text:p>1029.19</text:p>
          </table:table-cell>
          <table:table-cell office:value-type="float" office:value="1066.54" calcext:value-type="float">
            <text:p>1066.54</text:p>
          </table:table-cell>
          <table:table-cell office:value-type="float" office:value="982.833" calcext:value-type="float">
            <text:p>982.833</text:p>
          </table:table-cell>
          <table:table-cell office:value-type="float" office:value="1066.12" calcext:value-type="float">
            <text:p>1066.12</text:p>
          </table:table-cell>
          <table:table-cell office:value-type="float" office:value="1110.98" calcext:value-type="float">
            <text:p>1110.98</text:p>
          </table:table-cell>
          <table:table-cell office:value-type="float" office:value="1005.18" calcext:value-type="float">
            <text:p>1005.18</text:p>
          </table:table-cell>
          <table:table-cell table:formula="of:= LOG(AVERAGE([.B181:.U181]))^-1" office:value-type="float" office:value="0.329154340273204" calcext:value-type="float">
            <text:p>0.32915434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5.26" calcext:value-type="float">
            <text:p>1075.26</text:p>
          </table:table-cell>
          <table:table-cell office:value-type="float" office:value="1172.77" calcext:value-type="float">
            <text:p>1172.77</text:p>
          </table:table-cell>
          <table:table-cell office:value-type="float" office:value="1078.56" calcext:value-type="float">
            <text:p>1078.56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2" calcext:value-type="float">
            <text:p>1088.2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1111.11" calcext:value-type="float">
            <text:p>1111.11</text:p>
          </table:table-cell>
          <table:table-cell office:value-type="float" office:value="1118.98" calcext:value-type="float">
            <text:p>1118.98</text:p>
          </table:table-cell>
          <table:table-cell office:value-type="float" office:value="1031.29" calcext:value-type="float">
            <text:p>1031.29</text:p>
          </table:table-cell>
          <table:table-cell office:value-type="float" office:value="1160.45" calcext:value-type="float">
            <text:p>1160.45</text:p>
          </table:table-cell>
          <table:table-cell office:value-type="float" office:value="1171.63" calcext:value-type="float">
            <text:p>1171.63</text:p>
          </table:table-cell>
          <table:table-cell office:value-type="float" office:value="1065.26" calcext:value-type="float">
            <text:p>1065.26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92.21" calcext:value-type="float">
            <text:p>1092.21</text:p>
          </table:table-cell>
          <table:table-cell office:value-type="float" office:value="1029.19" calcext:value-type="float">
            <text:p>1029.19</text:p>
          </table:table-cell>
          <table:table-cell office:value-type="float" office:value="1066.54" calcext:value-type="float">
            <text:p>1066.54</text:p>
          </table:table-cell>
          <table:table-cell office:value-type="float" office:value="982.833" calcext:value-type="float">
            <text:p>982.833</text:p>
          </table:table-cell>
          <table:table-cell office:value-type="float" office:value="1065.09" calcext:value-type="float">
            <text:p>1065.09</text:p>
          </table:table-cell>
          <table:table-cell office:value-type="float" office:value="1110.98" calcext:value-type="float">
            <text:p>1110.98</text:p>
          </table:table-cell>
          <table:table-cell office:value-type="float" office:value="1005.18" calcext:value-type="float">
            <text:p>1005.18</text:p>
          </table:table-cell>
          <table:table-cell table:formula="of:= LOG(AVERAGE([.B182:.U182]))^-1" office:value-type="float" office:value="0.329160288799948" calcext:value-type="float">
            <text:p>0.32916028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75.26" calcext:value-type="float">
            <text:p>1075.26</text:p>
          </table:table-cell>
          <table:table-cell office:value-type="float" office:value="1172.77" calcext:value-type="float">
            <text:p>1172.77</text:p>
          </table:table-cell>
          <table:table-cell office:value-type="float" office:value="1075.14" calcext:value-type="float">
            <text:p>1075.14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2" calcext:value-type="float">
            <text:p>1088.2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1110.97" calcext:value-type="float">
            <text:p>1110.97</text:p>
          </table:table-cell>
          <table:table-cell office:value-type="float" office:value="1118.83" calcext:value-type="float">
            <text:p>1118.83</text:p>
          </table:table-cell>
          <table:table-cell office:value-type="float" office:value="1031.29" calcext:value-type="float">
            <text:p>1031.29</text:p>
          </table:table-cell>
          <table:table-cell office:value-type="float" office:value="1160.45" calcext:value-type="float">
            <text:p>1160.45</text:p>
          </table:table-cell>
          <table:table-cell office:value-type="float" office:value="1171.46" calcext:value-type="float">
            <text:p>1171.46</text:p>
          </table:table-cell>
          <table:table-cell office:value-type="float" office:value="1065.12" calcext:value-type="float">
            <text:p>1065.12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92.21" calcext:value-type="float">
            <text:p>1092.21</text:p>
          </table:table-cell>
          <table:table-cell office:value-type="float" office:value="1029.8" calcext:value-type="float">
            <text:p>1029.8</text:p>
          </table:table-cell>
          <table:table-cell office:value-type="float" office:value="1066.54" calcext:value-type="float">
            <text:p>1066.54</text:p>
          </table:table-cell>
          <table:table-cell office:value-type="float" office:value="982.833" calcext:value-type="float">
            <text:p>982.833</text:p>
          </table:table-cell>
          <table:table-cell office:value-type="float" office:value="1065.09" calcext:value-type="float">
            <text:p>1065.09</text:p>
          </table:table-cell>
          <table:table-cell office:value-type="float" office:value="1110.34" calcext:value-type="float">
            <text:p>1110.34</text:p>
          </table:table-cell>
          <table:table-cell office:value-type="float" office:value="1003.55" calcext:value-type="float">
            <text:p>1003.55</text:p>
          </table:table-cell>
          <table:table-cell table:formula="of:= LOG(AVERAGE([.B183:.U183]))^-1" office:value-type="float" office:value="0.329172533739159" calcext:value-type="float">
            <text:p>0.32917253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5.26" calcext:value-type="float">
            <text:p>1075.26</text:p>
          </table:table-cell>
          <table:table-cell office:value-type="float" office:value="1172.43" calcext:value-type="float">
            <text:p>1172.43</text:p>
          </table:table-cell>
          <table:table-cell office:value-type="float" office:value="1075.14" calcext:value-type="float">
            <text:p>1075.14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94.19" calcext:value-type="float">
            <text:p>1094.19</text:p>
          </table:table-cell>
          <table:table-cell office:value-type="float" office:value="1110.97" calcext:value-type="float">
            <text:p>1110.97</text:p>
          </table:table-cell>
          <table:table-cell office:value-type="float" office:value="1118.8" calcext:value-type="float">
            <text:p>1118.8</text:p>
          </table:table-cell>
          <table:table-cell office:value-type="float" office:value="1031.27" calcext:value-type="float">
            <text:p>1031.27</text:p>
          </table:table-cell>
          <table:table-cell office:value-type="float" office:value="1160.43" calcext:value-type="float">
            <text:p>1160.43</text:p>
          </table:table-cell>
          <table:table-cell office:value-type="float" office:value="1171.46" calcext:value-type="float">
            <text:p>1171.46</text:p>
          </table:table-cell>
          <table:table-cell office:value-type="float" office:value="1065.01" calcext:value-type="float">
            <text:p>1065.01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88.53" calcext:value-type="float">
            <text:p>1088.53</text:p>
          </table:table-cell>
          <table:table-cell office:value-type="float" office:value="1028.43" calcext:value-type="float">
            <text:p>1028.43</text:p>
          </table:table-cell>
          <table:table-cell office:value-type="float" office:value="1066.5" calcext:value-type="float">
            <text:p>1066.5</text:p>
          </table:table-cell>
          <table:table-cell office:value-type="float" office:value="982.646" calcext:value-type="float">
            <text:p>982.646</text:p>
          </table:table-cell>
          <table:table-cell office:value-type="float" office:value="1065.09" calcext:value-type="float">
            <text:p>1065.09</text:p>
          </table:table-cell>
          <table:table-cell office:value-type="float" office:value="1110.34" calcext:value-type="float">
            <text:p>1110.34</text:p>
          </table:table-cell>
          <table:table-cell office:value-type="float" office:value="1003.55" calcext:value-type="float">
            <text:p>1003.55</text:p>
          </table:table-cell>
          <table:table-cell table:formula="of:= LOG(AVERAGE([.B184:.U184]))^-1" office:value-type="float" office:value="0.329185682207726" calcext:value-type="float">
            <text:p>0.32918568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5.26" calcext:value-type="float">
            <text:p>1075.26</text:p>
          </table:table-cell>
          <table:table-cell office:value-type="float" office:value="1172.43" calcext:value-type="float">
            <text:p>1172.43</text:p>
          </table:table-cell>
          <table:table-cell office:value-type="float" office:value="1075.14" calcext:value-type="float">
            <text:p>1075.14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93.93" calcext:value-type="float">
            <text:p>1093.93</text:p>
          </table:table-cell>
          <table:table-cell office:value-type="float" office:value="1110.95" calcext:value-type="float">
            <text:p>1110.95</text:p>
          </table:table-cell>
          <table:table-cell office:value-type="float" office:value="1118.73" calcext:value-type="float">
            <text:p>1118.73</text:p>
          </table:table-cell>
          <table:table-cell office:value-type="float" office:value="1031" calcext:value-type="float">
            <text:p>1031</text:p>
          </table:table-cell>
          <table:table-cell office:value-type="float" office:value="1160.37" calcext:value-type="float">
            <text:p>1160.37</text:p>
          </table:table-cell>
          <table:table-cell office:value-type="float" office:value="1171.46" calcext:value-type="float">
            <text:p>1171.46</text:p>
          </table:table-cell>
          <table:table-cell office:value-type="float" office:value="1064.78" calcext:value-type="float">
            <text:p>1064.78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88.53" calcext:value-type="float">
            <text:p>1088.53</text:p>
          </table:table-cell>
          <table:table-cell office:value-type="float" office:value="1027.8" calcext:value-type="float">
            <text:p>1027.8</text:p>
          </table:table-cell>
          <table:table-cell office:value-type="float" office:value="1066.21" calcext:value-type="float">
            <text:p>1066.21</text:p>
          </table:table-cell>
          <table:table-cell office:value-type="float" office:value="982.455" calcext:value-type="float">
            <text:p>982.455</text:p>
          </table:table-cell>
          <table:table-cell office:value-type="float" office:value="1065.09" calcext:value-type="float">
            <text:p>1065.09</text:p>
          </table:table-cell>
          <table:table-cell office:value-type="float" office:value="1110.34" calcext:value-type="float">
            <text:p>1110.34</text:p>
          </table:table-cell>
          <table:table-cell office:value-type="float" office:value="1003.55" calcext:value-type="float">
            <text:p>1003.55</text:p>
          </table:table-cell>
          <table:table-cell table:formula="of:= LOG(AVERAGE([.B185:.U185]))^-1" office:value-type="float" office:value="0.329190041632383" calcext:value-type="float">
            <text:p>0.32919004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4.88" calcext:value-type="float">
            <text:p>1074.88</text:p>
          </table:table-cell>
          <table:table-cell office:value-type="float" office:value="1172.43" calcext:value-type="float">
            <text:p>1172.43</text:p>
          </table:table-cell>
          <table:table-cell office:value-type="float" office:value="1072.29" calcext:value-type="float">
            <text:p>1072.29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93.92" calcext:value-type="float">
            <text:p>1093.92</text:p>
          </table:table-cell>
          <table:table-cell office:value-type="float" office:value="1110.95" calcext:value-type="float">
            <text:p>1110.95</text:p>
          </table:table-cell>
          <table:table-cell office:value-type="float" office:value="1118.51" calcext:value-type="float">
            <text:p>1118.51</text:p>
          </table:table-cell>
          <table:table-cell office:value-type="float" office:value="1031" calcext:value-type="float">
            <text:p>1031</text:p>
          </table:table-cell>
          <table:table-cell office:value-type="float" office:value="1160.02" calcext:value-type="float">
            <text:p>1160.02</text:p>
          </table:table-cell>
          <table:table-cell office:value-type="float" office:value="1171.46" calcext:value-type="float">
            <text:p>1171.46</text:p>
          </table:table-cell>
          <table:table-cell office:value-type="float" office:value="1064.68" calcext:value-type="float">
            <text:p>1064.68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27.8" calcext:value-type="float">
            <text:p>1027.8</text:p>
          </table:table-cell>
          <table:table-cell office:value-type="float" office:value="1066.21" calcext:value-type="float">
            <text:p>1066.21</text:p>
          </table:table-cell>
          <table:table-cell office:value-type="float" office:value="982.376" calcext:value-type="float">
            <text:p>982.376</text:p>
          </table:table-cell>
          <table:table-cell office:value-type="float" office:value="1065.09" calcext:value-type="float">
            <text:p>1065.09</text:p>
          </table:table-cell>
          <table:table-cell office:value-type="float" office:value="1110.34" calcext:value-type="float">
            <text:p>1110.34</text:p>
          </table:table-cell>
          <table:table-cell office:value-type="float" office:value="1003.55" calcext:value-type="float">
            <text:p>1003.55</text:p>
          </table:table-cell>
          <table:table-cell table:formula="of:= LOG(AVERAGE([.B186:.U186]))^-1" office:value-type="float" office:value="0.329199640236574" calcext:value-type="float">
            <text:p>0.32919964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74.88" calcext:value-type="float">
            <text:p>1074.88</text:p>
          </table:table-cell>
          <table:table-cell office:value-type="float" office:value="1172.43" calcext:value-type="float">
            <text:p>1172.43</text:p>
          </table:table-cell>
          <table:table-cell office:value-type="float" office:value="1072.29" calcext:value-type="float">
            <text:p>1072.29</text:p>
          </table:table-cell>
          <table:table-cell office:value-type="float" office:value="1123.04" calcext:value-type="float">
            <text:p>1123.0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93.41" calcext:value-type="float">
            <text:p>1093.41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8.34" calcext:value-type="float">
            <text:p>1118.34</text:p>
          </table:table-cell>
          <table:table-cell office:value-type="float" office:value="1029.44" calcext:value-type="float">
            <text:p>1029.44</text:p>
          </table:table-cell>
          <table:table-cell office:value-type="float" office:value="1160.02" calcext:value-type="float">
            <text:p>1160.02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064.66" calcext:value-type="float">
            <text:p>1064.66</text:p>
          </table:table-cell>
          <table:table-cell office:value-type="float" office:value="1187.54" calcext:value-type="float">
            <text:p>1187.5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27.16" calcext:value-type="float">
            <text:p>1027.16</text:p>
          </table:table-cell>
          <table:table-cell office:value-type="float" office:value="1066.21" calcext:value-type="float">
            <text:p>1066.21</text:p>
          </table:table-cell>
          <table:table-cell office:value-type="float" office:value="982.016" calcext:value-type="float">
            <text:p>982.016</text:p>
          </table:table-cell>
          <table:table-cell office:value-type="float" office:value="1064.9" calcext:value-type="float">
            <text:p>1064.9</text:p>
          </table:table-cell>
          <table:table-cell office:value-type="float" office:value="1110.17" calcext:value-type="float">
            <text:p>1110.17</text:p>
          </table:table-cell>
          <table:table-cell office:value-type="float" office:value="1003.55" calcext:value-type="float">
            <text:p>1003.55</text:p>
          </table:table-cell>
          <table:table-cell table:formula="of:= LOG(AVERAGE([.B187:.U187]))^-1" office:value-type="float" office:value="0.329210193191783" calcext:value-type="float">
            <text:p>0.32921019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1172.43" calcext:value-type="float">
            <text:p>1172.43</text:p>
          </table:table-cell>
          <table:table-cell office:value-type="float" office:value="1072.29" calcext:value-type="float">
            <text:p>1072.29</text:p>
          </table:table-cell>
          <table:table-cell office:value-type="float" office:value="1122.84" calcext:value-type="float">
            <text:p>1122.84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92" calcext:value-type="float">
            <text:p>1093.92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7.94" calcext:value-type="float">
            <text:p>1117.94</text:p>
          </table:table-cell>
          <table:table-cell office:value-type="float" office:value="1029.44" calcext:value-type="float">
            <text:p>1029.44</text:p>
          </table:table-cell>
          <table:table-cell office:value-type="float" office:value="1160.02" calcext:value-type="float">
            <text:p>1160.02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064.48" calcext:value-type="float">
            <text:p>1064.48</text:p>
          </table:table-cell>
          <table:table-cell office:value-type="float" office:value="1187.54" calcext:value-type="float">
            <text:p>1187.5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26.78" calcext:value-type="float">
            <text:p>1026.78</text:p>
          </table:table-cell>
          <table:table-cell office:value-type="float" office:value="1065.73" calcext:value-type="float">
            <text:p>1065.73</text:p>
          </table:table-cell>
          <table:table-cell office:value-type="float" office:value="981.94" calcext:value-type="float">
            <text:p>981.94</text:p>
          </table:table-cell>
          <table:table-cell office:value-type="float" office:value="1064.27" calcext:value-type="float">
            <text:p>1064.27</text:p>
          </table:table-cell>
          <table:table-cell office:value-type="float" office:value="1110.17" calcext:value-type="float">
            <text:p>1110.17</text:p>
          </table:table-cell>
          <table:table-cell office:value-type="float" office:value="1003.41" calcext:value-type="float">
            <text:p>1003.41</text:p>
          </table:table-cell>
          <table:table-cell table:formula="of:= LOG(AVERAGE([.B188:.U188]))^-1" office:value-type="float" office:value="0.329216422805658" calcext:value-type="float">
            <text:p>0.32921642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1171.21" calcext:value-type="float">
            <text:p>1171.21</text:p>
          </table:table-cell>
          <table:table-cell office:value-type="float" office:value="1072.29" calcext:value-type="float">
            <text:p>1072.29</text:p>
          </table:table-cell>
          <table:table-cell office:value-type="float" office:value="1122.84" calcext:value-type="float">
            <text:p>1122.84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82" calcext:value-type="float">
            <text:p>1093.82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7.94" calcext:value-type="float">
            <text:p>1117.94</text:p>
          </table:table-cell>
          <table:table-cell office:value-type="float" office:value="1029.44" calcext:value-type="float">
            <text:p>1029.44</text:p>
          </table:table-cell>
          <table:table-cell office:value-type="float" office:value="1160.02" calcext:value-type="float">
            <text:p>1160.02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064.28" calcext:value-type="float">
            <text:p>1064.28</text:p>
          </table:table-cell>
          <table:table-cell office:value-type="float" office:value="1187.54" calcext:value-type="float">
            <text:p>1187.54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1026.78" calcext:value-type="float">
            <text:p>1026.78</text:p>
          </table:table-cell>
          <table:table-cell office:value-type="float" office:value="1065.73" calcext:value-type="float">
            <text:p>1065.73</text:p>
          </table:table-cell>
          <table:table-cell office:value-type="float" office:value="981.94" calcext:value-type="float">
            <text:p>981.94</text:p>
          </table:table-cell>
          <table:table-cell office:value-type="float" office:value="1064.27" calcext:value-type="float">
            <text:p>1064.27</text:p>
          </table:table-cell>
          <table:table-cell office:value-type="float" office:value="1110.17" calcext:value-type="float">
            <text:p>1110.17</text:p>
          </table:table-cell>
          <table:table-cell office:value-type="float" office:value="1003.41" calcext:value-type="float">
            <text:p>1003.41</text:p>
          </table:table-cell>
          <table:table-cell table:formula="of:= LOG(AVERAGE([.B189:.U189]))^-1" office:value-type="float" office:value="0.329219704248277" calcext:value-type="float">
            <text:p>0.32921970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73.15" calcext:value-type="float">
            <text:p>1073.15</text:p>
          </table:table-cell>
          <table:table-cell office:value-type="float" office:value="1171.36" calcext:value-type="float">
            <text:p>1171.36</text:p>
          </table:table-cell>
          <table:table-cell office:value-type="float" office:value="1072.29" calcext:value-type="float">
            <text:p>1072.29</text:p>
          </table:table-cell>
          <table:table-cell office:value-type="float" office:value="1122.5" calcext:value-type="float">
            <text:p>1122.5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8" calcext:value-type="float">
            <text:p>1093.8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7.94" calcext:value-type="float">
            <text:p>1117.94</text:p>
          </table:table-cell>
          <table:table-cell office:value-type="float" office:value="1029.44" calcext:value-type="float">
            <text:p>1029.44</text:p>
          </table:table-cell>
          <table:table-cell office:value-type="float" office:value="1158.91" calcext:value-type="float">
            <text:p>1158.91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064.28" calcext:value-type="float">
            <text:p>1064.28</text:p>
          </table:table-cell>
          <table:table-cell office:value-type="float" office:value="1185.65" calcext:value-type="float">
            <text:p>1185.65</text:p>
          </table:table-cell>
          <table:table-cell office:value-type="float" office:value="1086" calcext:value-type="float">
            <text:p>1086</text:p>
          </table:table-cell>
          <table:table-cell office:value-type="float" office:value="1026.46" calcext:value-type="float">
            <text:p>1026.46</text:p>
          </table:table-cell>
          <table:table-cell office:value-type="float" office:value="1065.57" calcext:value-type="float">
            <text:p>1065.57</text:p>
          </table:table-cell>
          <table:table-cell office:value-type="float" office:value="981.482" calcext:value-type="float">
            <text:p>981.482</text:p>
          </table:table-cell>
          <table:table-cell office:value-type="float" office:value="1064.27" calcext:value-type="float">
            <text:p>1064.27</text:p>
          </table:table-cell>
          <table:table-cell office:value-type="float" office:value="1110" calcext:value-type="float">
            <text:p>1110</text:p>
          </table:table-cell>
          <table:table-cell office:value-type="float" office:value="1003.41" calcext:value-type="float">
            <text:p>1003.41</text:p>
          </table:table-cell>
          <table:table-cell table:formula="of:= LOG(AVERAGE([.B190:.U190]))^-1" office:value-type="float" office:value="0.329236133154563" calcext:value-type="float">
            <text:p>0.32923613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73.15" calcext:value-type="float">
            <text:p>1073.15</text:p>
          </table:table-cell>
          <table:table-cell office:value-type="float" office:value="1171.36" calcext:value-type="float">
            <text:p>1171.36</text:p>
          </table:table-cell>
          <table:table-cell office:value-type="float" office:value="1069.84" calcext:value-type="float">
            <text:p>1069.84</text:p>
          </table:table-cell>
          <table:table-cell office:value-type="float" office:value="1119.48" calcext:value-type="float">
            <text:p>1119.48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8" calcext:value-type="float">
            <text:p>1093.8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1029.44" calcext:value-type="float">
            <text:p>1029.44</text:p>
          </table:table-cell>
          <table:table-cell office:value-type="float" office:value="1158.91" calcext:value-type="float">
            <text:p>1158.91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064.21" calcext:value-type="float">
            <text:p>1064.21</text:p>
          </table:table-cell>
          <table:table-cell office:value-type="float" office:value="1185.65" calcext:value-type="float">
            <text:p>1185.65</text:p>
          </table:table-cell>
          <table:table-cell office:value-type="float" office:value="1086" calcext:value-type="float">
            <text:p>1086</text:p>
          </table:table-cell>
          <table:table-cell office:value-type="float" office:value="1025.81" calcext:value-type="float">
            <text:p>1025.81</text:p>
          </table:table-cell>
          <table:table-cell office:value-type="float" office:value="1065.57" calcext:value-type="float">
            <text:p>1065.57</text:p>
          </table:table-cell>
          <table:table-cell office:value-type="float" office:value="981.866" calcext:value-type="float">
            <text:p>981.866</text:p>
          </table:table-cell>
          <table:table-cell office:value-type="float" office:value="1064.01" calcext:value-type="float">
            <text:p>1064.01</text:p>
          </table:table-cell>
          <table:table-cell office:value-type="float" office:value="1110" calcext:value-type="float">
            <text:p>1110</text:p>
          </table:table-cell>
          <table:table-cell office:value-type="float" office:value="1003.41" calcext:value-type="float">
            <text:p>1003.41</text:p>
          </table:table-cell>
          <table:table-cell table:formula="of:= LOG(AVERAGE([.B191:.U191]))^-1" office:value-type="float" office:value="0.329250944491758" calcext:value-type="float">
            <text:p>0.32925094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71.93" calcext:value-type="float">
            <text:p>1071.93</text:p>
          </table:table-cell>
          <table:table-cell office:value-type="float" office:value="1171.18" calcext:value-type="float">
            <text:p>1171.18</text:p>
          </table:table-cell>
          <table:table-cell office:value-type="float" office:value="1069.69" calcext:value-type="float">
            <text:p>1069.69</text:p>
          </table:table-cell>
          <table:table-cell office:value-type="float" office:value="1122.47" calcext:value-type="float">
            <text:p>1122.47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8" calcext:value-type="float">
            <text:p>1093.8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1028.81" calcext:value-type="float">
            <text:p>1028.81</text:p>
          </table:table-cell>
          <table:table-cell office:value-type="float" office:value="1158.91" calcext:value-type="float">
            <text:p>1158.91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063.77" calcext:value-type="float">
            <text:p>1063.77</text:p>
          </table:table-cell>
          <table:table-cell office:value-type="float" office:value="1185.65" calcext:value-type="float">
            <text:p>1185.65</text:p>
          </table:table-cell>
          <table:table-cell office:value-type="float" office:value="1084.5" calcext:value-type="float">
            <text:p>1084.5</text:p>
          </table:table-cell>
          <table:table-cell office:value-type="float" office:value="1025.81" calcext:value-type="float">
            <text:p>1025.81</text:p>
          </table:table-cell>
          <table:table-cell office:value-type="float" office:value="1065.26" calcext:value-type="float">
            <text:p>1065.26</text:p>
          </table:table-cell>
          <table:table-cell office:value-type="float" office:value="981.723" calcext:value-type="float">
            <text:p>981.723</text:p>
          </table:table-cell>
          <table:table-cell office:value-type="float" office:value="1064.01" calcext:value-type="float">
            <text:p>1064.01</text:p>
          </table:table-cell>
          <table:table-cell office:value-type="float" office:value="1109.96" calcext:value-type="float">
            <text:p>1109.96</text:p>
          </table:table-cell>
          <table:table-cell office:value-type="float" office:value="1002.77" calcext:value-type="float">
            <text:p>1002.77</text:p>
          </table:table-cell>
          <table:table-cell table:formula="of:= LOG(AVERAGE([.B192:.U192]))^-1" office:value-type="float" office:value="0.329255834672095" calcext:value-type="float">
            <text:p>0.32925583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71.93" calcext:value-type="float">
            <text:p>1071.93</text:p>
          </table:table-cell>
          <table:table-cell office:value-type="float" office:value="1169.13" calcext:value-type="float">
            <text:p>1169.13</text:p>
          </table:table-cell>
          <table:table-cell office:value-type="float" office:value="1069.69" calcext:value-type="float">
            <text:p>1069.69</text:p>
          </table:table-cell>
          <table:table-cell office:value-type="float" office:value="1122.28" calcext:value-type="float">
            <text:p>1122.28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59" calcext:value-type="float">
            <text:p>1093.59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1027.42" calcext:value-type="float">
            <text:p>1027.42</text:p>
          </table:table-cell>
          <table:table-cell office:value-type="float" office:value="1158.91" calcext:value-type="float">
            <text:p>1158.91</text:p>
          </table:table-cell>
          <table:table-cell office:value-type="float" office:value="1170" calcext:value-type="float">
            <text:p>1170</text:p>
          </table:table-cell>
          <table:table-cell office:value-type="float" office:value="1063.77" calcext:value-type="float">
            <text:p>1063.77</text:p>
          </table:table-cell>
          <table:table-cell office:value-type="float" office:value="1185.65" calcext:value-type="float">
            <text:p>1185.65</text:p>
          </table:table-cell>
          <table:table-cell office:value-type="float" office:value="1084.5" calcext:value-type="float">
            <text:p>1084.5</text:p>
          </table:table-cell>
          <table:table-cell office:value-type="float" office:value="1024.95" calcext:value-type="float">
            <text:p>1024.95</text:p>
          </table:table-cell>
          <table:table-cell office:value-type="float" office:value="1065.25" calcext:value-type="float">
            <text:p>1065.25</text:p>
          </table:table-cell>
          <table:table-cell office:value-type="float" office:value="981.601" calcext:value-type="float">
            <text:p>981.601</text:p>
          </table:table-cell>
          <table:table-cell office:value-type="float" office:value="1062.78" calcext:value-type="float">
            <text:p>1062.78</text:p>
          </table:table-cell>
          <table:table-cell office:value-type="float" office:value="1109.96" calcext:value-type="float">
            <text:p>1109.96</text:p>
          </table:table-cell>
          <table:table-cell office:value-type="float" office:value="1002.77" calcext:value-type="float">
            <text:p>1002.77</text:p>
          </table:table-cell>
          <table:table-cell table:formula="of:= LOG(AVERAGE([.B193:.U193]))^-1" office:value-type="float" office:value="0.329269521140666" calcext:value-type="float">
            <text:p>0.32926952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71.38" calcext:value-type="float">
            <text:p>1071.38</text:p>
          </table:table-cell>
          <table:table-cell office:value-type="float" office:value="1169.13" calcext:value-type="float">
            <text:p>1169.13</text:p>
          </table:table-cell>
          <table:table-cell office:value-type="float" office:value="1069.47" calcext:value-type="float">
            <text:p>1069.47</text:p>
          </table:table-cell>
          <table:table-cell office:value-type="float" office:value="1122.28" calcext:value-type="float">
            <text:p>1122.28</text:p>
          </table:table-cell>
          <table:table-cell office:value-type="float" office:value="1087.67" calcext:value-type="float">
            <text:p>1087.67</text:p>
          </table:table-cell>
          <table:table-cell office:value-type="float" office:value="1093.59" calcext:value-type="float">
            <text:p>1093.59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6.81" calcext:value-type="float">
            <text:p>1116.81</text:p>
          </table:table-cell>
          <table:table-cell office:value-type="float" office:value="1028.33" calcext:value-type="float">
            <text:p>1028.33</text:p>
          </table:table-cell>
          <table:table-cell office:value-type="float" office:value="1158.91" calcext:value-type="float">
            <text:p>1158.91</text:p>
          </table:table-cell>
          <table:table-cell office:value-type="float" office:value="1170" calcext:value-type="float">
            <text:p>1170</text:p>
          </table:table-cell>
          <table:table-cell office:value-type="float" office:value="1063.77" calcext:value-type="float">
            <text:p>1063.77</text:p>
          </table:table-cell>
          <table:table-cell office:value-type="float" office:value="1185.6" calcext:value-type="float">
            <text:p>1185.6</text:p>
          </table:table-cell>
          <table:table-cell office:value-type="float" office:value="1084.5" calcext:value-type="float">
            <text:p>1084.5</text:p>
          </table:table-cell>
          <table:table-cell office:value-type="float" office:value="1025.32" calcext:value-type="float">
            <text:p>1025.32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980.612" calcext:value-type="float">
            <text:p>980.612</text:p>
          </table:table-cell>
          <table:table-cell office:value-type="float" office:value="1062.67" calcext:value-type="float">
            <text:p>1062.67</text:p>
          </table:table-cell>
          <table:table-cell office:value-type="float" office:value="1109.92" calcext:value-type="float">
            <text:p>1109.92</text:p>
          </table:table-cell>
          <table:table-cell office:value-type="float" office:value="1002.77" calcext:value-type="float">
            <text:p>1002.77</text:p>
          </table:table-cell>
          <table:table-cell table:formula="of:= LOG(AVERAGE([.B194:.U194]))^-1" office:value-type="float" office:value="0.329272870046627" calcext:value-type="float">
            <text:p>0.329272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1.38" calcext:value-type="float">
            <text:p>1071.38</text:p>
          </table:table-cell>
          <table:table-cell office:value-type="float" office:value="1169.13" calcext:value-type="float">
            <text:p>1169.13</text:p>
          </table:table-cell>
          <table:table-cell office:value-type="float" office:value="1069.35" calcext:value-type="float">
            <text:p>1069.35</text:p>
          </table:table-cell>
          <table:table-cell office:value-type="float" office:value="1122.21" calcext:value-type="float">
            <text:p>1122.21</text:p>
          </table:table-cell>
          <table:table-cell office:value-type="float" office:value="1087.64" calcext:value-type="float">
            <text:p>1087.64</text:p>
          </table:table-cell>
          <table:table-cell office:value-type="float" office:value="1093.59" calcext:value-type="float">
            <text:p>1093.59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6.66" calcext:value-type="float">
            <text:p>1116.66</text:p>
          </table:table-cell>
          <table:table-cell office:value-type="float" office:value="1027.72" calcext:value-type="float">
            <text:p>1027.72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1169.84" calcext:value-type="float">
            <text:p>1169.84</text:p>
          </table:table-cell>
          <table:table-cell office:value-type="float" office:value="1063.65" calcext:value-type="float">
            <text:p>1063.65</text:p>
          </table:table-cell>
          <table:table-cell office:value-type="float" office:value="1185.6" calcext:value-type="float">
            <text:p>1185.6</text:p>
          </table:table-cell>
          <table:table-cell office:value-type="float" office:value="1084.5" calcext:value-type="float">
            <text:p>1084.5</text:p>
          </table:table-cell>
          <table:table-cell office:value-type="float" office:value="1023.84" calcext:value-type="float">
            <text:p>1023.84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980.612" calcext:value-type="float">
            <text:p>980.612</text:p>
          </table:table-cell>
          <table:table-cell office:value-type="float" office:value="1062.24" calcext:value-type="float">
            <text:p>1062.24</text:p>
          </table:table-cell>
          <table:table-cell office:value-type="float" office:value="1109.92" calcext:value-type="float">
            <text:p>1109.92</text:p>
          </table:table-cell>
          <table:table-cell office:value-type="float" office:value="1002.77" calcext:value-type="float">
            <text:p>1002.77</text:p>
          </table:table-cell>
          <table:table-cell table:formula="of:= LOG(AVERAGE([.B195:.U195]))^-1" office:value-type="float" office:value="0.329284028070046" calcext:value-type="float">
            <text:p>0.32928402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70.96" calcext:value-type="float">
            <text:p>1070.96</text:p>
          </table:table-cell>
          <table:table-cell office:value-type="float" office:value="1168.29" calcext:value-type="float">
            <text:p>1168.29</text:p>
          </table:table-cell>
          <table:table-cell office:value-type="float" office:value="1066.97" calcext:value-type="float">
            <text:p>1066.97</text:p>
          </table:table-cell>
          <table:table-cell office:value-type="float" office:value="1122.21" calcext:value-type="float">
            <text:p>1122.21</text:p>
          </table:table-cell>
          <table:table-cell office:value-type="float" office:value="1087.64" calcext:value-type="float">
            <text:p>1087.64</text:p>
          </table:table-cell>
          <table:table-cell office:value-type="float" office:value="1091.07" calcext:value-type="float">
            <text:p>1091.07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6.66" calcext:value-type="float">
            <text:p>1116.66</text:p>
          </table:table-cell>
          <table:table-cell office:value-type="float" office:value="1027.72" calcext:value-type="float">
            <text:p>1027.72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1169.84" calcext:value-type="float">
            <text:p>1169.84</text:p>
          </table:table-cell>
          <table:table-cell office:value-type="float" office:value="1063.55" calcext:value-type="float">
            <text:p>1063.55</text:p>
          </table:table-cell>
          <table:table-cell office:value-type="float" office:value="1185.6" calcext:value-type="float">
            <text:p>1185.6</text:p>
          </table:table-cell>
          <table:table-cell office:value-type="float" office:value="1081.66" calcext:value-type="float">
            <text:p>1081.66</text:p>
          </table:table-cell>
          <table:table-cell office:value-type="float" office:value="1023.84" calcext:value-type="float">
            <text:p>1023.84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980.612" calcext:value-type="float">
            <text:p>980.612</text:p>
          </table:table-cell>
          <table:table-cell office:value-type="float" office:value="1062.24" calcext:value-type="float">
            <text:p>1062.24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1002.73" calcext:value-type="float">
            <text:p>1002.73</text:p>
          </table:table-cell>
          <table:table-cell table:formula="of:= LOG(AVERAGE([.B196:.U196]))^-1" office:value-type="float" office:value="0.329303887381302" calcext:value-type="float">
            <text:p>0.32930388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70.43" calcext:value-type="float">
            <text:p>1070.43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066.97" calcext:value-type="float">
            <text:p>1066.97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1087.64" calcext:value-type="float">
            <text:p>1087.64</text:p>
          </table:table-cell>
          <table:table-cell office:value-type="float" office:value="1091.07" calcext:value-type="float">
            <text:p>1091.07</text:p>
          </table:table-cell>
          <table:table-cell office:value-type="float" office:value="1110.89" calcext:value-type="float">
            <text:p>1110.89</text:p>
          </table:table-cell>
          <table:table-cell office:value-type="float" office:value="1115.62" calcext:value-type="float">
            <text:p>1115.62</text:p>
          </table:table-cell>
          <table:table-cell office:value-type="float" office:value="1027.72" calcext:value-type="float">
            <text:p>1027.72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1169.84" calcext:value-type="float">
            <text:p>1169.84</text:p>
          </table:table-cell>
          <table:table-cell office:value-type="float" office:value="1063.5" calcext:value-type="float">
            <text:p>1063.5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081.66" calcext:value-type="float">
            <text:p>1081.66</text:p>
          </table:table-cell>
          <table:table-cell office:value-type="float" office:value="1023.84" calcext:value-type="float">
            <text:p>1023.84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980.612" calcext:value-type="float">
            <text:p>980.612</text:p>
          </table:table-cell>
          <table:table-cell office:value-type="float" office:value="1062.24" calcext:value-type="float">
            <text:p>1062.24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1002.73" calcext:value-type="float">
            <text:p>1002.73</text:p>
          </table:table-cell>
          <table:table-cell table:formula="of:= LOG(AVERAGE([.B197:.U197]))^-1" office:value-type="float" office:value="0.329311115555245" calcext:value-type="float">
            <text:p>0.32931111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9.84" calcext:value-type="float">
            <text:p>1069.84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066.97" calcext:value-type="float">
            <text:p>1066.97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1087.36" calcext:value-type="float">
            <text:p>1087.36</text:p>
          </table:table-cell>
          <table:table-cell office:value-type="float" office:value="1091.07" calcext:value-type="float">
            <text:p>1091.07</text:p>
          </table:table-cell>
          <table:table-cell office:value-type="float" office:value="1110.78" calcext:value-type="float">
            <text:p>1110.78</text:p>
          </table:table-cell>
          <table:table-cell office:value-type="float" office:value="1115.62" calcext:value-type="float">
            <text:p>1115.62</text:p>
          </table:table-cell>
          <table:table-cell office:value-type="float" office:value="1027.72" calcext:value-type="float">
            <text:p>1027.72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1169.5" calcext:value-type="float">
            <text:p>1169.5</text:p>
          </table:table-cell>
          <table:table-cell office:value-type="float" office:value="1063.23" calcext:value-type="float">
            <text:p>1063.23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081.66" calcext:value-type="float">
            <text:p>1081.66</text:p>
          </table:table-cell>
          <table:table-cell office:value-type="float" office:value="1021.09" calcext:value-type="float">
            <text:p>1021.09</text:p>
          </table:table-cell>
          <table:table-cell office:value-type="float" office:value="1064.21" calcext:value-type="float">
            <text:p>1064.21</text:p>
          </table:table-cell>
          <table:table-cell office:value-type="float" office:value="978.623" calcext:value-type="float">
            <text:p>978.623</text:p>
          </table:table-cell>
          <table:table-cell office:value-type="float" office:value="1062.1" calcext:value-type="float">
            <text:p>1062.1</text:p>
          </table:table-cell>
          <table:table-cell office:value-type="float" office:value="1109.51" calcext:value-type="float">
            <text:p>1109.51</text:p>
          </table:table-cell>
          <table:table-cell office:value-type="float" office:value="1002" calcext:value-type="float">
            <text:p>1002</text:p>
          </table:table-cell>
          <table:table-cell table:formula="of:= LOG(AVERAGE([.B198:.U198]))^-1" office:value-type="float" office:value="0.329333326227417" calcext:value-type="float">
            <text:p>0.3293333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69.84" calcext:value-type="float">
            <text:p>1069.84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066.6" calcext:value-type="float">
            <text:p>1066.6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1087.36" calcext:value-type="float">
            <text:p>1087.36</text:p>
          </table:table-cell>
          <table:table-cell office:value-type="float" office:value="1091.07" calcext:value-type="float">
            <text:p>1091.07</text:p>
          </table:table-cell>
          <table:table-cell office:value-type="float" office:value="1110.78" calcext:value-type="float">
            <text:p>1110.78</text:p>
          </table:table-cell>
          <table:table-cell office:value-type="float" office:value="1115.6" calcext:value-type="float">
            <text:p>1115.6</text:p>
          </table:table-cell>
          <table:table-cell office:value-type="float" office:value="1027.69" calcext:value-type="float">
            <text:p>1027.69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1169.11" calcext:value-type="float">
            <text:p>1169.11</text:p>
          </table:table-cell>
          <table:table-cell office:value-type="float" office:value="1061.67" calcext:value-type="float">
            <text:p>1061.67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080.71" calcext:value-type="float">
            <text:p>1080.71</text:p>
          </table:table-cell>
          <table:table-cell office:value-type="float" office:value="1021.09" calcext:value-type="float">
            <text:p>1021.09</text:p>
          </table:table-cell>
          <table:table-cell office:value-type="float" office:value="1064.21" calcext:value-type="float">
            <text:p>1064.21</text:p>
          </table:table-cell>
          <table:table-cell office:value-type="float" office:value="978.623" calcext:value-type="float">
            <text:p>978.623</text:p>
          </table:table-cell>
          <table:table-cell office:value-type="float" office:value="1062.09" calcext:value-type="float">
            <text:p>1062.09</text:p>
          </table:table-cell>
          <table:table-cell office:value-type="float" office:value="1109.8" calcext:value-type="float">
            <text:p>1109.8</text:p>
          </table:table-cell>
          <table:table-cell office:value-type="float" office:value="1002" calcext:value-type="float">
            <text:p>1002</text:p>
          </table:table-cell>
          <table:table-cell table:formula="of:= LOG(AVERAGE([.B199:.U199]))^-1" office:value-type="float" office:value="0.329339910396606" calcext:value-type="float">
            <text:p>0.32933991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69.31" calcext:value-type="float">
            <text:p>1069.31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064.05" calcext:value-type="float">
            <text:p>1064.05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1087.38" calcext:value-type="float">
            <text:p>1087.38</text:p>
          </table:table-cell>
          <table:table-cell office:value-type="float" office:value="1091.07" calcext:value-type="float">
            <text:p>1091.07</text:p>
          </table:table-cell>
          <table:table-cell office:value-type="float" office:value="1110.78" calcext:value-type="float">
            <text:p>1110.78</text:p>
          </table:table-cell>
          <table:table-cell office:value-type="float" office:value="1115.6" calcext:value-type="float">
            <text:p>1115.6</text:p>
          </table:table-cell>
          <table:table-cell office:value-type="float" office:value="1027.44" calcext:value-type="float">
            <text:p>1027.44</text:p>
          </table:table-cell>
          <table:table-cell office:value-type="float" office:value="1156.45" calcext:value-type="float">
            <text:p>1156.45</text:p>
          </table:table-cell>
          <table:table-cell office:value-type="float" office:value="1169.11" calcext:value-type="float">
            <text:p>1169.11</text:p>
          </table:table-cell>
          <table:table-cell office:value-type="float" office:value="1061.64" calcext:value-type="float">
            <text:p>1061.64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078.45" calcext:value-type="float">
            <text:p>1078.45</text:p>
          </table:table-cell>
          <table:table-cell office:value-type="float" office:value="1021.09" calcext:value-type="float">
            <text:p>1021.09</text:p>
          </table:table-cell>
          <table:table-cell office:value-type="float" office:value="1064.21" calcext:value-type="float">
            <text:p>1064.21</text:p>
          </table:table-cell>
          <table:table-cell office:value-type="float" office:value="978.623" calcext:value-type="float">
            <text:p>978.623</text:p>
          </table:table-cell>
          <table:table-cell office:value-type="float" office:value="1061.87" calcext:value-type="float">
            <text:p>1061.87</text:p>
          </table:table-cell>
          <table:table-cell office:value-type="float" office:value="1109.77" calcext:value-type="float">
            <text:p>1109.77</text:p>
          </table:table-cell>
          <table:table-cell office:value-type="float" office:value="1002" calcext:value-type="float">
            <text:p>1002</text:p>
          </table:table-cell>
          <table:table-cell table:formula="of:= LOG(AVERAGE([.B200:.U200]))^-1" office:value-type="float" office:value="0.329353602326907" calcext:value-type="float">
            <text:p>0.32935360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68.61" calcext:value-type="float">
            <text:p>1068.61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064.05" calcext:value-type="float">
            <text:p>1064.05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1087.38" calcext:value-type="float">
            <text:p>1087.38</text:p>
          </table:table-cell>
          <table:table-cell office:value-type="float" office:value="1091.02" calcext:value-type="float">
            <text:p>1091.02</text:p>
          </table:table-cell>
          <table:table-cell office:value-type="float" office:value="1110.78" calcext:value-type="float">
            <text:p>1110.78</text:p>
          </table:table-cell>
          <table:table-cell office:value-type="float" office:value="1115.51" calcext:value-type="float">
            <text:p>1115.51</text:p>
          </table:table-cell>
          <table:table-cell office:value-type="float" office:value="1027.15" calcext:value-type="float">
            <text:p>1027.15</text:p>
          </table:table-cell>
          <table:table-cell office:value-type="float" office:value="1156.45" calcext:value-type="float">
            <text:p>1156.45</text:p>
          </table:table-cell>
          <table:table-cell office:value-type="float" office:value="1169.11" calcext:value-type="float">
            <text:p>1169.11</text:p>
          </table:table-cell>
          <table:table-cell office:value-type="float" office:value="1061.56" calcext:value-type="float">
            <text:p>1061.56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078.45" calcext:value-type="float">
            <text:p>1078.45</text:p>
          </table:table-cell>
          <table:table-cell office:value-type="float" office:value="1018.39" calcext:value-type="float">
            <text:p>1018.39</text:p>
          </table:table-cell>
          <table:table-cell office:value-type="float" office:value="1063.93" calcext:value-type="float">
            <text:p>1063.93</text:p>
          </table:table-cell>
          <table:table-cell office:value-type="float" office:value="978.294" calcext:value-type="float">
            <text:p>978.294</text:p>
          </table:table-cell>
          <table:table-cell office:value-type="float" office:value="1061.61" calcext:value-type="float">
            <text:p>1061.61</text:p>
          </table:table-cell>
          <table:table-cell office:value-type="float" office:value="1109.62" calcext:value-type="float">
            <text:p>1109.62</text:p>
          </table:table-cell>
          <table:table-cell office:value-type="float" office:value="1002" calcext:value-type="float">
            <text:p>1002</text:p>
          </table:table-cell>
          <table:table-cell table:formula="of:= LOG(AVERAGE([.B201:.U201]))^-1" office:value-type="float" office:value="0.329364284286002" calcext:value-type="float">
            <text:p>0.3293642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8.61" calcext:value-type="float">
            <text:p>1068.61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064.05" calcext:value-type="float">
            <text:p>1064.05</text:p>
          </table:table-cell>
          <table:table-cell office:value-type="float" office:value="1120.06" calcext:value-type="float">
            <text:p>1120.06</text:p>
          </table:table-cell>
          <table:table-cell office:value-type="float" office:value="1087.38" calcext:value-type="float">
            <text:p>1087.38</text:p>
          </table:table-cell>
          <table:table-cell office:value-type="float" office:value="1091.02" calcext:value-type="float">
            <text:p>1091.02</text:p>
          </table:table-cell>
          <table:table-cell office:value-type="float" office:value="1110.65" calcext:value-type="float">
            <text:p>1110.65</text:p>
          </table:table-cell>
          <table:table-cell office:value-type="float" office:value="1115.51" calcext:value-type="float">
            <text:p>1115.51</text:p>
          </table:table-cell>
          <table:table-cell office:value-type="float" office:value="1026.47" calcext:value-type="float">
            <text:p>1026.47</text:p>
          </table:table-cell>
          <table:table-cell office:value-type="float" office:value="1156.45" calcext:value-type="float">
            <text:p>1156.45</text:p>
          </table:table-cell>
          <table:table-cell office:value-type="float" office:value="1169.11" calcext:value-type="float">
            <text:p>1169.11</text:p>
          </table:table-cell>
          <table:table-cell office:value-type="float" office:value="1061.37" calcext:value-type="float">
            <text:p>1061.37</text:p>
          </table:table-cell>
          <table:table-cell office:value-type="float" office:value="1185.57" calcext:value-type="float">
            <text:p>1185.57</text:p>
          </table:table-cell>
          <table:table-cell office:value-type="float" office:value="1078.45" calcext:value-type="float">
            <text:p>1078.45</text:p>
          </table:table-cell>
          <table:table-cell office:value-type="float" office:value="1018.39" calcext:value-type="float">
            <text:p>1018.39</text:p>
          </table:table-cell>
          <table:table-cell office:value-type="float" office:value="1063.5" calcext:value-type="float">
            <text:p>1063.5</text:p>
          </table:table-cell>
          <table:table-cell office:value-type="float" office:value="977.588" calcext:value-type="float">
            <text:p>977.588</text:p>
          </table:table-cell>
          <table:table-cell office:value-type="float" office:value="1060.47" calcext:value-type="float">
            <text:p>1060.47</text:p>
          </table:table-cell>
          <table:table-cell office:value-type="float" office:value="1109.62" calcext:value-type="float">
            <text:p>1109.62</text:p>
          </table:table-cell>
          <table:table-cell office:value-type="float" office:value="1000.92" calcext:value-type="float">
            <text:p>1000.92</text:p>
          </table:table-cell>
          <table:table-cell table:formula="of:= LOG(AVERAGE([.B202:.U202]))^-1" office:value-type="float" office:value="0.329373770413481" calcext:value-type="float">
            <text:p>0.3293737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00-00-00</text:date>, <text:time style:data-style-name="N2" text:time-value="22:42:40.584741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8T22:50:38.087207841</dc:date>
    <dc:creator>zafrik </dc:creator>
    <meta:editing-duration>PT9M28S</meta:editing-duration>
    <meta:editing-cycles>5</meta:editing-cycles>
    <meta:generator>LibreOffice/4.3.3.2$Linux_X86_64 LibreOffice_project/430m0$Build-2</meta:generator>
    <meta:document-statistic meta:table-count="1" meta:cell-count="4444" meta:object-count="0"/>
  </office:meta>
</office:document-meta>
</file>